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2035in"/>
    </style:style>
    <style:style style:name="co2" style:family="table-column">
      <style:table-column-properties fo:break-before="auto" style:column-width="0.309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6091in"/>
    </style:style>
    <style:style style:name="co5" style:family="table-column">
      <style:table-column-properties fo:break-before="auto" style:column-width="0.1681in"/>
    </style:style>
    <style:style style:name="co6" style:family="table-column">
      <style:table-column-properties fo:break-before="auto" style:column-width="0.1673in"/>
    </style:style>
    <style:style style:name="co7" style:family="table-column">
      <style:table-column-properties fo:break-before="auto" style:column-width="0.3772in"/>
    </style:style>
    <style:style style:name="co8" style:family="table-column">
      <style:table-column-properties fo:break-before="auto" style:column-width="0.3917in"/>
    </style:style>
    <style:style style:name="co9" style:family="table-column">
      <style:table-column-properties fo:break-before="auto" style:column-width="0.4102in"/>
    </style:style>
    <style:style style:name="co10" style:family="table-column">
      <style:table-column-properties fo:break-before="auto" style:column-width="0.4646in"/>
    </style:style>
    <style:style style:name="co11" style:family="table-column">
      <style:table-column-properties fo:break-before="auto" style:column-width="0.3154in"/>
    </style:style>
    <style:style style:name="co12" style:family="table-column">
      <style:table-column-properties fo:break-before="auto" style:column-width="0.298in"/>
    </style:style>
    <style:style style:name="co13" style:family="table-column">
      <style:table-column-properties fo:break-before="auto" style:column-width="1.6874in"/>
    </style:style>
    <style:style style:name="co14" style:family="table-column">
      <style:table-column-properties fo:break-before="auto" style:column-width="0.5319in"/>
    </style:style>
    <style:style style:name="co15" style:family="table-column">
      <style:table-column-properties fo:break-before="auto" style:column-width="0.4602in"/>
    </style:style>
    <style:style style:name="co16" style:family="table-column">
      <style:table-column-properties fo:break-before="auto" style:column-width="2.3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2" style:family="table-cell" style:parent-style-name="Default">
      <style:table-cell-properties fo:border-bottom="none" fo:border-left="none" fo:border-right="none" fo:border-top="0.74pt solid #000000"/>
    </style:style>
    <style:style style:name="ce43" style:family="table-cell" style:parent-style-name="Default">
      <style:table-cell-properties fo:border-bottom="0.74pt solid #000000" fo:border-left="none" fo:border-right="none" fo:border-top="none"/>
    </style:style>
    <style:style style:name="ce25" style:family="table-cell" style:parent-style-name="Default">
      <style:table-cell-properties fo:border-bottom="none" fo:border-left="0.74pt solid #000000" fo:border-right="none" fo:border-top="none"/>
    </style:style>
    <style:style style:name="ce9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cell-content()=&quot;x&quot;" style:apply-style-name="Tetris" style:base-cell-address="'3 Logo'.B2"/>
    </style:style>
    <style:style style:name="ce29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map style:condition="cell-content()=&quot;x&quot;" style:apply-style-name="Tetris" style:base-cell-address="'3 Logo'.B2"/>
    </style:style>
    <style:style style:name="ce51" style:family="table-cell" style:parent-style-name="Default">
      <style:table-cell-properties fo:border-bottom="none" fo:border-left="none" fo:border-right="0.74pt solid #000000" fo:border-top="none"/>
    </style:style>
    <style:style style:name="ce38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in"/>
      <style:text-properties fo:color="#000000"/>
      <style:map style:condition="cell-content()=&quot;x&quot;" style:apply-style-name="Tetris" style:base-cell-address="Logo.B2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  <style:text-properties fo:color="#000000"/>
      <style:map style:condition="cell-content()=&quot;x&quot;" style:apply-style-name="Tetris" style:base-cell-address="Logo.B2"/>
    </style:style>
    <style:style style:name="ce21" style:family="table-cell" style:parent-style-name="Default">
      <style:table-cell-properties fo:border-bottom="0.74pt solid #000000" fo:border-left="0.74pt solid #000000" fo:border-right="none" fo:border-top="none"/>
      <style:map style:condition="cell-content()=&quot;x&quot;" style:apply-style-name="Tetris" style:base-cell-address="Logo.B2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  <style:text-properties fo:color="#000000"/>
      <style:map style:condition="cell-content()=&quot;x&quot;" style:apply-style-name="Tetris" style:base-cell-address="Logo.B2"/>
    </style:style>
    <style:style style:name="ce27" style:family="table-cell" style:parent-style-name="Default">
      <style:table-cell-properties fo:border-bottom="none" fo:border-left="0.74pt solid #000000" fo:border-right="none" fo:border-top="0.74pt solid #000000"/>
      <style:map style:condition="cell-content()=&quot;x&quot;" style:apply-style-name="Tetris" style:base-cell-address="Logo.B2"/>
    </style:style>
    <style:style style:name="ce30" style:family="table-cell" style:parent-style-name="Default">
      <style:table-cell-properties fo:border-bottom="none" fo:border-left="0.74pt solid #000000" fo:border-right="none" fo:border-top="none"/>
      <style:map style:condition="cell-content()=&quot;x&quot;" style:apply-style-name="Tetris" style:base-cell-address="Logo.B2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fo:color="#000000"/>
      <style:map style:condition="cell-content()=&quot;x&quot;" style:apply-style-name="Tetris" style:base-cell-address="Logo.B2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color="#000000"/>
      <style:map style:condition="cell-content()=&quot;x&quot;" style:apply-style-name="Tetris" style:base-cell-address="Logo.B2"/>
    </style:style>
    <style:style style:name="ce28" style:family="table-cell" style:parent-style-name="Default">
      <style:table-cell-properties fo:border-bottom="0.74pt solid #000000" fo:border-left="none" fo:border-right="none" fo:border-top="none"/>
      <style:map style:condition="cell-content()=&quot;x&quot;" style:apply-style-name="Tetris" style:base-cell-address="Logo.B2"/>
    </style:style>
    <style:style style:name="ce10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color="#000000"/>
      <style:map style:condition="cell-content()=&quot;x&quot;" style:apply-style-name="Tetris" style:base-cell-address="Logo.B2"/>
    </style:style>
    <style:style style:name="ce41" style:family="table-cell" style:parent-style-name="Default">
      <style:table-cell-properties fo:border-bottom="none" fo:border-left="none" fo:border-right="none" fo:border-top="0.74pt solid #000000"/>
      <style:map style:condition="cell-content()=&quot;x&quot;" style:apply-style-name="Tetris" style:base-cell-address="Logo.B2"/>
    </style:style>
    <style:style style:name="ce31" style:family="table-cell" style:parent-style-name="Default">
      <style:map style:condition="cell-content()=&quot;x&quot;" style:apply-style-name="Tetris" style:base-cell-address="Logo.B2"/>
    </style:style>
    <style:style style:name="ce45" style:family="table-cell" style:parent-style-name="Default">
      <style:table-cell-properties fo:border-bottom="none" fo:border-left="none" fo:border-right="0.74pt solid #000000" fo:border-top="0.74pt solid #000000"/>
      <style:map style:condition="cell-content()=&quot;x&quot;" style:apply-style-name="Tetris" style:base-cell-address="Logo.B2"/>
    </style:style>
    <style:style style:name="ce46" style:family="table-cell" style:parent-style-name="Default">
      <style:table-cell-properties fo:border-bottom="none" fo:border-left="none" fo:border-right="0.74pt solid #000000" fo:border-top="none"/>
      <style:map style:condition="cell-content()=&quot;x&quot;" style:apply-style-name="Tetris" style:base-cell-address="Logo.B2"/>
    </style:style>
    <style:style style:name="ce34" style:family="table-cell" style:parent-style-name="Default">
      <style:table-cell-properties fo:border-bottom="0.74pt solid #000000" fo:border-left="none" fo:border-right="0.74pt solid #000000" fo:border-top="none"/>
      <style:map style:condition="cell-content()=&quot;x&quot;" style:apply-style-name="Tetris" style:base-cell-address="Logo.B2"/>
    </style:style>
    <style:style style:name="ce1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  <style:text-properties fo:color="#000000"/>
      <style:map style:condition="cell-content()=&quot;x&quot;" style:apply-style-name="Tetris" style:base-cell-address="Logo.B2"/>
    </style:style>
    <style:style style:name="ce12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  <style:text-properties fo:color="#000000"/>
      <style:map style:condition="cell-content()=&quot;x&quot;" style:apply-style-name="Tetris" style:base-cell-address="Logo.B2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  <style:text-properties fo:color="#000000"/>
      <style:map style:condition="cell-content()=&quot;x&quot;" style:apply-style-name="Tetris" style:base-cell-address="Logo.B2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5" style:family="table-cell" style:parent-style-name="Default">
      <style:table-cell-properties style:text-align-source="fix" style:repeat-content="false" fo:border="0.74pt solid #000000" style:vertical-align="automatic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22">
      <style:table-cell-properties style:text-align-source="fix" style:repeat-content="false" fo:border="0.74pt solid #000000"/>
      <style:paragraph-properties fo:text-align="end" fo:margin-left="0in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9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in"/>
      <style:text-properties fo:color="#000000"/>
      <style:map style:condition="cell-content()=&quot;x&quot;" style:apply-style-name="Tetris" style:base-cell-address="Sheet1.B2"/>
    </style:style>
    <style:style style:name="ce70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  <style:text-properties fo:color="#000000"/>
      <style:map style:condition="cell-content()=&quot;x&quot;" style:apply-style-name="Tetris" style:base-cell-address="Sheet1.B2"/>
    </style:style>
    <style:style style:name="ce71" style:family="table-cell" style:parent-style-name="Default">
      <style:table-cell-properties fo:border-bottom="0.74pt solid #000000" fo:border-left="0.74pt solid #000000" fo:border-right="none" fo:border-top="none"/>
      <style:map style:condition="cell-content()=&quot;x&quot;" style:apply-style-name="Tetris" style:base-cell-address="Sheet1.B2"/>
    </style:style>
    <style:style style:name="ce72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  <style:text-properties fo:color="#000000"/>
      <style:map style:condition="cell-content()=&quot;x&quot;" style:apply-style-name="Tetris" style:base-cell-address="Sheet1.B2"/>
    </style:style>
    <style:style style:name="ce24" style:family="table-cell" style:parent-style-name="Default">
      <style:table-cell-properties fo:border-bottom="none" fo:border-left="0.74pt solid #000000" fo:border-right="none" fo:border-top="0.74pt solid #000000"/>
    </style:style>
    <style:style style:name="ce26" style:family="table-cell" style:parent-style-name="Default">
      <style:table-cell-properties fo:border-bottom="0.74pt solid #000000" fo:border-left="0.74pt solid #000000" fo:border-right="none" fo:border-top="none"/>
    </style:style>
    <style:style style:name="ce5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74pt solid #000000" fo:border-right="0.74pt solid #000000" fo:border-top="none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end" fo:margin-left="0in"/>
    </style:style>
    <style:style style:name="ce78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fo:color="#000000"/>
      <style:map style:condition="cell-content()=&quot;x&quot;" style:apply-style-name="Tetris" style:base-cell-address="Sheet1.B2"/>
    </style:style>
    <style:style style:name="ce79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color="#000000"/>
      <style:map style:condition="cell-content()=&quot;x&quot;" style:apply-style-name="Tetris" style:base-cell-address="Sheet1.B2"/>
    </style:style>
    <style:style style:name="ce80" style:family="table-cell" style:parent-style-name="Default">
      <style:table-cell-properties fo:border-bottom="0.74pt solid #000000" fo:border-left="none" fo:border-right="none" fo:border-top="none"/>
      <style:map style:condition="cell-content()=&quot;x&quot;" style:apply-style-name="Tetris" style:base-cell-address="Sheet1.B2"/>
    </style:style>
    <style:style style:name="ce8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color="#000000"/>
      <style:map style:condition="cell-content()=&quot;x&quot;" style:apply-style-name="Tetris" style:base-cell-address="Sheet1.B2"/>
    </style:style>
    <style:style style:name="ce82" style:family="table-cell" style:parent-style-name="Default">
      <style:table-cell-properties fo:border-bottom="none" fo:border-left="0.74pt solid #000000" fo:border-right="none" fo:border-top="none"/>
      <style:map style:condition="cell-content()=&quot;x&quot;" style:apply-style-name="Tetris" style:base-cell-address="Sheet1.B2"/>
    </style:style>
    <style:style style:name="ce83" style:family="table-cell" style:parent-style-name="Default">
      <style:map style:condition="cell-content()=&quot;x&quot;" style:apply-style-name="Tetris" style:base-cell-address="Sheet1.B2"/>
    </style:style>
    <style:style style:name="ce84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  <style:text-properties fo:color="#000000"/>
      <style:map style:condition="cell-content()=&quot;x&quot;" style:apply-style-name="Tetris" style:base-cell-address="Sheet1.B2"/>
    </style:style>
    <style:style style:name="ce8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  <style:text-properties fo:color="#000000"/>
      <style:map style:condition="cell-content()=&quot;x&quot;" style:apply-style-name="Tetris" style:base-cell-address="Sheet1.B2"/>
    </style:style>
    <style:style style:name="ce86" style:family="table-cell" style:parent-style-name="Default">
      <style:table-cell-properties fo:border-bottom="0.74pt solid #000000" fo:border-left="none" fo:border-right="0.74pt solid #000000" fo:border-top="none"/>
      <style:map style:condition="cell-content()=&quot;x&quot;" style:apply-style-name="Tetris" style:base-cell-address="Sheet1.B2"/>
    </style:style>
    <style:style style:name="ce87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  <style:text-properties fo:color="#000000"/>
      <style:map style:condition="cell-content()=&quot;x&quot;" style:apply-style-name="Tetris" style:base-cell-address="Sheet1.B2"/>
    </style:style>
    <style:style style:name="ce50" style:family="table-cell" style:parent-style-name="Default">
      <style:table-cell-properties fo:border-bottom="none" fo:border-left="none" fo:border-right="0.74pt solid #000000" fo:border-top="0.74pt solid #000000"/>
    </style:style>
    <style:style style:name="ce52" style:family="table-cell" style:parent-style-name="Default">
      <style:table-cell-properties fo:border-bottom="0.74pt solid #000000" fo:border-left="none" fo:border-right="0.74pt solid #000000" fo:border-top="none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77bc65" fo:border="0.74pt solid #000000"/>
    </style:style>
    <style:style style:name="ce39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cell-content()=&quot;x&quot;" style:apply-style-name="Tetris" style:base-cell-address="'3 Matrixes'.B2"/>
    </style:style>
    <style:style style:name="ce96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map style:condition="cell-content()=&quot;x&quot;" style:apply-style-name="Tetris" style:base-cell-address="'3 Matrixes'.B2"/>
    </style:style>
  </office:automatic-styles>
  <office:body>
    <office:spreadsheet>
      <table:calculation-settings table:automatic-find-labels="false" table:use-regular-expressions="false" table:use-wildcards="true"/>
      <table:table table:name="3 Logo" table:style-name="ta1">
        <table:table-column table:style-name="co1" table:default-cell-style-name="Default"/>
        <table:table-column table:style-name="co1" table:number-columns-repeated="25" table:default-cell-style-name="ce92"/>
        <table:table-column table:style-name="co1" table:default-cell-style-name="Default"/>
        <table:table-column table:style-name="co1" table:number-columns-repeated="5" table:default-cell-style-name="ce29"/>
        <table:table-column table:style-name="co1" table:default-cell-style-name="ce92"/>
        <table:table-column table:style-name="co1" table:number-columns-repeated="4" table:default-cell-style-name="Default"/>
        <table:table-column table:style-name="co2" table:number-columns-repeated="4" table:default-cell-style-name="ce38"/>
        <table:table-column table:style-name="co2" table:default-cell-style-name="Default"/>
        <table:table-column table:style-name="co2" table:number-columns-repeated="4" table:default-cell-style-name="ce38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table:style-name="ce25"/>
          <table:table-cell table:style-name="Default" table:number-columns-repeated="7"/>
          <table:table-cell table:style-name="ce25"/>
          <table:table-cell table:style-name="Default" table:number-columns-repeated="6"/>
          <table:table-cell table:style-name="ce51"/>
          <table:table-cell table:style-name="Default" table:number-columns-repeated="8"/>
          <table:table-cell table:style-name="ce25"/>
          <table:table-cell/>
          <table:table-cell table:style-name="Default" table:number-columns-repeated="5"/>
          <table:table-cell table:style-name="ce51"/>
          <table:table-cell table:number-columns-repeated="4"/>
          <table:table-cell table:style-name="Default" table:number-columns-repeated="4"/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42"/>
          <table:table-cell office:value-type="string" calcext:value-type="string">
            <text:p>x</text:p>
          </table:table-cell>
          <table:table-cell table:number-columns-repeated="24"/>
          <table:table-cell table:style-name="ce92" table:number-columns-repeated="6"/>
          <table:table-cell office:value-type="string" calcext:value-type="string">
            <text:p>x</text:p>
          </table:table-cell>
          <table:table-cell table:style-name="ce42"/>
          <table:table-cell table:number-columns-repeated="3"/>
          <table:table-cell table:formula="of:=DEC2HEX(IF([.B2]=&quot;x&quot;;2^7;0)+IF([.C2]=&quot;x&quot;;2^6;0)+IF([.D2]=&quot;x&quot;;2^5;0)+IF([.E2]=&quot;x&quot;;2^4;0)+IF([.F2]=&quot;x&quot;;2^3;0)+IF([.G2]=&quot;x&quot;;2^2;0)+IF([.H2]=&quot;x&quot;;2^1;0)+IF([.I2]=&quot;x&quot;;2^0;0))" office:value-type="string" office:string-value="80" calcext:value-type="string">
            <text:p>80</text:p>
          </table:table-cell>
          <table:table-cell table:formula="of:=DEC2HEX(IF([.J2]=&quot;x&quot;;2^7;0)+IF([.K2]=&quot;x&quot;;2^6;0)+IF([.L2]=&quot;x&quot;;2^5;0)+IF([.M2]=&quot;x&quot;;2^4;0)+IF([.N2]=&quot;x&quot;;2^3;0)+IF([.O2]=&quot;x&quot;;2^2;0)+IF([.P2]=&quot;x&quot;;2^1;0)+IF([.Q2]=&quot;x&quot;;2^0;0))" office:value-type="string" office:string-value="0" calcext:value-type="string">
            <text:p>0</text:p>
          </table:table-cell>
          <table:table-cell table:formula="of:=DEC2HEX(IF([.R2]=&quot;x&quot;;2^7;0)+IF([.S2]=&quot;x&quot;;2^6;0)+IF([.T2]=&quot;x&quot;;2^5;0)+IF([.U2]=&quot;x&quot;;2^4;0)+IF([.V2]=&quot;x&quot;;2^3;0)+IF([.W2]=&quot;x&quot;;2^2;0)+IF([.X2]=&quot;x&quot;;2^1;0)+IF([.Y2]=&quot;x&quot;;2^0;0))" office:value-type="string" office:string-value="0" calcext:value-type="string">
            <text:p>0</text:p>
          </table:table-cell>
          <table:table-cell table:formula="of:=DEC2HEX(IF([.Z2]=&quot;x&quot;;2^7;0)+IF([.AA2]=&quot;x&quot;;2^6;0)+IF([.AB2]=&quot;x&quot;;2^5;0)+IF([.AC2]=&quot;x&quot;;2^4;0)+IF([.AD2]=&quot;x&quot;;2^3;0)+IF([.AE2]=&quot;x&quot;;2^2;0)+IF([.AF2]=&quot;x&quot;;2^1;0)+IF([.AG2]=&quot;x&quot;;2^0;0))" office:value-type="string" office:string-value="1" calcext:value-type="string">
            <text:p>1</text:p>
          </table:table-cell>
          <table:table-cell/>
          <table:table-cell table:formula="of:=IF(HEX2DEC([.AL2])&lt;16;COM.MICROSOFT.CONCAT(&quot;0&quot;;[.AL2]);[.AL2])" office:value-type="string" office:string-value="80" calcext:value-type="string">
            <text:p>80</text:p>
          </table:table-cell>
          <table:table-cell table:formula="of:=IF(HEX2DEC([.AM2])&lt;16;COM.MICROSOFT.CONCAT(&quot;0&quot;;[.AM2]);[.AM2])" office:value-type="string" office:string-value="00" calcext:value-type="string">
            <text:p>00</text:p>
          </table:table-cell>
          <table:table-cell table:formula="of:=IF(HEX2DEC([.AN2])&lt;16;COM.MICROSOFT.CONCAT(&quot;0&quot;;[.AN2]);[.AN2])" office:value-type="string" office:string-value="00" calcext:value-type="string">
            <text:p>00</text:p>
          </table:table-cell>
          <table:table-cell table:formula="of:=IF(HEX2DEC([.AO2])&lt;16;COM.MICROSOFT.CONCAT(&quot;0&quot;;[.AO2]);[.AO2])" office:value-type="string" office:string-value="01" calcext:value-type="string">
            <text:p>01</text:p>
          </table:table-cell>
          <table:table-cell/>
          <table:table-cell table:formula="of:==COM.MICROSOFT.CONCAT(&quot;DW 0x&quot;;[.AQ2];[.AR2];&quot;, &quot;; &quot;0x&quot;; [.AS2];[.AT2])" office:value-type="string" office:string-value="DW 0x8000, 0x0001" calcext:value-type="string">
            <text:p>DW 0x8000, 0x0001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23"/>
          <table:table-cell table:style-name="ce29" table:number-columns-repeated="2"/>
          <table:table-cell table:number-columns-repeated="5"/>
          <table:table-cell office:value-type="string" calcext:value-type="string">
            <text:p>x</text:p>
          </table:table-cell>
          <table:table-cell table:number-columns-repeated="4"/>
          <table:table-cell table:formula="of:=DEC2HEX(IF([.B3]=&quot;x&quot;;2^7;0)+IF([.C3]=&quot;x&quot;;2^6;0)+IF([.D3]=&quot;x&quot;;2^5;0)+IF([.E3]=&quot;x&quot;;2^4;0)+IF([.F3]=&quot;x&quot;;2^3;0)+IF([.G3]=&quot;x&quot;;2^2;0)+IF([.H3]=&quot;x&quot;;2^1;0)+IF([.I3]=&quot;x&quot;;2^0;0))" office:value-type="string" office:string-value="80" calcext:value-type="string">
            <text:p>80</text:p>
          </table:table-cell>
          <table:table-cell table:formula="of:=DEC2HEX(IF([.J3]=&quot;x&quot;;2^7;0)+IF([.K3]=&quot;x&quot;;2^6;0)+IF([.L3]=&quot;x&quot;;2^5;0)+IF([.M3]=&quot;x&quot;;2^4;0)+IF([.N3]=&quot;x&quot;;2^3;0)+IF([.O3]=&quot;x&quot;;2^2;0)+IF([.P3]=&quot;x&quot;;2^1;0)+IF([.Q3]=&quot;x&quot;;2^0;0))" office:value-type="string" office:string-value="0" calcext:value-type="string">
            <text:p>0</text:p>
          </table:table-cell>
          <table:table-cell table:formula="of:=DEC2HEX(IF([.R3]=&quot;x&quot;;2^7;0)+IF([.S3]=&quot;x&quot;;2^6;0)+IF([.T3]=&quot;x&quot;;2^5;0)+IF([.U3]=&quot;x&quot;;2^4;0)+IF([.V3]=&quot;x&quot;;2^3;0)+IF([.W3]=&quot;x&quot;;2^2;0)+IF([.X3]=&quot;x&quot;;2^1;0)+IF([.Y3]=&quot;x&quot;;2^0;0))" office:value-type="string" office:string-value="0" calcext:value-type="string">
            <text:p>0</text:p>
          </table:table-cell>
          <table:table-cell table:formula="of:=DEC2HEX(IF([.Z3]=&quot;x&quot;;2^7;0)+IF([.AA3]=&quot;x&quot;;2^6;0)+IF([.AB3]=&quot;x&quot;;2^5;0)+IF([.AC3]=&quot;x&quot;;2^4;0)+IF([.AD3]=&quot;x&quot;;2^3;0)+IF([.AE3]=&quot;x&quot;;2^2;0)+IF([.AF3]=&quot;x&quot;;2^1;0)+IF([.AG3]=&quot;x&quot;;2^0;0))" office:value-type="string" office:string-value="1" calcext:value-type="string">
            <text:p>1</text:p>
          </table:table-cell>
          <table:table-cell/>
          <table:table-cell table:formula="of:=IF(HEX2DEC([.AL3])&lt;16;COM.MICROSOFT.CONCAT(&quot;0&quot;;[.AL3]);[.AL3])" office:value-type="string" office:string-value="80" calcext:value-type="string">
            <text:p>80</text:p>
          </table:table-cell>
          <table:table-cell table:formula="of:=IF(HEX2DEC([.AM3])&lt;16;COM.MICROSOFT.CONCAT(&quot;0&quot;;[.AM3]);[.AM3])" office:value-type="string" office:string-value="00" calcext:value-type="string">
            <text:p>00</text:p>
          </table:table-cell>
          <table:table-cell table:formula="of:=IF(HEX2DEC([.AN3])&lt;16;COM.MICROSOFT.CONCAT(&quot;0&quot;;[.AN3]);[.AN3])" office:value-type="string" office:string-value="00" calcext:value-type="string">
            <text:p>00</text:p>
          </table:table-cell>
          <table:table-cell table:formula="of:=IF(HEX2DEC([.AO3])&lt;16;COM.MICROSOFT.CONCAT(&quot;0&quot;;[.AO3]);[.AO3])" office:value-type="string" office:string-value="01" calcext:value-type="string">
            <text:p>01</text:p>
          </table:table-cell>
          <table:table-cell/>
          <table:table-cell table:formula="of:==COM.MICROSOFT.CONCAT(&quot;DW 0x&quot;;[.AQ3];[.AR3];&quot;, &quot;; &quot;0x&quot;; [.AS3];[.AT3])" office:value-type="string" office:string-value="DW 0x8000, 0x0001" calcext:value-type="string">
            <text:p>DW 0x8000, 0x0001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23"/>
          <table:table-cell table:style-name="ce29" table:number-columns-repeated="2"/>
          <table:table-cell table:number-columns-repeated="5"/>
          <table:table-cell office:value-type="string" calcext:value-type="string">
            <text:p>x</text:p>
          </table:table-cell>
          <table:table-cell table:number-columns-repeated="4"/>
          <table:table-cell table:formula="of:=DEC2HEX(IF([.B4]=&quot;x&quot;;2^7;0)+IF([.C4]=&quot;x&quot;;2^6;0)+IF([.D4]=&quot;x&quot;;2^5;0)+IF([.E4]=&quot;x&quot;;2^4;0)+IF([.F4]=&quot;x&quot;;2^3;0)+IF([.G4]=&quot;x&quot;;2^2;0)+IF([.H4]=&quot;x&quot;;2^1;0)+IF([.I4]=&quot;x&quot;;2^0;0))" office:value-type="string" office:string-value="80" calcext:value-type="string">
            <text:p>80</text:p>
          </table:table-cell>
          <table:table-cell table:formula="of:=DEC2HEX(IF([.J4]=&quot;x&quot;;2^7;0)+IF([.K4]=&quot;x&quot;;2^6;0)+IF([.L4]=&quot;x&quot;;2^5;0)+IF([.M4]=&quot;x&quot;;2^4;0)+IF([.N4]=&quot;x&quot;;2^3;0)+IF([.O4]=&quot;x&quot;;2^2;0)+IF([.P4]=&quot;x&quot;;2^1;0)+IF([.Q4]=&quot;x&quot;;2^0;0))" office:value-type="string" office:string-value="0" calcext:value-type="string">
            <text:p>0</text:p>
          </table:table-cell>
          <table:table-cell table:formula="of:=DEC2HEX(IF([.R4]=&quot;x&quot;;2^7;0)+IF([.S4]=&quot;x&quot;;2^6;0)+IF([.T4]=&quot;x&quot;;2^5;0)+IF([.U4]=&quot;x&quot;;2^4;0)+IF([.V4]=&quot;x&quot;;2^3;0)+IF([.W4]=&quot;x&quot;;2^2;0)+IF([.X4]=&quot;x&quot;;2^1;0)+IF([.Y4]=&quot;x&quot;;2^0;0))" office:value-type="string" office:string-value="0" calcext:value-type="string">
            <text:p>0</text:p>
          </table:table-cell>
          <table:table-cell table:formula="of:=DEC2HEX(IF([.Z4]=&quot;x&quot;;2^7;0)+IF([.AA4]=&quot;x&quot;;2^6;0)+IF([.AB4]=&quot;x&quot;;2^5;0)+IF([.AC4]=&quot;x&quot;;2^4;0)+IF([.AD4]=&quot;x&quot;;2^3;0)+IF([.AE4]=&quot;x&quot;;2^2;0)+IF([.AF4]=&quot;x&quot;;2^1;0)+IF([.AG4]=&quot;x&quot;;2^0;0))" office:value-type="string" office:string-value="1" calcext:value-type="string">
            <text:p>1</text:p>
          </table:table-cell>
          <table:table-cell/>
          <table:table-cell table:formula="of:=IF(HEX2DEC([.AL4])&lt;16;COM.MICROSOFT.CONCAT(&quot;0&quot;;[.AL4]);[.AL4])" office:value-type="string" office:string-value="80" calcext:value-type="string">
            <text:p>80</text:p>
          </table:table-cell>
          <table:table-cell table:formula="of:=IF(HEX2DEC([.AM4])&lt;16;COM.MICROSOFT.CONCAT(&quot;0&quot;;[.AM4]);[.AM4])" office:value-type="string" office:string-value="00" calcext:value-type="string">
            <text:p>00</text:p>
          </table:table-cell>
          <table:table-cell table:formula="of:=IF(HEX2DEC([.AN4])&lt;16;COM.MICROSOFT.CONCAT(&quot;0&quot;;[.AN4]);[.AN4])" office:value-type="string" office:string-value="00" calcext:value-type="string">
            <text:p>00</text:p>
          </table:table-cell>
          <table:table-cell table:formula="of:=IF(HEX2DEC([.AO4])&lt;16;COM.MICROSOFT.CONCAT(&quot;0&quot;;[.AO4]);[.AO4])" office:value-type="string" office:string-value="01" calcext:value-type="string">
            <text:p>01</text:p>
          </table:table-cell>
          <table:table-cell/>
          <table:table-cell table:formula="of:==COM.MICROSOFT.CONCAT(&quot;DW 0x&quot;;[.AQ4];[.AR4];&quot;, &quot;; &quot;0x&quot;; [.AS4];[.AT4])" office:value-type="string" office:string-value="DW 0x8000, 0x0001" calcext:value-type="string">
            <text:p>DW 0x8000, 0x0001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23"/>
          <table:table-cell table:style-name="ce29" table:number-columns-repeated="2"/>
          <table:table-cell table:number-columns-repeated="5"/>
          <table:table-cell office:value-type="string" calcext:value-type="string">
            <text:p>x</text:p>
          </table:table-cell>
          <table:table-cell table:number-columns-repeated="4"/>
          <table:table-cell table:formula="of:=DEC2HEX(IF([.B5]=&quot;x&quot;;2^7;0)+IF([.C5]=&quot;x&quot;;2^6;0)+IF([.D5]=&quot;x&quot;;2^5;0)+IF([.E5]=&quot;x&quot;;2^4;0)+IF([.F5]=&quot;x&quot;;2^3;0)+IF([.G5]=&quot;x&quot;;2^2;0)+IF([.H5]=&quot;x&quot;;2^1;0)+IF([.I5]=&quot;x&quot;;2^0;0))" office:value-type="string" office:string-value="80" calcext:value-type="string">
            <text:p>80</text:p>
          </table:table-cell>
          <table:table-cell table:formula="of:=DEC2HEX(IF([.J5]=&quot;x&quot;;2^7;0)+IF([.K5]=&quot;x&quot;;2^6;0)+IF([.L5]=&quot;x&quot;;2^5;0)+IF([.M5]=&quot;x&quot;;2^4;0)+IF([.N5]=&quot;x&quot;;2^3;0)+IF([.O5]=&quot;x&quot;;2^2;0)+IF([.P5]=&quot;x&quot;;2^1;0)+IF([.Q5]=&quot;x&quot;;2^0;0))" office:value-type="string" office:string-value="0" calcext:value-type="string">
            <text:p>0</text:p>
          </table:table-cell>
          <table:table-cell table:formula="of:=DEC2HEX(IF([.R5]=&quot;x&quot;;2^7;0)+IF([.S5]=&quot;x&quot;;2^6;0)+IF([.T5]=&quot;x&quot;;2^5;0)+IF([.U5]=&quot;x&quot;;2^4;0)+IF([.V5]=&quot;x&quot;;2^3;0)+IF([.W5]=&quot;x&quot;;2^2;0)+IF([.X5]=&quot;x&quot;;2^1;0)+IF([.Y5]=&quot;x&quot;;2^0;0))" office:value-type="string" office:string-value="0" calcext:value-type="string">
            <text:p>0</text:p>
          </table:table-cell>
          <table:table-cell table:formula="of:=DEC2HEX(IF([.Z5]=&quot;x&quot;;2^7;0)+IF([.AA5]=&quot;x&quot;;2^6;0)+IF([.AB5]=&quot;x&quot;;2^5;0)+IF([.AC5]=&quot;x&quot;;2^4;0)+IF([.AD5]=&quot;x&quot;;2^3;0)+IF([.AE5]=&quot;x&quot;;2^2;0)+IF([.AF5]=&quot;x&quot;;2^1;0)+IF([.AG5]=&quot;x&quot;;2^0;0))" office:value-type="string" office:string-value="1" calcext:value-type="string">
            <text:p>1</text:p>
          </table:table-cell>
          <table:table-cell/>
          <table:table-cell table:formula="of:=IF(HEX2DEC([.AL5])&lt;16;COM.MICROSOFT.CONCAT(&quot;0&quot;;[.AL5]);[.AL5])" office:value-type="string" office:string-value="80" calcext:value-type="string">
            <text:p>80</text:p>
          </table:table-cell>
          <table:table-cell table:formula="of:=IF(HEX2DEC([.AM5])&lt;16;COM.MICROSOFT.CONCAT(&quot;0&quot;;[.AM5]);[.AM5])" office:value-type="string" office:string-value="00" calcext:value-type="string">
            <text:p>00</text:p>
          </table:table-cell>
          <table:table-cell table:formula="of:=IF(HEX2DEC([.AN5])&lt;16;COM.MICROSOFT.CONCAT(&quot;0&quot;;[.AN5]);[.AN5])" office:value-type="string" office:string-value="00" calcext:value-type="string">
            <text:p>00</text:p>
          </table:table-cell>
          <table:table-cell table:formula="of:=IF(HEX2DEC([.AO5])&lt;16;COM.MICROSOFT.CONCAT(&quot;0&quot;;[.AO5]);[.AO5])" office:value-type="string" office:string-value="01" calcext:value-type="string">
            <text:p>01</text:p>
          </table:table-cell>
          <table:table-cell/>
          <table:table-cell table:formula="of:==COM.MICROSOFT.CONCAT(&quot;DW 0x&quot;;[.AQ5];[.AR5];&quot;, &quot;; &quot;0x&quot;; [.AS5];[.AT5])" office:value-type="string" office:string-value="DW 0x8000, 0x0001" calcext:value-type="string">
            <text:p>DW 0x8000, 0x0001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29"/>
          <table:table-cell table:number-columns-repeated="5"/>
          <table:table-cell office:value-type="string" calcext:value-type="string">
            <text:p>x</text:p>
          </table:table-cell>
          <table:table-cell table:number-columns-repeated="4"/>
          <table:table-cell table:formula="of:=DEC2HEX(IF([.B6]=&quot;x&quot;;2^7;0)+IF([.C6]=&quot;x&quot;;2^6;0)+IF([.D6]=&quot;x&quot;;2^5;0)+IF([.E6]=&quot;x&quot;;2^4;0)+IF([.F6]=&quot;x&quot;;2^3;0)+IF([.G6]=&quot;x&quot;;2^2;0)+IF([.H6]=&quot;x&quot;;2^1;0)+IF([.I6]=&quot;x&quot;;2^0;0))" office:value-type="string" office:string-value="80" calcext:value-type="string">
            <text:p>80</text:p>
          </table:table-cell>
          <table:table-cell table:formula="of:=DEC2HEX(IF([.J6]=&quot;x&quot;;2^7;0)+IF([.K6]=&quot;x&quot;;2^6;0)+IF([.L6]=&quot;x&quot;;2^5;0)+IF([.M6]=&quot;x&quot;;2^4;0)+IF([.N6]=&quot;x&quot;;2^3;0)+IF([.O6]=&quot;x&quot;;2^2;0)+IF([.P6]=&quot;x&quot;;2^1;0)+IF([.Q6]=&quot;x&quot;;2^0;0))" office:value-type="string" office:string-value="0" calcext:value-type="string">
            <text:p>0</text:p>
          </table:table-cell>
          <table:table-cell table:formula="of:=DEC2HEX(IF([.R6]=&quot;x&quot;;2^7;0)+IF([.S6]=&quot;x&quot;;2^6;0)+IF([.T6]=&quot;x&quot;;2^5;0)+IF([.U6]=&quot;x&quot;;2^4;0)+IF([.V6]=&quot;x&quot;;2^3;0)+IF([.W6]=&quot;x&quot;;2^2;0)+IF([.X6]=&quot;x&quot;;2^1;0)+IF([.Y6]=&quot;x&quot;;2^0;0))" office:value-type="string" office:string-value="0" calcext:value-type="string">
            <text:p>0</text:p>
          </table:table-cell>
          <table:table-cell table:formula="of:=DEC2HEX(IF([.Z6]=&quot;x&quot;;2^7;0)+IF([.AA6]=&quot;x&quot;;2^6;0)+IF([.AB6]=&quot;x&quot;;2^5;0)+IF([.AC6]=&quot;x&quot;;2^4;0)+IF([.AD6]=&quot;x&quot;;2^3;0)+IF([.AE6]=&quot;x&quot;;2^2;0)+IF([.AF6]=&quot;x&quot;;2^1;0)+IF([.AG6]=&quot;x&quot;;2^0;0))" office:value-type="string" office:string-value="1" calcext:value-type="string">
            <text:p>1</text:p>
          </table:table-cell>
          <table:table-cell/>
          <table:table-cell table:formula="of:=IF(HEX2DEC([.AL6])&lt;16;COM.MICROSOFT.CONCAT(&quot;0&quot;;[.AL6]);[.AL6])" office:value-type="string" office:string-value="80" calcext:value-type="string">
            <text:p>80</text:p>
          </table:table-cell>
          <table:table-cell table:formula="of:=IF(HEX2DEC([.AM6])&lt;16;COM.MICROSOFT.CONCAT(&quot;0&quot;;[.AM6]);[.AM6])" office:value-type="string" office:string-value="00" calcext:value-type="string">
            <text:p>00</text:p>
          </table:table-cell>
          <table:table-cell table:formula="of:=IF(HEX2DEC([.AN6])&lt;16;COM.MICROSOFT.CONCAT(&quot;0&quot;;[.AN6]);[.AN6])" office:value-type="string" office:string-value="00" calcext:value-type="string">
            <text:p>00</text:p>
          </table:table-cell>
          <table:table-cell table:formula="of:=IF(HEX2DEC([.AO6])&lt;16;COM.MICROSOFT.CONCAT(&quot;0&quot;;[.AO6]);[.AO6])" office:value-type="string" office:string-value="01" calcext:value-type="string">
            <text:p>01</text:p>
          </table:table-cell>
          <table:table-cell/>
          <table:table-cell table:formula="of:==COM.MICROSOFT.CONCAT(&quot;DW 0x&quot;;[.AQ6];[.AR6];&quot;, &quot;; &quot;0x&quot;; [.AS6];[.AT6])" office:value-type="string" office:string-value="DW 0x8000, 0x0001" calcext:value-type="string">
            <text:p>DW 0x8000, 0x0001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29"/>
          <table:table-cell table:number-columns-repeated="5"/>
          <table:table-cell office:value-type="string" calcext:value-type="string">
            <text:p>x</text:p>
          </table:table-cell>
          <table:table-cell table:number-columns-repeated="4"/>
          <table:table-cell table:formula="of:=DEC2HEX(IF([.B7]=&quot;x&quot;;2^7;0)+IF([.C7]=&quot;x&quot;;2^6;0)+IF([.D7]=&quot;x&quot;;2^5;0)+IF([.E7]=&quot;x&quot;;2^4;0)+IF([.F7]=&quot;x&quot;;2^3;0)+IF([.G7]=&quot;x&quot;;2^2;0)+IF([.H7]=&quot;x&quot;;2^1;0)+IF([.I7]=&quot;x&quot;;2^0;0))" office:value-type="string" office:string-value="80" calcext:value-type="string">
            <text:p>80</text:p>
          </table:table-cell>
          <table:table-cell table:formula="of:=DEC2HEX(IF([.J7]=&quot;x&quot;;2^7;0)+IF([.K7]=&quot;x&quot;;2^6;0)+IF([.L7]=&quot;x&quot;;2^5;0)+IF([.M7]=&quot;x&quot;;2^4;0)+IF([.N7]=&quot;x&quot;;2^3;0)+IF([.O7]=&quot;x&quot;;2^2;0)+IF([.P7]=&quot;x&quot;;2^1;0)+IF([.Q7]=&quot;x&quot;;2^0;0))" office:value-type="string" office:string-value="0" calcext:value-type="string">
            <text:p>0</text:p>
          </table:table-cell>
          <table:table-cell table:formula="of:=DEC2HEX(IF([.R7]=&quot;x&quot;;2^7;0)+IF([.S7]=&quot;x&quot;;2^6;0)+IF([.T7]=&quot;x&quot;;2^5;0)+IF([.U7]=&quot;x&quot;;2^4;0)+IF([.V7]=&quot;x&quot;;2^3;0)+IF([.W7]=&quot;x&quot;;2^2;0)+IF([.X7]=&quot;x&quot;;2^1;0)+IF([.Y7]=&quot;x&quot;;2^0;0))" office:value-type="string" office:string-value="0" calcext:value-type="string">
            <text:p>0</text:p>
          </table:table-cell>
          <table:table-cell table:formula="of:=DEC2HEX(IF([.Z7]=&quot;x&quot;;2^7;0)+IF([.AA7]=&quot;x&quot;;2^6;0)+IF([.AB7]=&quot;x&quot;;2^5;0)+IF([.AC7]=&quot;x&quot;;2^4;0)+IF([.AD7]=&quot;x&quot;;2^3;0)+IF([.AE7]=&quot;x&quot;;2^2;0)+IF([.AF7]=&quot;x&quot;;2^1;0)+IF([.AG7]=&quot;x&quot;;2^0;0))" office:value-type="string" office:string-value="1" calcext:value-type="string">
            <text:p>1</text:p>
          </table:table-cell>
          <table:table-cell/>
          <table:table-cell table:formula="of:=IF(HEX2DEC([.AL7])&lt;16;COM.MICROSOFT.CONCAT(&quot;0&quot;;[.AL7]);[.AL7])" office:value-type="string" office:string-value="80" calcext:value-type="string">
            <text:p>80</text:p>
          </table:table-cell>
          <table:table-cell table:formula="of:=IF(HEX2DEC([.AM7])&lt;16;COM.MICROSOFT.CONCAT(&quot;0&quot;;[.AM7]);[.AM7])" office:value-type="string" office:string-value="00" calcext:value-type="string">
            <text:p>00</text:p>
          </table:table-cell>
          <table:table-cell table:formula="of:=IF(HEX2DEC([.AN7])&lt;16;COM.MICROSOFT.CONCAT(&quot;0&quot;;[.AN7]);[.AN7])" office:value-type="string" office:string-value="00" calcext:value-type="string">
            <text:p>00</text:p>
          </table:table-cell>
          <table:table-cell table:formula="of:=IF(HEX2DEC([.AO7])&lt;16;COM.MICROSOFT.CONCAT(&quot;0&quot;;[.AO7]);[.AO7])" office:value-type="string" office:string-value="01" calcext:value-type="string">
            <text:p>01</text:p>
          </table:table-cell>
          <table:table-cell/>
          <table:table-cell table:formula="of:==COM.MICROSOFT.CONCAT(&quot;DW 0x&quot;;[.AQ7];[.AR7];&quot;, &quot;; &quot;0x&quot;; [.AS7];[.AT7])" office:value-type="string" office:string-value="DW 0x8000, 0x0001" calcext:value-type="string">
            <text:p>DW 0x8000, 0x0001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29"/>
          <table:table-cell table:number-columns-repeated="5"/>
          <table:table-cell office:value-type="string" calcext:value-type="string">
            <text:p>x</text:p>
          </table:table-cell>
          <table:table-cell table:number-columns-repeated="4"/>
          <table:table-cell table:formula="of:=DEC2HEX(IF([.B8]=&quot;x&quot;;2^7;0)+IF([.C8]=&quot;x&quot;;2^6;0)+IF([.D8]=&quot;x&quot;;2^5;0)+IF([.E8]=&quot;x&quot;;2^4;0)+IF([.F8]=&quot;x&quot;;2^3;0)+IF([.G8]=&quot;x&quot;;2^2;0)+IF([.H8]=&quot;x&quot;;2^1;0)+IF([.I8]=&quot;x&quot;;2^0;0))" office:value-type="string" office:string-value="80" calcext:value-type="string">
            <text:p>80</text:p>
          </table:table-cell>
          <table:table-cell table:formula="of:=DEC2HEX(IF([.J8]=&quot;x&quot;;2^7;0)+IF([.K8]=&quot;x&quot;;2^6;0)+IF([.L8]=&quot;x&quot;;2^5;0)+IF([.M8]=&quot;x&quot;;2^4;0)+IF([.N8]=&quot;x&quot;;2^3;0)+IF([.O8]=&quot;x&quot;;2^2;0)+IF([.P8]=&quot;x&quot;;2^1;0)+IF([.Q8]=&quot;x&quot;;2^0;0))" office:value-type="string" office:string-value="0" calcext:value-type="string">
            <text:p>0</text:p>
          </table:table-cell>
          <table:table-cell table:formula="of:=DEC2HEX(IF([.R8]=&quot;x&quot;;2^7;0)+IF([.S8]=&quot;x&quot;;2^6;0)+IF([.T8]=&quot;x&quot;;2^5;0)+IF([.U8]=&quot;x&quot;;2^4;0)+IF([.V8]=&quot;x&quot;;2^3;0)+IF([.W8]=&quot;x&quot;;2^2;0)+IF([.X8]=&quot;x&quot;;2^1;0)+IF([.Y8]=&quot;x&quot;;2^0;0))" office:value-type="string" office:string-value="0" calcext:value-type="string">
            <text:p>0</text:p>
          </table:table-cell>
          <table:table-cell table:formula="of:=DEC2HEX(IF([.Z8]=&quot;x&quot;;2^7;0)+IF([.AA8]=&quot;x&quot;;2^6;0)+IF([.AB8]=&quot;x&quot;;2^5;0)+IF([.AC8]=&quot;x&quot;;2^4;0)+IF([.AD8]=&quot;x&quot;;2^3;0)+IF([.AE8]=&quot;x&quot;;2^2;0)+IF([.AF8]=&quot;x&quot;;2^1;0)+IF([.AG8]=&quot;x&quot;;2^0;0))" office:value-type="string" office:string-value="1" calcext:value-type="string">
            <text:p>1</text:p>
          </table:table-cell>
          <table:table-cell/>
          <table:table-cell table:formula="of:=IF(HEX2DEC([.AL8])&lt;16;COM.MICROSOFT.CONCAT(&quot;0&quot;;[.AL8]);[.AL8])" office:value-type="string" office:string-value="80" calcext:value-type="string">
            <text:p>80</text:p>
          </table:table-cell>
          <table:table-cell table:formula="of:=IF(HEX2DEC([.AM8])&lt;16;COM.MICROSOFT.CONCAT(&quot;0&quot;;[.AM8]);[.AM8])" office:value-type="string" office:string-value="00" calcext:value-type="string">
            <text:p>00</text:p>
          </table:table-cell>
          <table:table-cell table:formula="of:=IF(HEX2DEC([.AN8])&lt;16;COM.MICROSOFT.CONCAT(&quot;0&quot;;[.AN8]);[.AN8])" office:value-type="string" office:string-value="00" calcext:value-type="string">
            <text:p>00</text:p>
          </table:table-cell>
          <table:table-cell table:formula="of:=IF(HEX2DEC([.AO8])&lt;16;COM.MICROSOFT.CONCAT(&quot;0&quot;;[.AO8]);[.AO8])" office:value-type="string" office:string-value="01" calcext:value-type="string">
            <text:p>01</text:p>
          </table:table-cell>
          <table:table-cell/>
          <table:table-cell table:formula="of:==COM.MICROSOFT.CONCAT(&quot;DW 0x&quot;;[.AQ8];[.AR8];&quot;, &quot;; &quot;0x&quot;; [.AS8];[.AT8])" office:value-type="string" office:string-value="DW 0x8000, 0x0001" calcext:value-type="string">
            <text:p>DW 0x8000, 0x0001</text:p>
          </table:table-cell>
        </table:table-row>
        <table:table-row table:style-name="ro1">
          <table:table-cell table:style-name="ce43"/>
          <table:table-cell office:value-type="string" calcext:value-type="string">
            <text:p>x</text:p>
          </table:table-cell>
          <table:table-cell table:number-columns-repeated="24"/>
          <table:table-cell table:style-name="ce29"/>
          <table:table-cell table:number-columns-repeated="5"/>
          <table:table-cell office:value-type="string" calcext:value-type="string">
            <text:p>x</text:p>
          </table:table-cell>
          <table:table-cell table:style-name="ce43"/>
          <table:table-cell table:number-columns-repeated="3"/>
          <table:table-cell table:formula="of:=DEC2HEX(IF([.B9]=&quot;x&quot;;2^7;0)+IF([.C9]=&quot;x&quot;;2^6;0)+IF([.D9]=&quot;x&quot;;2^5;0)+IF([.E9]=&quot;x&quot;;2^4;0)+IF([.F9]=&quot;x&quot;;2^3;0)+IF([.G9]=&quot;x&quot;;2^2;0)+IF([.H9]=&quot;x&quot;;2^1;0)+IF([.I9]=&quot;x&quot;;2^0;0))" office:value-type="string" office:string-value="80" calcext:value-type="string">
            <text:p>80</text:p>
          </table:table-cell>
          <table:table-cell table:formula="of:=DEC2HEX(IF([.J9]=&quot;x&quot;;2^7;0)+IF([.K9]=&quot;x&quot;;2^6;0)+IF([.L9]=&quot;x&quot;;2^5;0)+IF([.M9]=&quot;x&quot;;2^4;0)+IF([.N9]=&quot;x&quot;;2^3;0)+IF([.O9]=&quot;x&quot;;2^2;0)+IF([.P9]=&quot;x&quot;;2^1;0)+IF([.Q9]=&quot;x&quot;;2^0;0))" office:value-type="string" office:string-value="0" calcext:value-type="string">
            <text:p>0</text:p>
          </table:table-cell>
          <table:table-cell table:formula="of:=DEC2HEX(IF([.R9]=&quot;x&quot;;2^7;0)+IF([.S9]=&quot;x&quot;;2^6;0)+IF([.T9]=&quot;x&quot;;2^5;0)+IF([.U9]=&quot;x&quot;;2^4;0)+IF([.V9]=&quot;x&quot;;2^3;0)+IF([.W9]=&quot;x&quot;;2^2;0)+IF([.X9]=&quot;x&quot;;2^1;0)+IF([.Y9]=&quot;x&quot;;2^0;0))" office:value-type="string" office:string-value="0" calcext:value-type="string">
            <text:p>0</text:p>
          </table:table-cell>
          <table:table-cell table:formula="of:=DEC2HEX(IF([.Z9]=&quot;x&quot;;2^7;0)+IF([.AA9]=&quot;x&quot;;2^6;0)+IF([.AB9]=&quot;x&quot;;2^5;0)+IF([.AC9]=&quot;x&quot;;2^4;0)+IF([.AD9]=&quot;x&quot;;2^3;0)+IF([.AE9]=&quot;x&quot;;2^2;0)+IF([.AF9]=&quot;x&quot;;2^1;0)+IF([.AG9]=&quot;x&quot;;2^0;0))" office:value-type="string" office:string-value="1" calcext:value-type="string">
            <text:p>1</text:p>
          </table:table-cell>
          <table:table-cell/>
          <table:table-cell table:formula="of:=IF(HEX2DEC([.AL9])&lt;16;COM.MICROSOFT.CONCAT(&quot;0&quot;;[.AL9]);[.AL9])" office:value-type="string" office:string-value="80" calcext:value-type="string">
            <text:p>80</text:p>
          </table:table-cell>
          <table:table-cell table:formula="of:=IF(HEX2DEC([.AM9])&lt;16;COM.MICROSOFT.CONCAT(&quot;0&quot;;[.AM9]);[.AM9])" office:value-type="string" office:string-value="00" calcext:value-type="string">
            <text:p>00</text:p>
          </table:table-cell>
          <table:table-cell table:formula="of:=IF(HEX2DEC([.AN9])&lt;16;COM.MICROSOFT.CONCAT(&quot;0&quot;;[.AN9]);[.AN9])" office:value-type="string" office:string-value="00" calcext:value-type="string">
            <text:p>00</text:p>
          </table:table-cell>
          <table:table-cell table:formula="of:=IF(HEX2DEC([.AO9])&lt;16;COM.MICROSOFT.CONCAT(&quot;0&quot;;[.AO9]);[.AO9])" office:value-type="string" office:string-value="01" calcext:value-type="string">
            <text:p>01</text:p>
          </table:table-cell>
          <table:table-cell/>
          <table:table-cell table:formula="of:==COM.MICROSOFT.CONCAT(&quot;DW 0x&quot;;[.AQ9];[.AR9];&quot;, &quot;; &quot;0x&quot;; [.AS9];[.AT9])" office:value-type="string" office:string-value="DW 0x8000, 0x0001" calcext:value-type="string">
            <text:p>DW 0x8000, 0x0001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29"/>
          <table:table-cell table:number-columns-repeated="5"/>
          <table:table-cell office:value-type="string" calcext:value-type="string">
            <text:p>x</text:p>
          </table:table-cell>
          <table:table-cell table:number-columns-repeated="4"/>
          <table:table-cell table:formula="of:=DEC2HEX(IF([.B10]=&quot;x&quot;;2^7;0)+IF([.C10]=&quot;x&quot;;2^6;0)+IF([.D10]=&quot;x&quot;;2^5;0)+IF([.E10]=&quot;x&quot;;2^4;0)+IF([.F10]=&quot;x&quot;;2^3;0)+IF([.G10]=&quot;x&quot;;2^2;0)+IF([.H10]=&quot;x&quot;;2^1;0)+IF([.I10]=&quot;x&quot;;2^0;0))" office:value-type="string" office:string-value="80" calcext:value-type="string">
            <text:p>80</text:p>
          </table:table-cell>
          <table:table-cell table:formula="of:=DEC2HEX(IF([.J10]=&quot;x&quot;;2^7;0)+IF([.K10]=&quot;x&quot;;2^6;0)+IF([.L10]=&quot;x&quot;;2^5;0)+IF([.M10]=&quot;x&quot;;2^4;0)+IF([.N10]=&quot;x&quot;;2^3;0)+IF([.O10]=&quot;x&quot;;2^2;0)+IF([.P10]=&quot;x&quot;;2^1;0)+IF([.Q10]=&quot;x&quot;;2^0;0))" office:value-type="string" office:string-value="0" calcext:value-type="string">
            <text:p>0</text:p>
          </table:table-cell>
          <table:table-cell table:formula="of:=DEC2HEX(IF([.R10]=&quot;x&quot;;2^7;0)+IF([.S10]=&quot;x&quot;;2^6;0)+IF([.T10]=&quot;x&quot;;2^5;0)+IF([.U10]=&quot;x&quot;;2^4;0)+IF([.V10]=&quot;x&quot;;2^3;0)+IF([.W10]=&quot;x&quot;;2^2;0)+IF([.X10]=&quot;x&quot;;2^1;0)+IF([.Y10]=&quot;x&quot;;2^0;0))" office:value-type="string" office:string-value="0" calcext:value-type="string">
            <text:p>0</text:p>
          </table:table-cell>
          <table:table-cell table:formula="of:=DEC2HEX(IF([.Z10]=&quot;x&quot;;2^7;0)+IF([.AA10]=&quot;x&quot;;2^6;0)+IF([.AB10]=&quot;x&quot;;2^5;0)+IF([.AC10]=&quot;x&quot;;2^4;0)+IF([.AD10]=&quot;x&quot;;2^3;0)+IF([.AE10]=&quot;x&quot;;2^2;0)+IF([.AF10]=&quot;x&quot;;2^1;0)+IF([.AG10]=&quot;x&quot;;2^0;0))" office:value-type="string" office:string-value="1" calcext:value-type="string">
            <text:p>1</text:p>
          </table:table-cell>
          <table:table-cell/>
          <table:table-cell table:formula="of:=IF(HEX2DEC([.AL10])&lt;16;COM.MICROSOFT.CONCAT(&quot;0&quot;;[.AL10]);[.AL10])" office:value-type="string" office:string-value="80" calcext:value-type="string">
            <text:p>80</text:p>
          </table:table-cell>
          <table:table-cell table:formula="of:=IF(HEX2DEC([.AM10])&lt;16;COM.MICROSOFT.CONCAT(&quot;0&quot;;[.AM10]);[.AM10])" office:value-type="string" office:string-value="00" calcext:value-type="string">
            <text:p>00</text:p>
          </table:table-cell>
          <table:table-cell table:formula="of:=IF(HEX2DEC([.AN10])&lt;16;COM.MICROSOFT.CONCAT(&quot;0&quot;;[.AN10]);[.AN10])" office:value-type="string" office:string-value="00" calcext:value-type="string">
            <text:p>00</text:p>
          </table:table-cell>
          <table:table-cell table:formula="of:=IF(HEX2DEC([.AO10])&lt;16;COM.MICROSOFT.CONCAT(&quot;0&quot;;[.AO10]);[.AO10])" office:value-type="string" office:string-value="01" calcext:value-type="string">
            <text:p>01</text:p>
          </table:table-cell>
          <table:table-cell/>
          <table:table-cell table:formula="of:==COM.MICROSOFT.CONCAT(&quot;DW 0x&quot;;[.AQ10];[.AR10];&quot;, &quot;; &quot;0x&quot;; [.AS10];[.AT10])" office:value-type="string" office:string-value="DW 0x8000, 0x0001" calcext:value-type="string">
            <text:p>DW 0x8000, 0x0001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29"/>
          <table:table-cell table:number-columns-repeated="5"/>
          <table:table-cell office:value-type="string" calcext:value-type="string">
            <text:p>x</text:p>
          </table:table-cell>
          <table:table-cell table:number-columns-repeated="4"/>
          <table:table-cell table:formula="of:=DEC2HEX(IF([.B11]=&quot;x&quot;;2^7;0)+IF([.C11]=&quot;x&quot;;2^6;0)+IF([.D11]=&quot;x&quot;;2^5;0)+IF([.E11]=&quot;x&quot;;2^4;0)+IF([.F11]=&quot;x&quot;;2^3;0)+IF([.G11]=&quot;x&quot;;2^2;0)+IF([.H11]=&quot;x&quot;;2^1;0)+IF([.I11]=&quot;x&quot;;2^0;0))" office:value-type="string" office:string-value="80" calcext:value-type="string">
            <text:p>80</text:p>
          </table:table-cell>
          <table:table-cell table:formula="of:=DEC2HEX(IF([.J11]=&quot;x&quot;;2^7;0)+IF([.K11]=&quot;x&quot;;2^6;0)+IF([.L11]=&quot;x&quot;;2^5;0)+IF([.M11]=&quot;x&quot;;2^4;0)+IF([.N11]=&quot;x&quot;;2^3;0)+IF([.O11]=&quot;x&quot;;2^2;0)+IF([.P11]=&quot;x&quot;;2^1;0)+IF([.Q11]=&quot;x&quot;;2^0;0))" office:value-type="string" office:string-value="0" calcext:value-type="string">
            <text:p>0</text:p>
          </table:table-cell>
          <table:table-cell table:formula="of:=DEC2HEX(IF([.R11]=&quot;x&quot;;2^7;0)+IF([.S11]=&quot;x&quot;;2^6;0)+IF([.T11]=&quot;x&quot;;2^5;0)+IF([.U11]=&quot;x&quot;;2^4;0)+IF([.V11]=&quot;x&quot;;2^3;0)+IF([.W11]=&quot;x&quot;;2^2;0)+IF([.X11]=&quot;x&quot;;2^1;0)+IF([.Y11]=&quot;x&quot;;2^0;0))" office:value-type="string" office:string-value="0" calcext:value-type="string">
            <text:p>0</text:p>
          </table:table-cell>
          <table:table-cell table:formula="of:=DEC2HEX(IF([.Z11]=&quot;x&quot;;2^7;0)+IF([.AA11]=&quot;x&quot;;2^6;0)+IF([.AB11]=&quot;x&quot;;2^5;0)+IF([.AC11]=&quot;x&quot;;2^4;0)+IF([.AD11]=&quot;x&quot;;2^3;0)+IF([.AE11]=&quot;x&quot;;2^2;0)+IF([.AF11]=&quot;x&quot;;2^1;0)+IF([.AG11]=&quot;x&quot;;2^0;0))" office:value-type="string" office:string-value="1" calcext:value-type="string">
            <text:p>1</text:p>
          </table:table-cell>
          <table:table-cell/>
          <table:table-cell table:formula="of:=IF(HEX2DEC([.AL11])&lt;16;COM.MICROSOFT.CONCAT(&quot;0&quot;;[.AL11]);[.AL11])" office:value-type="string" office:string-value="80" calcext:value-type="string">
            <text:p>80</text:p>
          </table:table-cell>
          <table:table-cell table:formula="of:=IF(HEX2DEC([.AM11])&lt;16;COM.MICROSOFT.CONCAT(&quot;0&quot;;[.AM11]);[.AM11])" office:value-type="string" office:string-value="00" calcext:value-type="string">
            <text:p>00</text:p>
          </table:table-cell>
          <table:table-cell table:formula="of:=IF(HEX2DEC([.AN11])&lt;16;COM.MICROSOFT.CONCAT(&quot;0&quot;;[.AN11]);[.AN11])" office:value-type="string" office:string-value="00" calcext:value-type="string">
            <text:p>00</text:p>
          </table:table-cell>
          <table:table-cell table:formula="of:=IF(HEX2DEC([.AO11])&lt;16;COM.MICROSOFT.CONCAT(&quot;0&quot;;[.AO11]);[.AO11])" office:value-type="string" office:string-value="01" calcext:value-type="string">
            <text:p>01</text:p>
          </table:table-cell>
          <table:table-cell/>
          <table:table-cell table:formula="of:==COM.MICROSOFT.CONCAT(&quot;DW 0x&quot;;[.AQ11];[.AR11];&quot;, &quot;; &quot;0x&quot;; [.AS11];[.AT11])" office:value-type="string" office:string-value="DW 0x8000, 0x0001" calcext:value-type="string">
            <text:p>DW 0x8000, 0x0001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4"/>
          <table:table-cell table:formula="of:=DEC2HEX(IF([.B12]=&quot;x&quot;;2^7;0)+IF([.C12]=&quot;x&quot;;2^6;0)+IF([.D12]=&quot;x&quot;;2^5;0)+IF([.E12]=&quot;x&quot;;2^4;0)+IF([.F12]=&quot;x&quot;;2^3;0)+IF([.G12]=&quot;x&quot;;2^2;0)+IF([.H12]=&quot;x&quot;;2^1;0)+IF([.I12]=&quot;x&quot;;2^0;0))" office:value-type="string" office:string-value="87" calcext:value-type="string">
            <text:p>87</text:p>
          </table:table-cell>
          <table:table-cell table:formula="of:=DEC2HEX(IF([.J12]=&quot;x&quot;;2^7;0)+IF([.K12]=&quot;x&quot;;2^6;0)+IF([.L12]=&quot;x&quot;;2^5;0)+IF([.M12]=&quot;x&quot;;2^4;0)+IF([.N12]=&quot;x&quot;;2^3;0)+IF([.O12]=&quot;x&quot;;2^2;0)+IF([.P12]=&quot;x&quot;;2^1;0)+IF([.Q12]=&quot;x&quot;;2^0;0))" office:value-type="string" office:string-value="77" calcext:value-type="string">
            <text:p>77</text:p>
          </table:table-cell>
          <table:table-cell table:formula="of:=DEC2HEX(IF([.R12]=&quot;x&quot;;2^7;0)+IF([.S12]=&quot;x&quot;;2^6;0)+IF([.T12]=&quot;x&quot;;2^5;0)+IF([.U12]=&quot;x&quot;;2^4;0)+IF([.V12]=&quot;x&quot;;2^3;0)+IF([.W12]=&quot;x&quot;;2^2;0)+IF([.X12]=&quot;x&quot;;2^1;0)+IF([.Y12]=&quot;x&quot;;2^0;0))" office:value-type="string" office:string-value="75" calcext:value-type="string">
            <text:p>75</text:p>
          </table:table-cell>
          <table:table-cell table:formula="of:=DEC2HEX(IF([.Z12]=&quot;x&quot;;2^7;0)+IF([.AA12]=&quot;x&quot;;2^6;0)+IF([.AB12]=&quot;x&quot;;2^5;0)+IF([.AC12]=&quot;x&quot;;2^4;0)+IF([.AD12]=&quot;x&quot;;2^3;0)+IF([.AE12]=&quot;x&quot;;2^2;0)+IF([.AF12]=&quot;x&quot;;2^1;0)+IF([.AG12]=&quot;x&quot;;2^0;0))" office:value-type="string" office:string-value="C1" calcext:value-type="string">
            <text:p>C1</text:p>
          </table:table-cell>
          <table:table-cell/>
          <table:table-cell table:formula="of:=IF(HEX2DEC([.AL12])&lt;16;COM.MICROSOFT.CONCAT(&quot;0&quot;;[.AL12]);[.AL12])" office:value-type="string" office:string-value="87" calcext:value-type="string">
            <text:p>87</text:p>
          </table:table-cell>
          <table:table-cell table:formula="of:=IF(HEX2DEC([.AM12])&lt;16;COM.MICROSOFT.CONCAT(&quot;0&quot;;[.AM12]);[.AM12])" office:value-type="string" office:string-value="77" calcext:value-type="string">
            <text:p>77</text:p>
          </table:table-cell>
          <table:table-cell table:formula="of:=IF(HEX2DEC([.AN12])&lt;16;COM.MICROSOFT.CONCAT(&quot;0&quot;;[.AN12]);[.AN12])" office:value-type="string" office:string-value="75" calcext:value-type="string">
            <text:p>75</text:p>
          </table:table-cell>
          <table:table-cell table:formula="of:=IF(HEX2DEC([.AO12])&lt;16;COM.MICROSOFT.CONCAT(&quot;0&quot;;[.AO12]);[.AO12])" office:value-type="string" office:string-value="C1" calcext:value-type="string">
            <text:p>C1</text:p>
          </table:table-cell>
          <table:table-cell/>
          <table:table-cell table:formula="of:==COM.MICROSOFT.CONCAT(&quot;DW 0x&quot;;[.AQ12];[.AR12];&quot;, &quot;; &quot;0x&quot;; [.AS12];[.AT12])" office:value-type="string" office:string-value="DW 0x8777, 0x75C1" calcext:value-type="string">
            <text:p>DW 0x8777, 0x75C1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92"/>
          <table:table-cell table:number-columns-repeated="5"/>
          <table:table-cell office:value-type="string" calcext:value-type="string">
            <text:p>x</text:p>
          </table:table-cell>
          <table:table-cell table:number-columns-repeated="4"/>
          <table:table-cell table:formula="of:=DEC2HEX(IF([.B13]=&quot;x&quot;;2^7;0)+IF([.C13]=&quot;x&quot;;2^6;0)+IF([.D13]=&quot;x&quot;;2^5;0)+IF([.E13]=&quot;x&quot;;2^4;0)+IF([.F13]=&quot;x&quot;;2^3;0)+IF([.G13]=&quot;x&quot;;2^2;0)+IF([.H13]=&quot;x&quot;;2^1;0)+IF([.I13]=&quot;x&quot;;2^0;0))" office:value-type="string" office:string-value="82" calcext:value-type="string">
            <text:p>82</text:p>
          </table:table-cell>
          <table:table-cell table:formula="of:=DEC2HEX(IF([.J13]=&quot;x&quot;;2^7;0)+IF([.K13]=&quot;x&quot;;2^6;0)+IF([.L13]=&quot;x&quot;;2^5;0)+IF([.M13]=&quot;x&quot;;2^4;0)+IF([.N13]=&quot;x&quot;;2^3;0)+IF([.O13]=&quot;x&quot;;2^2;0)+IF([.P13]=&quot;x&quot;;2^1;0)+IF([.Q13]=&quot;x&quot;;2^0;0))" office:value-type="string" office:string-value="42" calcext:value-type="string">
            <text:p>42</text:p>
          </table:table-cell>
          <table:table-cell table:formula="of:=DEC2HEX(IF([.R13]=&quot;x&quot;;2^7;0)+IF([.S13]=&quot;x&quot;;2^6;0)+IF([.T13]=&quot;x&quot;;2^5;0)+IF([.U13]=&quot;x&quot;;2^4;0)+IF([.V13]=&quot;x&quot;;2^3;0)+IF([.W13]=&quot;x&quot;;2^2;0)+IF([.X13]=&quot;x&quot;;2^1;0)+IF([.Y13]=&quot;x&quot;;2^0;0))" office:value-type="string" office:string-value="55" calcext:value-type="string">
            <text:p>55</text:p>
          </table:table-cell>
          <table:table-cell table:formula="of:=DEC2HEX(IF([.Z13]=&quot;x&quot;;2^7;0)+IF([.AA13]=&quot;x&quot;;2^6;0)+IF([.AB13]=&quot;x&quot;;2^5;0)+IF([.AC13]=&quot;x&quot;;2^4;0)+IF([.AD13]=&quot;x&quot;;2^3;0)+IF([.AE13]=&quot;x&quot;;2^2;0)+IF([.AF13]=&quot;x&quot;;2^1;0)+IF([.AG13]=&quot;x&quot;;2^0;0))" office:value-type="string" office:string-value="1" calcext:value-type="string">
            <text:p>1</text:p>
          </table:table-cell>
          <table:table-cell/>
          <table:table-cell table:formula="of:=IF(HEX2DEC([.AL13])&lt;16;COM.MICROSOFT.CONCAT(&quot;0&quot;;[.AL13]);[.AL13])" office:value-type="string" office:string-value="82" calcext:value-type="string">
            <text:p>82</text:p>
          </table:table-cell>
          <table:table-cell table:formula="of:=IF(HEX2DEC([.AM13])&lt;16;COM.MICROSOFT.CONCAT(&quot;0&quot;;[.AM13]);[.AM13])" office:value-type="string" office:string-value="42" calcext:value-type="string">
            <text:p>42</text:p>
          </table:table-cell>
          <table:table-cell table:formula="of:=IF(HEX2DEC([.AN13])&lt;16;COM.MICROSOFT.CONCAT(&quot;0&quot;;[.AN13]);[.AN13])" office:value-type="string" office:string-value="55" calcext:value-type="string">
            <text:p>55</text:p>
          </table:table-cell>
          <table:table-cell table:formula="of:=IF(HEX2DEC([.AO13])&lt;16;COM.MICROSOFT.CONCAT(&quot;0&quot;;[.AO13]);[.AO13])" office:value-type="string" office:string-value="01" calcext:value-type="string">
            <text:p>01</text:p>
          </table:table-cell>
          <table:table-cell/>
          <table:table-cell table:formula="of:==COM.MICROSOFT.CONCAT(&quot;DW 0x&quot;;[.AQ13];[.AR13];&quot;, &quot;; &quot;0x&quot;; [.AS13];[.AT13])" office:value-type="string" office:string-value="DW 0x8242, 0x5501" calcext:value-type="string">
            <text:p>DW 0x8242, 0x5501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4"/>
          <table:table-cell table:formula="of:=DEC2HEX(IF([.B14]=&quot;x&quot;;2^7;0)+IF([.C14]=&quot;x&quot;;2^6;0)+IF([.D14]=&quot;x&quot;;2^5;0)+IF([.E14]=&quot;x&quot;;2^4;0)+IF([.F14]=&quot;x&quot;;2^3;0)+IF([.G14]=&quot;x&quot;;2^2;0)+IF([.H14]=&quot;x&quot;;2^1;0)+IF([.I14]=&quot;x&quot;;2^0;0))" office:value-type="string" office:string-value="82" calcext:value-type="string">
            <text:p>82</text:p>
          </table:table-cell>
          <table:table-cell table:formula="of:=DEC2HEX(IF([.J14]=&quot;x&quot;;2^7;0)+IF([.K14]=&quot;x&quot;;2^6;0)+IF([.L14]=&quot;x&quot;;2^5;0)+IF([.M14]=&quot;x&quot;;2^4;0)+IF([.N14]=&quot;x&quot;;2^3;0)+IF([.O14]=&quot;x&quot;;2^2;0)+IF([.P14]=&quot;x&quot;;2^1;0)+IF([.Q14]=&quot;x&quot;;2^0;0))" office:value-type="string" office:string-value="62" calcext:value-type="string">
            <text:p>62</text:p>
          </table:table-cell>
          <table:table-cell table:formula="of:=DEC2HEX(IF([.R14]=&quot;x&quot;;2^7;0)+IF([.S14]=&quot;x&quot;;2^6;0)+IF([.T14]=&quot;x&quot;;2^5;0)+IF([.U14]=&quot;x&quot;;2^4;0)+IF([.V14]=&quot;x&quot;;2^3;0)+IF([.W14]=&quot;x&quot;;2^2;0)+IF([.X14]=&quot;x&quot;;2^1;0)+IF([.Y14]=&quot;x&quot;;2^0;0))" office:value-type="string" office:string-value="75" calcext:value-type="string">
            <text:p>75</text:p>
          </table:table-cell>
          <table:table-cell table:formula="of:=DEC2HEX(IF([.Z14]=&quot;x&quot;;2^7;0)+IF([.AA14]=&quot;x&quot;;2^6;0)+IF([.AB14]=&quot;x&quot;;2^5;0)+IF([.AC14]=&quot;x&quot;;2^4;0)+IF([.AD14]=&quot;x&quot;;2^3;0)+IF([.AE14]=&quot;x&quot;;2^2;0)+IF([.AF14]=&quot;x&quot;;2^1;0)+IF([.AG14]=&quot;x&quot;;2^0;0))" office:value-type="string" office:string-value="C1" calcext:value-type="string">
            <text:p>C1</text:p>
          </table:table-cell>
          <table:table-cell/>
          <table:table-cell table:formula="of:=IF(HEX2DEC([.AL14])&lt;16;COM.MICROSOFT.CONCAT(&quot;0&quot;;[.AL14]);[.AL14])" office:value-type="string" office:string-value="82" calcext:value-type="string">
            <text:p>82</text:p>
          </table:table-cell>
          <table:table-cell table:formula="of:=IF(HEX2DEC([.AM14])&lt;16;COM.MICROSOFT.CONCAT(&quot;0&quot;;[.AM14]);[.AM14])" office:value-type="string" office:string-value="62" calcext:value-type="string">
            <text:p>62</text:p>
          </table:table-cell>
          <table:table-cell table:formula="of:=IF(HEX2DEC([.AN14])&lt;16;COM.MICROSOFT.CONCAT(&quot;0&quot;;[.AN14]);[.AN14])" office:value-type="string" office:string-value="75" calcext:value-type="string">
            <text:p>75</text:p>
          </table:table-cell>
          <table:table-cell table:formula="of:=IF(HEX2DEC([.AO14])&lt;16;COM.MICROSOFT.CONCAT(&quot;0&quot;;[.AO14]);[.AO14])" office:value-type="string" office:string-value="C1" calcext:value-type="string">
            <text:p>C1</text:p>
          </table:table-cell>
          <table:table-cell/>
          <table:table-cell table:formula="of:==COM.MICROSOFT.CONCAT(&quot;DW 0x&quot;;[.AQ14];[.AR14];&quot;, &quot;; &quot;0x&quot;; [.AS14];[.AT14])" office:value-type="string" office:string-value="DW 0x8262, 0x75C1" calcext:value-type="string">
            <text:p>DW 0x8262, 0x75C1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style-name="ce92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4"/>
          <table:table-cell table:formula="of:=DEC2HEX(IF([.B15]=&quot;x&quot;;2^7;0)+IF([.C15]=&quot;x&quot;;2^6;0)+IF([.D15]=&quot;x&quot;;2^5;0)+IF([.E15]=&quot;x&quot;;2^4;0)+IF([.F15]=&quot;x&quot;;2^3;0)+IF([.G15]=&quot;x&quot;;2^2;0)+IF([.H15]=&quot;x&quot;;2^1;0)+IF([.I15]=&quot;x&quot;;2^0;0))" office:value-type="string" office:string-value="82" calcext:value-type="string">
            <text:p>82</text:p>
          </table:table-cell>
          <table:table-cell table:formula="of:=DEC2HEX(IF([.J15]=&quot;x&quot;;2^7;0)+IF([.K15]=&quot;x&quot;;2^6;0)+IF([.L15]=&quot;x&quot;;2^5;0)+IF([.M15]=&quot;x&quot;;2^4;0)+IF([.N15]=&quot;x&quot;;2^3;0)+IF([.O15]=&quot;x&quot;;2^2;0)+IF([.P15]=&quot;x&quot;;2^1;0)+IF([.Q15]=&quot;x&quot;;2^0;0))" office:value-type="string" office:string-value="42" calcext:value-type="string">
            <text:p>42</text:p>
          </table:table-cell>
          <table:table-cell table:formula="of:=DEC2HEX(IF([.R15]=&quot;x&quot;;2^7;0)+IF([.S15]=&quot;x&quot;;2^6;0)+IF([.T15]=&quot;x&quot;;2^5;0)+IF([.U15]=&quot;x&quot;;2^4;0)+IF([.V15]=&quot;x&quot;;2^3;0)+IF([.W15]=&quot;x&quot;;2^2;0)+IF([.X15]=&quot;x&quot;;2^1;0)+IF([.Y15]=&quot;x&quot;;2^0;0))" office:value-type="string" office:string-value="64" calcext:value-type="string">
            <text:p>64</text:p>
          </table:table-cell>
          <table:table-cell table:formula="of:=DEC2HEX(IF([.Z15]=&quot;x&quot;;2^7;0)+IF([.AA15]=&quot;x&quot;;2^6;0)+IF([.AB15]=&quot;x&quot;;2^5;0)+IF([.AC15]=&quot;x&quot;;2^4;0)+IF([.AD15]=&quot;x&quot;;2^3;0)+IF([.AE15]=&quot;x&quot;;2^2;0)+IF([.AF15]=&quot;x&quot;;2^1;0)+IF([.AG15]=&quot;x&quot;;2^0;0))" office:value-type="string" office:string-value="41" calcext:value-type="string">
            <text:p>41</text:p>
          </table:table-cell>
          <table:table-cell/>
          <table:table-cell table:formula="of:=IF(HEX2DEC([.AL15])&lt;16;COM.MICROSOFT.CONCAT(&quot;0&quot;;[.AL15]);[.AL15])" office:value-type="string" office:string-value="82" calcext:value-type="string">
            <text:p>82</text:p>
          </table:table-cell>
          <table:table-cell table:formula="of:=IF(HEX2DEC([.AM15])&lt;16;COM.MICROSOFT.CONCAT(&quot;0&quot;;[.AM15]);[.AM15])" office:value-type="string" office:string-value="42" calcext:value-type="string">
            <text:p>42</text:p>
          </table:table-cell>
          <table:table-cell table:formula="of:=IF(HEX2DEC([.AN15])&lt;16;COM.MICROSOFT.CONCAT(&quot;0&quot;;[.AN15]);[.AN15])" office:value-type="string" office:string-value="64" calcext:value-type="string">
            <text:p>64</text:p>
          </table:table-cell>
          <table:table-cell table:formula="of:=IF(HEX2DEC([.AO15])&lt;16;COM.MICROSOFT.CONCAT(&quot;0&quot;;[.AO15]);[.AO15])" office:value-type="string" office:string-value="41" calcext:value-type="string">
            <text:p>41</text:p>
          </table:table-cell>
          <table:table-cell/>
          <table:table-cell table:formula="of:==COM.MICROSOFT.CONCAT(&quot;DW 0x&quot;;[.AQ15];[.AR15];&quot;, &quot;; &quot;0x&quot;; [.AS15];[.AT15])" office:value-type="string" office:string-value="DW 0x8242, 0x6441" calcext:value-type="string">
            <text:p>DW 0x8242, 0x6441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4"/>
          <table:table-cell table:formula="of:=DEC2HEX(IF([.B16]=&quot;x&quot;;2^7;0)+IF([.C16]=&quot;x&quot;;2^6;0)+IF([.D16]=&quot;x&quot;;2^5;0)+IF([.E16]=&quot;x&quot;;2^4;0)+IF([.F16]=&quot;x&quot;;2^3;0)+IF([.G16]=&quot;x&quot;;2^2;0)+IF([.H16]=&quot;x&quot;;2^1;0)+IF([.I16]=&quot;x&quot;;2^0;0))" office:value-type="string" office:string-value="82" calcext:value-type="string">
            <text:p>82</text:p>
          </table:table-cell>
          <table:table-cell table:formula="of:=DEC2HEX(IF([.J16]=&quot;x&quot;;2^7;0)+IF([.K16]=&quot;x&quot;;2^6;0)+IF([.L16]=&quot;x&quot;;2^5;0)+IF([.M16]=&quot;x&quot;;2^4;0)+IF([.N16]=&quot;x&quot;;2^3;0)+IF([.O16]=&quot;x&quot;;2^2;0)+IF([.P16]=&quot;x&quot;;2^1;0)+IF([.Q16]=&quot;x&quot;;2^0;0))" office:value-type="string" office:string-value="72" calcext:value-type="string">
            <text:p>72</text:p>
          </table:table-cell>
          <table:table-cell table:formula="of:=DEC2HEX(IF([.R16]=&quot;x&quot;;2^7;0)+IF([.S16]=&quot;x&quot;;2^6;0)+IF([.T16]=&quot;x&quot;;2^5;0)+IF([.U16]=&quot;x&quot;;2^4;0)+IF([.V16]=&quot;x&quot;;2^3;0)+IF([.W16]=&quot;x&quot;;2^2;0)+IF([.X16]=&quot;x&quot;;2^1;0)+IF([.Y16]=&quot;x&quot;;2^0;0))" office:value-type="string" office:string-value="55" calcext:value-type="string">
            <text:p>55</text:p>
          </table:table-cell>
          <table:table-cell table:formula="of:=DEC2HEX(IF([.Z16]=&quot;x&quot;;2^7;0)+IF([.AA16]=&quot;x&quot;;2^6;0)+IF([.AB16]=&quot;x&quot;;2^5;0)+IF([.AC16]=&quot;x&quot;;2^4;0)+IF([.AD16]=&quot;x&quot;;2^3;0)+IF([.AE16]=&quot;x&quot;;2^2;0)+IF([.AF16]=&quot;x&quot;;2^1;0)+IF([.AG16]=&quot;x&quot;;2^0;0))" office:value-type="string" office:string-value="C1" calcext:value-type="string">
            <text:p>C1</text:p>
          </table:table-cell>
          <table:table-cell/>
          <table:table-cell table:formula="of:=IF(HEX2DEC([.AL16])&lt;16;COM.MICROSOFT.CONCAT(&quot;0&quot;;[.AL16]);[.AL16])" office:value-type="string" office:string-value="82" calcext:value-type="string">
            <text:p>82</text:p>
          </table:table-cell>
          <table:table-cell table:formula="of:=IF(HEX2DEC([.AM16])&lt;16;COM.MICROSOFT.CONCAT(&quot;0&quot;;[.AM16]);[.AM16])" office:value-type="string" office:string-value="72" calcext:value-type="string">
            <text:p>72</text:p>
          </table:table-cell>
          <table:table-cell table:formula="of:=IF(HEX2DEC([.AN16])&lt;16;COM.MICROSOFT.CONCAT(&quot;0&quot;;[.AN16]);[.AN16])" office:value-type="string" office:string-value="55" calcext:value-type="string">
            <text:p>55</text:p>
          </table:table-cell>
          <table:table-cell table:formula="of:=IF(HEX2DEC([.AO16])&lt;16;COM.MICROSOFT.CONCAT(&quot;0&quot;;[.AO16]);[.AO16])" office:value-type="string" office:string-value="C1" calcext:value-type="string">
            <text:p>C1</text:p>
          </table:table-cell>
          <table:table-cell/>
          <table:table-cell table:formula="of:==COM.MICROSOFT.CONCAT(&quot;DW 0x&quot;;[.AQ16];[.AR16];&quot;, &quot;; &quot;0x&quot;; [.AS16];[.AT16])" office:value-type="string" office:string-value="DW 0x8272, 0x55C1" calcext:value-type="string">
            <text:p>DW 0x8272, 0x55C1</text:p>
          </table:table-cell>
        </table:table-row>
        <table:table-row table:style-name="ro1">
          <table:table-cell/>
          <table:table-cell table:number-columns-repeated="25" office:value-type="string" calcext:value-type="string">
            <text:p>x</text:p>
          </table:table-cell>
          <table:table-cell table:number-columns-repeated="6" table:style-name="ce9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formula="of:=DEC2HEX(IF([.B17]=&quot;x&quot;;2^7;0)+IF([.C17]=&quot;x&quot;;2^6;0)+IF([.D17]=&quot;x&quot;;2^5;0)+IF([.E17]=&quot;x&quot;;2^4;0)+IF([.F17]=&quot;x&quot;;2^3;0)+IF([.G17]=&quot;x&quot;;2^2;0)+IF([.H17]=&quot;x&quot;;2^1;0)+IF([.I17]=&quot;x&quot;;2^0;0))" office:value-type="string" office:string-value="FF" calcext:value-type="string">
            <text:p>FF</text:p>
          </table:table-cell>
          <table:table-cell table:formula="of:=DEC2HEX(IF([.J17]=&quot;x&quot;;2^7;0)+IF([.K17]=&quot;x&quot;;2^6;0)+IF([.L17]=&quot;x&quot;;2^5;0)+IF([.M17]=&quot;x&quot;;2^4;0)+IF([.N17]=&quot;x&quot;;2^3;0)+IF([.O17]=&quot;x&quot;;2^2;0)+IF([.P17]=&quot;x&quot;;2^1;0)+IF([.Q17]=&quot;x&quot;;2^0;0))" office:value-type="string" office:string-value="FF" calcext:value-type="string">
            <text:p>FF</text:p>
          </table:table-cell>
          <table:table-cell table:formula="of:=DEC2HEX(IF([.R17]=&quot;x&quot;;2^7;0)+IF([.S17]=&quot;x&quot;;2^6;0)+IF([.T17]=&quot;x&quot;;2^5;0)+IF([.U17]=&quot;x&quot;;2^4;0)+IF([.V17]=&quot;x&quot;;2^3;0)+IF([.W17]=&quot;x&quot;;2^2;0)+IF([.X17]=&quot;x&quot;;2^1;0)+IF([.Y17]=&quot;x&quot;;2^0;0))" office:value-type="string" office:string-value="FF" calcext:value-type="string">
            <text:p>FF</text:p>
          </table:table-cell>
          <table:table-cell table:formula="of:=DEC2HEX(IF([.Z17]=&quot;x&quot;;2^7;0)+IF([.AA17]=&quot;x&quot;;2^6;0)+IF([.AB17]=&quot;x&quot;;2^5;0)+IF([.AC17]=&quot;x&quot;;2^4;0)+IF([.AD17]=&quot;x&quot;;2^3;0)+IF([.AE17]=&quot;x&quot;;2^2;0)+IF([.AF17]=&quot;x&quot;;2^1;0)+IF([.AG17]=&quot;x&quot;;2^0;0))" office:value-type="string" office:string-value="FF" calcext:value-type="string">
            <text:p>FF</text:p>
          </table:table-cell>
          <table:table-cell/>
          <table:table-cell table:formula="of:=IF(HEX2DEC([.AL17])&lt;16;COM.MICROSOFT.CONCAT(&quot;0&quot;;[.AL17]);[.AL17])" office:value-type="string" office:string-value="FF" calcext:value-type="string">
            <text:p>FF</text:p>
          </table:table-cell>
          <table:table-cell table:formula="of:=IF(HEX2DEC([.AM17])&lt;16;COM.MICROSOFT.CONCAT(&quot;0&quot;;[.AM17]);[.AM17])" office:value-type="string" office:string-value="FF" calcext:value-type="string">
            <text:p>FF</text:p>
          </table:table-cell>
          <table:table-cell table:formula="of:=IF(HEX2DEC([.AN17])&lt;16;COM.MICROSOFT.CONCAT(&quot;0&quot;;[.AN17]);[.AN17])" office:value-type="string" office:string-value="FF" calcext:value-type="string">
            <text:p>FF</text:p>
          </table:table-cell>
          <table:table-cell table:formula="of:=IF(HEX2DEC([.AO17])&lt;16;COM.MICROSOFT.CONCAT(&quot;0&quot;;[.AO17]);[.AO17])" office:value-type="string" office:string-value="FF" calcext:value-type="string">
            <text:p>FF</text:p>
          </table:table-cell>
          <table:table-cell/>
          <table:table-cell table:formula="of:==COM.MICROSOFT.CONCAT(&quot;DW 0x&quot;;[.AQ17];[.AR17];&quot;, &quot;; &quot;0x&quot;; [.AS17];[.AT17])" office:value-type="string" office:string-value="DW 0xFFFF, 0xFFFF" calcext:value-type="string">
            <text:p>DW 0xFFFF, 0xFFFF</text:p>
          </table:table-cell>
        </table:table-row>
        <table:table-row table:style-name="ro1">
          <table:table-cell table:style-name="ce42"/>
          <table:table-cell office:value-type="string" calcext:value-type="string">
            <text:p>x</text:p>
          </table:table-cell>
          <table:table-cell table:number-columns-repeated="24"/>
          <table:table-cell table:style-name="ce92" table:number-columns-repeated="6"/>
          <table:table-cell office:value-type="string" calcext:value-type="string">
            <text:p>x</text:p>
          </table:table-cell>
          <table:table-cell table:style-name="ce42"/>
          <table:table-cell table:number-columns-repeated="3"/>
          <table:table-cell table:formula="of:=DEC2HEX(IF([.B18]=&quot;x&quot;;2^7;0)+IF([.C18]=&quot;x&quot;;2^6;0)+IF([.D18]=&quot;x&quot;;2^5;0)+IF([.E18]=&quot;x&quot;;2^4;0)+IF([.F18]=&quot;x&quot;;2^3;0)+IF([.G18]=&quot;x&quot;;2^2;0)+IF([.H18]=&quot;x&quot;;2^1;0)+IF([.I18]=&quot;x&quot;;2^0;0))" office:value-type="string" office:string-value="80" calcext:value-type="string">
            <text:p>80</text:p>
          </table:table-cell>
          <table:table-cell table:formula="of:=DEC2HEX(IF([.J18]=&quot;x&quot;;2^7;0)+IF([.K18]=&quot;x&quot;;2^6;0)+IF([.L18]=&quot;x&quot;;2^5;0)+IF([.M18]=&quot;x&quot;;2^4;0)+IF([.N18]=&quot;x&quot;;2^3;0)+IF([.O18]=&quot;x&quot;;2^2;0)+IF([.P18]=&quot;x&quot;;2^1;0)+IF([.Q18]=&quot;x&quot;;2^0;0))" office:value-type="string" office:string-value="0" calcext:value-type="string">
            <text:p>0</text:p>
          </table:table-cell>
          <table:table-cell table:formula="of:=DEC2HEX(IF([.R18]=&quot;x&quot;;2^7;0)+IF([.S18]=&quot;x&quot;;2^6;0)+IF([.T18]=&quot;x&quot;;2^5;0)+IF([.U18]=&quot;x&quot;;2^4;0)+IF([.V18]=&quot;x&quot;;2^3;0)+IF([.W18]=&quot;x&quot;;2^2;0)+IF([.X18]=&quot;x&quot;;2^1;0)+IF([.Y18]=&quot;x&quot;;2^0;0))" office:value-type="string" office:string-value="0" calcext:value-type="string">
            <text:p>0</text:p>
          </table:table-cell>
          <table:table-cell table:formula="of:=DEC2HEX(IF([.Z18]=&quot;x&quot;;2^7;0)+IF([.AA18]=&quot;x&quot;;2^6;0)+IF([.AB18]=&quot;x&quot;;2^5;0)+IF([.AC18]=&quot;x&quot;;2^4;0)+IF([.AD18]=&quot;x&quot;;2^3;0)+IF([.AE18]=&quot;x&quot;;2^2;0)+IF([.AF18]=&quot;x&quot;;2^1;0)+IF([.AG18]=&quot;x&quot;;2^0;0))" office:value-type="string" office:string-value="1" calcext:value-type="string">
            <text:p>1</text:p>
          </table:table-cell>
          <table:table-cell/>
          <table:table-cell table:formula="of:=IF(HEX2DEC([.AL18])&lt;16;COM.MICROSOFT.CONCAT(&quot;0&quot;;[.AL18]);[.AL18])" office:value-type="string" office:string-value="80" calcext:value-type="string">
            <text:p>80</text:p>
          </table:table-cell>
          <table:table-cell table:formula="of:=IF(HEX2DEC([.AM18])&lt;16;COM.MICROSOFT.CONCAT(&quot;0&quot;;[.AM18]);[.AM18])" office:value-type="string" office:string-value="00" calcext:value-type="string">
            <text:p>00</text:p>
          </table:table-cell>
          <table:table-cell table:formula="of:=IF(HEX2DEC([.AN18])&lt;16;COM.MICROSOFT.CONCAT(&quot;0&quot;;[.AN18]);[.AN18])" office:value-type="string" office:string-value="00" calcext:value-type="string">
            <text:p>00</text:p>
          </table:table-cell>
          <table:table-cell table:formula="of:=IF(HEX2DEC([.AO18])&lt;16;COM.MICROSOFT.CONCAT(&quot;0&quot;;[.AO18]);[.AO18])" office:value-type="string" office:string-value="01" calcext:value-type="string">
            <text:p>01</text:p>
          </table:table-cell>
          <table:table-cell/>
          <table:table-cell table:formula="of:==COM.MICROSOFT.CONCAT(&quot;DW 0x&quot;;[.AQ18];[.AR18];&quot;, &quot;; &quot;0x&quot;; [.AS18];[.AT18])" office:value-type="string" office:string-value="DW 0x8000, 0x0001" calcext:value-type="string">
            <text:p>DW 0x8000, 0x0001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/>
          <table:table-cell table:number-columns-repeated="8" office:value-type="string" calcext:value-type="string">
            <text:p>x</text:p>
          </table:table-cell>
          <table:table-cell table:number-columns-repeated="3"/>
          <table:table-cell table:number-columns-repeated="6" office:value-type="string" calcext:value-type="string">
            <text:p>x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3" table:style-name="ce9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formula="of:=DEC2HEX(IF([.B19]=&quot;x&quot;;2^7;0)+IF([.C19]=&quot;x&quot;;2^6;0)+IF([.D19]=&quot;x&quot;;2^5;0)+IF([.E19]=&quot;x&quot;;2^4;0)+IF([.F19]=&quot;x&quot;;2^3;0)+IF([.G19]=&quot;x&quot;;2^2;0)+IF([.H19]=&quot;x&quot;;2^1;0)+IF([.I19]=&quot;x&quot;;2^0;0))" office:value-type="string" office:string-value="BF" calcext:value-type="string">
            <text:p>BF</text:p>
          </table:table-cell>
          <table:table-cell table:formula="of:=DEC2HEX(IF([.J19]=&quot;x&quot;;2^7;0)+IF([.K19]=&quot;x&quot;;2^6;0)+IF([.L19]=&quot;x&quot;;2^5;0)+IF([.M19]=&quot;x&quot;;2^4;0)+IF([.N19]=&quot;x&quot;;2^3;0)+IF([.O19]=&quot;x&quot;;2^2;0)+IF([.P19]=&quot;x&quot;;2^1;0)+IF([.Q19]=&quot;x&quot;;2^0;0))" office:value-type="string" office:string-value="C7" calcext:value-type="string">
            <text:p>C7</text:p>
          </table:table-cell>
          <table:table-cell table:formula="of:=DEC2HEX(IF([.R19]=&quot;x&quot;;2^7;0)+IF([.S19]=&quot;x&quot;;2^6;0)+IF([.T19]=&quot;x&quot;;2^5;0)+IF([.U19]=&quot;x&quot;;2^4;0)+IF([.V19]=&quot;x&quot;;2^3;0)+IF([.W19]=&quot;x&quot;;2^2;0)+IF([.X19]=&quot;x&quot;;2^1;0)+IF([.Y19]=&quot;x&quot;;2^0;0))" office:value-type="string" office:string-value="E7" calcext:value-type="string">
            <text:p>E7</text:p>
          </table:table-cell>
          <table:table-cell table:formula="of:=DEC2HEX(IF([.Z19]=&quot;x&quot;;2^7;0)+IF([.AA19]=&quot;x&quot;;2^6;0)+IF([.AB19]=&quot;x&quot;;2^5;0)+IF([.AC19]=&quot;x&quot;;2^4;0)+IF([.AD19]=&quot;x&quot;;2^3;0)+IF([.AE19]=&quot;x&quot;;2^2;0)+IF([.AF19]=&quot;x&quot;;2^1;0)+IF([.AG19]=&quot;x&quot;;2^0;0))" office:value-type="string" office:string-value="F9" calcext:value-type="string">
            <text:p>F9</text:p>
          </table:table-cell>
          <table:table-cell/>
          <table:table-cell table:formula="of:=IF(HEX2DEC([.AL19])&lt;16;COM.MICROSOFT.CONCAT(&quot;0&quot;;[.AL19]);[.AL19])" office:value-type="string" office:string-value="BF" calcext:value-type="string">
            <text:p>BF</text:p>
          </table:table-cell>
          <table:table-cell table:formula="of:=IF(HEX2DEC([.AM19])&lt;16;COM.MICROSOFT.CONCAT(&quot;0&quot;;[.AM19]);[.AM19])" office:value-type="string" office:string-value="C7" calcext:value-type="string">
            <text:p>C7</text:p>
          </table:table-cell>
          <table:table-cell table:formula="of:=IF(HEX2DEC([.AN19])&lt;16;COM.MICROSOFT.CONCAT(&quot;0&quot;;[.AN19]);[.AN19])" office:value-type="string" office:string-value="E7" calcext:value-type="string">
            <text:p>E7</text:p>
          </table:table-cell>
          <table:table-cell table:formula="of:=IF(HEX2DEC([.AO19])&lt;16;COM.MICROSOFT.CONCAT(&quot;0&quot;;[.AO19]);[.AO19])" office:value-type="string" office:string-value="F9" calcext:value-type="string">
            <text:p>F9</text:p>
          </table:table-cell>
          <table:table-cell/>
          <table:table-cell table:formula="of:==COM.MICROSOFT.CONCAT(&quot;DW 0x&quot;;[.AQ19];[.AR19];&quot;, &quot;; &quot;0x&quot;; [.AS19];[.AT19])" office:value-type="string" office:string-value="DW 0xBFC7, 0xE7F9" calcext:value-type="string">
            <text:p>DW 0xBFC7, 0xE7F9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/>
          <table:table-cell table:number-columns-repeated="8" office:value-type="string" calcext:value-type="string">
            <text:p>x</text:p>
          </table:table-cell>
          <table:table-cell table:number-columns-repeated="3"/>
          <table:table-cell table:number-columns-repeated="6" office:value-type="string" calcext:value-type="string">
            <text:p>x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3" table:style-name="ce9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formula="of:=DEC2HEX(IF([.B20]=&quot;x&quot;;2^7;0)+IF([.C20]=&quot;x&quot;;2^6;0)+IF([.D20]=&quot;x&quot;;2^5;0)+IF([.E20]=&quot;x&quot;;2^4;0)+IF([.F20]=&quot;x&quot;;2^3;0)+IF([.G20]=&quot;x&quot;;2^2;0)+IF([.H20]=&quot;x&quot;;2^1;0)+IF([.I20]=&quot;x&quot;;2^0;0))" office:value-type="string" office:string-value="BF" calcext:value-type="string">
            <text:p>BF</text:p>
          </table:table-cell>
          <table:table-cell table:formula="of:=DEC2HEX(IF([.J20]=&quot;x&quot;;2^7;0)+IF([.K20]=&quot;x&quot;;2^6;0)+IF([.L20]=&quot;x&quot;;2^5;0)+IF([.M20]=&quot;x&quot;;2^4;0)+IF([.N20]=&quot;x&quot;;2^3;0)+IF([.O20]=&quot;x&quot;;2^2;0)+IF([.P20]=&quot;x&quot;;2^1;0)+IF([.Q20]=&quot;x&quot;;2^0;0))" office:value-type="string" office:string-value="C7" calcext:value-type="string">
            <text:p>C7</text:p>
          </table:table-cell>
          <table:table-cell table:formula="of:=DEC2HEX(IF([.R20]=&quot;x&quot;;2^7;0)+IF([.S20]=&quot;x&quot;;2^6;0)+IF([.T20]=&quot;x&quot;;2^5;0)+IF([.U20]=&quot;x&quot;;2^4;0)+IF([.V20]=&quot;x&quot;;2^3;0)+IF([.W20]=&quot;x&quot;;2^2;0)+IF([.X20]=&quot;x&quot;;2^1;0)+IF([.Y20]=&quot;x&quot;;2^0;0))" office:value-type="string" office:string-value="E7" calcext:value-type="string">
            <text:p>E7</text:p>
          </table:table-cell>
          <table:table-cell table:formula="of:=DEC2HEX(IF([.Z20]=&quot;x&quot;;2^7;0)+IF([.AA20]=&quot;x&quot;;2^6;0)+IF([.AB20]=&quot;x&quot;;2^5;0)+IF([.AC20]=&quot;x&quot;;2^4;0)+IF([.AD20]=&quot;x&quot;;2^3;0)+IF([.AE20]=&quot;x&quot;;2^2;0)+IF([.AF20]=&quot;x&quot;;2^1;0)+IF([.AG20]=&quot;x&quot;;2^0;0))" office:value-type="string" office:string-value="F9" calcext:value-type="string">
            <text:p>F9</text:p>
          </table:table-cell>
          <table:table-cell/>
          <table:table-cell table:formula="of:=IF(HEX2DEC([.AL20])&lt;16;COM.MICROSOFT.CONCAT(&quot;0&quot;;[.AL20]);[.AL20])" office:value-type="string" office:string-value="BF" calcext:value-type="string">
            <text:p>BF</text:p>
          </table:table-cell>
          <table:table-cell table:formula="of:=IF(HEX2DEC([.AM20])&lt;16;COM.MICROSOFT.CONCAT(&quot;0&quot;;[.AM20]);[.AM20])" office:value-type="string" office:string-value="C7" calcext:value-type="string">
            <text:p>C7</text:p>
          </table:table-cell>
          <table:table-cell table:formula="of:=IF(HEX2DEC([.AN20])&lt;16;COM.MICROSOFT.CONCAT(&quot;0&quot;;[.AN20]);[.AN20])" office:value-type="string" office:string-value="E7" calcext:value-type="string">
            <text:p>E7</text:p>
          </table:table-cell>
          <table:table-cell table:formula="of:=IF(HEX2DEC([.AO20])&lt;16;COM.MICROSOFT.CONCAT(&quot;0&quot;;[.AO20]);[.AO20])" office:value-type="string" office:string-value="F9" calcext:value-type="string">
            <text:p>F9</text:p>
          </table:table-cell>
          <table:table-cell/>
          <table:table-cell table:formula="of:==COM.MICROSOFT.CONCAT(&quot;DW 0x&quot;;[.AQ20];[.AR20];&quot;, &quot;; &quot;0x&quot;; [.AS20];[.AT20])" office:value-type="string" office:string-value="DW 0xBFC7, 0xE7F9" calcext:value-type="string">
            <text:p>DW 0xBFC7, 0xE7F9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style-name="ce92" table:number-columns-repeated="2"/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table:formula="of:=DEC2HEX(IF([.B21]=&quot;x&quot;;2^7;0)+IF([.C21]=&quot;x&quot;;2^6;0)+IF([.D21]=&quot;x&quot;;2^5;0)+IF([.E21]=&quot;x&quot;;2^4;0)+IF([.F21]=&quot;x&quot;;2^3;0)+IF([.G21]=&quot;x&quot;;2^2;0)+IF([.H21]=&quot;x&quot;;2^1;0)+IF([.I21]=&quot;x&quot;;2^0;0))" office:value-type="string" office:string-value="86" calcext:value-type="string">
            <text:p>86</text:p>
          </table:table-cell>
          <table:table-cell table:formula="of:=DEC2HEX(IF([.J21]=&quot;x&quot;;2^7;0)+IF([.K21]=&quot;x&quot;;2^6;0)+IF([.L21]=&quot;x&quot;;2^5;0)+IF([.M21]=&quot;x&quot;;2^4;0)+IF([.N21]=&quot;x&quot;;2^3;0)+IF([.O21]=&quot;x&quot;;2^2;0)+IF([.P21]=&quot;x&quot;;2^1;0)+IF([.Q21]=&quot;x&quot;;2^0;0))" office:value-type="string" office:string-value="6" calcext:value-type="string">
            <text:p>6</text:p>
          </table:table-cell>
          <table:table-cell table:formula="of:=DEC2HEX(IF([.R21]=&quot;x&quot;;2^7;0)+IF([.S21]=&quot;x&quot;;2^6;0)+IF([.T21]=&quot;x&quot;;2^5;0)+IF([.U21]=&quot;x&quot;;2^4;0)+IF([.V21]=&quot;x&quot;;2^3;0)+IF([.W21]=&quot;x&quot;;2^2;0)+IF([.X21]=&quot;x&quot;;2^1;0)+IF([.Y21]=&quot;x&quot;;2^0;0))" office:value-type="string" office:string-value="0" calcext:value-type="string">
            <text:p>0</text:p>
          </table:table-cell>
          <table:table-cell table:formula="of:=DEC2HEX(IF([.Z21]=&quot;x&quot;;2^7;0)+IF([.AA21]=&quot;x&quot;;2^6;0)+IF([.AB21]=&quot;x&quot;;2^5;0)+IF([.AC21]=&quot;x&quot;;2^4;0)+IF([.AD21]=&quot;x&quot;;2^3;0)+IF([.AE21]=&quot;x&quot;;2^2;0)+IF([.AF21]=&quot;x&quot;;2^1;0)+IF([.AG21]=&quot;x&quot;;2^0;0))" office:value-type="string" office:string-value="C1" calcext:value-type="string">
            <text:p>C1</text:p>
          </table:table-cell>
          <table:table-cell/>
          <table:table-cell table:formula="of:=IF(HEX2DEC([.AL21])&lt;16;COM.MICROSOFT.CONCAT(&quot;0&quot;;[.AL21]);[.AL21])" office:value-type="string" office:string-value="86" calcext:value-type="string">
            <text:p>86</text:p>
          </table:table-cell>
          <table:table-cell table:formula="of:=IF(HEX2DEC([.AM21])&lt;16;COM.MICROSOFT.CONCAT(&quot;0&quot;;[.AM21]);[.AM21])" office:value-type="string" office:string-value="06" calcext:value-type="string">
            <text:p>06</text:p>
          </table:table-cell>
          <table:table-cell table:formula="of:=IF(HEX2DEC([.AN21])&lt;16;COM.MICROSOFT.CONCAT(&quot;0&quot;;[.AN21]);[.AN21])" office:value-type="string" office:string-value="00" calcext:value-type="string">
            <text:p>00</text:p>
          </table:table-cell>
          <table:table-cell table:formula="of:=IF(HEX2DEC([.AO21])&lt;16;COM.MICROSOFT.CONCAT(&quot;0&quot;;[.AO21]);[.AO21])" office:value-type="string" office:string-value="C1" calcext:value-type="string">
            <text:p>C1</text:p>
          </table:table-cell>
          <table:table-cell/>
          <table:table-cell table:formula="of:==COM.MICROSOFT.CONCAT(&quot;DW 0x&quot;;[.AQ21];[.AR21];&quot;, &quot;; &quot;0x&quot;; [.AS21];[.AT21])" office:value-type="string" office:string-value="DW 0x8606, 0x00C1" calcext:value-type="string">
            <text:p>DW 0x8606, 0x00C1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style-name="ce92" table:number-columns-repeated="2"/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table:formula="of:=DEC2HEX(IF([.B22]=&quot;x&quot;;2^7;0)+IF([.C22]=&quot;x&quot;;2^6;0)+IF([.D22]=&quot;x&quot;;2^5;0)+IF([.E22]=&quot;x&quot;;2^4;0)+IF([.F22]=&quot;x&quot;;2^3;0)+IF([.G22]=&quot;x&quot;;2^2;0)+IF([.H22]=&quot;x&quot;;2^1;0)+IF([.I22]=&quot;x&quot;;2^0;0))" office:value-type="string" office:string-value="86" calcext:value-type="string">
            <text:p>86</text:p>
          </table:table-cell>
          <table:table-cell table:formula="of:=DEC2HEX(IF([.J22]=&quot;x&quot;;2^7;0)+IF([.K22]=&quot;x&quot;;2^6;0)+IF([.L22]=&quot;x&quot;;2^5;0)+IF([.M22]=&quot;x&quot;;2^4;0)+IF([.N22]=&quot;x&quot;;2^3;0)+IF([.O22]=&quot;x&quot;;2^2;0)+IF([.P22]=&quot;x&quot;;2^1;0)+IF([.Q22]=&quot;x&quot;;2^0;0))" office:value-type="string" office:string-value="6" calcext:value-type="string">
            <text:p>6</text:p>
          </table:table-cell>
          <table:table-cell table:formula="of:=DEC2HEX(IF([.R22]=&quot;x&quot;;2^7;0)+IF([.S22]=&quot;x&quot;;2^6;0)+IF([.T22]=&quot;x&quot;;2^5;0)+IF([.U22]=&quot;x&quot;;2^4;0)+IF([.V22]=&quot;x&quot;;2^3;0)+IF([.W22]=&quot;x&quot;;2^2;0)+IF([.X22]=&quot;x&quot;;2^1;0)+IF([.Y22]=&quot;x&quot;;2^0;0))" office:value-type="string" office:string-value="0" calcext:value-type="string">
            <text:p>0</text:p>
          </table:table-cell>
          <table:table-cell table:formula="of:=DEC2HEX(IF([.Z22]=&quot;x&quot;;2^7;0)+IF([.AA22]=&quot;x&quot;;2^6;0)+IF([.AB22]=&quot;x&quot;;2^5;0)+IF([.AC22]=&quot;x&quot;;2^4;0)+IF([.AD22]=&quot;x&quot;;2^3;0)+IF([.AE22]=&quot;x&quot;;2^2;0)+IF([.AF22]=&quot;x&quot;;2^1;0)+IF([.AG22]=&quot;x&quot;;2^0;0))" office:value-type="string" office:string-value="C1" calcext:value-type="string">
            <text:p>C1</text:p>
          </table:table-cell>
          <table:table-cell/>
          <table:table-cell table:formula="of:=IF(HEX2DEC([.AL22])&lt;16;COM.MICROSOFT.CONCAT(&quot;0&quot;;[.AL22]);[.AL22])" office:value-type="string" office:string-value="86" calcext:value-type="string">
            <text:p>86</text:p>
          </table:table-cell>
          <table:table-cell table:formula="of:=IF(HEX2DEC([.AM22])&lt;16;COM.MICROSOFT.CONCAT(&quot;0&quot;;[.AM22]);[.AM22])" office:value-type="string" office:string-value="06" calcext:value-type="string">
            <text:p>06</text:p>
          </table:table-cell>
          <table:table-cell table:formula="of:=IF(HEX2DEC([.AN22])&lt;16;COM.MICROSOFT.CONCAT(&quot;0&quot;;[.AN22]);[.AN22])" office:value-type="string" office:string-value="00" calcext:value-type="string">
            <text:p>00</text:p>
          </table:table-cell>
          <table:table-cell table:formula="of:=IF(HEX2DEC([.AO22])&lt;16;COM.MICROSOFT.CONCAT(&quot;0&quot;;[.AO22]);[.AO22])" office:value-type="string" office:string-value="C1" calcext:value-type="string">
            <text:p>C1</text:p>
          </table:table-cell>
          <table:table-cell/>
          <table:table-cell table:formula="of:==COM.MICROSOFT.CONCAT(&quot;DW 0x&quot;;[.AQ22];[.AR22];&quot;, &quot;; &quot;0x&quot;; [.AS22];[.AT22])" office:value-type="string" office:string-value="DW 0x8606, 0x00C1" calcext:value-type="string">
            <text:p>DW 0x8606, 0x00C1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6"/>
          <table:table-cell table:number-columns-repeated="4"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style-name="ce92" table:number-columns-repeated="2"/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table:formula="of:=DEC2HEX(IF([.B23]=&quot;x&quot;;2^7;0)+IF([.C23]=&quot;x&quot;;2^6;0)+IF([.D23]=&quot;x&quot;;2^5;0)+IF([.E23]=&quot;x&quot;;2^4;0)+IF([.F23]=&quot;x&quot;;2^3;0)+IF([.G23]=&quot;x&quot;;2^2;0)+IF([.H23]=&quot;x&quot;;2^1;0)+IF([.I23]=&quot;x&quot;;2^0;0))" office:value-type="string" office:string-value="86" calcext:value-type="string">
            <text:p>86</text:p>
          </table:table-cell>
          <table:table-cell table:formula="of:=DEC2HEX(IF([.J23]=&quot;x&quot;;2^7;0)+IF([.K23]=&quot;x&quot;;2^6;0)+IF([.L23]=&quot;x&quot;;2^5;0)+IF([.M23]=&quot;x&quot;;2^4;0)+IF([.N23]=&quot;x&quot;;2^3;0)+IF([.O23]=&quot;x&quot;;2^2;0)+IF([.P23]=&quot;x&quot;;2^1;0)+IF([.Q23]=&quot;x&quot;;2^0;0))" office:value-type="string" office:string-value="7" calcext:value-type="string">
            <text:p>7</text:p>
          </table:table-cell>
          <table:table-cell table:formula="of:=DEC2HEX(IF([.R23]=&quot;x&quot;;2^7;0)+IF([.S23]=&quot;x&quot;;2^6;0)+IF([.T23]=&quot;x&quot;;2^5;0)+IF([.U23]=&quot;x&quot;;2^4;0)+IF([.V23]=&quot;x&quot;;2^3;0)+IF([.W23]=&quot;x&quot;;2^2;0)+IF([.X23]=&quot;x&quot;;2^1;0)+IF([.Y23]=&quot;x&quot;;2^0;0))" office:value-type="string" office:string-value="80" calcext:value-type="string">
            <text:p>80</text:p>
          </table:table-cell>
          <table:table-cell table:formula="of:=DEC2HEX(IF([.Z23]=&quot;x&quot;;2^7;0)+IF([.AA23]=&quot;x&quot;;2^6;0)+IF([.AB23]=&quot;x&quot;;2^5;0)+IF([.AC23]=&quot;x&quot;;2^4;0)+IF([.AD23]=&quot;x&quot;;2^3;0)+IF([.AE23]=&quot;x&quot;;2^2;0)+IF([.AF23]=&quot;x&quot;;2^1;0)+IF([.AG23]=&quot;x&quot;;2^0;0))" office:value-type="string" office:string-value="C1" calcext:value-type="string">
            <text:p>C1</text:p>
          </table:table-cell>
          <table:table-cell/>
          <table:table-cell table:formula="of:=IF(HEX2DEC([.AL23])&lt;16;COM.MICROSOFT.CONCAT(&quot;0&quot;;[.AL23]);[.AL23])" office:value-type="string" office:string-value="86" calcext:value-type="string">
            <text:p>86</text:p>
          </table:table-cell>
          <table:table-cell table:formula="of:=IF(HEX2DEC([.AM23])&lt;16;COM.MICROSOFT.CONCAT(&quot;0&quot;;[.AM23]);[.AM23])" office:value-type="string" office:string-value="07" calcext:value-type="string">
            <text:p>07</text:p>
          </table:table-cell>
          <table:table-cell table:formula="of:=IF(HEX2DEC([.AN23])&lt;16;COM.MICROSOFT.CONCAT(&quot;0&quot;;[.AN23]);[.AN23])" office:value-type="string" office:string-value="80" calcext:value-type="string">
            <text:p>80</text:p>
          </table:table-cell>
          <table:table-cell table:formula="of:=IF(HEX2DEC([.AO23])&lt;16;COM.MICROSOFT.CONCAT(&quot;0&quot;;[.AO23]);[.AO23])" office:value-type="string" office:string-value="C1" calcext:value-type="string">
            <text:p>C1</text:p>
          </table:table-cell>
          <table:table-cell/>
          <table:table-cell table:formula="of:==COM.MICROSOFT.CONCAT(&quot;DW 0x&quot;;[.AQ23];[.AR23];&quot;, &quot;; &quot;0x&quot;; [.AS23];[.AT23])" office:value-type="string" office:string-value="DW 0x8607, 0x80C1" calcext:value-type="string">
            <text:p>DW 0x8607, 0x80C1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6"/>
          <table:table-cell table:number-columns-repeated="4"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style-name="ce92" table:number-columns-repeated="2"/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table:formula="of:=DEC2HEX(IF([.B24]=&quot;x&quot;;2^7;0)+IF([.C24]=&quot;x&quot;;2^6;0)+IF([.D24]=&quot;x&quot;;2^5;0)+IF([.E24]=&quot;x&quot;;2^4;0)+IF([.F24]=&quot;x&quot;;2^3;0)+IF([.G24]=&quot;x&quot;;2^2;0)+IF([.H24]=&quot;x&quot;;2^1;0)+IF([.I24]=&quot;x&quot;;2^0;0))" office:value-type="string" office:string-value="86" calcext:value-type="string">
            <text:p>86</text:p>
          </table:table-cell>
          <table:table-cell table:formula="of:=DEC2HEX(IF([.J24]=&quot;x&quot;;2^7;0)+IF([.K24]=&quot;x&quot;;2^6;0)+IF([.L24]=&quot;x&quot;;2^5;0)+IF([.M24]=&quot;x&quot;;2^4;0)+IF([.N24]=&quot;x&quot;;2^3;0)+IF([.O24]=&quot;x&quot;;2^2;0)+IF([.P24]=&quot;x&quot;;2^1;0)+IF([.Q24]=&quot;x&quot;;2^0;0))" office:value-type="string" office:string-value="7" calcext:value-type="string">
            <text:p>7</text:p>
          </table:table-cell>
          <table:table-cell table:formula="of:=DEC2HEX(IF([.R24]=&quot;x&quot;;2^7;0)+IF([.S24]=&quot;x&quot;;2^6;0)+IF([.T24]=&quot;x&quot;;2^5;0)+IF([.U24]=&quot;x&quot;;2^4;0)+IF([.V24]=&quot;x&quot;;2^3;0)+IF([.W24]=&quot;x&quot;;2^2;0)+IF([.X24]=&quot;x&quot;;2^1;0)+IF([.Y24]=&quot;x&quot;;2^0;0))" office:value-type="string" office:string-value="80" calcext:value-type="string">
            <text:p>80</text:p>
          </table:table-cell>
          <table:table-cell table:formula="of:=DEC2HEX(IF([.Z24]=&quot;x&quot;;2^7;0)+IF([.AA24]=&quot;x&quot;;2^6;0)+IF([.AB24]=&quot;x&quot;;2^5;0)+IF([.AC24]=&quot;x&quot;;2^4;0)+IF([.AD24]=&quot;x&quot;;2^3;0)+IF([.AE24]=&quot;x&quot;;2^2;0)+IF([.AF24]=&quot;x&quot;;2^1;0)+IF([.AG24]=&quot;x&quot;;2^0;0))" office:value-type="string" office:string-value="C1" calcext:value-type="string">
            <text:p>C1</text:p>
          </table:table-cell>
          <table:table-cell/>
          <table:table-cell table:formula="of:=IF(HEX2DEC([.AL24])&lt;16;COM.MICROSOFT.CONCAT(&quot;0&quot;;[.AL24]);[.AL24])" office:value-type="string" office:string-value="86" calcext:value-type="string">
            <text:p>86</text:p>
          </table:table-cell>
          <table:table-cell table:formula="of:=IF(HEX2DEC([.AM24])&lt;16;COM.MICROSOFT.CONCAT(&quot;0&quot;;[.AM24]);[.AM24])" office:value-type="string" office:string-value="07" calcext:value-type="string">
            <text:p>07</text:p>
          </table:table-cell>
          <table:table-cell table:formula="of:=IF(HEX2DEC([.AN24])&lt;16;COM.MICROSOFT.CONCAT(&quot;0&quot;;[.AN24]);[.AN24])" office:value-type="string" office:string-value="80" calcext:value-type="string">
            <text:p>80</text:p>
          </table:table-cell>
          <table:table-cell table:formula="of:=IF(HEX2DEC([.AO24])&lt;16;COM.MICROSOFT.CONCAT(&quot;0&quot;;[.AO24]);[.AO24])" office:value-type="string" office:string-value="C1" calcext:value-type="string">
            <text:p>C1</text:p>
          </table:table-cell>
          <table:table-cell/>
          <table:table-cell table:formula="of:==COM.MICROSOFT.CONCAT(&quot;DW 0x&quot;;[.AQ24];[.AR24];&quot;, &quot;; &quot;0x&quot;; [.AS24];[.AT24])" office:value-type="string" office:string-value="DW 0x8607, 0x80C1" calcext:value-type="string">
            <text:p>DW 0x8607, 0x80C1</text:p>
          </table:table-cell>
        </table:table-row>
        <table:table-row table:style-name="ro1">
          <table:table-cell table:style-name="ce43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style-name="ce92" table:number-columns-repeated="2"/>
          <table:table-cell table:number-columns-repeated="3"/>
          <table:table-cell office:value-type="string" calcext:value-type="string">
            <text:p>x</text:p>
          </table:table-cell>
          <table:table-cell table:style-name="ce43"/>
          <table:table-cell table:number-columns-repeated="3"/>
          <table:table-cell table:formula="of:=DEC2HEX(IF([.B25]=&quot;x&quot;;2^7;0)+IF([.C25]=&quot;x&quot;;2^6;0)+IF([.D25]=&quot;x&quot;;2^5;0)+IF([.E25]=&quot;x&quot;;2^4;0)+IF([.F25]=&quot;x&quot;;2^3;0)+IF([.G25]=&quot;x&quot;;2^2;0)+IF([.H25]=&quot;x&quot;;2^1;0)+IF([.I25]=&quot;x&quot;;2^0;0))" office:value-type="string" office:string-value="86" calcext:value-type="string">
            <text:p>86</text:p>
          </table:table-cell>
          <table:table-cell table:formula="of:=DEC2HEX(IF([.J25]=&quot;x&quot;;2^7;0)+IF([.K25]=&quot;x&quot;;2^6;0)+IF([.L25]=&quot;x&quot;;2^5;0)+IF([.M25]=&quot;x&quot;;2^4;0)+IF([.N25]=&quot;x&quot;;2^3;0)+IF([.O25]=&quot;x&quot;;2^2;0)+IF([.P25]=&quot;x&quot;;2^1;0)+IF([.Q25]=&quot;x&quot;;2^0;0))" office:value-type="string" office:string-value="6" calcext:value-type="string">
            <text:p>6</text:p>
          </table:table-cell>
          <table:table-cell table:formula="of:=DEC2HEX(IF([.R25]=&quot;x&quot;;2^7;0)+IF([.S25]=&quot;x&quot;;2^6;0)+IF([.T25]=&quot;x&quot;;2^5;0)+IF([.U25]=&quot;x&quot;;2^4;0)+IF([.V25]=&quot;x&quot;;2^3;0)+IF([.W25]=&quot;x&quot;;2^2;0)+IF([.X25]=&quot;x&quot;;2^1;0)+IF([.Y25]=&quot;x&quot;;2^0;0))" office:value-type="string" office:string-value="0" calcext:value-type="string">
            <text:p>0</text:p>
          </table:table-cell>
          <table:table-cell table:formula="of:=DEC2HEX(IF([.Z25]=&quot;x&quot;;2^7;0)+IF([.AA25]=&quot;x&quot;;2^6;0)+IF([.AB25]=&quot;x&quot;;2^5;0)+IF([.AC25]=&quot;x&quot;;2^4;0)+IF([.AD25]=&quot;x&quot;;2^3;0)+IF([.AE25]=&quot;x&quot;;2^2;0)+IF([.AF25]=&quot;x&quot;;2^1;0)+IF([.AG25]=&quot;x&quot;;2^0;0))" office:value-type="string" office:string-value="C1" calcext:value-type="string">
            <text:p>C1</text:p>
          </table:table-cell>
          <table:table-cell/>
          <table:table-cell table:formula="of:=IF(HEX2DEC([.AL25])&lt;16;COM.MICROSOFT.CONCAT(&quot;0&quot;;[.AL25]);[.AL25])" office:value-type="string" office:string-value="86" calcext:value-type="string">
            <text:p>86</text:p>
          </table:table-cell>
          <table:table-cell table:formula="of:=IF(HEX2DEC([.AM25])&lt;16;COM.MICROSOFT.CONCAT(&quot;0&quot;;[.AM25]);[.AM25])" office:value-type="string" office:string-value="06" calcext:value-type="string">
            <text:p>06</text:p>
          </table:table-cell>
          <table:table-cell table:formula="of:=IF(HEX2DEC([.AN25])&lt;16;COM.MICROSOFT.CONCAT(&quot;0&quot;;[.AN25]);[.AN25])" office:value-type="string" office:string-value="00" calcext:value-type="string">
            <text:p>00</text:p>
          </table:table-cell>
          <table:table-cell table:formula="of:=IF(HEX2DEC([.AO25])&lt;16;COM.MICROSOFT.CONCAT(&quot;0&quot;;[.AO25]);[.AO25])" office:value-type="string" office:string-value="C1" calcext:value-type="string">
            <text:p>C1</text:p>
          </table:table-cell>
          <table:table-cell/>
          <table:table-cell table:formula="of:==COM.MICROSOFT.CONCAT(&quot;DW 0x&quot;;[.AQ25];[.AR25];&quot;, &quot;; &quot;0x&quot;; [.AS25];[.AT25])" office:value-type="string" office:string-value="DW 0x8606, 0x00C1" calcext:value-type="string">
            <text:p>DW 0x8606, 0x00C1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style-name="ce92" table:number-columns-repeated="2"/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table:formula="of:=DEC2HEX(IF([.B26]=&quot;x&quot;;2^7;0)+IF([.C26]=&quot;x&quot;;2^6;0)+IF([.D26]=&quot;x&quot;;2^5;0)+IF([.E26]=&quot;x&quot;;2^4;0)+IF([.F26]=&quot;x&quot;;2^3;0)+IF([.G26]=&quot;x&quot;;2^2;0)+IF([.H26]=&quot;x&quot;;2^1;0)+IF([.I26]=&quot;x&quot;;2^0;0))" office:value-type="string" office:string-value="86" calcext:value-type="string">
            <text:p>86</text:p>
          </table:table-cell>
          <table:table-cell table:formula="of:=DEC2HEX(IF([.J26]=&quot;x&quot;;2^7;0)+IF([.K26]=&quot;x&quot;;2^6;0)+IF([.L26]=&quot;x&quot;;2^5;0)+IF([.M26]=&quot;x&quot;;2^4;0)+IF([.N26]=&quot;x&quot;;2^3;0)+IF([.O26]=&quot;x&quot;;2^2;0)+IF([.P26]=&quot;x&quot;;2^1;0)+IF([.Q26]=&quot;x&quot;;2^0;0))" office:value-type="string" office:string-value="6" calcext:value-type="string">
            <text:p>6</text:p>
          </table:table-cell>
          <table:table-cell table:formula="of:=DEC2HEX(IF([.R26]=&quot;x&quot;;2^7;0)+IF([.S26]=&quot;x&quot;;2^6;0)+IF([.T26]=&quot;x&quot;;2^5;0)+IF([.U26]=&quot;x&quot;;2^4;0)+IF([.V26]=&quot;x&quot;;2^3;0)+IF([.W26]=&quot;x&quot;;2^2;0)+IF([.X26]=&quot;x&quot;;2^1;0)+IF([.Y26]=&quot;x&quot;;2^0;0))" office:value-type="string" office:string-value="0" calcext:value-type="string">
            <text:p>0</text:p>
          </table:table-cell>
          <table:table-cell table:formula="of:=DEC2HEX(IF([.Z26]=&quot;x&quot;;2^7;0)+IF([.AA26]=&quot;x&quot;;2^6;0)+IF([.AB26]=&quot;x&quot;;2^5;0)+IF([.AC26]=&quot;x&quot;;2^4;0)+IF([.AD26]=&quot;x&quot;;2^3;0)+IF([.AE26]=&quot;x&quot;;2^2;0)+IF([.AF26]=&quot;x&quot;;2^1;0)+IF([.AG26]=&quot;x&quot;;2^0;0))" office:value-type="string" office:string-value="C1" calcext:value-type="string">
            <text:p>C1</text:p>
          </table:table-cell>
          <table:table-cell/>
          <table:table-cell table:formula="of:=IF(HEX2DEC([.AL26])&lt;16;COM.MICROSOFT.CONCAT(&quot;0&quot;;[.AL26]);[.AL26])" office:value-type="string" office:string-value="86" calcext:value-type="string">
            <text:p>86</text:p>
          </table:table-cell>
          <table:table-cell table:formula="of:=IF(HEX2DEC([.AM26])&lt;16;COM.MICROSOFT.CONCAT(&quot;0&quot;;[.AM26]);[.AM26])" office:value-type="string" office:string-value="06" calcext:value-type="string">
            <text:p>06</text:p>
          </table:table-cell>
          <table:table-cell table:formula="of:=IF(HEX2DEC([.AN26])&lt;16;COM.MICROSOFT.CONCAT(&quot;0&quot;;[.AN26]);[.AN26])" office:value-type="string" office:string-value="00" calcext:value-type="string">
            <text:p>00</text:p>
          </table:table-cell>
          <table:table-cell table:formula="of:=IF(HEX2DEC([.AO26])&lt;16;COM.MICROSOFT.CONCAT(&quot;0&quot;;[.AO26]);[.AO26])" office:value-type="string" office:string-value="C1" calcext:value-type="string">
            <text:p>C1</text:p>
          </table:table-cell>
          <table:table-cell/>
          <table:table-cell table:formula="of:==COM.MICROSOFT.CONCAT(&quot;DW 0x&quot;;[.AQ26];[.AR26];&quot;, &quot;; &quot;0x&quot;; [.AS26];[.AT26])" office:value-type="string" office:string-value="DW 0x8606, 0x00C1" calcext:value-type="string">
            <text:p>DW 0x8606, 0x00C1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style-name="ce29" table:number-columns-repeated="3"/>
          <table:table-cell table:number-columns-repeated="2" table:style-name="ce2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4"/>
          <table:table-cell table:formula="of:=DEC2HEX(IF([.B27]=&quot;x&quot;;2^7;0)+IF([.C27]=&quot;x&quot;;2^6;0)+IF([.D27]=&quot;x&quot;;2^5;0)+IF([.E27]=&quot;x&quot;;2^4;0)+IF([.F27]=&quot;x&quot;;2^3;0)+IF([.G27]=&quot;x&quot;;2^2;0)+IF([.H27]=&quot;x&quot;;2^1;0)+IF([.I27]=&quot;x&quot;;2^0;0))" office:value-type="string" office:string-value="86" calcext:value-type="string">
            <text:p>86</text:p>
          </table:table-cell>
          <table:table-cell table:formula="of:=DEC2HEX(IF([.J27]=&quot;x&quot;;2^7;0)+IF([.K27]=&quot;x&quot;;2^6;0)+IF([.L27]=&quot;x&quot;;2^5;0)+IF([.M27]=&quot;x&quot;;2^4;0)+IF([.N27]=&quot;x&quot;;2^3;0)+IF([.O27]=&quot;x&quot;;2^2;0)+IF([.P27]=&quot;x&quot;;2^1;0)+IF([.Q27]=&quot;x&quot;;2^0;0))" office:value-type="string" office:string-value="7" calcext:value-type="string">
            <text:p>7</text:p>
          </table:table-cell>
          <table:table-cell table:formula="of:=DEC2HEX(IF([.R27]=&quot;x&quot;;2^7;0)+IF([.S27]=&quot;x&quot;;2^6;0)+IF([.T27]=&quot;x&quot;;2^5;0)+IF([.U27]=&quot;x&quot;;2^4;0)+IF([.V27]=&quot;x&quot;;2^3;0)+IF([.W27]=&quot;x&quot;;2^2;0)+IF([.X27]=&quot;x&quot;;2^1;0)+IF([.Y27]=&quot;x&quot;;2^0;0))" office:value-type="string" office:string-value="E0" calcext:value-type="string">
            <text:p>E0</text:p>
          </table:table-cell>
          <table:table-cell table:formula="of:=DEC2HEX(IF([.Z27]=&quot;x&quot;;2^7;0)+IF([.AA27]=&quot;x&quot;;2^6;0)+IF([.AB27]=&quot;x&quot;;2^5;0)+IF([.AC27]=&quot;x&quot;;2^4;0)+IF([.AD27]=&quot;x&quot;;2^3;0)+IF([.AE27]=&quot;x&quot;;2^2;0)+IF([.AF27]=&quot;x&quot;;2^1;0)+IF([.AG27]=&quot;x&quot;;2^0;0))" office:value-type="string" office:string-value="C1" calcext:value-type="string">
            <text:p>C1</text:p>
          </table:table-cell>
          <table:table-cell/>
          <table:table-cell table:formula="of:=IF(HEX2DEC([.AL27])&lt;16;COM.MICROSOFT.CONCAT(&quot;0&quot;;[.AL27]);[.AL27])" office:value-type="string" office:string-value="86" calcext:value-type="string">
            <text:p>86</text:p>
          </table:table-cell>
          <table:table-cell table:formula="of:=IF(HEX2DEC([.AM27])&lt;16;COM.MICROSOFT.CONCAT(&quot;0&quot;;[.AM27]);[.AM27])" office:value-type="string" office:string-value="07" calcext:value-type="string">
            <text:p>07</text:p>
          </table:table-cell>
          <table:table-cell table:formula="of:=IF(HEX2DEC([.AN27])&lt;16;COM.MICROSOFT.CONCAT(&quot;0&quot;;[.AN27]);[.AN27])" office:value-type="string" office:string-value="E0" calcext:value-type="string">
            <text:p>E0</text:p>
          </table:table-cell>
          <table:table-cell table:formula="of:=IF(HEX2DEC([.AO27])&lt;16;COM.MICROSOFT.CONCAT(&quot;0&quot;;[.AO27]);[.AO27])" office:value-type="string" office:string-value="C1" calcext:value-type="string">
            <text:p>C1</text:p>
          </table:table-cell>
          <table:table-cell/>
          <table:table-cell table:formula="of:==COM.MICROSOFT.CONCAT(&quot;DW 0x&quot;;[.AQ27];[.AR27];&quot;, &quot;; &quot;0x&quot;; [.AS27];[.AT27])" office:value-type="string" office:string-value="DW 0x8607, 0xE0C1" calcext:value-type="string">
            <text:p>DW 0x8607, 0xE0C1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style-name="ce29" table:number-columns-repeated="3"/>
          <table:table-cell table:number-columns-repeated="2" table:style-name="ce2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4"/>
          <table:table-cell table:formula="of:=DEC2HEX(IF([.B28]=&quot;x&quot;;2^7;0)+IF([.C28]=&quot;x&quot;;2^6;0)+IF([.D28]=&quot;x&quot;;2^5;0)+IF([.E28]=&quot;x&quot;;2^4;0)+IF([.F28]=&quot;x&quot;;2^3;0)+IF([.G28]=&quot;x&quot;;2^2;0)+IF([.H28]=&quot;x&quot;;2^1;0)+IF([.I28]=&quot;x&quot;;2^0;0))" office:value-type="string" office:string-value="86" calcext:value-type="string">
            <text:p>86</text:p>
          </table:table-cell>
          <table:table-cell table:formula="of:=DEC2HEX(IF([.J28]=&quot;x&quot;;2^7;0)+IF([.K28]=&quot;x&quot;;2^6;0)+IF([.L28]=&quot;x&quot;;2^5;0)+IF([.M28]=&quot;x&quot;;2^4;0)+IF([.N28]=&quot;x&quot;;2^3;0)+IF([.O28]=&quot;x&quot;;2^2;0)+IF([.P28]=&quot;x&quot;;2^1;0)+IF([.Q28]=&quot;x&quot;;2^0;0))" office:value-type="string" office:string-value="7" calcext:value-type="string">
            <text:p>7</text:p>
          </table:table-cell>
          <table:table-cell table:formula="of:=DEC2HEX(IF([.R28]=&quot;x&quot;;2^7;0)+IF([.S28]=&quot;x&quot;;2^6;0)+IF([.T28]=&quot;x&quot;;2^5;0)+IF([.U28]=&quot;x&quot;;2^4;0)+IF([.V28]=&quot;x&quot;;2^3;0)+IF([.W28]=&quot;x&quot;;2^2;0)+IF([.X28]=&quot;x&quot;;2^1;0)+IF([.Y28]=&quot;x&quot;;2^0;0))" office:value-type="string" office:string-value="E0" calcext:value-type="string">
            <text:p>E0</text:p>
          </table:table-cell>
          <table:table-cell table:formula="of:=DEC2HEX(IF([.Z28]=&quot;x&quot;;2^7;0)+IF([.AA28]=&quot;x&quot;;2^6;0)+IF([.AB28]=&quot;x&quot;;2^5;0)+IF([.AC28]=&quot;x&quot;;2^4;0)+IF([.AD28]=&quot;x&quot;;2^3;0)+IF([.AE28]=&quot;x&quot;;2^2;0)+IF([.AF28]=&quot;x&quot;;2^1;0)+IF([.AG28]=&quot;x&quot;;2^0;0))" office:value-type="string" office:string-value="C1" calcext:value-type="string">
            <text:p>C1</text:p>
          </table:table-cell>
          <table:table-cell/>
          <table:table-cell table:formula="of:=IF(HEX2DEC([.AL28])&lt;16;COM.MICROSOFT.CONCAT(&quot;0&quot;;[.AL28]);[.AL28])" office:value-type="string" office:string-value="86" calcext:value-type="string">
            <text:p>86</text:p>
          </table:table-cell>
          <table:table-cell table:formula="of:=IF(HEX2DEC([.AM28])&lt;16;COM.MICROSOFT.CONCAT(&quot;0&quot;;[.AM28]);[.AM28])" office:value-type="string" office:string-value="07" calcext:value-type="string">
            <text:p>07</text:p>
          </table:table-cell>
          <table:table-cell table:formula="of:=IF(HEX2DEC([.AN28])&lt;16;COM.MICROSOFT.CONCAT(&quot;0&quot;;[.AN28]);[.AN28])" office:value-type="string" office:string-value="E0" calcext:value-type="string">
            <text:p>E0</text:p>
          </table:table-cell>
          <table:table-cell table:formula="of:=IF(HEX2DEC([.AO28])&lt;16;COM.MICROSOFT.CONCAT(&quot;0&quot;;[.AO28]);[.AO28])" office:value-type="string" office:string-value="C1" calcext:value-type="string">
            <text:p>C1</text:p>
          </table:table-cell>
          <table:table-cell/>
          <table:table-cell table:formula="of:==COM.MICROSOFT.CONCAT(&quot;DW 0x&quot;;[.AQ28];[.AR28];&quot;, &quot;; &quot;0x&quot;; [.AS28];[.AT28])" office:value-type="string" office:string-value="DW 0x8607, 0xE0C1" calcext:value-type="string">
            <text:p>DW 0x8607, 0xE0C1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5"/>
          <table:table-cell table:style-name="ce29"/>
          <table:table-cell table:number-columns-repeated="3"/>
          <table:table-cell table:style-name="ce29" table:number-columns-repeated="6"/>
          <table:table-cell table:number-columns-repeated="8"/>
          <table:table-cell table:style-name="ce29" table:number-columns-repeated="2"/>
          <table:table-cell table:number-columns-repeated="5"/>
          <table:table-cell office:value-type="string" calcext:value-type="string">
            <text:p>x</text:p>
          </table:table-cell>
          <table:table-cell table:number-columns-repeated="4"/>
          <table:table-cell table:formula="of:=DEC2HEX(IF([.B29]=&quot;x&quot;;2^7;0)+IF([.C29]=&quot;x&quot;;2^6;0)+IF([.D29]=&quot;x&quot;;2^5;0)+IF([.E29]=&quot;x&quot;;2^4;0)+IF([.F29]=&quot;x&quot;;2^3;0)+IF([.G29]=&quot;x&quot;;2^2;0)+IF([.H29]=&quot;x&quot;;2^1;0)+IF([.I29]=&quot;x&quot;;2^0;0))" office:value-type="string" office:string-value="80" calcext:value-type="string">
            <text:p>80</text:p>
          </table:table-cell>
          <table:table-cell table:formula="of:=DEC2HEX(IF([.J29]=&quot;x&quot;;2^7;0)+IF([.K29]=&quot;x&quot;;2^6;0)+IF([.L29]=&quot;x&quot;;2^5;0)+IF([.M29]=&quot;x&quot;;2^4;0)+IF([.N29]=&quot;x&quot;;2^3;0)+IF([.O29]=&quot;x&quot;;2^2;0)+IF([.P29]=&quot;x&quot;;2^1;0)+IF([.Q29]=&quot;x&quot;;2^0;0))" office:value-type="string" office:string-value="0" calcext:value-type="string">
            <text:p>0</text:p>
          </table:table-cell>
          <table:table-cell table:formula="of:=DEC2HEX(IF([.R29]=&quot;x&quot;;2^7;0)+IF([.S29]=&quot;x&quot;;2^6;0)+IF([.T29]=&quot;x&quot;;2^5;0)+IF([.U29]=&quot;x&quot;;2^4;0)+IF([.V29]=&quot;x&quot;;2^3;0)+IF([.W29]=&quot;x&quot;;2^2;0)+IF([.X29]=&quot;x&quot;;2^1;0)+IF([.Y29]=&quot;x&quot;;2^0;0))" office:value-type="string" office:string-value="0" calcext:value-type="string">
            <text:p>0</text:p>
          </table:table-cell>
          <table:table-cell table:formula="of:=DEC2HEX(IF([.Z29]=&quot;x&quot;;2^7;0)+IF([.AA29]=&quot;x&quot;;2^6;0)+IF([.AB29]=&quot;x&quot;;2^5;0)+IF([.AC29]=&quot;x&quot;;2^4;0)+IF([.AD29]=&quot;x&quot;;2^3;0)+IF([.AE29]=&quot;x&quot;;2^2;0)+IF([.AF29]=&quot;x&quot;;2^1;0)+IF([.AG29]=&quot;x&quot;;2^0;0))" office:value-type="string" office:string-value="1" calcext:value-type="string">
            <text:p>1</text:p>
          </table:table-cell>
          <table:table-cell/>
          <table:table-cell table:formula="of:=IF(HEX2DEC([.AL29])&lt;16;COM.MICROSOFT.CONCAT(&quot;0&quot;;[.AL29]);[.AL29])" office:value-type="string" office:string-value="80" calcext:value-type="string">
            <text:p>80</text:p>
          </table:table-cell>
          <table:table-cell table:formula="of:=IF(HEX2DEC([.AM29])&lt;16;COM.MICROSOFT.CONCAT(&quot;0&quot;;[.AM29]);[.AM29])" office:value-type="string" office:string-value="00" calcext:value-type="string">
            <text:p>00</text:p>
          </table:table-cell>
          <table:table-cell table:formula="of:=IF(HEX2DEC([.AN29])&lt;16;COM.MICROSOFT.CONCAT(&quot;0&quot;;[.AN29]);[.AN29])" office:value-type="string" office:string-value="00" calcext:value-type="string">
            <text:p>00</text:p>
          </table:table-cell>
          <table:table-cell table:formula="of:=IF(HEX2DEC([.AO29])&lt;16;COM.MICROSOFT.CONCAT(&quot;0&quot;;[.AO29]);[.AO29])" office:value-type="string" office:string-value="01" calcext:value-type="string">
            <text:p>01</text:p>
          </table:table-cell>
          <table:table-cell/>
          <table:table-cell table:formula="of:==COM.MICROSOFT.CONCAT(&quot;DW 0x&quot;;[.AQ29];[.AR29];&quot;, &quot;; &quot;0x&quot;; [.AS29];[.AT29])" office:value-type="string" office:string-value="DW 0x8000, 0x0001" calcext:value-type="string">
            <text:p>DW 0x8000, 0x0001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29" table:number-columns-repeated="2"/>
          <table:table-cell table:number-columns-repeated="3" table:style-name="ce29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" table:style-name="ce9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table:formula="of:=DEC2HEX(IF([.B30]=&quot;x&quot;;2^7;0)+IF([.C30]=&quot;x&quot;;2^6;0)+IF([.D30]=&quot;x&quot;;2^5;0)+IF([.E30]=&quot;x&quot;;2^4;0)+IF([.F30]=&quot;x&quot;;2^3;0)+IF([.G30]=&quot;x&quot;;2^2;0)+IF([.H30]=&quot;x&quot;;2^1;0)+IF([.I30]=&quot;x&quot;;2^0;0))" office:value-type="string" office:string-value="BF" calcext:value-type="string">
            <text:p>BF</text:p>
          </table:table-cell>
          <table:table-cell table:formula="of:=DEC2HEX(IF([.J30]=&quot;x&quot;;2^7;0)+IF([.K30]=&quot;x&quot;;2^6;0)+IF([.L30]=&quot;x&quot;;2^5;0)+IF([.M30]=&quot;x&quot;;2^4;0)+IF([.N30]=&quot;x&quot;;2^3;0)+IF([.O30]=&quot;x&quot;;2^2;0)+IF([.P30]=&quot;x&quot;;2^1;0)+IF([.Q30]=&quot;x&quot;;2^0;0))" office:value-type="string" office:string-value="7" calcext:value-type="string">
            <text:p>7</text:p>
          </table:table-cell>
          <table:table-cell table:formula="of:=DEC2HEX(IF([.R30]=&quot;x&quot;;2^7;0)+IF([.S30]=&quot;x&quot;;2^6;0)+IF([.T30]=&quot;x&quot;;2^5;0)+IF([.U30]=&quot;x&quot;;2^4;0)+IF([.V30]=&quot;x&quot;;2^3;0)+IF([.W30]=&quot;x&quot;;2^2;0)+IF([.X30]=&quot;x&quot;;2^1;0)+IF([.Y30]=&quot;x&quot;;2^0;0))" office:value-type="string" office:string-value="E1" calcext:value-type="string">
            <text:p>E1</text:p>
          </table:table-cell>
          <table:table-cell table:formula="of:=DEC2HEX(IF([.Z30]=&quot;x&quot;;2^7;0)+IF([.AA30]=&quot;x&quot;;2^6;0)+IF([.AB30]=&quot;x&quot;;2^5;0)+IF([.AC30]=&quot;x&quot;;2^4;0)+IF([.AD30]=&quot;x&quot;;2^3;0)+IF([.AE30]=&quot;x&quot;;2^2;0)+IF([.AF30]=&quot;x&quot;;2^1;0)+IF([.AG30]=&quot;x&quot;;2^0;0))" office:value-type="string" office:string-value="E1" calcext:value-type="string">
            <text:p>E1</text:p>
          </table:table-cell>
          <table:table-cell/>
          <table:table-cell table:formula="of:=IF(HEX2DEC([.AL30])&lt;16;COM.MICROSOFT.CONCAT(&quot;0&quot;;[.AL30]);[.AL30])" office:value-type="string" office:string-value="BF" calcext:value-type="string">
            <text:p>BF</text:p>
          </table:table-cell>
          <table:table-cell table:formula="of:=IF(HEX2DEC([.AM30])&lt;16;COM.MICROSOFT.CONCAT(&quot;0&quot;;[.AM30]);[.AM30])" office:value-type="string" office:string-value="07" calcext:value-type="string">
            <text:p>07</text:p>
          </table:table-cell>
          <table:table-cell table:formula="of:=IF(HEX2DEC([.AN30])&lt;16;COM.MICROSOFT.CONCAT(&quot;0&quot;;[.AN30]);[.AN30])" office:value-type="string" office:string-value="E1" calcext:value-type="string">
            <text:p>E1</text:p>
          </table:table-cell>
          <table:table-cell table:formula="of:=IF(HEX2DEC([.AO30])&lt;16;COM.MICROSOFT.CONCAT(&quot;0&quot;;[.AO30]);[.AO30])" office:value-type="string" office:string-value="E1" calcext:value-type="string">
            <text:p>E1</text:p>
          </table:table-cell>
          <table:table-cell/>
          <table:table-cell table:formula="of:==COM.MICROSOFT.CONCAT(&quot;DW 0x&quot;;[.AQ30];[.AR30];&quot;, &quot;; &quot;0x&quot;; [.AS30];[.AT30])" office:value-type="string" office:string-value="DW 0xBF07, 0xE1E1" calcext:value-type="string">
            <text:p>DW 0xBF07, 0xE1E1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29"/>
          <table:table-cell table:number-columns-repeated="5" table:style-name="ce2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3" table:style-name="ce9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table:formula="of:=DEC2HEX(IF([.B31]=&quot;x&quot;;2^7;0)+IF([.C31]=&quot;x&quot;;2^6;0)+IF([.D31]=&quot;x&quot;;2^5;0)+IF([.E31]=&quot;x&quot;;2^4;0)+IF([.F31]=&quot;x&quot;;2^3;0)+IF([.G31]=&quot;x&quot;;2^2;0)+IF([.H31]=&quot;x&quot;;2^1;0)+IF([.I31]=&quot;x&quot;;2^0;0))" office:value-type="string" office:string-value="BF" calcext:value-type="string">
            <text:p>BF</text:p>
          </table:table-cell>
          <table:table-cell table:formula="of:=DEC2HEX(IF([.J31]=&quot;x&quot;;2^7;0)+IF([.K31]=&quot;x&quot;;2^6;0)+IF([.L31]=&quot;x&quot;;2^5;0)+IF([.M31]=&quot;x&quot;;2^4;0)+IF([.N31]=&quot;x&quot;;2^3;0)+IF([.O31]=&quot;x&quot;;2^2;0)+IF([.P31]=&quot;x&quot;;2^1;0)+IF([.Q31]=&quot;x&quot;;2^0;0))" office:value-type="string" office:string-value="87" calcext:value-type="string">
            <text:p>87</text:p>
          </table:table-cell>
          <table:table-cell table:formula="of:=DEC2HEX(IF([.R31]=&quot;x&quot;;2^7;0)+IF([.S31]=&quot;x&quot;;2^6;0)+IF([.T31]=&quot;x&quot;;2^5;0)+IF([.U31]=&quot;x&quot;;2^4;0)+IF([.V31]=&quot;x&quot;;2^3;0)+IF([.W31]=&quot;x&quot;;2^2;0)+IF([.X31]=&quot;x&quot;;2^1;0)+IF([.Y31]=&quot;x&quot;;2^0;0))" office:value-type="string" office:string-value="E3" calcext:value-type="string">
            <text:p>E3</text:p>
          </table:table-cell>
          <table:table-cell table:formula="of:=DEC2HEX(IF([.Z31]=&quot;x&quot;;2^7;0)+IF([.AA31]=&quot;x&quot;;2^6;0)+IF([.AB31]=&quot;x&quot;;2^5;0)+IF([.AC31]=&quot;x&quot;;2^4;0)+IF([.AD31]=&quot;x&quot;;2^3;0)+IF([.AE31]=&quot;x&quot;;2^2;0)+IF([.AF31]=&quot;x&quot;;2^1;0)+IF([.AG31]=&quot;x&quot;;2^0;0))" office:value-type="string" office:string-value="F1" calcext:value-type="string">
            <text:p>F1</text:p>
          </table:table-cell>
          <table:table-cell/>
          <table:table-cell table:formula="of:=IF(HEX2DEC([.AL31])&lt;16;COM.MICROSOFT.CONCAT(&quot;0&quot;;[.AL31]);[.AL31])" office:value-type="string" office:string-value="BF" calcext:value-type="string">
            <text:p>BF</text:p>
          </table:table-cell>
          <table:table-cell table:formula="of:=IF(HEX2DEC([.AM31])&lt;16;COM.MICROSOFT.CONCAT(&quot;0&quot;;[.AM31]);[.AM31])" office:value-type="string" office:string-value="87" calcext:value-type="string">
            <text:p>87</text:p>
          </table:table-cell>
          <table:table-cell table:formula="of:=IF(HEX2DEC([.AN31])&lt;16;COM.MICROSOFT.CONCAT(&quot;0&quot;;[.AN31]);[.AN31])" office:value-type="string" office:string-value="E3" calcext:value-type="string">
            <text:p>E3</text:p>
          </table:table-cell>
          <table:table-cell table:formula="of:=IF(HEX2DEC([.AO31])&lt;16;COM.MICROSOFT.CONCAT(&quot;0&quot;;[.AO31]);[.AO31])" office:value-type="string" office:string-value="F1" calcext:value-type="string">
            <text:p>F1</text:p>
          </table:table-cell>
          <table:table-cell/>
          <table:table-cell table:formula="of:==COM.MICROSOFT.CONCAT(&quot;DW 0x&quot;;[.AQ31];[.AR31];&quot;, &quot;; &quot;0x&quot;; [.AS31];[.AT31])" office:value-type="string" office:string-value="DW 0xBF87, 0xE3F1" calcext:value-type="string">
            <text:p>DW 0xBF87, 0xE3F1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style-name="ce2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9" table:number-columns-repeated="2"/>
          <table:table-cell table:number-columns-repeated="2" table:style-name="ce29" office:value-type="string" calcext:value-type="string">
            <text:p>x</text:p>
          </table:table-cell>
          <table:table-cell table:style-name="ce29"/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  <table:table-cell table:style-name="ce92" table:number-columns-repeated="2"/>
          <table:table-cell table:style-name="ce9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table:formula="of:=DEC2HEX(IF([.B32]=&quot;x&quot;;2^7;0)+IF([.C32]=&quot;x&quot;;2^6;0)+IF([.D32]=&quot;x&quot;;2^5;0)+IF([.E32]=&quot;x&quot;;2^4;0)+IF([.F32]=&quot;x&quot;;2^3;0)+IF([.G32]=&quot;x&quot;;2^2;0)+IF([.H32]=&quot;x&quot;;2^1;0)+IF([.I32]=&quot;x&quot;;2^0;0))" office:value-type="string" office:string-value="B1" calcext:value-type="string">
            <text:p>B1</text:p>
          </table:table-cell>
          <table:table-cell table:formula="of:=DEC2HEX(IF([.J32]=&quot;x&quot;;2^7;0)+IF([.K32]=&quot;x&quot;;2^6;0)+IF([.L32]=&quot;x&quot;;2^5;0)+IF([.M32]=&quot;x&quot;;2^4;0)+IF([.N32]=&quot;x&quot;;2^3;0)+IF([.O32]=&quot;x&quot;;2^2;0)+IF([.P32]=&quot;x&quot;;2^1;0)+IF([.Q32]=&quot;x&quot;;2^0;0))" office:value-type="string" office:string-value="81" calcext:value-type="string">
            <text:p>81</text:p>
          </table:table-cell>
          <table:table-cell table:formula="of:=DEC2HEX(IF([.R32]=&quot;x&quot;;2^7;0)+IF([.S32]=&quot;x&quot;;2^6;0)+IF([.T32]=&quot;x&quot;;2^5;0)+IF([.U32]=&quot;x&quot;;2^4;0)+IF([.V32]=&quot;x&quot;;2^3;0)+IF([.W32]=&quot;x&quot;;2^2;0)+IF([.X32]=&quot;x&quot;;2^1;0)+IF([.Y32]=&quot;x&quot;;2^0;0))" office:value-type="string" office:string-value="83" calcext:value-type="string">
            <text:p>83</text:p>
          </table:table-cell>
          <table:table-cell table:formula="of:=DEC2HEX(IF([.Z32]=&quot;x&quot;;2^7;0)+IF([.AA32]=&quot;x&quot;;2^6;0)+IF([.AB32]=&quot;x&quot;;2^5;0)+IF([.AC32]=&quot;x&quot;;2^4;0)+IF([.AD32]=&quot;x&quot;;2^3;0)+IF([.AE32]=&quot;x&quot;;2^2;0)+IF([.AF32]=&quot;x&quot;;2^1;0)+IF([.AG32]=&quot;x&quot;;2^0;0))" office:value-type="string" office:string-value="11" calcext:value-type="string">
            <text:p>11</text:p>
          </table:table-cell>
          <table:table-cell/>
          <table:table-cell table:formula="of:=IF(HEX2DEC([.AL32])&lt;16;COM.MICROSOFT.CONCAT(&quot;0&quot;;[.AL32]);[.AL32])" office:value-type="string" office:string-value="B1" calcext:value-type="string">
            <text:p>B1</text:p>
          </table:table-cell>
          <table:table-cell table:formula="of:=IF(HEX2DEC([.AM32])&lt;16;COM.MICROSOFT.CONCAT(&quot;0&quot;;[.AM32]);[.AM32])" office:value-type="string" office:string-value="81" calcext:value-type="string">
            <text:p>81</text:p>
          </table:table-cell>
          <table:table-cell table:formula="of:=IF(HEX2DEC([.AN32])&lt;16;COM.MICROSOFT.CONCAT(&quot;0&quot;;[.AN32]);[.AN32])" office:value-type="string" office:string-value="83" calcext:value-type="string">
            <text:p>83</text:p>
          </table:table-cell>
          <table:table-cell table:formula="of:=IF(HEX2DEC([.AO32])&lt;16;COM.MICROSOFT.CONCAT(&quot;0&quot;;[.AO32]);[.AO32])" office:value-type="string" office:string-value="11" calcext:value-type="string">
            <text:p>11</text:p>
          </table:table-cell>
          <table:table-cell/>
          <table:table-cell table:formula="of:==COM.MICROSOFT.CONCAT(&quot;DW 0x&quot;;[.AQ32];[.AR32];&quot;, &quot;; &quot;0x&quot;; [.AS32];[.AT32])" office:value-type="string" office:string-value="DW 0xB181, 0x8311" calcext:value-type="string">
            <text:p>DW 0xB181, 0x8311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style-name="ce2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9" table:number-columns-repeated="2"/>
          <table:table-cell table:number-columns-repeated="2" table:style-name="ce29" office:value-type="string" calcext:value-type="string">
            <text:p>x</text:p>
          </table:table-cell>
          <table:table-cell table:style-name="ce29"/>
          <table:table-cell table:number-columns-repeated="4"/>
          <table:table-cell table:number-columns-repeated="3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style-name="ce92" table:number-columns-repeated="5"/>
          <table:table-cell office:value-type="string" calcext:value-type="string">
            <text:p>x</text:p>
          </table:table-cell>
          <table:table-cell table:number-columns-repeated="4"/>
          <table:table-cell table:formula="of:=DEC2HEX(IF([.B33]=&quot;x&quot;;2^7;0)+IF([.C33]=&quot;x&quot;;2^6;0)+IF([.D33]=&quot;x&quot;;2^5;0)+IF([.E33]=&quot;x&quot;;2^4;0)+IF([.F33]=&quot;x&quot;;2^3;0)+IF([.G33]=&quot;x&quot;;2^2;0)+IF([.H33]=&quot;x&quot;;2^1;0)+IF([.I33]=&quot;x&quot;;2^0;0))" office:value-type="string" office:string-value="B1" calcext:value-type="string">
            <text:p>B1</text:p>
          </table:table-cell>
          <table:table-cell table:formula="of:=DEC2HEX(IF([.J33]=&quot;x&quot;;2^7;0)+IF([.K33]=&quot;x&quot;;2^6;0)+IF([.L33]=&quot;x&quot;;2^5;0)+IF([.M33]=&quot;x&quot;;2^4;0)+IF([.N33]=&quot;x&quot;;2^3;0)+IF([.O33]=&quot;x&quot;;2^2;0)+IF([.P33]=&quot;x&quot;;2^1;0)+IF([.Q33]=&quot;x&quot;;2^0;0))" office:value-type="string" office:string-value="81" calcext:value-type="string">
            <text:p>81</text:p>
          </table:table-cell>
          <table:table-cell table:formula="of:=DEC2HEX(IF([.R33]=&quot;x&quot;;2^7;0)+IF([.S33]=&quot;x&quot;;2^6;0)+IF([.T33]=&quot;x&quot;;2^5;0)+IF([.U33]=&quot;x&quot;;2^4;0)+IF([.V33]=&quot;x&quot;;2^3;0)+IF([.W33]=&quot;x&quot;;2^2;0)+IF([.X33]=&quot;x&quot;;2^1;0)+IF([.Y33]=&quot;x&quot;;2^0;0))" office:value-type="string" office:string-value="83" calcext:value-type="string">
            <text:p>83</text:p>
          </table:table-cell>
          <table:table-cell table:formula="of:=DEC2HEX(IF([.Z33]=&quot;x&quot;;2^7;0)+IF([.AA33]=&quot;x&quot;;2^6;0)+IF([.AB33]=&quot;x&quot;;2^5;0)+IF([.AC33]=&quot;x&quot;;2^4;0)+IF([.AD33]=&quot;x&quot;;2^3;0)+IF([.AE33]=&quot;x&quot;;2^2;0)+IF([.AF33]=&quot;x&quot;;2^1;0)+IF([.AG33]=&quot;x&quot;;2^0;0))" office:value-type="string" office:string-value="C1" calcext:value-type="string">
            <text:p>C1</text:p>
          </table:table-cell>
          <table:table-cell/>
          <table:table-cell table:formula="of:=IF(HEX2DEC([.AL33])&lt;16;COM.MICROSOFT.CONCAT(&quot;0&quot;;[.AL33]);[.AL33])" office:value-type="string" office:string-value="B1" calcext:value-type="string">
            <text:p>B1</text:p>
          </table:table-cell>
          <table:table-cell table:formula="of:=IF(HEX2DEC([.AM33])&lt;16;COM.MICROSOFT.CONCAT(&quot;0&quot;;[.AM33]);[.AM33])" office:value-type="string" office:string-value="81" calcext:value-type="string">
            <text:p>81</text:p>
          </table:table-cell>
          <table:table-cell table:formula="of:=IF(HEX2DEC([.AN33])&lt;16;COM.MICROSOFT.CONCAT(&quot;0&quot;;[.AN33]);[.AN33])" office:value-type="string" office:string-value="83" calcext:value-type="string">
            <text:p>83</text:p>
          </table:table-cell>
          <table:table-cell table:formula="of:=IF(HEX2DEC([.AO33])&lt;16;COM.MICROSOFT.CONCAT(&quot;0&quot;;[.AO33]);[.AO33])" office:value-type="string" office:string-value="C1" calcext:value-type="string">
            <text:p>C1</text:p>
          </table:table-cell>
          <table:table-cell/>
          <table:table-cell table:formula="of:==COM.MICROSOFT.CONCAT(&quot;DW 0x&quot;;[.AQ33];[.AR33];&quot;, &quot;; &quot;0x&quot;; [.AS33];[.AT33])" office:value-type="string" office:string-value="DW 0xB181, 0x83C1" calcext:value-type="string">
            <text:p>DW 0xB181, 0x83C1</text:p>
          </table:table-cell>
        </table:table-row>
        <table:table-row table:style-name="ro1">
          <table:table-cell table:style-name="ce42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style-name="ce29" table:number-columns-repeated="2"/>
          <table:table-cell table:number-columns-repeated="2" table:style-name="ce29" office:value-type="string" calcext:value-type="string">
            <text:p>x</text:p>
          </table:table-cell>
          <table:table-cell table:style-name="ce29"/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2" table:style-name="ce92" office:value-type="string" calcext:value-type="string">
            <text:p>x</text:p>
          </table:table-cell>
          <table:table-cell table:style-name="ce92"/>
          <table:table-cell table:number-columns-repeated="2"/>
          <table:table-cell table:style-name="ce92"/>
          <table:table-cell office:value-type="string" calcext:value-type="string">
            <text:p>x</text:p>
          </table:table-cell>
          <table:table-cell table:style-name="ce42"/>
          <table:table-cell table:number-columns-repeated="3"/>
          <table:table-cell table:formula="of:=DEC2HEX(IF([.B34]=&quot;x&quot;;2^7;0)+IF([.C34]=&quot;x&quot;;2^6;0)+IF([.D34]=&quot;x&quot;;2^5;0)+IF([.E34]=&quot;x&quot;;2^4;0)+IF([.F34]=&quot;x&quot;;2^3;0)+IF([.G34]=&quot;x&quot;;2^2;0)+IF([.H34]=&quot;x&quot;;2^1;0)+IF([.I34]=&quot;x&quot;;2^0;0))" office:value-type="string" office:string-value="B1" calcext:value-type="string">
            <text:p>B1</text:p>
          </table:table-cell>
          <table:table-cell table:formula="of:=DEC2HEX(IF([.J34]=&quot;x&quot;;2^7;0)+IF([.K34]=&quot;x&quot;;2^6;0)+IF([.L34]=&quot;x&quot;;2^5;0)+IF([.M34]=&quot;x&quot;;2^4;0)+IF([.N34]=&quot;x&quot;;2^3;0)+IF([.O34]=&quot;x&quot;;2^2;0)+IF([.P34]=&quot;x&quot;;2^1;0)+IF([.Q34]=&quot;x&quot;;2^0;0))" office:value-type="string" office:string-value="81" calcext:value-type="string">
            <text:p>81</text:p>
          </table:table-cell>
          <table:table-cell table:formula="of:=DEC2HEX(IF([.R34]=&quot;x&quot;;2^7;0)+IF([.S34]=&quot;x&quot;;2^6;0)+IF([.T34]=&quot;x&quot;;2^5;0)+IF([.U34]=&quot;x&quot;;2^4;0)+IF([.V34]=&quot;x&quot;;2^3;0)+IF([.W34]=&quot;x&quot;;2^2;0)+IF([.X34]=&quot;x&quot;;2^1;0)+IF([.Y34]=&quot;x&quot;;2^0;0))" office:value-type="string" office:string-value="81" calcext:value-type="string">
            <text:p>81</text:p>
          </table:table-cell>
          <table:table-cell table:formula="of:=DEC2HEX(IF([.Z34]=&quot;x&quot;;2^7;0)+IF([.AA34]=&quot;x&quot;;2^6;0)+IF([.AB34]=&quot;x&quot;;2^5;0)+IF([.AC34]=&quot;x&quot;;2^4;0)+IF([.AD34]=&quot;x&quot;;2^3;0)+IF([.AE34]=&quot;x&quot;;2^2;0)+IF([.AF34]=&quot;x&quot;;2^1;0)+IF([.AG34]=&quot;x&quot;;2^0;0))" office:value-type="string" office:string-value="E1" calcext:value-type="string">
            <text:p>E1</text:p>
          </table:table-cell>
          <table:table-cell/>
          <table:table-cell table:formula="of:=IF(HEX2DEC([.AL34])&lt;16;COM.MICROSOFT.CONCAT(&quot;0&quot;;[.AL34]);[.AL34])" office:value-type="string" office:string-value="B1" calcext:value-type="string">
            <text:p>B1</text:p>
          </table:table-cell>
          <table:table-cell table:formula="of:=IF(HEX2DEC([.AM34])&lt;16;COM.MICROSOFT.CONCAT(&quot;0&quot;;[.AM34]);[.AM34])" office:value-type="string" office:string-value="81" calcext:value-type="string">
            <text:p>81</text:p>
          </table:table-cell>
          <table:table-cell table:formula="of:=IF(HEX2DEC([.AN34])&lt;16;COM.MICROSOFT.CONCAT(&quot;0&quot;;[.AN34]);[.AN34])" office:value-type="string" office:string-value="81" calcext:value-type="string">
            <text:p>81</text:p>
          </table:table-cell>
          <table:table-cell table:formula="of:=IF(HEX2DEC([.AO34])&lt;16;COM.MICROSOFT.CONCAT(&quot;0&quot;;[.AO34]);[.AO34])" office:value-type="string" office:string-value="E1" calcext:value-type="string">
            <text:p>E1</text:p>
          </table:table-cell>
          <table:table-cell/>
          <table:table-cell table:formula="of:==COM.MICROSOFT.CONCAT(&quot;DW 0x&quot;;[.AQ34];[.AR34];&quot;, &quot;; &quot;0x&quot;; [.AS34];[.AT34])" office:value-type="string" office:string-value="DW 0xB181, 0x81E1" calcext:value-type="string">
            <text:p>DW 0xB181, 0x81E1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/>
          <table:table-cell table:number-columns-repeated="6" office:value-type="string" calcext:value-type="string">
            <text:p>x</text:p>
          </table:table-cell>
          <table:table-cell table:number-columns-repeated="5"/>
          <table:table-cell table:style-name="ce29" table:number-columns-repeated="2"/>
          <table:table-cell table:number-columns-repeated="2" table:style-name="ce29" office:value-type="string" calcext:value-type="string">
            <text:p>x</text:p>
          </table:table-cell>
          <table:table-cell table:style-name="ce29"/>
          <table:table-cell table:number-columns-repeated="6"/>
          <table:table-cell office:value-type="string" calcext:value-type="string">
            <text:p>x</text:p>
          </table:table-cell>
          <table:table-cell table:number-columns-repeated="3" table:style-name="ce9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table:formula="of:=DEC2HEX(IF([.B35]=&quot;x&quot;;2^7;0)+IF([.C35]=&quot;x&quot;;2^6;0)+IF([.D35]=&quot;x&quot;;2^5;0)+IF([.E35]=&quot;x&quot;;2^4;0)+IF([.F35]=&quot;x&quot;;2^3;0)+IF([.G35]=&quot;x&quot;;2^2;0)+IF([.H35]=&quot;x&quot;;2^1;0)+IF([.I35]=&quot;x&quot;;2^0;0))" office:value-type="string" office:string-value="BF" calcext:value-type="string">
            <text:p>BF</text:p>
          </table:table-cell>
          <table:table-cell table:formula="of:=DEC2HEX(IF([.J35]=&quot;x&quot;;2^7;0)+IF([.K35]=&quot;x&quot;;2^6;0)+IF([.L35]=&quot;x&quot;;2^5;0)+IF([.M35]=&quot;x&quot;;2^4;0)+IF([.N35]=&quot;x&quot;;2^3;0)+IF([.O35]=&quot;x&quot;;2^2;0)+IF([.P35]=&quot;x&quot;;2^1;0)+IF([.Q35]=&quot;x&quot;;2^0;0))" office:value-type="string" office:string-value="1" calcext:value-type="string">
            <text:p>1</text:p>
          </table:table-cell>
          <table:table-cell table:formula="of:=DEC2HEX(IF([.R35]=&quot;x&quot;;2^7;0)+IF([.S35]=&quot;x&quot;;2^6;0)+IF([.T35]=&quot;x&quot;;2^5;0)+IF([.U35]=&quot;x&quot;;2^4;0)+IF([.V35]=&quot;x&quot;;2^3;0)+IF([.W35]=&quot;x&quot;;2^2;0)+IF([.X35]=&quot;x&quot;;2^1;0)+IF([.Y35]=&quot;x&quot;;2^0;0))" office:value-type="string" office:string-value="80" calcext:value-type="string">
            <text:p>80</text:p>
          </table:table-cell>
          <table:table-cell table:formula="of:=DEC2HEX(IF([.Z35]=&quot;x&quot;;2^7;0)+IF([.AA35]=&quot;x&quot;;2^6;0)+IF([.AB35]=&quot;x&quot;;2^5;0)+IF([.AC35]=&quot;x&quot;;2^4;0)+IF([.AD35]=&quot;x&quot;;2^3;0)+IF([.AE35]=&quot;x&quot;;2^2;0)+IF([.AF35]=&quot;x&quot;;2^1;0)+IF([.AG35]=&quot;x&quot;;2^0;0))" office:value-type="string" office:string-value="F1" calcext:value-type="string">
            <text:p>F1</text:p>
          </table:table-cell>
          <table:table-cell/>
          <table:table-cell table:formula="of:=IF(HEX2DEC([.AL35])&lt;16;COM.MICROSOFT.CONCAT(&quot;0&quot;;[.AL35]);[.AL35])" office:value-type="string" office:string-value="BF" calcext:value-type="string">
            <text:p>BF</text:p>
          </table:table-cell>
          <table:table-cell table:formula="of:=IF(HEX2DEC([.AM35])&lt;16;COM.MICROSOFT.CONCAT(&quot;0&quot;;[.AM35]);[.AM35])" office:value-type="string" office:string-value="01" calcext:value-type="string">
            <text:p>01</text:p>
          </table:table-cell>
          <table:table-cell table:formula="of:=IF(HEX2DEC([.AN35])&lt;16;COM.MICROSOFT.CONCAT(&quot;0&quot;;[.AN35]);[.AN35])" office:value-type="string" office:string-value="80" calcext:value-type="string">
            <text:p>80</text:p>
          </table:table-cell>
          <table:table-cell table:formula="of:=IF(HEX2DEC([.AO35])&lt;16;COM.MICROSOFT.CONCAT(&quot;0&quot;;[.AO35]);[.AO35])" office:value-type="string" office:string-value="F1" calcext:value-type="string">
            <text:p>F1</text:p>
          </table:table-cell>
          <table:table-cell/>
          <table:table-cell table:formula="of:==COM.MICROSOFT.CONCAT(&quot;DW 0x&quot;;[.AQ35];[.AR35];&quot;, &quot;; &quot;0x&quot;; [.AS35];[.AT35])" office:value-type="string" office:string-value="DW 0xBF01, 0x80F1" calcext:value-type="string">
            <text:p>DW 0xBF01, 0x80F1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7"/>
          <table:table-cell table:style-name="ce29"/>
          <table:table-cell table:number-columns-repeated="2" table:style-name="ce29" office:value-type="string" calcext:value-type="string">
            <text:p>x</text:p>
          </table:table-cell>
          <table:table-cell table:style-name="ce29"/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table:style-name="ce92"/>
          <table:table-cell table:number-columns-repeated="2" table:style-name="ce9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table:formula="of:=DEC2HEX(IF([.B36]=&quot;x&quot;;2^7;0)+IF([.C36]=&quot;x&quot;;2^6;0)+IF([.D36]=&quot;x&quot;;2^5;0)+IF([.E36]=&quot;x&quot;;2^4;0)+IF([.F36]=&quot;x&quot;;2^3;0)+IF([.G36]=&quot;x&quot;;2^2;0)+IF([.H36]=&quot;x&quot;;2^1;0)+IF([.I36]=&quot;x&quot;;2^0;0))" office:value-type="string" office:string-value="BE" calcext:value-type="string">
            <text:p>BE</text:p>
          </table:table-cell>
          <table:table-cell table:formula="of:=DEC2HEX(IF([.J36]=&quot;x&quot;;2^7;0)+IF([.K36]=&quot;x&quot;;2^6;0)+IF([.L36]=&quot;x&quot;;2^5;0)+IF([.M36]=&quot;x&quot;;2^4;0)+IF([.N36]=&quot;x&quot;;2^3;0)+IF([.O36]=&quot;x&quot;;2^2;0)+IF([.P36]=&quot;x&quot;;2^1;0)+IF([.Q36]=&quot;x&quot;;2^0;0))" office:value-type="string" office:string-value="1" calcext:value-type="string">
            <text:p>1</text:p>
          </table:table-cell>
          <table:table-cell table:formula="of:=DEC2HEX(IF([.R36]=&quot;x&quot;;2^7;0)+IF([.S36]=&quot;x&quot;;2^6;0)+IF([.T36]=&quot;x&quot;;2^5;0)+IF([.U36]=&quot;x&quot;;2^4;0)+IF([.V36]=&quot;x&quot;;2^3;0)+IF([.W36]=&quot;x&quot;;2^2;0)+IF([.X36]=&quot;x&quot;;2^1;0)+IF([.Y36]=&quot;x&quot;;2^0;0))" office:value-type="string" office:string-value="82" calcext:value-type="string">
            <text:p>82</text:p>
          </table:table-cell>
          <table:table-cell table:formula="of:=DEC2HEX(IF([.Z36]=&quot;x&quot;;2^7;0)+IF([.AA36]=&quot;x&quot;;2^6;0)+IF([.AB36]=&quot;x&quot;;2^5;0)+IF([.AC36]=&quot;x&quot;;2^4;0)+IF([.AD36]=&quot;x&quot;;2^3;0)+IF([.AE36]=&quot;x&quot;;2^2;0)+IF([.AF36]=&quot;x&quot;;2^1;0)+IF([.AG36]=&quot;x&quot;;2^0;0))" office:value-type="string" office:string-value="31" calcext:value-type="string">
            <text:p>31</text:p>
          </table:table-cell>
          <table:table-cell/>
          <table:table-cell table:formula="of:=IF(HEX2DEC([.AL36])&lt;16;COM.MICROSOFT.CONCAT(&quot;0&quot;;[.AL36]);[.AL36])" office:value-type="string" office:string-value="BE" calcext:value-type="string">
            <text:p>BE</text:p>
          </table:table-cell>
          <table:table-cell table:formula="of:=IF(HEX2DEC([.AM36])&lt;16;COM.MICROSOFT.CONCAT(&quot;0&quot;;[.AM36]);[.AM36])" office:value-type="string" office:string-value="01" calcext:value-type="string">
            <text:p>01</text:p>
          </table:table-cell>
          <table:table-cell table:formula="of:=IF(HEX2DEC([.AN36])&lt;16;COM.MICROSOFT.CONCAT(&quot;0&quot;;[.AN36]);[.AN36])" office:value-type="string" office:string-value="82" calcext:value-type="string">
            <text:p>82</text:p>
          </table:table-cell>
          <table:table-cell table:formula="of:=IF(HEX2DEC([.AO36])&lt;16;COM.MICROSOFT.CONCAT(&quot;0&quot;;[.AO36]);[.AO36])" office:value-type="string" office:string-value="31" calcext:value-type="string">
            <text:p>31</text:p>
          </table:table-cell>
          <table:table-cell/>
          <table:table-cell table:formula="of:==COM.MICROSOFT.CONCAT(&quot;DW 0x&quot;;[.AQ36];[.AR36];&quot;, &quot;; &quot;0x&quot;; [.AS36];[.AT36])" office:value-type="string" office:string-value="DW 0xBE01, 0x8231" calcext:value-type="string">
            <text:p>DW 0xBE01, 0x8231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4" table:style-name="ce2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3" table:style-name="ce9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table:formula="of:=DEC2HEX(IF([.B37]=&quot;x&quot;;2^7;0)+IF([.C37]=&quot;x&quot;;2^6;0)+IF([.D37]=&quot;x&quot;;2^5;0)+IF([.E37]=&quot;x&quot;;2^4;0)+IF([.F37]=&quot;x&quot;;2^3;0)+IF([.G37]=&quot;x&quot;;2^2;0)+IF([.H37]=&quot;x&quot;;2^1;0)+IF([.I37]=&quot;x&quot;;2^0;0))" office:value-type="string" office:string-value="B7" calcext:value-type="string">
            <text:p>B7</text:p>
          </table:table-cell>
          <table:table-cell table:formula="of:=DEC2HEX(IF([.J37]=&quot;x&quot;;2^7;0)+IF([.K37]=&quot;x&quot;;2^6;0)+IF([.L37]=&quot;x&quot;;2^5;0)+IF([.M37]=&quot;x&quot;;2^4;0)+IF([.N37]=&quot;x&quot;;2^3;0)+IF([.O37]=&quot;x&quot;;2^2;0)+IF([.P37]=&quot;x&quot;;2^1;0)+IF([.Q37]=&quot;x&quot;;2^0;0))" office:value-type="string" office:string-value="7" calcext:value-type="string">
            <text:p>7</text:p>
          </table:table-cell>
          <table:table-cell table:formula="of:=DEC2HEX(IF([.R37]=&quot;x&quot;;2^7;0)+IF([.S37]=&quot;x&quot;;2^6;0)+IF([.T37]=&quot;x&quot;;2^5;0)+IF([.U37]=&quot;x&quot;;2^4;0)+IF([.V37]=&quot;x&quot;;2^3;0)+IF([.W37]=&quot;x&quot;;2^2;0)+IF([.X37]=&quot;x&quot;;2^1;0)+IF([.Y37]=&quot;x&quot;;2^0;0))" office:value-type="string" office:string-value="E3" calcext:value-type="string">
            <text:p>E3</text:p>
          </table:table-cell>
          <table:table-cell table:formula="of:=DEC2HEX(IF([.Z37]=&quot;x&quot;;2^7;0)+IF([.AA37]=&quot;x&quot;;2^6;0)+IF([.AB37]=&quot;x&quot;;2^5;0)+IF([.AC37]=&quot;x&quot;;2^4;0)+IF([.AD37]=&quot;x&quot;;2^3;0)+IF([.AE37]=&quot;x&quot;;2^2;0)+IF([.AF37]=&quot;x&quot;;2^1;0)+IF([.AG37]=&quot;x&quot;;2^0;0))" office:value-type="string" office:string-value="F1" calcext:value-type="string">
            <text:p>F1</text:p>
          </table:table-cell>
          <table:table-cell/>
          <table:table-cell table:formula="of:=IF(HEX2DEC([.AL37])&lt;16;COM.MICROSOFT.CONCAT(&quot;0&quot;;[.AL37]);[.AL37])" office:value-type="string" office:string-value="B7" calcext:value-type="string">
            <text:p>B7</text:p>
          </table:table-cell>
          <table:table-cell table:formula="of:=IF(HEX2DEC([.AM37])&lt;16;COM.MICROSOFT.CONCAT(&quot;0&quot;;[.AM37]);[.AM37])" office:value-type="string" office:string-value="07" calcext:value-type="string">
            <text:p>07</text:p>
          </table:table-cell>
          <table:table-cell table:formula="of:=IF(HEX2DEC([.AN37])&lt;16;COM.MICROSOFT.CONCAT(&quot;0&quot;;[.AN37]);[.AN37])" office:value-type="string" office:string-value="E3" calcext:value-type="string">
            <text:p>E3</text:p>
          </table:table-cell>
          <table:table-cell table:formula="of:=IF(HEX2DEC([.AO37])&lt;16;COM.MICROSOFT.CONCAT(&quot;0&quot;;[.AO37]);[.AO37])" office:value-type="string" office:string-value="F1" calcext:value-type="string">
            <text:p>F1</text:p>
          </table:table-cell>
          <table:table-cell/>
          <table:table-cell table:formula="of:==COM.MICROSOFT.CONCAT(&quot;DW 0x&quot;;[.AQ37];[.AR37];&quot;, &quot;; &quot;0x&quot;; [.AS37];[.AT37])" office:value-type="string" office:string-value="DW 0xB707, 0xE3F1" calcext:value-type="string">
            <text:p>DW 0xB707, 0xE3F1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4"/>
          <table:table-cell table:number-columns-repeated="6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 table:style-name="ce2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table:formula="of:=DEC2HEX(IF([.B38]=&quot;x&quot;;2^7;0)+IF([.C38]=&quot;x&quot;;2^6;0)+IF([.D38]=&quot;x&quot;;2^5;0)+IF([.E38]=&quot;x&quot;;2^4;0)+IF([.F38]=&quot;x&quot;;2^3;0)+IF([.G38]=&quot;x&quot;;2^2;0)+IF([.H38]=&quot;x&quot;;2^1;0)+IF([.I38]=&quot;x&quot;;2^0;0))" office:value-type="string" office:string-value="B3" calcext:value-type="string">
            <text:p>B3</text:p>
          </table:table-cell>
          <table:table-cell table:formula="of:=DEC2HEX(IF([.J38]=&quot;x&quot;;2^7;0)+IF([.K38]=&quot;x&quot;;2^6;0)+IF([.L38]=&quot;x&quot;;2^5;0)+IF([.M38]=&quot;x&quot;;2^4;0)+IF([.N38]=&quot;x&quot;;2^3;0)+IF([.O38]=&quot;x&quot;;2^2;0)+IF([.P38]=&quot;x&quot;;2^1;0)+IF([.Q38]=&quot;x&quot;;2^0;0))" office:value-type="string" office:string-value="87" calcext:value-type="string">
            <text:p>87</text:p>
          </table:table-cell>
          <table:table-cell table:formula="of:=DEC2HEX(IF([.R38]=&quot;x&quot;;2^7;0)+IF([.S38]=&quot;x&quot;;2^6;0)+IF([.T38]=&quot;x&quot;;2^5;0)+IF([.U38]=&quot;x&quot;;2^4;0)+IF([.V38]=&quot;x&quot;;2^3;0)+IF([.W38]=&quot;x&quot;;2^2;0)+IF([.X38]=&quot;x&quot;;2^1;0)+IF([.Y38]=&quot;x&quot;;2^0;0))" office:value-type="string" office:string-value="E1" calcext:value-type="string">
            <text:p>E1</text:p>
          </table:table-cell>
          <table:table-cell table:formula="of:=DEC2HEX(IF([.Z38]=&quot;x&quot;;2^7;0)+IF([.AA38]=&quot;x&quot;;2^6;0)+IF([.AB38]=&quot;x&quot;;2^5;0)+IF([.AC38]=&quot;x&quot;;2^4;0)+IF([.AD38]=&quot;x&quot;;2^3;0)+IF([.AE38]=&quot;x&quot;;2^2;0)+IF([.AF38]=&quot;x&quot;;2^1;0)+IF([.AG38]=&quot;x&quot;;2^0;0))" office:value-type="string" office:string-value="E1" calcext:value-type="string">
            <text:p>E1</text:p>
          </table:table-cell>
          <table:table-cell/>
          <table:table-cell table:formula="of:=IF(HEX2DEC([.AL38])&lt;16;COM.MICROSOFT.CONCAT(&quot;0&quot;;[.AL38]);[.AL38])" office:value-type="string" office:string-value="B3" calcext:value-type="string">
            <text:p>B3</text:p>
          </table:table-cell>
          <table:table-cell table:formula="of:=IF(HEX2DEC([.AM38])&lt;16;COM.MICROSOFT.CONCAT(&quot;0&quot;;[.AM38]);[.AM38])" office:value-type="string" office:string-value="87" calcext:value-type="string">
            <text:p>87</text:p>
          </table:table-cell>
          <table:table-cell table:formula="of:=IF(HEX2DEC([.AN38])&lt;16;COM.MICROSOFT.CONCAT(&quot;0&quot;;[.AN38]);[.AN38])" office:value-type="string" office:string-value="E1" calcext:value-type="string">
            <text:p>E1</text:p>
          </table:table-cell>
          <table:table-cell table:formula="of:=IF(HEX2DEC([.AO38])&lt;16;COM.MICROSOFT.CONCAT(&quot;0&quot;;[.AO38]);[.AO38])" office:value-type="string" office:string-value="E1" calcext:value-type="string">
            <text:p>E1</text:p>
          </table:table-cell>
          <table:table-cell/>
          <table:table-cell table:formula="of:==COM.MICROSOFT.CONCAT(&quot;DW 0x&quot;;[.AQ38];[.AR38];&quot;, &quot;; &quot;0x&quot;; [.AS38];[.AT38])" office:value-type="string" office:string-value="DW 0xB387, 0xE1E1" calcext:value-type="string">
            <text:p>DW 0xB387, 0xE1E1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5"/>
          <table:table-cell table:style-name="ce29" table:number-columns-repeated="2"/>
          <table:table-cell table:number-columns-repeated="5"/>
          <table:table-cell office:value-type="string" calcext:value-type="string">
            <text:p>x</text:p>
          </table:table-cell>
          <table:table-cell table:number-columns-repeated="4"/>
          <table:table-cell table:formula="of:=DEC2HEX(IF([.B39]=&quot;x&quot;;2^7;0)+IF([.C39]=&quot;x&quot;;2^6;0)+IF([.D39]=&quot;x&quot;;2^5;0)+IF([.E39]=&quot;x&quot;;2^4;0)+IF([.F39]=&quot;x&quot;;2^3;0)+IF([.G39]=&quot;x&quot;;2^2;0)+IF([.H39]=&quot;x&quot;;2^1;0)+IF([.I39]=&quot;x&quot;;2^0;0))" office:value-type="string" office:string-value="B1" calcext:value-type="string">
            <text:p>B1</text:p>
          </table:table-cell>
          <table:table-cell table:formula="of:=DEC2HEX(IF([.J39]=&quot;x&quot;;2^7;0)+IF([.K39]=&quot;x&quot;;2^6;0)+IF([.L39]=&quot;x&quot;;2^5;0)+IF([.M39]=&quot;x&quot;;2^4;0)+IF([.N39]=&quot;x&quot;;2^3;0)+IF([.O39]=&quot;x&quot;;2^2;0)+IF([.P39]=&quot;x&quot;;2^1;0)+IF([.Q39]=&quot;x&quot;;2^0;0))" office:value-type="string" office:string-value="80" calcext:value-type="string">
            <text:p>80</text:p>
          </table:table-cell>
          <table:table-cell table:formula="of:=DEC2HEX(IF([.R39]=&quot;x&quot;;2^7;0)+IF([.S39]=&quot;x&quot;;2^6;0)+IF([.T39]=&quot;x&quot;;2^5;0)+IF([.U39]=&quot;x&quot;;2^4;0)+IF([.V39]=&quot;x&quot;;2^3;0)+IF([.W39]=&quot;x&quot;;2^2;0)+IF([.X39]=&quot;x&quot;;2^1;0)+IF([.Y39]=&quot;x&quot;;2^0;0))" office:value-type="string" office:string-value="0" calcext:value-type="string">
            <text:p>0</text:p>
          </table:table-cell>
          <table:table-cell table:formula="of:=DEC2HEX(IF([.Z39]=&quot;x&quot;;2^7;0)+IF([.AA39]=&quot;x&quot;;2^6;0)+IF([.AB39]=&quot;x&quot;;2^5;0)+IF([.AC39]=&quot;x&quot;;2^4;0)+IF([.AD39]=&quot;x&quot;;2^3;0)+IF([.AE39]=&quot;x&quot;;2^2;0)+IF([.AF39]=&quot;x&quot;;2^1;0)+IF([.AG39]=&quot;x&quot;;2^0;0))" office:value-type="string" office:string-value="1" calcext:value-type="string">
            <text:p>1</text:p>
          </table:table-cell>
          <table:table-cell/>
          <table:table-cell table:formula="of:=IF(HEX2DEC([.AL39])&lt;16;COM.MICROSOFT.CONCAT(&quot;0&quot;;[.AL39]);[.AL39])" office:value-type="string" office:string-value="B1" calcext:value-type="string">
            <text:p>B1</text:p>
          </table:table-cell>
          <table:table-cell table:formula="of:=IF(HEX2DEC([.AM39])&lt;16;COM.MICROSOFT.CONCAT(&quot;0&quot;;[.AM39]);[.AM39])" office:value-type="string" office:string-value="80" calcext:value-type="string">
            <text:p>80</text:p>
          </table:table-cell>
          <table:table-cell table:formula="of:=IF(HEX2DEC([.AN39])&lt;16;COM.MICROSOFT.CONCAT(&quot;0&quot;;[.AN39]);[.AN39])" office:value-type="string" office:string-value="00" calcext:value-type="string">
            <text:p>00</text:p>
          </table:table-cell>
          <table:table-cell table:formula="of:=IF(HEX2DEC([.AO39])&lt;16;COM.MICROSOFT.CONCAT(&quot;0&quot;;[.AO39]);[.AO39])" office:value-type="string" office:string-value="01" calcext:value-type="string">
            <text:p>01</text:p>
          </table:table-cell>
          <table:table-cell/>
          <table:table-cell table:formula="of:==COM.MICROSOFT.CONCAT(&quot;DW 0x&quot;;[.AQ39];[.AR39];&quot;, &quot;; &quot;0x&quot;; [.AS39];[.AT39])" office:value-type="string" office:string-value="DW 0xB180, 0x0001" calcext:value-type="string">
            <text:p>DW 0xB180, 0x0001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17"/>
          <table:table-cell table:style-name="ce29"/>
          <table:table-cell table:number-columns-repeated="5"/>
          <table:table-cell table:style-name="ce29" table:number-columns-repeated="2"/>
          <table:table-cell table:number-columns-repeated="5"/>
          <table:table-cell office:value-type="string" calcext:value-type="string">
            <text:p>x</text:p>
          </table:table-cell>
          <table:table-cell table:number-columns-repeated="4"/>
          <table:table-cell table:formula="of:=DEC2HEX(IF([.B40]=&quot;x&quot;;2^7;0)+IF([.C40]=&quot;x&quot;;2^6;0)+IF([.D40]=&quot;x&quot;;2^5;0)+IF([.E40]=&quot;x&quot;;2^4;0)+IF([.F40]=&quot;x&quot;;2^3;0)+IF([.G40]=&quot;x&quot;;2^2;0)+IF([.H40]=&quot;x&quot;;2^1;0)+IF([.I40]=&quot;x&quot;;2^0;0))" office:value-type="string" office:string-value="80" calcext:value-type="string">
            <text:p>80</text:p>
          </table:table-cell>
          <table:table-cell table:formula="of:=DEC2HEX(IF([.J40]=&quot;x&quot;;2^7;0)+IF([.K40]=&quot;x&quot;;2^6;0)+IF([.L40]=&quot;x&quot;;2^5;0)+IF([.M40]=&quot;x&quot;;2^4;0)+IF([.N40]=&quot;x&quot;;2^3;0)+IF([.O40]=&quot;x&quot;;2^2;0)+IF([.P40]=&quot;x&quot;;2^1;0)+IF([.Q40]=&quot;x&quot;;2^0;0))" office:value-type="string" office:string-value="0" calcext:value-type="string">
            <text:p>0</text:p>
          </table:table-cell>
          <table:table-cell table:formula="of:=DEC2HEX(IF([.R40]=&quot;x&quot;;2^7;0)+IF([.S40]=&quot;x&quot;;2^6;0)+IF([.T40]=&quot;x&quot;;2^5;0)+IF([.U40]=&quot;x&quot;;2^4;0)+IF([.V40]=&quot;x&quot;;2^3;0)+IF([.W40]=&quot;x&quot;;2^2;0)+IF([.X40]=&quot;x&quot;;2^1;0)+IF([.Y40]=&quot;x&quot;;2^0;0))" office:value-type="string" office:string-value="0" calcext:value-type="string">
            <text:p>0</text:p>
          </table:table-cell>
          <table:table-cell table:formula="of:=DEC2HEX(IF([.Z40]=&quot;x&quot;;2^7;0)+IF([.AA40]=&quot;x&quot;;2^6;0)+IF([.AB40]=&quot;x&quot;;2^5;0)+IF([.AC40]=&quot;x&quot;;2^4;0)+IF([.AD40]=&quot;x&quot;;2^3;0)+IF([.AE40]=&quot;x&quot;;2^2;0)+IF([.AF40]=&quot;x&quot;;2^1;0)+IF([.AG40]=&quot;x&quot;;2^0;0))" office:value-type="string" office:string-value="1" calcext:value-type="string">
            <text:p>1</text:p>
          </table:table-cell>
          <table:table-cell/>
          <table:table-cell table:formula="of:=IF(HEX2DEC([.AL40])&lt;16;COM.MICROSOFT.CONCAT(&quot;0&quot;;[.AL40]);[.AL40])" office:value-type="string" office:string-value="80" calcext:value-type="string">
            <text:p>80</text:p>
          </table:table-cell>
          <table:table-cell table:formula="of:=IF(HEX2DEC([.AM40])&lt;16;COM.MICROSOFT.CONCAT(&quot;0&quot;;[.AM40]);[.AM40])" office:value-type="string" office:string-value="00" calcext:value-type="string">
            <text:p>00</text:p>
          </table:table-cell>
          <table:table-cell table:formula="of:=IF(HEX2DEC([.AN40])&lt;16;COM.MICROSOFT.CONCAT(&quot;0&quot;;[.AN40]);[.AN40])" office:value-type="string" office:string-value="00" calcext:value-type="string">
            <text:p>00</text:p>
          </table:table-cell>
          <table:table-cell table:formula="of:=IF(HEX2DEC([.AO40])&lt;16;COM.MICROSOFT.CONCAT(&quot;0&quot;;[.AO40]);[.AO40])" office:value-type="string" office:string-value="01" calcext:value-type="string">
            <text:p>01</text:p>
          </table:table-cell>
          <table:table-cell/>
          <table:table-cell table:formula="of:==COM.MICROSOFT.CONCAT(&quot;DW 0x&quot;;[.AQ40];[.AR40];&quot;, &quot;; &quot;0x&quot;; [.AS40];[.AT40])" office:value-type="string" office:string-value="DW 0x8000, 0x0001" calcext:value-type="string">
            <text:p>DW 0x8000, 0x0001</text:p>
          </table:table-cell>
        </table:table-row>
        <table:table-row table:style-name="ro1">
          <table:table-cell table:style-name="ce4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style-name="ce29"/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29" table:number-columns-repeated="2"/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43"/>
          <table:table-cell table:number-columns-repeated="3"/>
          <table:table-cell table:formula="of:=DEC2HEX(IF([.B41]=&quot;x&quot;;2^7;0)+IF([.C41]=&quot;x&quot;;2^6;0)+IF([.D41]=&quot;x&quot;;2^5;0)+IF([.E41]=&quot;x&quot;;2^4;0)+IF([.F41]=&quot;x&quot;;2^3;0)+IF([.G41]=&quot;x&quot;;2^2;0)+IF([.H41]=&quot;x&quot;;2^1;0)+IF([.I41]=&quot;x&quot;;2^0;0))" office:value-type="string" office:string-value="A2" calcext:value-type="string">
            <text:p>A2</text:p>
          </table:table-cell>
          <table:table-cell table:formula="of:=DEC2HEX(IF([.J41]=&quot;x&quot;;2^7;0)+IF([.K41]=&quot;x&quot;;2^6;0)+IF([.L41]=&quot;x&quot;;2^5;0)+IF([.M41]=&quot;x&quot;;2^4;0)+IF([.N41]=&quot;x&quot;;2^3;0)+IF([.O41]=&quot;x&quot;;2^2;0)+IF([.P41]=&quot;x&quot;;2^1;0)+IF([.Q41]=&quot;x&quot;;2^0;0))" office:value-type="string" office:string-value="FB" calcext:value-type="string">
            <text:p>FB</text:p>
          </table:table-cell>
          <table:table-cell table:formula="of:=DEC2HEX(IF([.R41]=&quot;x&quot;;2^7;0)+IF([.S41]=&quot;x&quot;;2^6;0)+IF([.T41]=&quot;x&quot;;2^5;0)+IF([.U41]=&quot;x&quot;;2^4;0)+IF([.V41]=&quot;x&quot;;2^3;0)+IF([.W41]=&quot;x&quot;;2^2;0)+IF([.X41]=&quot;x&quot;;2^1;0)+IF([.Y41]=&quot;x&quot;;2^0;0))" office:value-type="string" office:string-value="C2" calcext:value-type="string">
            <text:p>C2</text:p>
          </table:table-cell>
          <table:table-cell table:formula="of:=DEC2HEX(IF([.Z41]=&quot;x&quot;;2^7;0)+IF([.AA41]=&quot;x&quot;;2^6;0)+IF([.AB41]=&quot;x&quot;;2^5;0)+IF([.AC41]=&quot;x&quot;;2^4;0)+IF([.AD41]=&quot;x&quot;;2^3;0)+IF([.AE41]=&quot;x&quot;;2^2;0)+IF([.AF41]=&quot;x&quot;;2^1;0)+IF([.AG41]=&quot;x&quot;;2^0;0))" office:value-type="string" office:string-value="19" calcext:value-type="string">
            <text:p>19</text:p>
          </table:table-cell>
          <table:table-cell/>
          <table:table-cell table:formula="of:=IF(HEX2DEC([.AL41])&lt;16;COM.MICROSOFT.CONCAT(&quot;0&quot;;[.AL41]);[.AL41])" office:value-type="string" office:string-value="A2" calcext:value-type="string">
            <text:p>A2</text:p>
          </table:table-cell>
          <table:table-cell table:formula="of:=IF(HEX2DEC([.AM41])&lt;16;COM.MICROSOFT.CONCAT(&quot;0&quot;;[.AM41]);[.AM41])" office:value-type="string" office:string-value="FB" calcext:value-type="string">
            <text:p>FB</text:p>
          </table:table-cell>
          <table:table-cell table:formula="of:=IF(HEX2DEC([.AN41])&lt;16;COM.MICROSOFT.CONCAT(&quot;0&quot;;[.AN41]);[.AN41])" office:value-type="string" office:string-value="C2" calcext:value-type="string">
            <text:p>C2</text:p>
          </table:table-cell>
          <table:table-cell table:formula="of:=IF(HEX2DEC([.AO41])&lt;16;COM.MICROSOFT.CONCAT(&quot;0&quot;;[.AO41]);[.AO41])" office:value-type="string" office:string-value="19" calcext:value-type="string">
            <text:p>19</text:p>
          </table:table-cell>
          <table:table-cell/>
          <table:table-cell table:formula="of:==COM.MICROSOFT.CONCAT(&quot;DW 0x&quot;;[.AQ41];[.AR41];&quot;, &quot;; &quot;0x&quot;; [.AS41];[.AT41])" office:value-type="string" office:string-value="DW 0xA2FB, 0xC219" calcext:value-type="string">
            <text:p>DW 0xA2FB, 0xC219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3"/>
          <table:table-cell table:style-name="ce29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style-name="ce29"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DEC2HEX(IF([.B42]=&quot;x&quot;;2^7;0)+IF([.C42]=&quot;x&quot;;2^6;0)+IF([.D42]=&quot;x&quot;;2^5;0)+IF([.E42]=&quot;x&quot;;2^4;0)+IF([.F42]=&quot;x&quot;;2^3;0)+IF([.G42]=&quot;x&quot;;2^2;0)+IF([.H42]=&quot;x&quot;;2^1;0)+IF([.I42]=&quot;x&quot;;2^0;0))" office:value-type="string" office:string-value="A2" calcext:value-type="string">
            <text:p>A2</text:p>
          </table:table-cell>
          <table:table-cell table:formula="of:=DEC2HEX(IF([.J42]=&quot;x&quot;;2^7;0)+IF([.K42]=&quot;x&quot;;2^6;0)+IF([.L42]=&quot;x&quot;;2^5;0)+IF([.M42]=&quot;x&quot;;2^4;0)+IF([.N42]=&quot;x&quot;;2^3;0)+IF([.O42]=&quot;x&quot;;2^2;0)+IF([.P42]=&quot;x&quot;;2^1;0)+IF([.Q42]=&quot;x&quot;;2^0;0))" office:value-type="string" office:string-value="82" calcext:value-type="string">
            <text:p>82</text:p>
          </table:table-cell>
          <table:table-cell table:formula="of:=DEC2HEX(IF([.R42]=&quot;x&quot;;2^7;0)+IF([.S42]=&quot;x&quot;;2^6;0)+IF([.T42]=&quot;x&quot;;2^5;0)+IF([.U42]=&quot;x&quot;;2^4;0)+IF([.V42]=&quot;x&quot;;2^3;0)+IF([.W42]=&quot;x&quot;;2^2;0)+IF([.X42]=&quot;x&quot;;2^1;0)+IF([.Y42]=&quot;x&quot;;2^0;0))" office:value-type="string" office:string-value="26" calcext:value-type="string">
            <text:p>26</text:p>
          </table:table-cell>
          <table:table-cell table:formula="of:=DEC2HEX(IF([.Z42]=&quot;x&quot;;2^7;0)+IF([.AA42]=&quot;x&quot;;2^6;0)+IF([.AB42]=&quot;x&quot;;2^5;0)+IF([.AC42]=&quot;x&quot;;2^4;0)+IF([.AD42]=&quot;x&quot;;2^3;0)+IF([.AE42]=&quot;x&quot;;2^2;0)+IF([.AF42]=&quot;x&quot;;2^1;0)+IF([.AG42]=&quot;x&quot;;2^0;0))" office:value-type="string" office:string-value="25" calcext:value-type="string">
            <text:p>25</text:p>
          </table:table-cell>
          <table:table-cell/>
          <table:table-cell table:formula="of:=IF(HEX2DEC([.AL42])&lt;16;COM.MICROSOFT.CONCAT(&quot;0&quot;;[.AL42]);[.AL42])" office:value-type="string" office:string-value="A2" calcext:value-type="string">
            <text:p>A2</text:p>
          </table:table-cell>
          <table:table-cell table:formula="of:=IF(HEX2DEC([.AM42])&lt;16;COM.MICROSOFT.CONCAT(&quot;0&quot;;[.AM42]);[.AM42])" office:value-type="string" office:string-value="82" calcext:value-type="string">
            <text:p>82</text:p>
          </table:table-cell>
          <table:table-cell table:formula="of:=IF(HEX2DEC([.AN42])&lt;16;COM.MICROSOFT.CONCAT(&quot;0&quot;;[.AN42]);[.AN42])" office:value-type="string" office:string-value="26" calcext:value-type="string">
            <text:p>26</text:p>
          </table:table-cell>
          <table:table-cell table:formula="of:=IF(HEX2DEC([.AO42])&lt;16;COM.MICROSOFT.CONCAT(&quot;0&quot;;[.AO42]);[.AO42])" office:value-type="string" office:string-value="25" calcext:value-type="string">
            <text:p>25</text:p>
          </table:table-cell>
          <table:table-cell/>
          <table:table-cell table:formula="of:==COM.MICROSOFT.CONCAT(&quot;DW 0x&quot;;[.AQ42];[.AR42];&quot;, &quot;; &quot;0x&quot;; [.AS42];[.AT42])" office:value-type="string" office:string-value="DW 0xA282, 0x2625" calcext:value-type="string">
            <text:p>DW 0xA282, 0x2625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3"/>
          <table:table-cell table:style-name="ce29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DEC2HEX(IF([.B43]=&quot;x&quot;;2^7;0)+IF([.C43]=&quot;x&quot;;2^6;0)+IF([.D43]=&quot;x&quot;;2^5;0)+IF([.E43]=&quot;x&quot;;2^4;0)+IF([.F43]=&quot;x&quot;;2^3;0)+IF([.G43]=&quot;x&quot;;2^2;0)+IF([.H43]=&quot;x&quot;;2^1;0)+IF([.I43]=&quot;x&quot;;2^0;0))" office:value-type="string" office:string-value="A2" calcext:value-type="string">
            <text:p>A2</text:p>
          </table:table-cell>
          <table:table-cell table:formula="of:=DEC2HEX(IF([.J43]=&quot;x&quot;;2^7;0)+IF([.K43]=&quot;x&quot;;2^6;0)+IF([.L43]=&quot;x&quot;;2^5;0)+IF([.M43]=&quot;x&quot;;2^4;0)+IF([.N43]=&quot;x&quot;;2^3;0)+IF([.O43]=&quot;x&quot;;2^2;0)+IF([.P43]=&quot;x&quot;;2^1;0)+IF([.Q43]=&quot;x&quot;;2^0;0))" office:value-type="string" office:string-value="82" calcext:value-type="string">
            <text:p>82</text:p>
          </table:table-cell>
          <table:table-cell table:formula="of:=DEC2HEX(IF([.R43]=&quot;x&quot;;2^7;0)+IF([.S43]=&quot;x&quot;;2^6;0)+IF([.T43]=&quot;x&quot;;2^5;0)+IF([.U43]=&quot;x&quot;;2^4;0)+IF([.V43]=&quot;x&quot;;2^3;0)+IF([.W43]=&quot;x&quot;;2^2;0)+IF([.X43]=&quot;x&quot;;2^1;0)+IF([.Y43]=&quot;x&quot;;2^0;0))" office:value-type="string" office:string-value="2A" calcext:value-type="string">
            <text:p>2A</text:p>
          </table:table-cell>
          <table:table-cell table:formula="of:=DEC2HEX(IF([.Z43]=&quot;x&quot;;2^7;0)+IF([.AA43]=&quot;x&quot;;2^6;0)+IF([.AB43]=&quot;x&quot;;2^5;0)+IF([.AC43]=&quot;x&quot;;2^4;0)+IF([.AD43]=&quot;x&quot;;2^3;0)+IF([.AE43]=&quot;x&quot;;2^2;0)+IF([.AF43]=&quot;x&quot;;2^1;0)+IF([.AG43]=&quot;x&quot;;2^0;0))" office:value-type="string" office:string-value="5" calcext:value-type="string">
            <text:p>5</text:p>
          </table:table-cell>
          <table:table-cell/>
          <table:table-cell table:formula="of:=IF(HEX2DEC([.AL43])&lt;16;COM.MICROSOFT.CONCAT(&quot;0&quot;;[.AL43]);[.AL43])" office:value-type="string" office:string-value="A2" calcext:value-type="string">
            <text:p>A2</text:p>
          </table:table-cell>
          <table:table-cell table:formula="of:=IF(HEX2DEC([.AM43])&lt;16;COM.MICROSOFT.CONCAT(&quot;0&quot;;[.AM43]);[.AM43])" office:value-type="string" office:string-value="82" calcext:value-type="string">
            <text:p>82</text:p>
          </table:table-cell>
          <table:table-cell table:formula="of:=IF(HEX2DEC([.AN43])&lt;16;COM.MICROSOFT.CONCAT(&quot;0&quot;;[.AN43]);[.AN43])" office:value-type="string" office:string-value="2A" calcext:value-type="string">
            <text:p>2A</text:p>
          </table:table-cell>
          <table:table-cell table:formula="of:=IF(HEX2DEC([.AO43])&lt;16;COM.MICROSOFT.CONCAT(&quot;0&quot;;[.AO43]);[.AO43])" office:value-type="string" office:string-value="05" calcext:value-type="string">
            <text:p>05</text:p>
          </table:table-cell>
          <table:table-cell/>
          <table:table-cell table:formula="of:==COM.MICROSOFT.CONCAT(&quot;DW 0x&quot;;[.AQ43];[.AR43];&quot;, &quot;; &quot;0x&quot;; [.AS43];[.AT43])" office:value-type="string" office:string-value="DW 0xA282, 0x2A05" calcext:value-type="string">
            <text:p>DW 0xA282, 0x2A05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table:style-name="ce29" table:number-columns-repeated="2"/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formula="of:=DEC2HEX(IF([.B44]=&quot;x&quot;;2^7;0)+IF([.C44]=&quot;x&quot;;2^6;0)+IF([.D44]=&quot;x&quot;;2^5;0)+IF([.E44]=&quot;x&quot;;2^4;0)+IF([.F44]=&quot;x&quot;;2^3;0)+IF([.G44]=&quot;x&quot;;2^2;0)+IF([.H44]=&quot;x&quot;;2^1;0)+IF([.I44]=&quot;x&quot;;2^0;0))" office:value-type="string" office:string-value="A2" calcext:value-type="string">
            <text:p>A2</text:p>
          </table:table-cell>
          <table:table-cell table:formula="of:=DEC2HEX(IF([.J44]=&quot;x&quot;;2^7;0)+IF([.K44]=&quot;x&quot;;2^6;0)+IF([.L44]=&quot;x&quot;;2^5;0)+IF([.M44]=&quot;x&quot;;2^4;0)+IF([.N44]=&quot;x&quot;;2^3;0)+IF([.O44]=&quot;x&quot;;2^2;0)+IF([.P44]=&quot;x&quot;;2^1;0)+IF([.Q44]=&quot;x&quot;;2^0;0))" office:value-type="string" office:string-value="F3" calcext:value-type="string">
            <text:p>F3</text:p>
          </table:table-cell>
          <table:table-cell table:formula="of:=DEC2HEX(IF([.R44]=&quot;x&quot;;2^7;0)+IF([.S44]=&quot;x&quot;;2^6;0)+IF([.T44]=&quot;x&quot;;2^5;0)+IF([.U44]=&quot;x&quot;;2^4;0)+IF([.V44]=&quot;x&quot;;2^3;0)+IF([.W44]=&quot;x&quot;;2^2;0)+IF([.X44]=&quot;x&quot;;2^1;0)+IF([.Y44]=&quot;x&quot;;2^0;0))" office:value-type="string" office:string-value="C2" calcext:value-type="string">
            <text:p>C2</text:p>
          </table:table-cell>
          <table:table-cell table:formula="of:=DEC2HEX(IF([.Z44]=&quot;x&quot;;2^7;0)+IF([.AA44]=&quot;x&quot;;2^6;0)+IF([.AB44]=&quot;x&quot;;2^5;0)+IF([.AC44]=&quot;x&quot;;2^4;0)+IF([.AD44]=&quot;x&quot;;2^3;0)+IF([.AE44]=&quot;x&quot;;2^2;0)+IF([.AF44]=&quot;x&quot;;2^1;0)+IF([.AG44]=&quot;x&quot;;2^0;0))" office:value-type="string" office:string-value="9" calcext:value-type="string">
            <text:p>9</text:p>
          </table:table-cell>
          <table:table-cell/>
          <table:table-cell table:formula="of:=IF(HEX2DEC([.AL44])&lt;16;COM.MICROSOFT.CONCAT(&quot;0&quot;;[.AL44]);[.AL44])" office:value-type="string" office:string-value="A2" calcext:value-type="string">
            <text:p>A2</text:p>
          </table:table-cell>
          <table:table-cell table:formula="of:=IF(HEX2DEC([.AM44])&lt;16;COM.MICROSOFT.CONCAT(&quot;0&quot;;[.AM44]);[.AM44])" office:value-type="string" office:string-value="F3" calcext:value-type="string">
            <text:p>F3</text:p>
          </table:table-cell>
          <table:table-cell table:formula="of:=IF(HEX2DEC([.AN44])&lt;16;COM.MICROSOFT.CONCAT(&quot;0&quot;;[.AN44]);[.AN44])" office:value-type="string" office:string-value="C2" calcext:value-type="string">
            <text:p>C2</text:p>
          </table:table-cell>
          <table:table-cell table:formula="of:=IF(HEX2DEC([.AO44])&lt;16;COM.MICROSOFT.CONCAT(&quot;0&quot;;[.AO44]);[.AO44])" office:value-type="string" office:string-value="09" calcext:value-type="string">
            <text:p>09</text:p>
          </table:table-cell>
          <table:table-cell/>
          <table:table-cell table:formula="of:==COM.MICROSOFT.CONCAT(&quot;DW 0x&quot;;[.AQ44];[.AR44];&quot;, &quot;; &quot;0x&quot;; [.AS44];[.AT44])" office:value-type="string" office:string-value="DW 0xA2F3, 0xC209" calcext:value-type="string">
            <text:p>DW 0xA2F3, 0xC209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DEC2HEX(IF([.B45]=&quot;x&quot;;2^7;0)+IF([.C45]=&quot;x&quot;;2^6;0)+IF([.D45]=&quot;x&quot;;2^5;0)+IF([.E45]=&quot;x&quot;;2^4;0)+IF([.F45]=&quot;x&quot;;2^3;0)+IF([.G45]=&quot;x&quot;;2^2;0)+IF([.H45]=&quot;x&quot;;2^1;0)+IF([.I45]=&quot;x&quot;;2^0;0))" office:value-type="string" office:string-value="A2" calcext:value-type="string">
            <text:p>A2</text:p>
          </table:table-cell>
          <table:table-cell table:formula="of:=DEC2HEX(IF([.J45]=&quot;x&quot;;2^7;0)+IF([.K45]=&quot;x&quot;;2^6;0)+IF([.L45]=&quot;x&quot;;2^5;0)+IF([.M45]=&quot;x&quot;;2^4;0)+IF([.N45]=&quot;x&quot;;2^3;0)+IF([.O45]=&quot;x&quot;;2^2;0)+IF([.P45]=&quot;x&quot;;2^1;0)+IF([.Q45]=&quot;x&quot;;2^0;0))" office:value-type="string" office:string-value="82" calcext:value-type="string">
            <text:p>82</text:p>
          </table:table-cell>
          <table:table-cell table:formula="of:=DEC2HEX(IF([.R45]=&quot;x&quot;;2^7;0)+IF([.S45]=&quot;x&quot;;2^6;0)+IF([.T45]=&quot;x&quot;;2^5;0)+IF([.U45]=&quot;x&quot;;2^4;0)+IF([.V45]=&quot;x&quot;;2^3;0)+IF([.W45]=&quot;x&quot;;2^2;0)+IF([.X45]=&quot;x&quot;;2^1;0)+IF([.Y45]=&quot;x&quot;;2^0;0))" office:value-type="string" office:string-value="82" calcext:value-type="string">
            <text:p>82</text:p>
          </table:table-cell>
          <table:table-cell table:formula="of:=DEC2HEX(IF([.Z45]=&quot;x&quot;;2^7;0)+IF([.AA45]=&quot;x&quot;;2^6;0)+IF([.AB45]=&quot;x&quot;;2^5;0)+IF([.AC45]=&quot;x&quot;;2^4;0)+IF([.AD45]=&quot;x&quot;;2^3;0)+IF([.AE45]=&quot;x&quot;;2^2;0)+IF([.AF45]=&quot;x&quot;;2^1;0)+IF([.AG45]=&quot;x&quot;;2^0;0))" office:value-type="string" office:string-value="5" calcext:value-type="string">
            <text:p>5</text:p>
          </table:table-cell>
          <table:table-cell/>
          <table:table-cell table:formula="of:=IF(HEX2DEC([.AL45])&lt;16;COM.MICROSOFT.CONCAT(&quot;0&quot;;[.AL45]);[.AL45])" office:value-type="string" office:string-value="A2" calcext:value-type="string">
            <text:p>A2</text:p>
          </table:table-cell>
          <table:table-cell table:formula="of:=IF(HEX2DEC([.AM45])&lt;16;COM.MICROSOFT.CONCAT(&quot;0&quot;;[.AM45]);[.AM45])" office:value-type="string" office:string-value="82" calcext:value-type="string">
            <text:p>82</text:p>
          </table:table-cell>
          <table:table-cell table:formula="of:=IF(HEX2DEC([.AN45])&lt;16;COM.MICROSOFT.CONCAT(&quot;0&quot;;[.AN45]);[.AN45])" office:value-type="string" office:string-value="82" calcext:value-type="string">
            <text:p>82</text:p>
          </table:table-cell>
          <table:table-cell table:formula="of:=IF(HEX2DEC([.AO45])&lt;16;COM.MICROSOFT.CONCAT(&quot;0&quot;;[.AO45]);[.AO45])" office:value-type="string" office:string-value="05" calcext:value-type="string">
            <text:p>05</text:p>
          </table:table-cell>
          <table:table-cell/>
          <table:table-cell table:formula="of:==COM.MICROSOFT.CONCAT(&quot;DW 0x&quot;;[.AQ45];[.AR45];&quot;, &quot;; &quot;0x&quot;; [.AS45];[.AT45])" office:value-type="string" office:string-value="DW 0xA282, 0x8205" calcext:value-type="string">
            <text:p>DW 0xA282, 0x8205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table:style-name="ce29"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DEC2HEX(IF([.B46]=&quot;x&quot;;2^7;0)+IF([.C46]=&quot;x&quot;;2^6;0)+IF([.D46]=&quot;x&quot;;2^5;0)+IF([.E46]=&quot;x&quot;;2^4;0)+IF([.F46]=&quot;x&quot;;2^3;0)+IF([.G46]=&quot;x&quot;;2^2;0)+IF([.H46]=&quot;x&quot;;2^1;0)+IF([.I46]=&quot;x&quot;;2^0;0))" office:value-type="string" office:string-value="94" calcext:value-type="string">
            <text:p>94</text:p>
          </table:table-cell>
          <table:table-cell table:formula="of:=DEC2HEX(IF([.J46]=&quot;x&quot;;2^7;0)+IF([.K46]=&quot;x&quot;;2^6;0)+IF([.L46]=&quot;x&quot;;2^5;0)+IF([.M46]=&quot;x&quot;;2^4;0)+IF([.N46]=&quot;x&quot;;2^3;0)+IF([.O46]=&quot;x&quot;;2^2;0)+IF([.P46]=&quot;x&quot;;2^1;0)+IF([.Q46]=&quot;x&quot;;2^0;0))" office:value-type="string" office:string-value="82" calcext:value-type="string">
            <text:p>82</text:p>
          </table:table-cell>
          <table:table-cell table:formula="of:=DEC2HEX(IF([.R46]=&quot;x&quot;;2^7;0)+IF([.S46]=&quot;x&quot;;2^6;0)+IF([.T46]=&quot;x&quot;;2^5;0)+IF([.U46]=&quot;x&quot;;2^4;0)+IF([.V46]=&quot;x&quot;;2^3;0)+IF([.W46]=&quot;x&quot;;2^2;0)+IF([.X46]=&quot;x&quot;;2^1;0)+IF([.Y46]=&quot;x&quot;;2^0;0))" office:value-type="string" office:string-value="42" calcext:value-type="string">
            <text:p>42</text:p>
          </table:table-cell>
          <table:table-cell table:formula="of:=DEC2HEX(IF([.Z46]=&quot;x&quot;;2^7;0)+IF([.AA46]=&quot;x&quot;;2^6;0)+IF([.AB46]=&quot;x&quot;;2^5;0)+IF([.AC46]=&quot;x&quot;;2^4;0)+IF([.AD46]=&quot;x&quot;;2^3;0)+IF([.AE46]=&quot;x&quot;;2^2;0)+IF([.AF46]=&quot;x&quot;;2^1;0)+IF([.AG46]=&quot;x&quot;;2^0;0))" office:value-type="string" office:string-value="25" calcext:value-type="string">
            <text:p>25</text:p>
          </table:table-cell>
          <table:table-cell/>
          <table:table-cell table:formula="of:=IF(HEX2DEC([.AL46])&lt;16;COM.MICROSOFT.CONCAT(&quot;0&quot;;[.AL46]);[.AL46])" office:value-type="string" office:string-value="94" calcext:value-type="string">
            <text:p>94</text:p>
          </table:table-cell>
          <table:table-cell table:formula="of:=IF(HEX2DEC([.AM46])&lt;16;COM.MICROSOFT.CONCAT(&quot;0&quot;;[.AM46]);[.AM46])" office:value-type="string" office:string-value="82" calcext:value-type="string">
            <text:p>82</text:p>
          </table:table-cell>
          <table:table-cell table:formula="of:=IF(HEX2DEC([.AN46])&lt;16;COM.MICROSOFT.CONCAT(&quot;0&quot;;[.AN46]);[.AN46])" office:value-type="string" office:string-value="42" calcext:value-type="string">
            <text:p>42</text:p>
          </table:table-cell>
          <table:table-cell table:formula="of:=IF(HEX2DEC([.AO46])&lt;16;COM.MICROSOFT.CONCAT(&quot;0&quot;;[.AO46]);[.AO46])" office:value-type="string" office:string-value="25" calcext:value-type="string">
            <text:p>25</text:p>
          </table:table-cell>
          <table:table-cell/>
          <table:table-cell table:formula="of:==COM.MICROSOFT.CONCAT(&quot;DW 0x&quot;;[.AQ46];[.AR46];&quot;, &quot;; &quot;0x&quot;; [.AS46];[.AT46])" office:value-type="string" office:string-value="DW 0x9482, 0x4225" calcext:value-type="string">
            <text:p>DW 0x9482, 0x4225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table:number-columns-repeated="5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29" office:value-type="string" calcext:value-type="string">
            <text:p>x</text:p>
          </table:table-cell>
          <table:table-cell table:style-name="ce29"/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formula="of:=DEC2HEX(IF([.B47]=&quot;x&quot;;2^7;0)+IF([.C47]=&quot;x&quot;;2^6;0)+IF([.D47]=&quot;x&quot;;2^5;0)+IF([.E47]=&quot;x&quot;;2^4;0)+IF([.F47]=&quot;x&quot;;2^3;0)+IF([.G47]=&quot;x&quot;;2^2;0)+IF([.H47]=&quot;x&quot;;2^1;0)+IF([.I47]=&quot;x&quot;;2^0;0))" office:value-type="string" office:string-value="88" calcext:value-type="string">
            <text:p>88</text:p>
          </table:table-cell>
          <table:table-cell table:formula="of:=DEC2HEX(IF([.J47]=&quot;x&quot;;2^7;0)+IF([.K47]=&quot;x&quot;;2^6;0)+IF([.L47]=&quot;x&quot;;2^5;0)+IF([.M47]=&quot;x&quot;;2^4;0)+IF([.N47]=&quot;x&quot;;2^3;0)+IF([.O47]=&quot;x&quot;;2^2;0)+IF([.P47]=&quot;x&quot;;2^1;0)+IF([.Q47]=&quot;x&quot;;2^0;0))" office:value-type="string" office:string-value="FA" calcext:value-type="string">
            <text:p>FA</text:p>
          </table:table-cell>
          <table:table-cell table:formula="of:=DEC2HEX(IF([.R47]=&quot;x&quot;;2^7;0)+IF([.S47]=&quot;x&quot;;2^6;0)+IF([.T47]=&quot;x&quot;;2^5;0)+IF([.U47]=&quot;x&quot;;2^4;0)+IF([.V47]=&quot;x&quot;;2^3;0)+IF([.W47]=&quot;x&quot;;2^2;0)+IF([.X47]=&quot;x&quot;;2^1;0)+IF([.Y47]=&quot;x&quot;;2^0;0))" office:value-type="string" office:string-value="2A" calcext:value-type="string">
            <text:p>2A</text:p>
          </table:table-cell>
          <table:table-cell table:formula="of:=DEC2HEX(IF([.Z47]=&quot;x&quot;;2^7;0)+IF([.AA47]=&quot;x&quot;;2^6;0)+IF([.AB47]=&quot;x&quot;;2^5;0)+IF([.AC47]=&quot;x&quot;;2^4;0)+IF([.AD47]=&quot;x&quot;;2^3;0)+IF([.AE47]=&quot;x&quot;;2^2;0)+IF([.AF47]=&quot;x&quot;;2^1;0)+IF([.AG47]=&quot;x&quot;;2^0;0))" office:value-type="string" office:string-value="99" calcext:value-type="string">
            <text:p>99</text:p>
          </table:table-cell>
          <table:table-cell/>
          <table:table-cell table:formula="of:=IF(HEX2DEC([.AL47])&lt;16;COM.MICROSOFT.CONCAT(&quot;0&quot;;[.AL47]);[.AL47])" office:value-type="string" office:string-value="88" calcext:value-type="string">
            <text:p>88</text:p>
          </table:table-cell>
          <table:table-cell table:formula="of:=IF(HEX2DEC([.AM47])&lt;16;COM.MICROSOFT.CONCAT(&quot;0&quot;;[.AM47]);[.AM47])" office:value-type="string" office:string-value="FA" calcext:value-type="string">
            <text:p>FA</text:p>
          </table:table-cell>
          <table:table-cell table:formula="of:=IF(HEX2DEC([.AN47])&lt;16;COM.MICROSOFT.CONCAT(&quot;0&quot;;[.AN47]);[.AN47])" office:value-type="string" office:string-value="2A" calcext:value-type="string">
            <text:p>2A</text:p>
          </table:table-cell>
          <table:table-cell table:formula="of:=IF(HEX2DEC([.AO47])&lt;16;COM.MICROSOFT.CONCAT(&quot;0&quot;;[.AO47]);[.AO47])" office:value-type="string" office:string-value="99" calcext:value-type="string">
            <text:p>99</text:p>
          </table:table-cell>
          <table:table-cell/>
          <table:table-cell table:formula="of:==COM.MICROSOFT.CONCAT(&quot;DW 0x&quot;;[.AQ47];[.AR47];&quot;, &quot;; &quot;0x&quot;; [.AS47];[.AT47])" office:value-type="string" office:string-value="DW 0x88FA, 0x2A99" calcext:value-type="string">
            <text:p>DW 0x88FA, 0x2A99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22"/>
          <table:table-cell table:style-name="ce29" table:number-columns-repeated="3"/>
          <table:table-cell table:number-columns-repeated="5"/>
          <table:table-cell office:value-type="string" calcext:value-type="string">
            <text:p>x</text:p>
          </table:table-cell>
          <table:table-cell table:number-columns-repeated="4"/>
          <table:table-cell table:formula="of:=DEC2HEX(IF([.B48]=&quot;x&quot;;2^7;0)+IF([.C48]=&quot;x&quot;;2^6;0)+IF([.D48]=&quot;x&quot;;2^5;0)+IF([.E48]=&quot;x&quot;;2^4;0)+IF([.F48]=&quot;x&quot;;2^3;0)+IF([.G48]=&quot;x&quot;;2^2;0)+IF([.H48]=&quot;x&quot;;2^1;0)+IF([.I48]=&quot;x&quot;;2^0;0))" office:value-type="string" office:string-value="80" calcext:value-type="string">
            <text:p>80</text:p>
          </table:table-cell>
          <table:table-cell table:formula="of:=DEC2HEX(IF([.J48]=&quot;x&quot;;2^7;0)+IF([.K48]=&quot;x&quot;;2^6;0)+IF([.L48]=&quot;x&quot;;2^5;0)+IF([.M48]=&quot;x&quot;;2^4;0)+IF([.N48]=&quot;x&quot;;2^3;0)+IF([.O48]=&quot;x&quot;;2^2;0)+IF([.P48]=&quot;x&quot;;2^1;0)+IF([.Q48]=&quot;x&quot;;2^0;0))" office:value-type="string" office:string-value="0" calcext:value-type="string">
            <text:p>0</text:p>
          </table:table-cell>
          <table:table-cell table:formula="of:=DEC2HEX(IF([.R48]=&quot;x&quot;;2^7;0)+IF([.S48]=&quot;x&quot;;2^6;0)+IF([.T48]=&quot;x&quot;;2^5;0)+IF([.U48]=&quot;x&quot;;2^4;0)+IF([.V48]=&quot;x&quot;;2^3;0)+IF([.W48]=&quot;x&quot;;2^2;0)+IF([.X48]=&quot;x&quot;;2^1;0)+IF([.Y48]=&quot;x&quot;;2^0;0))" office:value-type="string" office:string-value="0" calcext:value-type="string">
            <text:p>0</text:p>
          </table:table-cell>
          <table:table-cell table:formula="of:=DEC2HEX(IF([.Z48]=&quot;x&quot;;2^7;0)+IF([.AA48]=&quot;x&quot;;2^6;0)+IF([.AB48]=&quot;x&quot;;2^5;0)+IF([.AC48]=&quot;x&quot;;2^4;0)+IF([.AD48]=&quot;x&quot;;2^3;0)+IF([.AE48]=&quot;x&quot;;2^2;0)+IF([.AF48]=&quot;x&quot;;2^1;0)+IF([.AG48]=&quot;x&quot;;2^0;0))" office:value-type="string" office:string-value="1" calcext:value-type="string">
            <text:p>1</text:p>
          </table:table-cell>
          <table:table-cell/>
          <table:table-cell table:formula="of:=IF(HEX2DEC([.AL48])&lt;16;COM.MICROSOFT.CONCAT(&quot;0&quot;;[.AL48]);[.AL48])" office:value-type="string" office:string-value="80" calcext:value-type="string">
            <text:p>80</text:p>
          </table:table-cell>
          <table:table-cell table:formula="of:=IF(HEX2DEC([.AM48])&lt;16;COM.MICROSOFT.CONCAT(&quot;0&quot;;[.AM48]);[.AM48])" office:value-type="string" office:string-value="00" calcext:value-type="string">
            <text:p>00</text:p>
          </table:table-cell>
          <table:table-cell table:formula="of:=IF(HEX2DEC([.AN48])&lt;16;COM.MICROSOFT.CONCAT(&quot;0&quot;;[.AN48]);[.AN48])" office:value-type="string" office:string-value="00" calcext:value-type="string">
            <text:p>00</text:p>
          </table:table-cell>
          <table:table-cell table:formula="of:=IF(HEX2DEC([.AO48])&lt;16;COM.MICROSOFT.CONCAT(&quot;0&quot;;[.AO48]);[.AO48])" office:value-type="string" office:string-value="01" calcext:value-type="string">
            <text:p>01</text:p>
          </table:table-cell>
          <table:table-cell/>
          <table:table-cell table:formula="of:==COM.MICROSOFT.CONCAT(&quot;DW 0x&quot;;[.AQ48];[.AR48];&quot;, &quot;; &quot;0x&quot;; [.AS48];[.AT48])" office:value-type="string" office:string-value="DW 0x8000, 0x0001" calcext:value-type="string">
            <text:p>DW 0x8000, 0x0001</text:p>
          </table:table-cell>
        </table:table-row>
        <table:table-row table:style-name="ro1">
          <table:table-cell/>
          <table:table-cell table:number-columns-repeated="25" office:value-type="string" calcext:value-type="string">
            <text:p>x</text:p>
          </table:table-cell>
          <table:table-cell table:number-columns-repeated="6" table:style-name="ce9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formula="of:=DEC2HEX(IF([.B49]=&quot;x&quot;;2^7;0)+IF([.C49]=&quot;x&quot;;2^6;0)+IF([.D49]=&quot;x&quot;;2^5;0)+IF([.E49]=&quot;x&quot;;2^4;0)+IF([.F49]=&quot;x&quot;;2^3;0)+IF([.G49]=&quot;x&quot;;2^2;0)+IF([.H49]=&quot;x&quot;;2^1;0)+IF([.I49]=&quot;x&quot;;2^0;0))" office:value-type="string" office:string-value="FF" calcext:value-type="string">
            <text:p>FF</text:p>
          </table:table-cell>
          <table:table-cell table:formula="of:=DEC2HEX(IF([.J49]=&quot;x&quot;;2^7;0)+IF([.K49]=&quot;x&quot;;2^6;0)+IF([.L49]=&quot;x&quot;;2^5;0)+IF([.M49]=&quot;x&quot;;2^4;0)+IF([.N49]=&quot;x&quot;;2^3;0)+IF([.O49]=&quot;x&quot;;2^2;0)+IF([.P49]=&quot;x&quot;;2^1;0)+IF([.Q49]=&quot;x&quot;;2^0;0))" office:value-type="string" office:string-value="FF" calcext:value-type="string">
            <text:p>FF</text:p>
          </table:table-cell>
          <table:table-cell table:formula="of:=DEC2HEX(IF([.R49]=&quot;x&quot;;2^7;0)+IF([.S49]=&quot;x&quot;;2^6;0)+IF([.T49]=&quot;x&quot;;2^5;0)+IF([.U49]=&quot;x&quot;;2^4;0)+IF([.V49]=&quot;x&quot;;2^3;0)+IF([.W49]=&quot;x&quot;;2^2;0)+IF([.X49]=&quot;x&quot;;2^1;0)+IF([.Y49]=&quot;x&quot;;2^0;0))" office:value-type="string" office:string-value="FF" calcext:value-type="string">
            <text:p>FF</text:p>
          </table:table-cell>
          <table:table-cell table:formula="of:=DEC2HEX(IF([.Z49]=&quot;x&quot;;2^7;0)+IF([.AA49]=&quot;x&quot;;2^6;0)+IF([.AB49]=&quot;x&quot;;2^5;0)+IF([.AC49]=&quot;x&quot;;2^4;0)+IF([.AD49]=&quot;x&quot;;2^3;0)+IF([.AE49]=&quot;x&quot;;2^2;0)+IF([.AF49]=&quot;x&quot;;2^1;0)+IF([.AG49]=&quot;x&quot;;2^0;0))" office:value-type="string" office:string-value="FF" calcext:value-type="string">
            <text:p>FF</text:p>
          </table:table-cell>
          <table:table-cell/>
          <table:table-cell table:formula="of:=IF(HEX2DEC([.AL49])&lt;16;COM.MICROSOFT.CONCAT(&quot;0&quot;;[.AL49]);[.AL49])" office:value-type="string" office:string-value="FF" calcext:value-type="string">
            <text:p>FF</text:p>
          </table:table-cell>
          <table:table-cell table:formula="of:=IF(HEX2DEC([.AM49])&lt;16;COM.MICROSOFT.CONCAT(&quot;0&quot;;[.AM49]);[.AM49])" office:value-type="string" office:string-value="FF" calcext:value-type="string">
            <text:p>FF</text:p>
          </table:table-cell>
          <table:table-cell table:formula="of:=IF(HEX2DEC([.AN49])&lt;16;COM.MICROSOFT.CONCAT(&quot;0&quot;;[.AN49]);[.AN49])" office:value-type="string" office:string-value="FF" calcext:value-type="string">
            <text:p>FF</text:p>
          </table:table-cell>
          <table:table-cell table:formula="of:=IF(HEX2DEC([.AO49])&lt;16;COM.MICROSOFT.CONCAT(&quot;0&quot;;[.AO49]);[.AO49])" office:value-type="string" office:string-value="FF" calcext:value-type="string">
            <text:p>FF</text:p>
          </table:table-cell>
          <table:table-cell/>
          <table:table-cell table:formula="of:==COM.MICROSOFT.CONCAT(&quot;DW 0x&quot;;[.AQ49];[.AR49];&quot;, &quot;; &quot;0x&quot;; [.AS49];[.AT49])" office:value-type="string" office:string-value="DW 0xFFFF, 0xFFFF" calcext:value-type="string">
            <text:p>DW 0xFFFF, 0xFFFF</text:p>
          </table:table-cell>
        </table:table-row>
        <table:table-row table:style-name="ro1">
          <table:table-cell table:style-name="ce42"/>
          <table:table-cell table:style-name="ce25"/>
          <table:table-cell table:style-name="Default" table:number-columns-repeated="7"/>
          <table:table-cell table:style-name="ce25"/>
          <table:table-cell table:style-name="Default" table:number-columns-repeated="6"/>
          <table:table-cell table:style-name="ce51"/>
          <table:table-cell table:style-name="Default" table:number-columns-repeated="8"/>
          <table:table-cell table:style-name="ce25"/>
          <table:table-cell/>
          <table:table-cell table:style-name="Default" table:number-columns-repeated="5"/>
          <table:table-cell table:style-name="ce51"/>
          <table:table-cell table:style-name="ce42"/>
          <table:table-cell table:number-columns-repeated="3"/>
          <table:table-cell table:style-name="Default" table:number-columns-repeated="4"/>
          <table:table-cell/>
          <table:table-cell table:style-name="Default" table:number-columns-repeated="4"/>
          <table:table-cell table:number-columns-repeated="2"/>
        </table:table-row>
        <table:table-row table:style-name="ro1" table:number-rows-repeated="9">
          <table:table-cell/>
          <table:table-cell table:style-name="Default" table:number-columns-repeated="25"/>
          <table:table-cell/>
          <table:table-cell table:style-name="Default" table:number-columns-repeated="6"/>
          <table:table-cell table:number-columns-repeated="4"/>
          <table:table-cell table:style-name="Default" table:number-columns-repeated="4"/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Default" table:number-columns-repeated="7"/>
          <table:table-cell table:number-columns-repeated="5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style-name="Default"/>
          <table:table-cell/>
          <table:table-cell table:style-name="Default" table:number-columns-repeated="6"/>
          <table:table-cell table:number-columns-repeated="4"/>
          <table:table-cell table:style-name="Default" table:number-columns-repeated="4"/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Default" table:number-columns-repeated="7"/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4"/>
          <table:table-cell table:style-name="Default" table:number-columns-repeated="4"/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Default" table:number-columns-repeated="7"/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4"/>
          <table:table-cell table:style-name="Default" table:number-columns-repeated="4"/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Default" table:number-columns-repeated="7"/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4"/>
          <table:table-cell table:style-name="Default" table:number-columns-repeated="4"/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Default" table:number-columns-repeated="7"/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4"/>
          <table:table-cell table:style-name="Default" table:number-columns-repeated="4"/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Default" table:number-columns-repeated="7"/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4"/>
          <table:table-cell table:style-name="Default" table:number-columns-repeated="4"/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Default" table:number-columns-repeated="7"/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number-columns-repeated="5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4"/>
          <table:table-cell table:style-name="Default" table:number-columns-repeated="4"/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Default" table:number-columns-repeated="7"/>
          <table:table-cell table:number-columns-repeated="17"/>
          <table:table-cell table:style-name="Default"/>
          <table:table-cell/>
          <table:table-cell table:style-name="Default" table:number-columns-repeated="6"/>
          <table:table-cell table:number-columns-repeated="4"/>
          <table:table-cell table:style-name="Default" table:number-columns-repeated="4"/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Default" table:number-columns-repeated="7"/>
          <table:table-cell table:number-columns-repeated="4" office:value-type="string" calcext:value-type="string">
            <text:p>x</text:p>
          </table:table-cell>
          <table:table-cell table:style-name="ce29" table:number-columns-repeated="3"/>
          <table:table-cell table:number-columns-repeated="3" table:style-name="ce29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4"/>
          <table:table-cell table:style-name="Default" table:number-columns-repeated="4"/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Default" table:number-columns-repeated="7"/>
          <table:table-cell office:value-type="string" calcext:value-type="string">
            <text:p>x</text:p>
          </table:table-cell>
          <table:table-cell table:number-columns-repeated="3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/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Default"/>
          <table:table-cell/>
          <table:table-cell table:style-name="Default" table:number-columns-repeated="6"/>
          <table:table-cell table:number-columns-repeated="4"/>
          <table:table-cell table:style-name="Default" table:number-columns-repeated="4"/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Default" table:number-columns-repeated="7"/>
          <table:table-cell office:value-type="string" calcext:value-type="string">
            <text:p>x</text:p>
          </table:table-cell>
          <table:table-cell table:number-columns-repeated="3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/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style-name="Default"/>
          <table:table-cell/>
          <table:table-cell table:style-name="Default" table:number-columns-repeated="6"/>
          <table:table-cell table:number-columns-repeated="4"/>
          <table:table-cell table:style-name="Default" table:number-columns-repeated="4"/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Default" table:number-columns-repeated="7"/>
          <table:table-cell table:number-columns-repeated="4" office:value-type="string" calcext:value-type="string">
            <text:p>x</text:p>
          </table:table-cell>
          <table:table-cell/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/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4"/>
          <table:table-cell table:style-name="Default" table:number-columns-repeated="4"/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Default" table:number-columns-repeated="7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/>
          <table:table-cell table:number-columns-repeated="6"/>
          <table:table-cell office:value-type="string" calcext:value-type="string">
            <text:p>x</text:p>
          </table:table-cell>
          <table:table-cell table:style-name="Default"/>
          <table:table-cell/>
          <table:table-cell table:style-name="Default" table:number-columns-repeated="6"/>
          <table:table-cell table:number-columns-repeated="4"/>
          <table:table-cell table:style-name="Default" table:number-columns-repeated="4"/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Default" table:number-columns-repeated="7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/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Default"/>
          <table:table-cell/>
          <table:table-cell table:style-name="Default" table:number-columns-repeated="6"/>
          <table:table-cell table:number-columns-repeated="4"/>
          <table:table-cell table:style-name="Default" table:number-columns-repeated="4"/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Default" table:number-columns-repeated="7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ce29" table:number-columns-repeated="2"/>
          <table:table-cell table:number-columns-repeated="3" table:style-name="ce29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4"/>
          <table:table-cell table:style-name="Default" table:number-columns-repeated="4"/>
          <table:table-cell/>
          <table:table-cell table:style-name="Default" table:number-columns-repeated="4"/>
          <table:table-cell table:number-columns-repeated="2"/>
        </table:table-row>
        <calcext:conditional-formats>
          <calcext:conditional-format calcext:target-range-address="'3 Logo'.I60:'3 Logo'.Y74 '3 Logo'.B2:'3 Logo'.AG49">
            <calcext:condition calcext:apply-style-name="Tetris" calcext:value="=&quot;x&quot;" calcext:base-cell-address="'3 Logo'.B2"/>
          </calcext:conditional-format>
        </calcext:conditional-formats>
      </table:table>
      <table:table table:name="Logo" table:style-name="ta1">
        <table:table-column table:style-name="co5" table:default-cell-style-name="Default"/>
        <table:table-column table:style-name="co6" table:default-cell-style-name="ce3"/>
        <table:table-column table:style-name="co6" table:number-columns-repeated="3" table:default-cell-style-name="ce9"/>
        <table:table-column table:style-name="co6" table:default-cell-style-name="ce3"/>
        <table:table-column table:style-name="co6" table:number-columns-repeated="2" table:default-cell-style-name="ce9"/>
        <table:table-column table:style-name="co6" table:default-cell-style-name="ce12"/>
        <table:table-column table:style-name="co6" table:number-columns-repeated="4" table:default-cell-style-name="ce9"/>
        <table:table-column table:style-name="co6" table:default-cell-style-name="ce3"/>
        <table:table-column table:style-name="co6" table:number-columns-repeated="2" table:default-cell-style-name="ce9"/>
        <table:table-column table:style-name="co6" table:default-cell-style-name="ce12"/>
        <table:table-column table:style-name="co7" table:default-cell-style-name="Default"/>
        <table:table-column table:style-name="co8" table:default-cell-style-name="ce14"/>
        <table:table-column table:style-name="co9" table:default-cell-style-name="ce16"/>
        <table:table-column table:style-name="co10" table:default-cell-style-name="ce16"/>
        <table:table-column table:style-name="co3" table:default-cell-style-name="Default"/>
        <table:table-column table:style-name="co11" table:default-cell-style-name="ce16"/>
        <table:table-column table:style-name="co12" table:default-cell-style-name="ce16"/>
        <table:table-column table:style-name="co13" table:default-cell-style-name="Default"/>
        <table:table-column table:style-name="co3" table:default-cell-style-name="ce18"/>
        <table:table-row table:style-name="ro1">
          <table:table-cell/>
          <table:table-cell table:style-name="Default" table:number-columns-repeated="16"/>
          <table:table-cell/>
          <table:table-cell table:style-name="Default"/>
          <table:table-cell table:style-name="ce15" office:value-type="string" calcext:value-type="string">
            <text:p>TOP</text:p>
          </table:table-cell>
          <table:table-cell table:style-name="ce17" office:value-type="string" calcext:value-type="string">
            <text:p>BOT</text:p>
          </table:table-cell>
          <table:table-cell/>
          <table:table-cell table:style-name="ce15" office:value-type="string" calcext:value-type="string">
            <text:p>TP</text:p>
          </table:table-cell>
          <table:table-cell table:style-name="ce17" office:value-type="string" calcext:value-type="string">
            <text:p>BT</text:p>
          </table:table-cell>
          <table:table-cell/>
          <table:table-cell table:style-name="Default"/>
        </table:table-row>
        <table:table-row table:style-name="ro1">
          <table:table-cell/>
          <table:table-cell table:style-name="ce2"/>
          <table:table-cell table:style-name="ce8" table:number-columns-repeated="3"/>
          <table:table-cell table:style-name="ce2"/>
          <table:table-cell table:style-name="ce8" table:number-columns-repeated="2"/>
          <table:table-cell table:style-name="ce11"/>
          <table:table-cell table:style-name="ce8" table:number-columns-repeated="4"/>
          <table:table-cell table:style-name="ce2"/>
          <table:table-cell table:style-name="ce8" table:number-columns-repeated="2"/>
          <table:table-cell table:style-name="ce11"/>
          <table:table-cell/>
          <table:table-cell table:style-name="Default"/>
          <table:table-cell table:formula="of:=DEC2HEX(IF([.B2]=&quot;x&quot;;2^7;0)+IF([.C2]=&quot;x&quot;;2^6;0)+IF([.D2]=&quot;x&quot;;2^5;0)+IF([.E2]=&quot;x&quot;;2^4;0)+IF([.F2]=&quot;x&quot;;2^3;0)+IF([.G2]=&quot;x&quot;;2^2;0)+IF([.H2]=&quot;x&quot;;2^1;0)+IF([.I2]=&quot;x&quot;;2^0;0))" office:value-type="string" office:string-value="0" calcext:value-type="string">
            <text:p>0</text:p>
          </table:table-cell>
          <table:table-cell table:formula="of:=DEC2HEX(IF([.J2]=&quot;x&quot;;2^7;0)+IF([.K2]=&quot;x&quot;;2^6;0)+IF([.L2]=&quot;x&quot;;2^5;0)+IF([.M2]=&quot;x&quot;;2^4;0)+IF([.N2]=&quot;x&quot;;2^3;0)+IF([.O2]=&quot;x&quot;;2^2;0)+IF([.P2]=&quot;x&quot;;2^1;0)+IF([.Q2]=&quot;x&quot;;2^0;0))" office:value-type="string" office:string-value="0" calcext:value-type="string">
            <text:p>0</text:p>
          </table:table-cell>
          <table:table-cell table:style-name="ce14"/>
          <table:table-cell table:formula="of:=IF(HEX2DEC([.T2])&lt;16;COM.MICROSOFT.CONCAT(&quot;0&quot;;[.T2]);[.T2])" office:value-type="string" office:string-value="00" calcext:value-type="string">
            <text:p>00</text:p>
          </table:table-cell>
          <table:table-cell table:formula="of:=IF(HEX2DEC([.U2])&lt;16;COM.MICROSOFT.CONCAT(&quot;0&quot;;[.U2]);[.U2])" office:value-type="string" office:string-value="00" calcext:value-type="string">
            <text:p>00</text:p>
          </table:table-cell>
          <table:table-cell table:style-name="ce18"/>
          <table:table-cell table:formula="of:=COM.MICROSOFT.CONCAT(&quot;DW 0x&quot;;[.W2];[.X2])" office:value-type="string" office:string-value="DW 0x0000" calcext:value-type="string">
            <text:p>DW 0x0000</text:p>
          </table:table-cell>
        </table:table-row>
        <table:table-row table:style-name="ro1">
          <table:table-cell table:number-columns-repeated="2"/>
          <table:table-cell table:number-columns-repeated="6" office:value-type="string" calcext:value-type="string">
            <text:p>x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 table:number-columns-repeated="3"/>
          <table:table-cell table:style-name="Default"/>
          <table:table-cell table:formula="of:=DEC2HEX(IF([.B3]=&quot;x&quot;;2^7;0)+IF([.C3]=&quot;x&quot;;2^6;0)+IF([.D3]=&quot;x&quot;;2^5;0)+IF([.E3]=&quot;x&quot;;2^4;0)+IF([.F3]=&quot;x&quot;;2^3;0)+IF([.G3]=&quot;x&quot;;2^2;0)+IF([.H3]=&quot;x&quot;;2^1;0)+IF([.I3]=&quot;x&quot;;2^0;0))" office:value-type="string" office:string-value="7E" calcext:value-type="string">
            <text:p>7E</text:p>
          </table:table-cell>
          <table:table-cell table:formula="of:=DEC2HEX(IF([.J3]=&quot;x&quot;;2^7;0)+IF([.K3]=&quot;x&quot;;2^6;0)+IF([.L3]=&quot;x&quot;;2^5;0)+IF([.M3]=&quot;x&quot;;2^4;0)+IF([.N3]=&quot;x&quot;;2^3;0)+IF([.O3]=&quot;x&quot;;2^2;0)+IF([.P3]=&quot;x&quot;;2^1;0)+IF([.Q3]=&quot;x&quot;;2^0;0))" office:value-type="string" office:string-value="7C" calcext:value-type="string">
            <text:p>7C</text:p>
          </table:table-cell>
          <table:table-cell/>
          <table:table-cell table:formula="of:=IF(HEX2DEC([.T3])&lt;16;COM.MICROSOFT.CONCAT(&quot;0&quot;;[.T3]);[.T3])" office:value-type="string" office:string-value="7E" calcext:value-type="string">
            <text:p>7E</text:p>
          </table:table-cell>
          <table:table-cell table:formula="of:=IF(HEX2DEC([.U3])&lt;16;COM.MICROSOFT.CONCAT(&quot;0&quot;;[.U3]);[.U3])" office:value-type="string" office:string-value="7C" calcext:value-type="string">
            <text:p>7C</text:p>
          </table:table-cell>
          <table:table-cell/>
          <table:table-cell table:formula="of:=COM.MICROSOFT.CONCAT(&quot;DW 0x&quot;;[.W3];[.X3])" office:value-type="string" office:string-value="DW 0x7E7C" calcext:value-type="string">
            <text:p>DW 0x7E7C</text:p>
          </table:table-cell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7"/>
          <table:table-cell table:style-name="Default"/>
          <table:table-cell table:formula="of:=DEC2HEX(IF([.B4]=&quot;x&quot;;2^7;0)+IF([.C4]=&quot;x&quot;;2^6;0)+IF([.D4]=&quot;x&quot;;2^5;0)+IF([.E4]=&quot;x&quot;;2^4;0)+IF([.F4]=&quot;x&quot;;2^3;0)+IF([.G4]=&quot;x&quot;;2^2;0)+IF([.H4]=&quot;x&quot;;2^1;0)+IF([.I4]=&quot;x&quot;;2^0;0))" office:value-type="string" office:string-value="18" calcext:value-type="string">
            <text:p>18</text:p>
          </table:table-cell>
          <table:table-cell table:formula="of:=DEC2HEX(IF([.J4]=&quot;x&quot;;2^7;0)+IF([.K4]=&quot;x&quot;;2^6;0)+IF([.L4]=&quot;x&quot;;2^5;0)+IF([.M4]=&quot;x&quot;;2^4;0)+IF([.N4]=&quot;x&quot;;2^3;0)+IF([.O4]=&quot;x&quot;;2^2;0)+IF([.P4]=&quot;x&quot;;2^1;0)+IF([.Q4]=&quot;x&quot;;2^0;0))" office:value-type="string" office:string-value="40" calcext:value-type="string">
            <text:p>40</text:p>
          </table:table-cell>
          <table:table-cell table:style-name="ce14"/>
          <table:table-cell table:formula="of:=IF(HEX2DEC([.T4])&lt;16;COM.MICROSOFT.CONCAT(&quot;0&quot;;[.T4]);[.T4])" office:value-type="string" office:string-value="18" calcext:value-type="string">
            <text:p>18</text:p>
          </table:table-cell>
          <table:table-cell table:formula="of:=IF(HEX2DEC([.U4])&lt;16;COM.MICROSOFT.CONCAT(&quot;0&quot;;[.U4]);[.U4])" office:value-type="string" office:string-value="40" calcext:value-type="string">
            <text:p>40</text:p>
          </table:table-cell>
          <table:table-cell/>
          <table:table-cell table:formula="of:=COM.MICROSOFT.CONCAT(&quot;DW 0x&quot;;[.W4];[.X4])" office:value-type="string" office:string-value="DW 0x1840" calcext:value-type="string">
            <text:p>DW 0x1840</text:p>
          </table:table-cell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7"/>
          <table:table-cell table:style-name="Default"/>
          <table:table-cell table:formula="of:=DEC2HEX(IF([.B5]=&quot;x&quot;;2^7;0)+IF([.C5]=&quot;x&quot;;2^6;0)+IF([.D5]=&quot;x&quot;;2^5;0)+IF([.E5]=&quot;x&quot;;2^4;0)+IF([.F5]=&quot;x&quot;;2^3;0)+IF([.G5]=&quot;x&quot;;2^2;0)+IF([.H5]=&quot;x&quot;;2^1;0)+IF([.I5]=&quot;x&quot;;2^0;0))" office:value-type="string" office:string-value="18" calcext:value-type="string">
            <text:p>18</text:p>
          </table:table-cell>
          <table:table-cell table:formula="of:=DEC2HEX(IF([.J5]=&quot;x&quot;;2^7;0)+IF([.K5]=&quot;x&quot;;2^6;0)+IF([.L5]=&quot;x&quot;;2^5;0)+IF([.M5]=&quot;x&quot;;2^4;0)+IF([.N5]=&quot;x&quot;;2^3;0)+IF([.O5]=&quot;x&quot;;2^2;0)+IF([.P5]=&quot;x&quot;;2^1;0)+IF([.Q5]=&quot;x&quot;;2^0;0))" office:value-type="string" office:string-value="40" calcext:value-type="string">
            <text:p>40</text:p>
          </table:table-cell>
          <table:table-cell/>
          <table:table-cell table:formula="of:=IF(HEX2DEC([.T5])&lt;16;COM.MICROSOFT.CONCAT(&quot;0&quot;;[.T5]);[.T5])" office:value-type="string" office:string-value="18" calcext:value-type="string">
            <text:p>18</text:p>
          </table:table-cell>
          <table:table-cell table:formula="of:=IF(HEX2DEC([.U5])&lt;16;COM.MICROSOFT.CONCAT(&quot;0&quot;;[.U5]);[.U5])" office:value-type="string" office:string-value="40" calcext:value-type="string">
            <text:p>40</text:p>
          </table:table-cell>
          <table:table-cell/>
          <table:table-cell table:formula="of:=COM.MICROSOFT.CONCAT(&quot;DW 0x&quot;;[.W5];[.X5])" office:value-type="string" office:string-value="DW 0x1840" calcext:value-type="string">
            <text:p>DW 0x1840</text:p>
          </table:table-cell>
        </table:table-row>
        <table:table-row table:style-name="ro1">
          <table:table-cell/>
          <table:table-cell table:style-name="ce2"/>
          <table:table-cell table:style-name="ce8" table:number-columns-repeated="2"/>
          <table:table-cell table:style-name="ce8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style-name="ce8" table:number-columns-repeated="2"/>
          <table:table-cell table:style-name="ce11"/>
          <table:table-cell table:style-name="ce8"/>
          <table:table-cell table:number-columns-repeated="3" table:style-name="ce8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style-name="ce8" table:number-columns-repeated="2"/>
          <table:table-cell table:style-name="ce11"/>
          <table:table-cell table:number-columns-repeated="2"/>
          <table:table-cell table:formula="of:=DEC2HEX(IF([.B6]=&quot;x&quot;;2^7;0)+IF([.C6]=&quot;x&quot;;2^6;0)+IF([.D6]=&quot;x&quot;;2^5;0)+IF([.E6]=&quot;x&quot;;2^4;0)+IF([.F6]=&quot;x&quot;;2^3;0)+IF([.G6]=&quot;x&quot;;2^2;0)+IF([.H6]=&quot;x&quot;;2^1;0)+IF([.I6]=&quot;x&quot;;2^0;0))" office:value-type="string" office:string-value="18" calcext:value-type="string">
            <text:p>18</text:p>
          </table:table-cell>
          <table:table-cell table:formula="of:=DEC2HEX(IF([.J6]=&quot;x&quot;;2^7;0)+IF([.K6]=&quot;x&quot;;2^6;0)+IF([.L6]=&quot;x&quot;;2^5;0)+IF([.M6]=&quot;x&quot;;2^4;0)+IF([.N6]=&quot;x&quot;;2^3;0)+IF([.O6]=&quot;x&quot;;2^2;0)+IF([.P6]=&quot;x&quot;;2^1;0)+IF([.Q6]=&quot;x&quot;;2^0;0))" office:value-type="string" office:string-value="78" calcext:value-type="string">
            <text:p>78</text:p>
          </table:table-cell>
          <table:table-cell/>
          <table:table-cell table:formula="of:=IF(HEX2DEC([.T6])&lt;16;COM.MICROSOFT.CONCAT(&quot;0&quot;;[.T6]);[.T6])" office:value-type="string" office:string-value="18" calcext:value-type="string">
            <text:p>18</text:p>
          </table:table-cell>
          <table:table-cell table:formula="of:=IF(HEX2DEC([.U6])&lt;16;COM.MICROSOFT.CONCAT(&quot;0&quot;;[.U6]);[.U6])" office:value-type="string" office:string-value="78" calcext:value-type="string">
            <text:p>78</text:p>
          </table:table-cell>
          <table:table-cell/>
          <table:table-cell table:formula="of:=COM.MICROSOFT.CONCAT(&quot;DW 0x&quot;;[.W6];[.X6])" office:value-type="string" office:string-value="DW 0x1878" calcext:value-type="string">
            <text:p>DW 0x1878</text:p>
          </table:table-cell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8"/>
          <table:table-cell table:formula="of:=DEC2HEX(IF([.B7]=&quot;x&quot;;2^7;0)+IF([.C7]=&quot;x&quot;;2^6;0)+IF([.D7]=&quot;x&quot;;2^5;0)+IF([.E7]=&quot;x&quot;;2^4;0)+IF([.F7]=&quot;x&quot;;2^3;0)+IF([.G7]=&quot;x&quot;;2^2;0)+IF([.H7]=&quot;x&quot;;2^1;0)+IF([.I7]=&quot;x&quot;;2^0;0))" office:value-type="string" office:string-value="18" calcext:value-type="string">
            <text:p>18</text:p>
          </table:table-cell>
          <table:table-cell table:formula="of:=DEC2HEX(IF([.J7]=&quot;x&quot;;2^7;0)+IF([.K7]=&quot;x&quot;;2^6;0)+IF([.L7]=&quot;x&quot;;2^5;0)+IF([.M7]=&quot;x&quot;;2^4;0)+IF([.N7]=&quot;x&quot;;2^3;0)+IF([.O7]=&quot;x&quot;;2^2;0)+IF([.P7]=&quot;x&quot;;2^1;0)+IF([.Q7]=&quot;x&quot;;2^0;0))" office:value-type="string" office:string-value="40" calcext:value-type="string">
            <text:p>40</text:p>
          </table:table-cell>
          <table:table-cell/>
          <table:table-cell table:formula="of:=IF(HEX2DEC([.T7])&lt;16;COM.MICROSOFT.CONCAT(&quot;0&quot;;[.T7]);[.T7])" office:value-type="string" office:string-value="18" calcext:value-type="string">
            <text:p>18</text:p>
          </table:table-cell>
          <table:table-cell table:formula="of:=IF(HEX2DEC([.U7])&lt;16;COM.MICROSOFT.CONCAT(&quot;0&quot;;[.U7]);[.U7])" office:value-type="string" office:string-value="40" calcext:value-type="string">
            <text:p>40</text:p>
          </table:table-cell>
          <table:table-cell/>
          <table:table-cell table:formula="of:=COM.MICROSOFT.CONCAT(&quot;DW 0x&quot;;[.W7];[.X7])" office:value-type="string" office:string-value="DW 0x1840" calcext:value-type="string">
            <text:p>DW 0x1840</text:p>
          </table:table-cell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8"/>
          <table:table-cell table:formula="of:=DEC2HEX(IF([.B8]=&quot;x&quot;;2^7;0)+IF([.C8]=&quot;x&quot;;2^6;0)+IF([.D8]=&quot;x&quot;;2^5;0)+IF([.E8]=&quot;x&quot;;2^4;0)+IF([.F8]=&quot;x&quot;;2^3;0)+IF([.G8]=&quot;x&quot;;2^2;0)+IF([.H8]=&quot;x&quot;;2^1;0)+IF([.I8]=&quot;x&quot;;2^0;0))" office:value-type="string" office:string-value="18" calcext:value-type="string">
            <text:p>18</text:p>
          </table:table-cell>
          <table:table-cell table:formula="of:=DEC2HEX(IF([.J8]=&quot;x&quot;;2^7;0)+IF([.K8]=&quot;x&quot;;2^6;0)+IF([.L8]=&quot;x&quot;;2^5;0)+IF([.M8]=&quot;x&quot;;2^4;0)+IF([.N8]=&quot;x&quot;;2^3;0)+IF([.O8]=&quot;x&quot;;2^2;0)+IF([.P8]=&quot;x&quot;;2^1;0)+IF([.Q8]=&quot;x&quot;;2^0;0))" office:value-type="string" office:string-value="40" calcext:value-type="string">
            <text:p>40</text:p>
          </table:table-cell>
          <table:table-cell/>
          <table:table-cell table:formula="of:=IF(HEX2DEC([.T8])&lt;16;COM.MICROSOFT.CONCAT(&quot;0&quot;;[.T8]);[.T8])" office:value-type="string" office:string-value="18" calcext:value-type="string">
            <text:p>18</text:p>
          </table:table-cell>
          <table:table-cell table:formula="of:=IF(HEX2DEC([.U8])&lt;16;COM.MICROSOFT.CONCAT(&quot;0&quot;;[.U8]);[.U8])" office:value-type="string" office:string-value="40" calcext:value-type="string">
            <text:p>40</text:p>
          </table:table-cell>
          <table:table-cell/>
          <table:table-cell table:formula="of:=COM.MICROSOFT.CONCAT(&quot;DW 0x&quot;;[.W8];[.X8])" office:value-type="string" office:string-value="DW 0x1840" calcext:value-type="string">
            <text:p>DW 0x1840</text:p>
          </table:table-cell>
        </table:table-row>
        <table:table-row table:style-name="ro1">
          <table:table-cell/>
          <table:table-cell table:style-name="ce21"/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8" table:number-columns-repeated="2"/>
          <table:table-cell table:style-name="ce34"/>
          <table:table-cell table:style-name="ce28"/>
          <table:table-cell table:number-columns-repeated="3" table:style-name="ce2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34"/>
          <table:table-cell table:number-columns-repeated="2"/>
          <table:table-cell table:formula="of:=DEC2HEX(IF([.B9]=&quot;x&quot;;2^7;0)+IF([.C9]=&quot;x&quot;;2^6;0)+IF([.D9]=&quot;x&quot;;2^5;0)+IF([.E9]=&quot;x&quot;;2^4;0)+IF([.F9]=&quot;x&quot;;2^3;0)+IF([.G9]=&quot;x&quot;;2^2;0)+IF([.H9]=&quot;x&quot;;2^1;0)+IF([.I9]=&quot;x&quot;;2^0;0))" office:value-type="string" office:string-value="18" calcext:value-type="string">
            <text:p>18</text:p>
          </table:table-cell>
          <table:table-cell table:formula="of:=DEC2HEX(IF([.J9]=&quot;x&quot;;2^7;0)+IF([.K9]=&quot;x&quot;;2^6;0)+IF([.L9]=&quot;x&quot;;2^5;0)+IF([.M9]=&quot;x&quot;;2^4;0)+IF([.N9]=&quot;x&quot;;2^3;0)+IF([.O9]=&quot;x&quot;;2^2;0)+IF([.P9]=&quot;x&quot;;2^1;0)+IF([.Q9]=&quot;x&quot;;2^0;0))" office:value-type="string" office:string-value="7C" calcext:value-type="string">
            <text:p>7C</text:p>
          </table:table-cell>
          <table:table-cell/>
          <table:table-cell table:formula="of:=IF(HEX2DEC([.T9])&lt;16;COM.MICROSOFT.CONCAT(&quot;0&quot;;[.T9]);[.T9])" office:value-type="string" office:string-value="18" calcext:value-type="string">
            <text:p>18</text:p>
          </table:table-cell>
          <table:table-cell table:formula="of:=IF(HEX2DEC([.U9])&lt;16;COM.MICROSOFT.CONCAT(&quot;0&quot;;[.U9]);[.U9])" office:value-type="string" office:string-value="7C" calcext:value-type="string">
            <text:p>7C</text:p>
          </table:table-cell>
          <table:table-cell/>
          <table:table-cell table:formula="of:=COM.MICROSOFT.CONCAT(&quot;DW 0x&quot;;[.W9];[.X9])" office:value-type="string" office:string-value="DW 0x187C" calcext:value-type="string">
            <text:p>DW 0x187C</text:p>
          </table:table-cell>
        </table:table-row>
        <table:table-row table:style-name="ro1">
          <table:table-cell/>
          <table:table-cell table:style-name="ce2"/>
          <table:table-cell table:style-name="ce8" table:number-columns-repeated="3"/>
          <table:table-cell table:style-name="ce2"/>
          <table:table-cell table:style-name="ce8" table:number-columns-repeated="2"/>
          <table:table-cell table:style-name="ce11"/>
          <table:table-cell table:number-columns-repeated="10"/>
          <table:table-cell table:formula="of:=DEC2HEX(IF([.B10]=&quot;x&quot;;2^7;0)+IF([.C10]=&quot;x&quot;;2^6;0)+IF([.D10]=&quot;x&quot;;2^5;0)+IF([.E10]=&quot;x&quot;;2^4;0)+IF([.F10]=&quot;x&quot;;2^3;0)+IF([.G10]=&quot;x&quot;;2^2;0)+IF([.H10]=&quot;x&quot;;2^1;0)+IF([.I10]=&quot;x&quot;;2^0;0))" office:value-type="string" office:string-value="0" calcext:value-type="string">
            <text:p>0</text:p>
          </table:table-cell>
          <table:table-cell table:formula="of:=DEC2HEX(IF([.J10]=&quot;x&quot;;2^7;0)+IF([.K10]=&quot;x&quot;;2^6;0)+IF([.L10]=&quot;x&quot;;2^5;0)+IF([.M10]=&quot;x&quot;;2^4;0)+IF([.N10]=&quot;x&quot;;2^3;0)+IF([.O10]=&quot;x&quot;;2^2;0)+IF([.P10]=&quot;x&quot;;2^1;0)+IF([.Q10]=&quot;x&quot;;2^0;0))" office:value-type="string" office:string-value="0" calcext:value-type="string">
            <text:p>0</text:p>
          </table:table-cell>
          <table:table-cell/>
          <table:table-cell table:formula="of:=IF(HEX2DEC([.T10])&lt;16;COM.MICROSOFT.CONCAT(&quot;0&quot;;[.T10]);[.T10])" office:value-type="string" office:string-value="00" calcext:value-type="string">
            <text:p>00</text:p>
          </table:table-cell>
          <table:table-cell table:formula="of:=IF(HEX2DEC([.U10])&lt;16;COM.MICROSOFT.CONCAT(&quot;0&quot;;[.U10]);[.U10])" office:value-type="string" office:string-value="00" calcext:value-type="string">
            <text:p>00</text:p>
          </table:table-cell>
          <table:table-cell/>
          <table:table-cell table:formula="of:=COM.MICROSOFT.CONCAT(&quot;DW 0x&quot;;[.W10];[.X10])" office:value-type="string" office:string-value="DW 0x0000" calcext:value-type="string">
            <text:p>DW 0x0000</text:p>
          </table:table-cell>
        </table:table-row>
        <table:table-row table:style-name="ro1">
          <table:table-cell table:number-columns-repeated="2"/>
          <table:table-cell table:number-columns-repeated="6"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6"/>
          <table:table-cell table:formula="of:=DEC2HEX(IF([.B11]=&quot;x&quot;;2^7;0)+IF([.C11]=&quot;x&quot;;2^6;0)+IF([.D11]=&quot;x&quot;;2^5;0)+IF([.E11]=&quot;x&quot;;2^4;0)+IF([.F11]=&quot;x&quot;;2^3;0)+IF([.G11]=&quot;x&quot;;2^2;0)+IF([.H11]=&quot;x&quot;;2^1;0)+IF([.I11]=&quot;x&quot;;2^0;0))" office:value-type="string" office:string-value="7E" calcext:value-type="string">
            <text:p>7E</text:p>
          </table:table-cell>
          <table:table-cell table:formula="of:=DEC2HEX(IF([.J11]=&quot;x&quot;;2^7;0)+IF([.K11]=&quot;x&quot;;2^6;0)+IF([.L11]=&quot;x&quot;;2^5;0)+IF([.M11]=&quot;x&quot;;2^4;0)+IF([.N11]=&quot;x&quot;;2^3;0)+IF([.O11]=&quot;x&quot;;2^2;0)+IF([.P11]=&quot;x&quot;;2^1;0)+IF([.Q11]=&quot;x&quot;;2^0;0))" office:value-type="string" office:string-value="70" calcext:value-type="string">
            <text:p>70</text:p>
          </table:table-cell>
          <table:table-cell/>
          <table:table-cell table:formula="of:=IF(HEX2DEC([.T11])&lt;16;COM.MICROSOFT.CONCAT(&quot;0&quot;;[.T11]);[.T11])" office:value-type="string" office:string-value="7E" calcext:value-type="string">
            <text:p>7E</text:p>
          </table:table-cell>
          <table:table-cell table:formula="of:=IF(HEX2DEC([.U11])&lt;16;COM.MICROSOFT.CONCAT(&quot;0&quot;;[.U11]);[.U11])" office:value-type="string" office:string-value="70" calcext:value-type="string">
            <text:p>70</text:p>
          </table:table-cell>
          <table:table-cell/>
          <table:table-cell table:formula="of:=COM.MICROSOFT.CONCAT(&quot;DW 0x&quot;;[.W11];[.X11])" office:value-type="string" office:string-value="DW 0x7E70" calcext:value-type="string">
            <text:p>DW 0x7E70</text:p>
          </table:table-cell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  <table:table-cell table:formula="of:=DEC2HEX(IF([.B12]=&quot;x&quot;;2^7;0)+IF([.C12]=&quot;x&quot;;2^6;0)+IF([.D12]=&quot;x&quot;;2^5;0)+IF([.E12]=&quot;x&quot;;2^4;0)+IF([.F12]=&quot;x&quot;;2^3;0)+IF([.G12]=&quot;x&quot;;2^2;0)+IF([.H12]=&quot;x&quot;;2^1;0)+IF([.I12]=&quot;x&quot;;2^0;0))" office:value-type="string" office:string-value="18" calcext:value-type="string">
            <text:p>18</text:p>
          </table:table-cell>
          <table:table-cell table:formula="of:=DEC2HEX(IF([.J12]=&quot;x&quot;;2^7;0)+IF([.K12]=&quot;x&quot;;2^6;0)+IF([.L12]=&quot;x&quot;;2^5;0)+IF([.M12]=&quot;x&quot;;2^4;0)+IF([.N12]=&quot;x&quot;;2^3;0)+IF([.O12]=&quot;x&quot;;2^2;0)+IF([.P12]=&quot;x&quot;;2^1;0)+IF([.Q12]=&quot;x&quot;;2^0;0))" office:value-type="string" office:string-value="48" calcext:value-type="string">
            <text:p>48</text:p>
          </table:table-cell>
          <table:table-cell/>
          <table:table-cell table:formula="of:=IF(HEX2DEC([.T12])&lt;16;COM.MICROSOFT.CONCAT(&quot;0&quot;;[.T12]);[.T12])" office:value-type="string" office:string-value="18" calcext:value-type="string">
            <text:p>18</text:p>
          </table:table-cell>
          <table:table-cell table:formula="of:=IF(HEX2DEC([.U12])&lt;16;COM.MICROSOFT.CONCAT(&quot;0&quot;;[.U12]);[.U12])" office:value-type="string" office:string-value="48" calcext:value-type="string">
            <text:p>48</text:p>
          </table:table-cell>
          <table:table-cell/>
          <table:table-cell table:formula="of:=COM.MICROSOFT.CONCAT(&quot;DW 0x&quot;;[.W12];[.X12])" office:value-type="string" office:string-value="DW 0x1848" calcext:value-type="string">
            <text:p>DW 0x1848</text:p>
          </table:table-cell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  <table:table-cell table:formula="of:=DEC2HEX(IF([.B13]=&quot;x&quot;;2^7;0)+IF([.C13]=&quot;x&quot;;2^6;0)+IF([.D13]=&quot;x&quot;;2^5;0)+IF([.E13]=&quot;x&quot;;2^4;0)+IF([.F13]=&quot;x&quot;;2^3;0)+IF([.G13]=&quot;x&quot;;2^2;0)+IF([.H13]=&quot;x&quot;;2^1;0)+IF([.I13]=&quot;x&quot;;2^0;0))" office:value-type="string" office:string-value="18" calcext:value-type="string">
            <text:p>18</text:p>
          </table:table-cell>
          <table:table-cell table:formula="of:=DEC2HEX(IF([.J13]=&quot;x&quot;;2^7;0)+IF([.K13]=&quot;x&quot;;2^6;0)+IF([.L13]=&quot;x&quot;;2^5;0)+IF([.M13]=&quot;x&quot;;2^4;0)+IF([.N13]=&quot;x&quot;;2^3;0)+IF([.O13]=&quot;x&quot;;2^2;0)+IF([.P13]=&quot;x&quot;;2^1;0)+IF([.Q13]=&quot;x&quot;;2^0;0))" office:value-type="string" office:string-value="48" calcext:value-type="string">
            <text:p>48</text:p>
          </table:table-cell>
          <table:table-cell/>
          <table:table-cell table:formula="of:=IF(HEX2DEC([.T13])&lt;16;COM.MICROSOFT.CONCAT(&quot;0&quot;;[.T13]);[.T13])" office:value-type="string" office:string-value="18" calcext:value-type="string">
            <text:p>18</text:p>
          </table:table-cell>
          <table:table-cell table:formula="of:=IF(HEX2DEC([.U13])&lt;16;COM.MICROSOFT.CONCAT(&quot;0&quot;;[.U13]);[.U13])" office:value-type="string" office:string-value="48" calcext:value-type="string">
            <text:p>48</text:p>
          </table:table-cell>
          <table:table-cell/>
          <table:table-cell table:formula="of:=COM.MICROSOFT.CONCAT(&quot;DW 0x&quot;;[.W13];[.X13])" office:value-type="string" office:string-value="DW 0x1848" calcext:value-type="string">
            <text:p>DW 0x1848</text:p>
          </table:table-cell>
        </table:table-row>
        <table:table-row table:style-name="ro1">
          <table:table-cell/>
          <table:table-cell table:style-name="ce2"/>
          <table:table-cell table:style-name="ce8" table:number-columns-repeated="2"/>
          <table:table-cell table:style-name="ce8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style-name="ce8" table:number-columns-repeated="2"/>
          <table:table-cell table:style-name="ce11"/>
          <table:table-cell table:style-name="ce8"/>
          <table:table-cell table:number-columns-repeated="3" table:style-name="ce8" office:value-type="string" calcext:value-type="string">
            <text:p>x</text:p>
          </table:table-cell>
          <table:table-cell table:style-name="ce2"/>
          <table:table-cell table:style-name="ce8" table:number-columns-repeated="2"/>
          <table:table-cell table:style-name="ce11"/>
          <table:table-cell table:number-columns-repeated="2"/>
          <table:table-cell table:formula="of:=DEC2HEX(IF([.B14]=&quot;x&quot;;2^7;0)+IF([.C14]=&quot;x&quot;;2^6;0)+IF([.D14]=&quot;x&quot;;2^5;0)+IF([.E14]=&quot;x&quot;;2^4;0)+IF([.F14]=&quot;x&quot;;2^3;0)+IF([.G14]=&quot;x&quot;;2^2;0)+IF([.H14]=&quot;x&quot;;2^1;0)+IF([.I14]=&quot;x&quot;;2^0;0))" office:value-type="string" office:string-value="18" calcext:value-type="string">
            <text:p>18</text:p>
          </table:table-cell>
          <table:table-cell table:formula="of:=DEC2HEX(IF([.J14]=&quot;x&quot;;2^7;0)+IF([.K14]=&quot;x&quot;;2^6;0)+IF([.L14]=&quot;x&quot;;2^5;0)+IF([.M14]=&quot;x&quot;;2^4;0)+IF([.N14]=&quot;x&quot;;2^3;0)+IF([.O14]=&quot;x&quot;;2^2;0)+IF([.P14]=&quot;x&quot;;2^1;0)+IF([.Q14]=&quot;x&quot;;2^0;0))" office:value-type="string" office:string-value="70" calcext:value-type="string">
            <text:p>70</text:p>
          </table:table-cell>
          <table:table-cell/>
          <table:table-cell table:formula="of:=IF(HEX2DEC([.T14])&lt;16;COM.MICROSOFT.CONCAT(&quot;0&quot;;[.T14]);[.T14])" office:value-type="string" office:string-value="18" calcext:value-type="string">
            <text:p>18</text:p>
          </table:table-cell>
          <table:table-cell table:formula="of:=IF(HEX2DEC([.U14])&lt;16;COM.MICROSOFT.CONCAT(&quot;0&quot;;[.U14]);[.U14])" office:value-type="string" office:string-value="70" calcext:value-type="string">
            <text:p>70</text:p>
          </table:table-cell>
          <table:table-cell/>
          <table:table-cell table:formula="of:=COM.MICROSOFT.CONCAT(&quot;DW 0x&quot;;[.W14];[.X14])" office:value-type="string" office:string-value="DW 0x1870" calcext:value-type="string">
            <text:p>DW 0x1870</text:p>
          </table:table-cell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7"/>
          <table:table-cell table:formula="of:=DEC2HEX(IF([.B15]=&quot;x&quot;;2^7;0)+IF([.C15]=&quot;x&quot;;2^6;0)+IF([.D15]=&quot;x&quot;;2^5;0)+IF([.E15]=&quot;x&quot;;2^4;0)+IF([.F15]=&quot;x&quot;;2^3;0)+IF([.G15]=&quot;x&quot;;2^2;0)+IF([.H15]=&quot;x&quot;;2^1;0)+IF([.I15]=&quot;x&quot;;2^0;0))" office:value-type="string" office:string-value="18" calcext:value-type="string">
            <text:p>18</text:p>
          </table:table-cell>
          <table:table-cell table:formula="of:=DEC2HEX(IF([.J15]=&quot;x&quot;;2^7;0)+IF([.K15]=&quot;x&quot;;2^6;0)+IF([.L15]=&quot;x&quot;;2^5;0)+IF([.M15]=&quot;x&quot;;2^4;0)+IF([.N15]=&quot;x&quot;;2^3;0)+IF([.O15]=&quot;x&quot;;2^2;0)+IF([.P15]=&quot;x&quot;;2^1;0)+IF([.Q15]=&quot;x&quot;;2^0;0))" office:value-type="string" office:string-value="60" calcext:value-type="string">
            <text:p>60</text:p>
          </table:table-cell>
          <table:table-cell/>
          <table:table-cell table:formula="of:=IF(HEX2DEC([.T15])&lt;16;COM.MICROSOFT.CONCAT(&quot;0&quot;;[.T15]);[.T15])" office:value-type="string" office:string-value="18" calcext:value-type="string">
            <text:p>18</text:p>
          </table:table-cell>
          <table:table-cell table:formula="of:=IF(HEX2DEC([.U15])&lt;16;COM.MICROSOFT.CONCAT(&quot;0&quot;;[.U15]);[.U15])" office:value-type="string" office:string-value="60" calcext:value-type="string">
            <text:p>60</text:p>
          </table:table-cell>
          <table:table-cell/>
          <table:table-cell table:formula="of:=COM.MICROSOFT.CONCAT(&quot;DW 0x&quot;;[.W15];[.X15])" office:value-type="string" office:string-value="DW 0x1860" calcext:value-type="string">
            <text:p>DW 0x1860</text:p>
          </table:table-cell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table:formula="of:=DEC2HEX(IF([.B16]=&quot;x&quot;;2^7;0)+IF([.C16]=&quot;x&quot;;2^6;0)+IF([.D16]=&quot;x&quot;;2^5;0)+IF([.E16]=&quot;x&quot;;2^4;0)+IF([.F16]=&quot;x&quot;;2^3;0)+IF([.G16]=&quot;x&quot;;2^2;0)+IF([.H16]=&quot;x&quot;;2^1;0)+IF([.I16]=&quot;x&quot;;2^0;0))" office:value-type="string" office:string-value="18" calcext:value-type="string">
            <text:p>18</text:p>
          </table:table-cell>
          <table:table-cell table:formula="of:=DEC2HEX(IF([.J16]=&quot;x&quot;;2^7;0)+IF([.K16]=&quot;x&quot;;2^6;0)+IF([.L16]=&quot;x&quot;;2^5;0)+IF([.M16]=&quot;x&quot;;2^4;0)+IF([.N16]=&quot;x&quot;;2^3;0)+IF([.O16]=&quot;x&quot;;2^2;0)+IF([.P16]=&quot;x&quot;;2^1;0)+IF([.Q16]=&quot;x&quot;;2^0;0))" office:value-type="string" office:string-value="50" calcext:value-type="string">
            <text:p>50</text:p>
          </table:table-cell>
          <table:table-cell/>
          <table:table-cell table:formula="of:=IF(HEX2DEC([.T16])&lt;16;COM.MICROSOFT.CONCAT(&quot;0&quot;;[.T16]);[.T16])" office:value-type="string" office:string-value="18" calcext:value-type="string">
            <text:p>18</text:p>
          </table:table-cell>
          <table:table-cell table:formula="of:=IF(HEX2DEC([.U16])&lt;16;COM.MICROSOFT.CONCAT(&quot;0&quot;;[.U16]);[.U16])" office:value-type="string" office:string-value="50" calcext:value-type="string">
            <text:p>50</text:p>
          </table:table-cell>
          <table:table-cell/>
          <table:table-cell table:formula="of:=COM.MICROSOFT.CONCAT(&quot;DW 0x&quot;;[.W16];[.X16])" office:value-type="string" office:string-value="DW 0x1850" calcext:value-type="string">
            <text:p>DW 0x1850</text:p>
          </table:table-cell>
        </table:table-row>
        <table:table-row table:style-name="ro1">
          <table:table-cell/>
          <table:table-cell table:style-name="ce21"/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8" table:number-columns-repeated="2"/>
          <table:table-cell table:style-name="ce34"/>
          <table:table-cell table:style-name="ce10"/>
          <table:table-cell table:style-name="ce10" office:value-type="string" calcext:value-type="string">
            <text:p>x</text:p>
          </table:table-cell>
          <table:table-cell table:style-name="ce10" table:number-columns-repeated="2"/>
          <table:table-cell table:style-name="ce4" office:value-type="string" calcext:value-type="string">
            <text:p>x</text:p>
          </table:table-cell>
          <table:table-cell table:style-name="ce10" table:number-columns-repeated="2"/>
          <table:table-cell table:style-name="ce13"/>
          <table:table-cell table:number-columns-repeated="2"/>
          <table:table-cell table:formula="of:=DEC2HEX(IF([.B17]=&quot;x&quot;;2^7;0)+IF([.C17]=&quot;x&quot;;2^6;0)+IF([.D17]=&quot;x&quot;;2^5;0)+IF([.E17]=&quot;x&quot;;2^4;0)+IF([.F17]=&quot;x&quot;;2^3;0)+IF([.G17]=&quot;x&quot;;2^2;0)+IF([.H17]=&quot;x&quot;;2^1;0)+IF([.I17]=&quot;x&quot;;2^0;0))" office:value-type="string" office:string-value="18" calcext:value-type="string">
            <text:p>18</text:p>
          </table:table-cell>
          <table:table-cell table:formula="of:=DEC2HEX(IF([.J17]=&quot;x&quot;;2^7;0)+IF([.K17]=&quot;x&quot;;2^6;0)+IF([.L17]=&quot;x&quot;;2^5;0)+IF([.M17]=&quot;x&quot;;2^4;0)+IF([.N17]=&quot;x&quot;;2^3;0)+IF([.O17]=&quot;x&quot;;2^2;0)+IF([.P17]=&quot;x&quot;;2^1;0)+IF([.Q17]=&quot;x&quot;;2^0;0))" office:value-type="string" office:string-value="48" calcext:value-type="string">
            <text:p>48</text:p>
          </table:table-cell>
          <table:table-cell/>
          <table:table-cell table:formula="of:=IF(HEX2DEC([.T17])&lt;16;COM.MICROSOFT.CONCAT(&quot;0&quot;;[.T17]);[.T17])" office:value-type="string" office:string-value="18" calcext:value-type="string">
            <text:p>18</text:p>
          </table:table-cell>
          <table:table-cell table:formula="of:=IF(HEX2DEC([.U17])&lt;16;COM.MICROSOFT.CONCAT(&quot;0&quot;;[.U17]);[.U17])" office:value-type="string" office:string-value="48" calcext:value-type="string">
            <text:p>48</text:p>
          </table:table-cell>
          <table:table-cell/>
          <table:table-cell table:formula="of:=COM.MICROSOFT.CONCAT(&quot;DW 0x&quot;;[.W17];[.X17])" office:value-type="string" office:string-value="DW 0x1848" calcext:value-type="string">
            <text:p>DW 0x1848</text:p>
          </table:table-cell>
        </table:table-row>
        <table:table-row table:style-name="ro1">
          <table:table-cell/>
          <table:table-cell table:style-name="ce2"/>
          <table:table-cell table:style-name="ce8" table:number-columns-repeated="3"/>
          <table:table-cell table:style-name="ce2"/>
          <table:table-cell table:style-name="ce8" table:number-columns-repeated="2"/>
          <table:table-cell table:style-name="ce11"/>
          <table:table-cell table:style-name="ce2"/>
          <table:table-cell table:style-name="ce8" table:number-columns-repeated="3"/>
          <table:table-cell table:style-name="ce2"/>
          <table:table-cell table:style-name="ce8" table:number-columns-repeated="2"/>
          <table:table-cell table:style-name="ce11"/>
          <table:table-cell table:number-columns-repeated="2"/>
          <table:table-cell table:formula="of:=DEC2HEX(IF([.B18]=&quot;x&quot;;2^7;0)+IF([.C18]=&quot;x&quot;;2^6;0)+IF([.D18]=&quot;x&quot;;2^5;0)+IF([.E18]=&quot;x&quot;;2^4;0)+IF([.F18]=&quot;x&quot;;2^3;0)+IF([.G18]=&quot;x&quot;;2^2;0)+IF([.H18]=&quot;x&quot;;2^1;0)+IF([.I18]=&quot;x&quot;;2^0;0))" office:value-type="string" office:string-value="0" calcext:value-type="string">
            <text:p>0</text:p>
          </table:table-cell>
          <table:table-cell table:formula="of:=DEC2HEX(IF([.J18]=&quot;x&quot;;2^7;0)+IF([.K18]=&quot;x&quot;;2^6;0)+IF([.L18]=&quot;x&quot;;2^5;0)+IF([.M18]=&quot;x&quot;;2^4;0)+IF([.N18]=&quot;x&quot;;2^3;0)+IF([.O18]=&quot;x&quot;;2^2;0)+IF([.P18]=&quot;x&quot;;2^1;0)+IF([.Q18]=&quot;x&quot;;2^0;0))" office:value-type="string" office:string-value="0" calcext:value-type="string">
            <text:p>0</text:p>
          </table:table-cell>
          <table:table-cell/>
          <table:table-cell table:formula="of:=IF(HEX2DEC([.T18])&lt;16;COM.MICROSOFT.CONCAT(&quot;0&quot;;[.T18]);[.T18])" office:value-type="string" office:string-value="00" calcext:value-type="string">
            <text:p>00</text:p>
          </table:table-cell>
          <table:table-cell table:formula="of:=IF(HEX2DEC([.U18])&lt;16;COM.MICROSOFT.CONCAT(&quot;0&quot;;[.U18]);[.U18])" office:value-type="string" office:string-value="00" calcext:value-type="string">
            <text:p>00</text:p>
          </table:table-cell>
          <table:table-cell/>
          <table:table-cell table:formula="of:=COM.MICROSOFT.CONCAT(&quot;DW 0x&quot;;[.W18];[.X18])" office:value-type="string" office:string-value="DW 0x0000" calcext:value-type="string">
            <text:p>DW 0x0000</text:p>
          </table:table-cell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style-name="ce3"/>
          <table:table-cell/>
          <table:table-cell table:number-columns-repeated="2" office:value-type="string" calcext:value-type="string">
            <text:p>x</text:p>
          </table:table-cell>
          <table:table-cell table:number-columns-repeated="6"/>
          <table:table-cell table:formula="of:=DEC2HEX(IF([.B19]=&quot;x&quot;;2^7;0)+IF([.C19]=&quot;x&quot;;2^6;0)+IF([.D19]=&quot;x&quot;;2^5;0)+IF([.E19]=&quot;x&quot;;2^4;0)+IF([.F19]=&quot;x&quot;;2^3;0)+IF([.G19]=&quot;x&quot;;2^2;0)+IF([.H19]=&quot;x&quot;;2^1;0)+IF([.I19]=&quot;x&quot;;2^0;0))" office:value-type="string" office:string-value="18" calcext:value-type="string">
            <text:p>18</text:p>
          </table:table-cell>
          <table:table-cell table:formula="of:=DEC2HEX(IF([.J19]=&quot;x&quot;;2^7;0)+IF([.K19]=&quot;x&quot;;2^6;0)+IF([.L19]=&quot;x&quot;;2^5;0)+IF([.M19]=&quot;x&quot;;2^4;0)+IF([.N19]=&quot;x&quot;;2^3;0)+IF([.O19]=&quot;x&quot;;2^2;0)+IF([.P19]=&quot;x&quot;;2^1;0)+IF([.Q19]=&quot;x&quot;;2^0;0))" office:value-type="string" office:string-value="30" calcext:value-type="string">
            <text:p>30</text:p>
          </table:table-cell>
          <table:table-cell/>
          <table:table-cell table:formula="of:=IF(HEX2DEC([.T19])&lt;16;COM.MICROSOFT.CONCAT(&quot;0&quot;;[.T19]);[.T19])" office:value-type="string" office:string-value="18" calcext:value-type="string">
            <text:p>18</text:p>
          </table:table-cell>
          <table:table-cell table:formula="of:=IF(HEX2DEC([.U19])&lt;16;COM.MICROSOFT.CONCAT(&quot;0&quot;;[.U19]);[.U19])" office:value-type="string" office:string-value="30" calcext:value-type="string">
            <text:p>30</text:p>
          </table:table-cell>
          <table:table-cell/>
          <table:table-cell table:formula="of:=COM.MICROSOFT.CONCAT(&quot;DW 0x&quot;;[.W19];[.X19])" office:value-type="string" office:string-value="DW 0x1830" calcext:value-type="string">
            <text:p>DW 0x1830</text:p>
          </table:table-cell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style-name="ce3"/>
          <table:table-cell office:value-type="string" calcext:value-type="string">
            <text:p>x</text:p>
          </table:table-cell>
          <table:table-cell table:number-columns-repeated="8"/>
          <table:table-cell table:formula="of:=DEC2HEX(IF([.B20]=&quot;x&quot;;2^7;0)+IF([.C20]=&quot;x&quot;;2^6;0)+IF([.D20]=&quot;x&quot;;2^5;0)+IF([.E20]=&quot;x&quot;;2^4;0)+IF([.F20]=&quot;x&quot;;2^3;0)+IF([.G20]=&quot;x&quot;;2^2;0)+IF([.H20]=&quot;x&quot;;2^1;0)+IF([.I20]=&quot;x&quot;;2^0;0))" office:value-type="string" office:string-value="18" calcext:value-type="string">
            <text:p>18</text:p>
          </table:table-cell>
          <table:table-cell table:formula="of:=DEC2HEX(IF([.J20]=&quot;x&quot;;2^7;0)+IF([.K20]=&quot;x&quot;;2^6;0)+IF([.L20]=&quot;x&quot;;2^5;0)+IF([.M20]=&quot;x&quot;;2^4;0)+IF([.N20]=&quot;x&quot;;2^3;0)+IF([.O20]=&quot;x&quot;;2^2;0)+IF([.P20]=&quot;x&quot;;2^1;0)+IF([.Q20]=&quot;x&quot;;2^0;0))" office:value-type="string" office:string-value="40" calcext:value-type="string">
            <text:p>40</text:p>
          </table:table-cell>
          <table:table-cell/>
          <table:table-cell table:formula="of:=IF(HEX2DEC([.T20])&lt;16;COM.MICROSOFT.CONCAT(&quot;0&quot;;[.T20]);[.T20])" office:value-type="string" office:string-value="18" calcext:value-type="string">
            <text:p>18</text:p>
          </table:table-cell>
          <table:table-cell table:formula="of:=IF(HEX2DEC([.U20])&lt;16;COM.MICROSOFT.CONCAT(&quot;0&quot;;[.U20]);[.U20])" office:value-type="string" office:string-value="40" calcext:value-type="string">
            <text:p>40</text:p>
          </table:table-cell>
          <table:table-cell/>
          <table:table-cell table:formula="of:=COM.MICROSOFT.CONCAT(&quot;DW 0x&quot;;[.W20];[.X20])" office:value-type="string" office:string-value="DW 0x1840" calcext:value-type="string">
            <text:p>DW 0x1840</text:p>
          </table:table-cell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style-name="ce4"/>
          <table:table-cell table:style-name="ce10" office:value-type="string" calcext:value-type="string">
            <text:p>x</text:p>
          </table:table-cell>
          <table:table-cell table:style-name="ce10" table:number-columns-repeated="2"/>
          <table:table-cell table:style-name="ce4"/>
          <table:table-cell table:style-name="ce10" table:number-columns-repeated="2"/>
          <table:table-cell table:style-name="ce13"/>
          <table:table-cell table:number-columns-repeated="2"/>
          <table:table-cell table:formula="of:=DEC2HEX(IF([.B21]=&quot;x&quot;;2^7;0)+IF([.C21]=&quot;x&quot;;2^6;0)+IF([.D21]=&quot;x&quot;;2^5;0)+IF([.E21]=&quot;x&quot;;2^4;0)+IF([.F21]=&quot;x&quot;;2^3;0)+IF([.G21]=&quot;x&quot;;2^2;0)+IF([.H21]=&quot;x&quot;;2^1;0)+IF([.I21]=&quot;x&quot;;2^0;0))" office:value-type="string" office:string-value="18" calcext:value-type="string">
            <text:p>18</text:p>
          </table:table-cell>
          <table:table-cell table:formula="of:=DEC2HEX(IF([.J21]=&quot;x&quot;;2^7;0)+IF([.K21]=&quot;x&quot;;2^6;0)+IF([.L21]=&quot;x&quot;;2^5;0)+IF([.M21]=&quot;x&quot;;2^4;0)+IF([.N21]=&quot;x&quot;;2^3;0)+IF([.O21]=&quot;x&quot;;2^2;0)+IF([.P21]=&quot;x&quot;;2^1;0)+IF([.Q21]=&quot;x&quot;;2^0;0))" office:value-type="string" office:string-value="40" calcext:value-type="string">
            <text:p>40</text:p>
          </table:table-cell>
          <table:table-cell/>
          <table:table-cell table:formula="of:=IF(HEX2DEC([.T21])&lt;16;COM.MICROSOFT.CONCAT(&quot;0&quot;;[.T21]);[.T21])" office:value-type="string" office:string-value="18" calcext:value-type="string">
            <text:p>18</text:p>
          </table:table-cell>
          <table:table-cell table:formula="of:=IF(HEX2DEC([.U21])&lt;16;COM.MICROSOFT.CONCAT(&quot;0&quot;;[.U21]);[.U21])" office:value-type="string" office:string-value="40" calcext:value-type="string">
            <text:p>40</text:p>
          </table:table-cell>
          <table:table-cell/>
          <table:table-cell table:formula="of:=COM.MICROSOFT.CONCAT(&quot;DW 0x&quot;;[.W21];[.X21])" office:value-type="string" office:string-value="DW 0x1840" calcext:value-type="string">
            <text:p>DW 0x1840</text:p>
          </table:table-cell>
        </table:table-row>
        <table:table-row table:style-name="ro1">
          <table:table-cell/>
          <table:table-cell table:style-name="ce2"/>
          <table:table-cell table:style-name="ce8" table:number-columns-repeated="2"/>
          <table:table-cell table:style-name="ce8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style-name="ce8" table:number-columns-repeated="2"/>
          <table:table-cell table:style-name="ce11"/>
          <table:table-cell table:style-name="ce27"/>
          <table:table-cell table:style-name="ce41"/>
          <table:table-cell table:number-columns-repeated="2" table:style-name="ce41" office:value-type="string" calcext:value-type="string">
            <text:p>x</text:p>
          </table:table-cell>
          <table:table-cell table:style-name="ce27"/>
          <table:table-cell table:style-name="ce41" table:number-columns-repeated="2"/>
          <table:table-cell table:style-name="ce45"/>
          <table:table-cell table:number-columns-repeated="2"/>
          <table:table-cell table:formula="of:=DEC2HEX(IF([.B22]=&quot;x&quot;;2^7;0)+IF([.C22]=&quot;x&quot;;2^6;0)+IF([.D22]=&quot;x&quot;;2^5;0)+IF([.E22]=&quot;x&quot;;2^4;0)+IF([.F22]=&quot;x&quot;;2^3;0)+IF([.G22]=&quot;x&quot;;2^2;0)+IF([.H22]=&quot;x&quot;;2^1;0)+IF([.I22]=&quot;x&quot;;2^0;0))" office:value-type="string" office:string-value="18" calcext:value-type="string">
            <text:p>18</text:p>
          </table:table-cell>
          <table:table-cell table:formula="of:=DEC2HEX(IF([.J22]=&quot;x&quot;;2^7;0)+IF([.K22]=&quot;x&quot;;2^6;0)+IF([.L22]=&quot;x&quot;;2^5;0)+IF([.M22]=&quot;x&quot;;2^4;0)+IF([.N22]=&quot;x&quot;;2^3;0)+IF([.O22]=&quot;x&quot;;2^2;0)+IF([.P22]=&quot;x&quot;;2^1;0)+IF([.Q22]=&quot;x&quot;;2^0;0))" office:value-type="string" office:string-value="30" calcext:value-type="string">
            <text:p>30</text:p>
          </table:table-cell>
          <table:table-cell/>
          <table:table-cell table:formula="of:=IF(HEX2DEC([.T22])&lt;16;COM.MICROSOFT.CONCAT(&quot;0&quot;;[.T22]);[.T22])" office:value-type="string" office:string-value="18" calcext:value-type="string">
            <text:p>18</text:p>
          </table:table-cell>
          <table:table-cell table:formula="of:=IF(HEX2DEC([.U22])&lt;16;COM.MICROSOFT.CONCAT(&quot;0&quot;;[.U22]);[.U22])" office:value-type="string" office:string-value="30" calcext:value-type="string">
            <text:p>30</text:p>
          </table:table-cell>
          <table:table-cell/>
          <table:table-cell table:formula="of:=COM.MICROSOFT.CONCAT(&quot;DW 0x&quot;;[.W22];[.X22])" office:value-type="string" office:string-value="DW 0x1830" calcext:value-type="string">
            <text:p>DW 0x1830</text:p>
          </table:table-cell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style-name="ce30"/>
          <table:table-cell table:style-name="ce31" table:number-columns-repeated="3"/>
          <table:table-cell table:style-name="ce30" office:value-type="string" calcext:value-type="string">
            <text:p>x</text:p>
          </table:table-cell>
          <table:table-cell table:style-name="ce31" table:number-columns-repeated="2"/>
          <table:table-cell table:style-name="ce46"/>
          <table:table-cell table:number-columns-repeated="2"/>
          <table:table-cell table:formula="of:=DEC2HEX(IF([.B23]=&quot;x&quot;;2^7;0)+IF([.C23]=&quot;x&quot;;2^6;0)+IF([.D23]=&quot;x&quot;;2^5;0)+IF([.E23]=&quot;x&quot;;2^4;0)+IF([.F23]=&quot;x&quot;;2^3;0)+IF([.G23]=&quot;x&quot;;2^2;0)+IF([.H23]=&quot;x&quot;;2^1;0)+IF([.I23]=&quot;x&quot;;2^0;0))" office:value-type="string" office:string-value="18" calcext:value-type="string">
            <text:p>18</text:p>
          </table:table-cell>
          <table:table-cell table:formula="of:=DEC2HEX(IF([.J23]=&quot;x&quot;;2^7;0)+IF([.K23]=&quot;x&quot;;2^6;0)+IF([.L23]=&quot;x&quot;;2^5;0)+IF([.M23]=&quot;x&quot;;2^4;0)+IF([.N23]=&quot;x&quot;;2^3;0)+IF([.O23]=&quot;x&quot;;2^2;0)+IF([.P23]=&quot;x&quot;;2^1;0)+IF([.Q23]=&quot;x&quot;;2^0;0))" office:value-type="string" office:string-value="8" calcext:value-type="string">
            <text:p>8</text:p>
          </table:table-cell>
          <table:table-cell/>
          <table:table-cell table:formula="of:=IF(HEX2DEC([.T23])&lt;16;COM.MICROSOFT.CONCAT(&quot;0&quot;;[.T23]);[.T23])" office:value-type="string" office:string-value="18" calcext:value-type="string">
            <text:p>18</text:p>
          </table:table-cell>
          <table:table-cell table:formula="of:=IF(HEX2DEC([.U23])&lt;16;COM.MICROSOFT.CONCAT(&quot;0&quot;;[.U23]);[.U23])" office:value-type="string" office:string-value="08" calcext:value-type="string">
            <text:p>08</text:p>
          </table:table-cell>
          <table:table-cell/>
          <table:table-cell table:formula="of:=COM.MICROSOFT.CONCAT(&quot;DW 0x&quot;;[.W23];[.X23])" office:value-type="string" office:string-value="DW 0x1808" calcext:value-type="string">
            <text:p>DW 0x1808</text:p>
          </table:table-cell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style-name="ce30"/>
          <table:table-cell table:style-name="ce31" table:number-columns-repeated="3"/>
          <table:table-cell table:style-name="ce30" office:value-type="string" calcext:value-type="string">
            <text:p>x</text:p>
          </table:table-cell>
          <table:table-cell table:style-name="ce31" table:number-columns-repeated="2"/>
          <table:table-cell table:style-name="ce46"/>
          <table:table-cell table:number-columns-repeated="2"/>
          <table:table-cell table:formula="of:=DEC2HEX(IF([.B24]=&quot;x&quot;;2^7;0)+IF([.C24]=&quot;x&quot;;2^6;0)+IF([.D24]=&quot;x&quot;;2^5;0)+IF([.E24]=&quot;x&quot;;2^4;0)+IF([.F24]=&quot;x&quot;;2^3;0)+IF([.G24]=&quot;x&quot;;2^2;0)+IF([.H24]=&quot;x&quot;;2^1;0)+IF([.I24]=&quot;x&quot;;2^0;0))" office:value-type="string" office:string-value="18" calcext:value-type="string">
            <text:p>18</text:p>
          </table:table-cell>
          <table:table-cell table:formula="of:=DEC2HEX(IF([.J24]=&quot;x&quot;;2^7;0)+IF([.K24]=&quot;x&quot;;2^6;0)+IF([.L24]=&quot;x&quot;;2^5;0)+IF([.M24]=&quot;x&quot;;2^4;0)+IF([.N24]=&quot;x&quot;;2^3;0)+IF([.O24]=&quot;x&quot;;2^2;0)+IF([.P24]=&quot;x&quot;;2^1;0)+IF([.Q24]=&quot;x&quot;;2^0;0))" office:value-type="string" office:string-value="8" calcext:value-type="string">
            <text:p>8</text:p>
          </table:table-cell>
          <table:table-cell/>
          <table:table-cell table:formula="of:=IF(HEX2DEC([.T24])&lt;16;COM.MICROSOFT.CONCAT(&quot;0&quot;;[.T24]);[.T24])" office:value-type="string" office:string-value="18" calcext:value-type="string">
            <text:p>18</text:p>
          </table:table-cell>
          <table:table-cell table:formula="of:=IF(HEX2DEC([.U24])&lt;16;COM.MICROSOFT.CONCAT(&quot;0&quot;;[.U24]);[.U24])" office:value-type="string" office:string-value="08" calcext:value-type="string">
            <text:p>08</text:p>
          </table:table-cell>
          <table:table-cell/>
          <table:table-cell table:formula="of:=COM.MICROSOFT.CONCAT(&quot;DW 0x&quot;;[.W24];[.X24])" office:value-type="string" office:string-value="DW 0x1808" calcext:value-type="string">
            <text:p>DW 0x1808</text:p>
          </table:table-cell>
        </table:table-row>
        <table:table-row table:style-name="ro1">
          <table:table-cell/>
          <table:table-cell table:style-name="ce21"/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8" table:number-columns-repeated="2"/>
          <table:table-cell table:style-name="ce34"/>
          <table:table-cell table:style-name="ce21"/>
          <table:table-cell table:style-name="ce28"/>
          <table:table-cell table:number-columns-repeated="2" table:style-name="ce28" office:value-type="string" calcext:value-type="string">
            <text:p>x</text:p>
          </table:table-cell>
          <table:table-cell table:style-name="ce21"/>
          <table:table-cell table:style-name="ce28" table:number-columns-repeated="2"/>
          <table:table-cell table:style-name="ce34"/>
          <table:table-cell table:number-columns-repeated="2"/>
          <table:table-cell table:formula="of:=DEC2HEX(IF([.B25]=&quot;x&quot;;2^7;0)+IF([.C25]=&quot;x&quot;;2^6;0)+IF([.D25]=&quot;x&quot;;2^5;0)+IF([.E25]=&quot;x&quot;;2^4;0)+IF([.F25]=&quot;x&quot;;2^3;0)+IF([.G25]=&quot;x&quot;;2^2;0)+IF([.H25]=&quot;x&quot;;2^1;0)+IF([.I25]=&quot;x&quot;;2^0;0))" office:value-type="string" office:string-value="18" calcext:value-type="string">
            <text:p>18</text:p>
          </table:table-cell>
          <table:table-cell table:formula="of:=DEC2HEX(IF([.J25]=&quot;x&quot;;2^7;0)+IF([.K25]=&quot;x&quot;;2^6;0)+IF([.L25]=&quot;x&quot;;2^5;0)+IF([.M25]=&quot;x&quot;;2^4;0)+IF([.N25]=&quot;x&quot;;2^3;0)+IF([.O25]=&quot;x&quot;;2^2;0)+IF([.P25]=&quot;x&quot;;2^1;0)+IF([.Q25]=&quot;x&quot;;2^0;0))" office:value-type="string" office:string-value="30" calcext:value-type="string">
            <text:p>30</text:p>
          </table:table-cell>
          <table:table-cell/>
          <table:table-cell table:formula="of:=IF(HEX2DEC([.T25])&lt;16;COM.MICROSOFT.CONCAT(&quot;0&quot;;[.T25]);[.T25])" office:value-type="string" office:string-value="18" calcext:value-type="string">
            <text:p>18</text:p>
          </table:table-cell>
          <table:table-cell table:formula="of:=IF(HEX2DEC([.U25])&lt;16;COM.MICROSOFT.CONCAT(&quot;0&quot;;[.U25]);[.U25])" office:value-type="string" office:string-value="30" calcext:value-type="string">
            <text:p>30</text:p>
          </table:table-cell>
          <table:table-cell/>
          <table:table-cell table:formula="of:=COM.MICROSOFT.CONCAT(&quot;DW 0x&quot;;[.W25];[.X25])" office:value-type="string" office:string-value="DW 0x1830" calcext:value-type="string">
            <text:p>DW 0x1830</text:p>
          </table:table-cell>
        </table:table-row>
        <table:table-row table:style-name="ro1">
          <table:table-cell/>
          <table:table-cell table:style-name="ce2"/>
          <table:table-cell table:style-name="ce8" table:number-columns-repeated="3"/>
          <table:table-cell table:style-name="ce2"/>
          <table:table-cell table:style-name="ce8" table:number-columns-repeated="2"/>
          <table:table-cell table:style-name="ce11"/>
          <table:table-cell table:style-name="ce2"/>
          <table:table-cell table:style-name="ce8" table:number-columns-repeated="3"/>
          <table:table-cell table:style-name="ce2"/>
          <table:table-cell table:style-name="ce8" table:number-columns-repeated="2"/>
          <table:table-cell table:style-name="ce11"/>
          <table:table-cell table:number-columns-repeated="2"/>
          <table:table-cell table:formula="of:=DEC2HEX(IF([.B26]=&quot;x&quot;;2^7;0)+IF([.C26]=&quot;x&quot;;2^6;0)+IF([.D26]=&quot;x&quot;;2^5;0)+IF([.E26]=&quot;x&quot;;2^4;0)+IF([.F26]=&quot;x&quot;;2^3;0)+IF([.G26]=&quot;x&quot;;2^2;0)+IF([.H26]=&quot;x&quot;;2^1;0)+IF([.I26]=&quot;x&quot;;2^0;0))" office:value-type="string" office:string-value="0" calcext:value-type="string">
            <text:p>0</text:p>
          </table:table-cell>
          <table:table-cell table:formula="of:=DEC2HEX(IF([.J26]=&quot;x&quot;;2^7;0)+IF([.K26]=&quot;x&quot;;2^6;0)+IF([.L26]=&quot;x&quot;;2^5;0)+IF([.M26]=&quot;x&quot;;2^4;0)+IF([.N26]=&quot;x&quot;;2^3;0)+IF([.O26]=&quot;x&quot;;2^2;0)+IF([.P26]=&quot;x&quot;;2^1;0)+IF([.Q26]=&quot;x&quot;;2^0;0))" office:value-type="string" office:string-value="0" calcext:value-type="string">
            <text:p>0</text:p>
          </table:table-cell>
          <table:table-cell/>
          <table:table-cell table:formula="of:=IF(HEX2DEC([.T26])&lt;16;COM.MICROSOFT.CONCAT(&quot;0&quot;;[.T26]);[.T26])" office:value-type="string" office:string-value="00" calcext:value-type="string">
            <text:p>00</text:p>
          </table:table-cell>
          <table:table-cell table:formula="of:=IF(HEX2DEC([.U26])&lt;16;COM.MICROSOFT.CONCAT(&quot;0&quot;;[.U26]);[.U26])" office:value-type="string" office:string-value="00" calcext:value-type="string">
            <text:p>00</text:p>
          </table:table-cell>
          <table:table-cell/>
          <table:table-cell table:formula="of:=COM.MICROSOFT.CONCAT(&quot;DW 0x&quot;;[.W26];[.X26])" office:value-type="string" office:string-value="DW 0x0000" calcext:value-type="string">
            <text:p>DW 0x0000</text:p>
          </table:table-cell>
        </table:table-row>
        <table:table-row table:style-name="ro1">
          <table:table-cell table:number-columns-repeated="9"/>
          <table:table-cell table:style-name="ce3"/>
          <table:table-cell table:number-columns-repeated="9"/>
          <table:table-cell table:formula="of:=DEC2HEX(IF([.B27]=&quot;x&quot;;2^7;0)+IF([.C27]=&quot;x&quot;;2^6;0)+IF([.D27]=&quot;x&quot;;2^5;0)+IF([.E27]=&quot;x&quot;;2^4;0)+IF([.F27]=&quot;x&quot;;2^3;0)+IF([.G27]=&quot;x&quot;;2^2;0)+IF([.H27]=&quot;x&quot;;2^1;0)+IF([.I27]=&quot;x&quot;;2^0;0))" office:value-type="string" office:string-value="0" calcext:value-type="string">
            <text:p>0</text:p>
          </table:table-cell>
          <table:table-cell table:formula="of:=DEC2HEX(IF([.J27]=&quot;x&quot;;2^7;0)+IF([.K27]=&quot;x&quot;;2^6;0)+IF([.L27]=&quot;x&quot;;2^5;0)+IF([.M27]=&quot;x&quot;;2^4;0)+IF([.N27]=&quot;x&quot;;2^3;0)+IF([.O27]=&quot;x&quot;;2^2;0)+IF([.P27]=&quot;x&quot;;2^1;0)+IF([.Q27]=&quot;x&quot;;2^0;0))" office:value-type="string" office:string-value="0" calcext:value-type="string">
            <text:p>0</text:p>
          </table:table-cell>
          <table:table-cell/>
          <table:table-cell table:formula="of:=IF(HEX2DEC([.T27])&lt;16;COM.MICROSOFT.CONCAT(&quot;0&quot;;[.T27]);[.T27])" office:value-type="string" office:string-value="00" calcext:value-type="string">
            <text:p>00</text:p>
          </table:table-cell>
          <table:table-cell table:formula="of:=IF(HEX2DEC([.U27])&lt;16;COM.MICROSOFT.CONCAT(&quot;0&quot;;[.U27]);[.U27])" office:value-type="string" office:string-value="00" calcext:value-type="string">
            <text:p>00</text:p>
          </table:table-cell>
          <table:table-cell/>
          <table:table-cell table:formula="of:=COM.MICROSOFT.CONCAT(&quot;DW 0x&quot;;[.W27];[.X27])" office:value-type="string" office:string-value="DW 0x0000" calcext:value-type="string">
            <text:p>DW 0x0000</text:p>
          </table:table-cell>
        </table:table-row>
        <table:table-row table:style-name="ro1">
          <table:table-cell table:number-columns-repeated="19"/>
          <table:table-cell table:formula="of:=DEC2HEX(IF([.B28]=&quot;x&quot;;2^7;0)+IF([.C28]=&quot;x&quot;;2^6;0)+IF([.D28]=&quot;x&quot;;2^5;0)+IF([.E28]=&quot;x&quot;;2^4;0)+IF([.F28]=&quot;x&quot;;2^3;0)+IF([.G28]=&quot;x&quot;;2^2;0)+IF([.H28]=&quot;x&quot;;2^1;0)+IF([.I28]=&quot;x&quot;;2^0;0))" office:value-type="string" office:string-value="0" calcext:value-type="string">
            <text:p>0</text:p>
          </table:table-cell>
          <table:table-cell table:formula="of:=DEC2HEX(IF([.J28]=&quot;x&quot;;2^7;0)+IF([.K28]=&quot;x&quot;;2^6;0)+IF([.L28]=&quot;x&quot;;2^5;0)+IF([.M28]=&quot;x&quot;;2^4;0)+IF([.N28]=&quot;x&quot;;2^3;0)+IF([.O28]=&quot;x&quot;;2^2;0)+IF([.P28]=&quot;x&quot;;2^1;0)+IF([.Q28]=&quot;x&quot;;2^0;0))" office:value-type="string" office:string-value="0" calcext:value-type="string">
            <text:p>0</text:p>
          </table:table-cell>
          <table:table-cell/>
          <table:table-cell table:formula="of:=IF(HEX2DEC([.T28])&lt;16;COM.MICROSOFT.CONCAT(&quot;0&quot;;[.T28]);[.T28])" office:value-type="string" office:string-value="00" calcext:value-type="string">
            <text:p>00</text:p>
          </table:table-cell>
          <table:table-cell table:formula="of:=IF(HEX2DEC([.U28])&lt;16;COM.MICROSOFT.CONCAT(&quot;0&quot;;[.U28]);[.U28])" office:value-type="string" office:string-value="00" calcext:value-type="string">
            <text:p>00</text:p>
          </table:table-cell>
          <table:table-cell/>
          <table:table-cell table:formula="of:=COM.MICROSOFT.CONCAT(&quot;DW 0x&quot;;[.W28];[.X28])" office:value-type="string" office:string-value="DW 0x0000" calcext:value-type="string">
            <text:p>DW 0x0000</text:p>
          </table:table-cell>
        </table:table-row>
        <table:table-row table:style-name="ro1">
          <table:table-cell/>
          <table:table-cell table:style-name="ce4"/>
          <table:table-cell table:style-name="ce10" table:number-columns-repeated="3"/>
          <table:table-cell table:style-name="ce4"/>
          <table:table-cell table:style-name="ce10"/>
          <table:table-cell table:style-name="ce10" office:value-type="string" calcext:value-type="string">
            <text:p>x</text:p>
          </table:table-cell>
          <table:table-cell table:style-name="ce13"/>
          <table:table-cell table:style-name="ce10" table:number-columns-repeated="2"/>
          <table:table-cell table:number-columns-repeated="2" table:style-name="ce10" office:value-type="string" calcext:value-type="string">
            <text:p>x</text:p>
          </table:table-cell>
          <table:table-cell table:style-name="ce4"/>
          <table:table-cell table:style-name="ce10" table:number-columns-repeated="2"/>
          <table:table-cell table:style-name="ce13"/>
          <table:table-cell table:number-columns-repeated="2"/>
          <table:table-cell table:formula="of:=DEC2HEX(IF([.B29]=&quot;x&quot;;2^7;0)+IF([.C29]=&quot;x&quot;;2^6;0)+IF([.D29]=&quot;x&quot;;2^5;0)+IF([.E29]=&quot;x&quot;;2^4;0)+IF([.F29]=&quot;x&quot;;2^3;0)+IF([.G29]=&quot;x&quot;;2^2;0)+IF([.H29]=&quot;x&quot;;2^1;0)+IF([.I29]=&quot;x&quot;;2^0;0))" office:value-type="string" office:string-value="2" calcext:value-type="string">
            <text:p>2</text:p>
          </table:table-cell>
          <table:table-cell table:formula="of:=DEC2HEX(IF([.J29]=&quot;x&quot;;2^7;0)+IF([.K29]=&quot;x&quot;;2^6;0)+IF([.L29]=&quot;x&quot;;2^5;0)+IF([.M29]=&quot;x&quot;;2^4;0)+IF([.N29]=&quot;x&quot;;2^3;0)+IF([.O29]=&quot;x&quot;;2^2;0)+IF([.P29]=&quot;x&quot;;2^1;0)+IF([.Q29]=&quot;x&quot;;2^0;0))" office:value-type="string" office:string-value="30" calcext:value-type="string">
            <text:p>30</text:p>
          </table:table-cell>
          <table:table-cell/>
          <table:table-cell table:formula="of:=IF(HEX2DEC([.T29])&lt;16;COM.MICROSOFT.CONCAT(&quot;0&quot;;[.T29]);[.T29])" office:value-type="string" office:string-value="02" calcext:value-type="string">
            <text:p>02</text:p>
          </table:table-cell>
          <table:table-cell table:formula="of:=IF(HEX2DEC([.U29])&lt;16;COM.MICROSOFT.CONCAT(&quot;0&quot;;[.U29]);[.U29])" office:value-type="string" office:string-value="30" calcext:value-type="string">
            <text:p>30</text:p>
          </table:table-cell>
          <table:table-cell/>
          <table:table-cell table:formula="of:=COM.MICROSOFT.CONCAT(&quot;DW 0x&quot;;[.W29];[.X29])" office:value-type="string" office:string-value="DW 0x0230" calcext:value-type="string">
            <text:p>DW 0x0230</text:p>
          </table:table-cell>
        </table:table-row>
        <table:table-row table:style-name="ro1">
          <table:table-cell/>
          <table:table-cell table:style-name="ce27"/>
          <table:table-cell table:style-name="ce41" table:number-columns-repeated="2"/>
          <table:table-cell table:style-name="ce45"/>
          <table:table-cell table:style-name="ce41"/>
          <table:table-cell table:number-columns-repeated="2" table:style-name="ce41" office:value-type="string" calcext:value-type="string">
            <text:p>x</text:p>
          </table:table-cell>
          <table:table-cell table:style-name="ce45"/>
          <table:table-cell table:style-name="ce27"/>
          <table:table-cell table:style-name="ce41" table:number-columns-repeated="2"/>
          <table:table-cell table:style-name="ce45"/>
          <table:table-cell table:style-name="ce41" office:value-type="string" calcext:value-type="string">
            <text:p>x</text:p>
          </table:table-cell>
          <table:table-cell table:style-name="ce41" table:number-columns-repeated="2"/>
          <table:table-cell table:style-name="ce45"/>
          <table:table-cell table:number-columns-repeated="2"/>
          <table:table-cell table:formula="of:=DEC2HEX(IF([.B30]=&quot;x&quot;;2^7;0)+IF([.C30]=&quot;x&quot;;2^6;0)+IF([.D30]=&quot;x&quot;;2^5;0)+IF([.E30]=&quot;x&quot;;2^4;0)+IF([.F30]=&quot;x&quot;;2^3;0)+IF([.G30]=&quot;x&quot;;2^2;0)+IF([.H30]=&quot;x&quot;;2^1;0)+IF([.I30]=&quot;x&quot;;2^0;0))" office:value-type="string" office:string-value="6" calcext:value-type="string">
            <text:p>6</text:p>
          </table:table-cell>
          <table:table-cell table:formula="of:=DEC2HEX(IF([.J30]=&quot;x&quot;;2^7;0)+IF([.K30]=&quot;x&quot;;2^6;0)+IF([.L30]=&quot;x&quot;;2^5;0)+IF([.M30]=&quot;x&quot;;2^4;0)+IF([.N30]=&quot;x&quot;;2^3;0)+IF([.O30]=&quot;x&quot;;2^2;0)+IF([.P30]=&quot;x&quot;;2^1;0)+IF([.Q30]=&quot;x&quot;;2^0;0))" office:value-type="string" office:string-value="8" calcext:value-type="string">
            <text:p>8</text:p>
          </table:table-cell>
          <table:table-cell/>
          <table:table-cell table:formula="of:=IF(HEX2DEC([.T30])&lt;16;COM.MICROSOFT.CONCAT(&quot;0&quot;;[.T30]);[.T30])" office:value-type="string" office:string-value="06" calcext:value-type="string">
            <text:p>06</text:p>
          </table:table-cell>
          <table:table-cell table:formula="of:=IF(HEX2DEC([.U30])&lt;16;COM.MICROSOFT.CONCAT(&quot;0&quot;;[.U30]);[.U30])" office:value-type="string" office:string-value="08" calcext:value-type="string">
            <text:p>08</text:p>
          </table:table-cell>
          <table:table-cell/>
          <table:table-cell table:formula="of:=COM.MICROSOFT.CONCAT(&quot;DW 0x&quot;;[.W30];[.X30])" office:value-type="string" office:string-value="DW 0x0608" calcext:value-type="string">
            <text:p>DW 0x0608</text:p>
          </table:table-cell>
        </table:table-row>
        <table:table-row table:style-name="ro1">
          <table:table-cell/>
          <table:table-cell table:style-name="ce30" office:value-type="string" calcext:value-type="string">
            <text:p>x</text:p>
          </table:table-cell>
          <table:table-cell table:style-name="ce31"/>
          <table:table-cell table:style-name="ce31" office:value-type="string" calcext:value-type="string">
            <text:p>x</text:p>
          </table:table-cell>
          <table:table-cell table:style-name="ce46"/>
          <table:table-cell table:style-name="ce31" table:number-columns-repeated="2"/>
          <table:table-cell table:style-name="ce31" office:value-type="string" calcext:value-type="string">
            <text:p>x</text:p>
          </table:table-cell>
          <table:table-cell table:style-name="ce46"/>
          <table:table-cell table:style-name="ce30"/>
          <table:table-cell table:style-name="ce31" table:number-columns-repeated="2"/>
          <table:table-cell table:style-name="ce46" office:value-type="string" calcext:value-type="string">
            <text:p>x</text:p>
          </table:table-cell>
          <table:table-cell table:style-name="ce31" table:number-columns-repeated="3"/>
          <table:table-cell table:style-name="ce46"/>
          <table:table-cell table:number-columns-repeated="2"/>
          <table:table-cell table:formula="of:=DEC2HEX(IF([.B31]=&quot;x&quot;;2^7;0)+IF([.C31]=&quot;x&quot;;2^6;0)+IF([.D31]=&quot;x&quot;;2^5;0)+IF([.E31]=&quot;x&quot;;2^4;0)+IF([.F31]=&quot;x&quot;;2^3;0)+IF([.G31]=&quot;x&quot;;2^2;0)+IF([.H31]=&quot;x&quot;;2^1;0)+IF([.I31]=&quot;x&quot;;2^0;0))" office:value-type="string" office:string-value="A2" calcext:value-type="string">
            <text:p>A2</text:p>
          </table:table-cell>
          <table:table-cell table:formula="of:=DEC2HEX(IF([.J31]=&quot;x&quot;;2^7;0)+IF([.K31]=&quot;x&quot;;2^6;0)+IF([.L31]=&quot;x&quot;;2^5;0)+IF([.M31]=&quot;x&quot;;2^4;0)+IF([.N31]=&quot;x&quot;;2^3;0)+IF([.O31]=&quot;x&quot;;2^2;0)+IF([.P31]=&quot;x&quot;;2^1;0)+IF([.Q31]=&quot;x&quot;;2^0;0))" office:value-type="string" office:string-value="10" calcext:value-type="string">
            <text:p>10</text:p>
          </table:table-cell>
          <table:table-cell/>
          <table:table-cell table:formula="of:=IF(HEX2DEC([.T31])&lt;16;COM.MICROSOFT.CONCAT(&quot;0&quot;;[.T31]);[.T31])" office:value-type="string" office:string-value="A2" calcext:value-type="string">
            <text:p>A2</text:p>
          </table:table-cell>
          <table:table-cell table:formula="of:=IF(HEX2DEC([.U31])&lt;16;COM.MICROSOFT.CONCAT(&quot;0&quot;;[.U31]);[.U31])" office:value-type="string" office:string-value="10" calcext:value-type="string">
            <text:p>10</text:p>
          </table:table-cell>
          <table:table-cell/>
          <table:table-cell table:formula="of:=COM.MICROSOFT.CONCAT(&quot;DW 0x&quot;;[.W31];[.X31])" office:value-type="string" office:string-value="DW 0xA210" calcext:value-type="string">
            <text:p>DW 0xA210</text:p>
          </table:table-cell>
        </table:table-row>
        <table:table-row table:style-name="ro1">
          <table:table-cell/>
          <table:table-cell table:style-name="ce30" office:value-type="string" calcext:value-type="string">
            <text:p>x</text:p>
          </table:table-cell>
          <table:table-cell table:style-name="ce31"/>
          <table:table-cell table:style-name="ce31" office:value-type="string" calcext:value-type="string">
            <text:p>x</text:p>
          </table:table-cell>
          <table:table-cell table:style-name="ce46"/>
          <table:table-cell table:style-name="ce31" table:number-columns-repeated="2"/>
          <table:table-cell table:style-name="ce31" office:value-type="string" calcext:value-type="string">
            <text:p>x</text:p>
          </table:table-cell>
          <table:table-cell table:style-name="ce46"/>
          <table:table-cell table:style-name="ce30"/>
          <table:table-cell table:style-name="ce31"/>
          <table:table-cell table:style-name="ce31" office:value-type="string" calcext:value-type="string">
            <text:p>x</text:p>
          </table:table-cell>
          <table:table-cell table:style-name="ce46"/>
          <table:table-cell table:style-name="ce31" table:number-columns-repeated="3"/>
          <table:table-cell table:style-name="ce46"/>
          <table:table-cell table:number-columns-repeated="2"/>
          <table:table-cell table:formula="of:=DEC2HEX(IF([.B32]=&quot;x&quot;;2^7;0)+IF([.C32]=&quot;x&quot;;2^6;0)+IF([.D32]=&quot;x&quot;;2^5;0)+IF([.E32]=&quot;x&quot;;2^4;0)+IF([.F32]=&quot;x&quot;;2^3;0)+IF([.G32]=&quot;x&quot;;2^2;0)+IF([.H32]=&quot;x&quot;;2^1;0)+IF([.I32]=&quot;x&quot;;2^0;0))" office:value-type="string" office:string-value="A2" calcext:value-type="string">
            <text:p>A2</text:p>
          </table:table-cell>
          <table:table-cell table:formula="of:=DEC2HEX(IF([.J32]=&quot;x&quot;;2^7;0)+IF([.K32]=&quot;x&quot;;2^6;0)+IF([.L32]=&quot;x&quot;;2^5;0)+IF([.M32]=&quot;x&quot;;2^4;0)+IF([.N32]=&quot;x&quot;;2^3;0)+IF([.O32]=&quot;x&quot;;2^2;0)+IF([.P32]=&quot;x&quot;;2^1;0)+IF([.Q32]=&quot;x&quot;;2^0;0))" office:value-type="string" office:string-value="20" calcext:value-type="string">
            <text:p>20</text:p>
          </table:table-cell>
          <table:table-cell/>
          <table:table-cell table:formula="of:=IF(HEX2DEC([.T32])&lt;16;COM.MICROSOFT.CONCAT(&quot;0&quot;;[.T32]);[.T32])" office:value-type="string" office:string-value="A2" calcext:value-type="string">
            <text:p>A2</text:p>
          </table:table-cell>
          <table:table-cell table:formula="of:=IF(HEX2DEC([.U32])&lt;16;COM.MICROSOFT.CONCAT(&quot;0&quot;;[.U32]);[.U32])" office:value-type="string" office:string-value="20" calcext:value-type="string">
            <text:p>20</text:p>
          </table:table-cell>
          <table:table-cell/>
          <table:table-cell table:formula="of:=COM.MICROSOFT.CONCAT(&quot;DW 0x&quot;;[.W32];[.X32])" office:value-type="string" office:string-value="DW 0xA220" calcext:value-type="string">
            <text:p>DW 0xA220</text:p>
          </table:table-cell>
        </table:table-row>
        <table:table-row table:style-name="ro1">
          <table:table-cell/>
          <table:table-cell table:style-name="ce21"/>
          <table:table-cell table:style-name="ce28" office:value-type="string" calcext:value-type="string">
            <text:p>x</text:p>
          </table:table-cell>
          <table:table-cell table:style-name="ce28"/>
          <table:table-cell table:style-name="ce34"/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style-name="ce34"/>
          <table:table-cell table:style-name="ce21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style-name="ce28" table:number-columns-repeated="2"/>
          <table:table-cell table:style-name="ce34"/>
          <table:table-cell table:number-columns-repeated="2"/>
          <table:table-cell table:formula="of:=DEC2HEX(IF([.B33]=&quot;x&quot;;2^7;0)+IF([.C33]=&quot;x&quot;;2^6;0)+IF([.D33]=&quot;x&quot;;2^5;0)+IF([.E33]=&quot;x&quot;;2^4;0)+IF([.F33]=&quot;x&quot;;2^3;0)+IF([.G33]=&quot;x&quot;;2^2;0)+IF([.H33]=&quot;x&quot;;2^1;0)+IF([.I33]=&quot;x&quot;;2^0;0))" office:value-type="string" office:string-value="42" calcext:value-type="string">
            <text:p>42</text:p>
          </table:table-cell>
          <table:table-cell table:formula="of:=DEC2HEX(IF([.J33]=&quot;x&quot;;2^7;0)+IF([.K33]=&quot;x&quot;;2^6;0)+IF([.L33]=&quot;x&quot;;2^5;0)+IF([.M33]=&quot;x&quot;;2^4;0)+IF([.N33]=&quot;x&quot;;2^3;0)+IF([.O33]=&quot;x&quot;;2^2;0)+IF([.P33]=&quot;x&quot;;2^1;0)+IF([.Q33]=&quot;x&quot;;2^0;0))" office:value-type="string" office:string-value="B8" calcext:value-type="string">
            <text:p>B8</text:p>
          </table:table-cell>
          <table:table-cell/>
          <table:table-cell table:formula="of:=IF(HEX2DEC([.T33])&lt;16;COM.MICROSOFT.CONCAT(&quot;0&quot;;[.T33]);[.T33])" office:value-type="string" office:string-value="42" calcext:value-type="string">
            <text:p>42</text:p>
          </table:table-cell>
          <table:table-cell table:formula="of:=IF(HEX2DEC([.U33])&lt;16;COM.MICROSOFT.CONCAT(&quot;0&quot;;[.U33]);[.U33])" office:value-type="string" office:string-value="B8" calcext:value-type="string">
            <text:p>B8</text:p>
          </table:table-cell>
          <table:table-cell/>
          <table:table-cell table:formula="of:=COM.MICROSOFT.CONCAT(&quot;DW 0x&quot;;[.W33];[.X33])" office:value-type="string" office:string-value="DW 0x42B8" calcext:value-type="string">
            <text:p>DW 0x42B8</text:p>
          </table:table-cell>
        </table:table-row>
        <calcext:conditional-formats>
          <calcext:conditional-format calcext:target-range-address="Logo.B2:Logo.Q33">
            <calcext:condition calcext:apply-style-name="Tetris" calcext:value="=&quot;x&quot;" calcext:base-cell-address="Logo.B2"/>
          </calcext:conditional-format>
        </calcext:conditional-formats>
      </table:table>
      <table:table table:name="Sheet1" table:style-name="ta1">
        <table:table-column table:style-name="co5" table:default-cell-style-name="Default"/>
        <table:table-column table:style-name="co6" table:default-cell-style-name="ce70"/>
        <table:table-column table:style-name="co6" table:number-columns-repeated="3" table:default-cell-style-name="ce79"/>
        <table:table-column table:style-name="co6" table:default-cell-style-name="ce70"/>
        <table:table-column table:style-name="co6" table:number-columns-repeated="2" table:default-cell-style-name="ce79"/>
        <table:table-column table:style-name="co6" table:default-cell-style-name="ce85"/>
        <table:table-column table:style-name="co6" table:number-columns-repeated="4" table:default-cell-style-name="ce79"/>
        <table:table-column table:style-name="co6" table:default-cell-style-name="ce70"/>
        <table:table-column table:style-name="co6" table:number-columns-repeated="2" table:default-cell-style-name="ce79"/>
        <table:table-column table:style-name="co6" table:default-cell-style-name="ce85"/>
        <table:table-column table:style-name="co7" table:default-cell-style-name="Default"/>
        <table:table-column table:style-name="co8" table:default-cell-style-name="ce14"/>
        <table:table-column table:style-name="co14" table:default-cell-style-name="ce16"/>
        <table:table-column table:style-name="co15" table:default-cell-style-name="ce16"/>
        <table:table-column table:style-name="co3" table:default-cell-style-name="Default"/>
        <table:table-column table:style-name="co11" table:default-cell-style-name="ce16"/>
        <table:table-column table:style-name="co12" table:default-cell-style-name="ce16"/>
        <table:table-column table:style-name="co13" table:default-cell-style-name="Default"/>
        <table:table-column table:style-name="co3" table:default-cell-style-name="ce18"/>
        <table:table-row table:style-name="ro1">
          <table:table-cell/>
          <table:table-cell table:style-name="Default" table:number-columns-repeated="16"/>
          <table:table-cell/>
          <table:table-cell table:style-name="Default"/>
          <table:table-cell table:style-name="ce15" office:value-type="string" calcext:value-type="string">
            <text:p>TOP</text:p>
          </table:table-cell>
          <table:table-cell table:style-name="ce17" office:value-type="string" calcext:value-type="string">
            <text:p>BOT</text:p>
          </table:table-cell>
          <table:table-cell/>
          <table:table-cell table:style-name="ce15" office:value-type="string" calcext:value-type="string">
            <text:p>TP</text:p>
          </table:table-cell>
          <table:table-cell table:style-name="ce17" office:value-type="string" calcext:value-type="string">
            <text:p>BT</text:p>
          </table:table-cell>
          <table:table-cell/>
          <table:table-cell table:style-name="Default"/>
        </table:table-row>
        <table:table-row table:style-name="ro1">
          <table:table-cell/>
          <table:table-cell table:style-name="ce69"/>
          <table:table-cell table:style-name="ce78" office:value-type="string" calcext:value-type="string">
            <text:p>x</text:p>
          </table:table-cell>
          <table:table-cell table:style-name="ce78" table:number-columns-repeated="2"/>
          <table:table-cell table:style-name="ce69"/>
          <table:table-cell table:style-name="ce78" table:number-columns-repeated="2"/>
          <table:table-cell table:style-name="ce84"/>
          <table:table-cell table:style-name="ce78"/>
          <table:table-cell table:style-name="ce78" office:value-type="string" calcext:value-type="string">
            <text:p>x</text:p>
          </table:table-cell>
          <table:table-cell table:style-name="ce78" table:number-columns-repeated="2"/>
          <table:table-cell table:style-name="ce69"/>
          <table:table-cell table:style-name="ce78" table:number-columns-repeated="2"/>
          <table:table-cell table:style-name="ce84"/>
          <table:table-cell/>
          <table:table-cell table:style-name="Default"/>
          <table:table-cell table:formula="of:=DEC2HEX(IF([.B2]=&quot;x&quot;;2^7;0)+IF([.C2]=&quot;x&quot;;2^6;0)+IF([.D2]=&quot;x&quot;;2^5;0)+IF([.E2]=&quot;x&quot;;2^4;0)+IF([.B3]=&quot;x&quot;;2^3;0)+IF([.C3]=&quot;x&quot;;2^2;0)+IF([.D3]=&quot;x&quot;;2^1;0)+IF([.E3]=&quot;x&quot;;2^0;0))" office:value-type="string" office:string-value="44" calcext:value-type="string">
            <text:p>44</text:p>
          </table:table-cell>
          <table:table-cell table:formula="of:=DEC2HEX(IF([.B4]=&quot;x&quot;;2^7;0)+IF([.C4]=&quot;x&quot;;2^6;0)+IF([.D4]=&quot;x&quot;;2^5;0)+IF([.E4]=&quot;x&quot;;2^4;0)+IF([.B5]=&quot;x&quot;;2^3;0)+IF([.C5]=&quot;x&quot;;2^2;0)+IF([.D5]=&quot;x&quot;;2^1;0)+IF([.E5]=&quot;x&quot;;2^0;0))" office:value-type="string" office:string-value="44" calcext:value-type="string">
            <text:p>44</text:p>
          </table:table-cell>
          <table:table-cell table:style-name="ce14"/>
          <table:table-cell table:formula="of:=IF(HEX2DEC([.T2])&lt;16;COM.MICROSOFT.CONCAT(&quot;0&quot;;[.T2]);[.T2])" office:value-type="string" office:string-value="44" calcext:value-type="string">
            <text:p>44</text:p>
          </table:table-cell>
          <table:table-cell table:formula="of:=IF(HEX2DEC([.U2])&lt;16;COM.MICROSOFT.CONCAT(&quot;0&quot;;[.U2]);[.U2])" office:value-type="string" office:string-value="44" calcext:value-type="string">
            <text:p>44</text:p>
          </table:table-cell>
          <table:table-cell table:style-name="ce18" office:value-type="string" calcext:value-type="string">
            <text:p>P_LINE_000: <text:s text:c="8"/></text:p>
          </table:table-cell>
          <table:table-cell table:formula="of:=COM.MICROSOFT.CONCAT(&quot;DW 0x&quot;;[.W2];[.X2])" office:value-type="string" office:string-value="DW 0x4444" calcext:value-type="string">
            <text:p>DW 0x44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/>
          <table:table-cell table:style-name="Default"/>
          <table:table-cell table:formula="of:=DEC2HEX(IF([.F2]=&quot;x&quot;;2^7;0)+IF([.G2]=&quot;x&quot;;2^6;0)+IF([.H2]=&quot;x&quot;;2^5;0)+IF([.I2]=&quot;x&quot;;2^4;0)+IF([.F3]=&quot;x&quot;;2^3;0)+IF([.G3]=&quot;x&quot;;2^2;0)+IF([.H3]=&quot;x&quot;;2^1;0)+IF([.I3]=&quot;x&quot;;2^0;0))" office:value-type="string" office:string-value="F" calcext:value-type="string">
            <text:p>F</text:p>
          </table:table-cell>
          <table:table-cell table:formula="of:=DEC2HEX(IF([.F4]=&quot;x&quot;;2^7;0)+IF([.G4]=&quot;x&quot;;2^6;0)+IF([.H4]=&quot;x&quot;;2^5;0)+IF([.I4]=&quot;x&quot;;2^4;0)+IF([.F5]=&quot;x&quot;;2^3;0)+IF([.G5]=&quot;x&quot;;2^2;0)+IF([.H5]=&quot;x&quot;;2^1;0)+IF([.I5]=&quot;x&quot;;2^0;0))" office:value-type="string" office:string-value="0" calcext:value-type="string">
            <text:p>0</text:p>
          </table:table-cell>
          <table:table-cell/>
          <table:table-cell table:formula="of:=IF(HEX2DEC([.T3])&lt;16;COM.MICROSOFT.CONCAT(&quot;0&quot;;[.T3]);[.T3])" office:value-type="string" office:string-value="0F" calcext:value-type="string">
            <text:p>0F</text:p>
          </table:table-cell>
          <table:table-cell table:formula="of:=IF(HEX2DEC([.U3])&lt;16;COM.MICROSOFT.CONCAT(&quot;0&quot;;[.U3]);[.U3])" office:value-type="string" office:string-value="00" calcext:value-type="string">
            <text:p>00</text:p>
          </table:table-cell>
          <table:table-cell office:value-type="string" calcext:value-type="string">
            <text:p>P_LINE_090: <text:s text:c="8"/></text:p>
          </table:table-cell>
          <table:table-cell table:formula="of:=COM.MICROSOFT.CONCAT(&quot;DW 0x&quot;;[.W3];[.X3])" office:value-type="string" office:string-value="DW 0x0F00" calcext:value-type="string">
            <text:p>DW 0x0F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7"/>
          <table:table-cell table:style-name="Default"/>
          <table:table-cell table:formula="of:=DEC2HEX(IF([.J2]=&quot;x&quot;;2^7;0)+IF([.K2]=&quot;x&quot;;2^6;0)+IF([.L2]=&quot;x&quot;;2^5;0)+IF([.M2]=&quot;x&quot;;2^4;0)+IF([.J3]=&quot;x&quot;;2^3;0)+IF([.K3]=&quot;x&quot;;2^2;0)+IF([.L3]=&quot;x&quot;;2^1;0)+IF([.M3]=&quot;x&quot;;2^0;0))" office:value-type="string" office:string-value="44" calcext:value-type="string">
            <text:p>44</text:p>
          </table:table-cell>
          <table:table-cell table:formula="of:=DEC2HEX(IF([.J4]=&quot;x&quot;;2^7;0)+IF([.K4]=&quot;x&quot;;2^6;0)+IF([.L4]=&quot;x&quot;;2^5;0)+IF([.M4]=&quot;x&quot;;2^4;0)+IF([.J5]=&quot;x&quot;;2^3;0)+IF([.K5]=&quot;x&quot;;2^2;0)+IF([.L5]=&quot;x&quot;;2^1;0)+IF([.M5]=&quot;x&quot;;2^0;0))" office:value-type="string" office:string-value="44" calcext:value-type="string">
            <text:p>44</text:p>
          </table:table-cell>
          <table:table-cell table:style-name="ce14"/>
          <table:table-cell table:formula="of:=IF(HEX2DEC([.T4])&lt;16;COM.MICROSOFT.CONCAT(&quot;0&quot;;[.T4]);[.T4])" office:value-type="string" office:string-value="44" calcext:value-type="string">
            <text:p>44</text:p>
          </table:table-cell>
          <table:table-cell table:formula="of:=IF(HEX2DEC([.U4])&lt;16;COM.MICROSOFT.CONCAT(&quot;0&quot;;[.U4]);[.U4])" office:value-type="string" office:string-value="44" calcext:value-type="string">
            <text:p>44</text:p>
          </table:table-cell>
          <table:table-cell office:value-type="string" calcext:value-type="string">
            <text:p>P_LINE_180: <text:s text:c="8"/></text:p>
          </table:table-cell>
          <table:table-cell table:formula="of:=COM.MICROSOFT.CONCAT(&quot;DW 0x&quot;;[.W4];[.X4])" office:value-type="string" office:string-value="DW 0x4444" calcext:value-type="string">
            <text:p>DW 0x44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7"/>
          <table:table-cell table:style-name="Default"/>
          <table:table-cell table:formula="of:=DEC2HEX(IF([.N2]=&quot;x&quot;;2^7;0)+IF([.O2]=&quot;x&quot;;2^6;0)+IF([.P2]=&quot;x&quot;;2^5;0)+IF([.Q2]=&quot;x&quot;;2^4;0)+IF([.N3]=&quot;x&quot;;2^3;0)+IF([.O3]=&quot;x&quot;;2^2;0)+IF([.P3]=&quot;x&quot;;2^1;0)+IF([.Q3]=&quot;x&quot;;2^0;0))" office:value-type="string" office:string-value="F" calcext:value-type="string">
            <text:p>F</text:p>
          </table:table-cell>
          <table:table-cell table:formula="of:=DEC2HEX(IF([.N4]=&quot;x&quot;;2^7;0)+IF([.O4]=&quot;x&quot;;2^6;0)+IF([.P4]=&quot;x&quot;;2^5;0)+IF([.Q4]=&quot;x&quot;;2^4;0)+IF([.N5]=&quot;x&quot;;2^3;0)+IF([.O5]=&quot;x&quot;;2^2;0)+IF([.P5]=&quot;x&quot;;2^1;0)+IF([.Q5]=&quot;x&quot;;2^0;0))" office:value-type="string" office:string-value="0" calcext:value-type="string">
            <text:p>0</text:p>
          </table:table-cell>
          <table:table-cell/>
          <table:table-cell table:formula="of:=IF(HEX2DEC([.T5])&lt;16;COM.MICROSOFT.CONCAT(&quot;0&quot;;[.T5]);[.T5])" office:value-type="string" office:string-value="0F" calcext:value-type="string">
            <text:p>0F</text:p>
          </table:table-cell>
          <table:table-cell table:formula="of:=IF(HEX2DEC([.U5])&lt;16;COM.MICROSOFT.CONCAT(&quot;0&quot;;[.U5]);[.U5])" office:value-type="string" office:string-value="00" calcext:value-type="string">
            <text:p>00</text:p>
          </table:table-cell>
          <table:table-cell office:value-type="string" calcext:value-type="string">
            <text:p>P_LINE_270: <text:s text:c="8"/></text:p>
          </table:table-cell>
          <table:table-cell table:formula="of:=COM.MICROSOFT.CONCAT(&quot;DW 0x&quot;;[.W5];[.X5])" office:value-type="string" office:string-value="DW 0x0F00" calcext:value-type="string">
            <text:p>DW 0x0F00</text:p>
          </table:table-cell>
        </table:table-row>
        <table:table-row table:style-name="ro1">
          <table:table-cell/>
          <table:table-cell table:style-name="ce69"/>
          <table:table-cell table:style-name="ce78" office:value-type="string" calcext:value-type="string">
            <text:p>x</text:p>
          </table:table-cell>
          <table:table-cell table:style-name="ce78" table:number-columns-repeated="2"/>
          <table:table-cell table:style-name="ce69"/>
          <table:table-cell table:style-name="ce78" office:value-type="string" calcext:value-type="string">
            <text:p>x</text:p>
          </table:table-cell>
          <table:table-cell table:style-name="ce78"/>
          <table:table-cell table:style-name="ce84"/>
          <table:table-cell table:style-name="ce78" table:number-columns-repeated="4"/>
          <table:table-cell table:style-name="ce69"/>
          <table:table-cell table:style-name="ce78" office:value-type="string" calcext:value-type="string">
            <text:p>x</text:p>
          </table:table-cell>
          <table:table-cell table:style-name="ce78"/>
          <table:table-cell table:style-name="ce84"/>
          <table:table-cell table:number-columns-repeated="2"/>
          <table:table-cell table:formula="of:=DEC2HEX(IF([.B6]=&quot;x&quot;;2^7;0)+IF([.C6]=&quot;x&quot;;2^6;0)+IF([.D6]=&quot;x&quot;;2^5;0)+IF([.E6]=&quot;x&quot;;2^4;0)+IF([.B7]=&quot;x&quot;;2^3;0)+IF([.C7]=&quot;x&quot;;2^2;0)+IF([.D7]=&quot;x&quot;;2^1;0)+IF([.E7]=&quot;x&quot;;2^0;0))" office:value-type="string" office:string-value="4E" calcext:value-type="string">
            <text:p>4E</text:p>
          </table:table-cell>
          <table:table-cell table:formula="of:=DEC2HEX(IF([.B8]=&quot;x&quot;;2^7;0)+IF([.C8]=&quot;x&quot;;2^6;0)+IF([.D8]=&quot;x&quot;;2^5;0)+IF([.E8]=&quot;x&quot;;2^4;0)+IF([.B9]=&quot;x&quot;;2^3;0)+IF([.C9]=&quot;x&quot;;2^2;0)+IF([.D9]=&quot;x&quot;;2^1;0)+IF([.E9]=&quot;x&quot;;2^0;0))" office:value-type="string" office:string-value="0" calcext:value-type="string">
            <text:p>0</text:p>
          </table:table-cell>
          <table:table-cell/>
          <table:table-cell table:formula="of:=IF(HEX2DEC([.T6])&lt;16;COM.MICROSOFT.CONCAT(&quot;0&quot;;[.T6]);[.T6])" office:value-type="string" office:string-value="4E" calcext:value-type="string">
            <text:p>4E</text:p>
          </table:table-cell>
          <table:table-cell table:formula="of:=IF(HEX2DEC([.U6])&lt;16;COM.MICROSOFT.CONCAT(&quot;0&quot;;[.U6]);[.U6])" office:value-type="string" office:string-value="00" calcext:value-type="string">
            <text:p>00</text:p>
          </table:table-cell>
          <table:table-cell office:value-type="string" calcext:value-type="string">
            <text:p>P_BUMP_000: <text:s text:c="8"/></text:p>
          </table:table-cell>
          <table:table-cell table:formula="of:=COM.MICROSOFT.CONCAT(&quot;DW 0x&quot;;[.W6];[.X6])" office:value-type="string" office:string-value="DW 0x4E00" calcext:value-type="string">
            <text:p>DW 0x4E00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formula="of:=DEC2HEX(IF([.F6]=&quot;x&quot;;2^7;0)+IF([.G6]=&quot;x&quot;;2^6;0)+IF([.H6]=&quot;x&quot;;2^5;0)+IF([.I6]=&quot;x&quot;;2^4;0)+IF([.F7]=&quot;x&quot;;2^3;0)+IF([.G7]=&quot;x&quot;;2^2;0)+IF([.H7]=&quot;x&quot;;2^1;0)+IF([.I7]=&quot;x&quot;;2^0;0))" office:value-type="string" office:string-value="46" calcext:value-type="string">
            <text:p>46</text:p>
          </table:table-cell>
          <table:table-cell table:formula="of:=DEC2HEX(IF([.F8]=&quot;x&quot;;2^7;0)+IF([.G8]=&quot;x&quot;;2^6;0)+IF([.H8]=&quot;x&quot;;2^5;0)+IF([.I8]=&quot;x&quot;;2^4;0)+IF([.F9]=&quot;x&quot;;2^3;0)+IF([.G9]=&quot;x&quot;;2^2;0)+IF([.H9]=&quot;x&quot;;2^1;0)+IF([.I9]=&quot;x&quot;;2^0;0))" office:value-type="string" office:string-value="40" calcext:value-type="string">
            <text:p>40</text:p>
          </table:table-cell>
          <table:table-cell/>
          <table:table-cell table:formula="of:=IF(HEX2DEC([.T7])&lt;16;COM.MICROSOFT.CONCAT(&quot;0&quot;;[.T7]);[.T7])" office:value-type="string" office:string-value="46" calcext:value-type="string">
            <text:p>46</text:p>
          </table:table-cell>
          <table:table-cell table:formula="of:=IF(HEX2DEC([.U7])&lt;16;COM.MICROSOFT.CONCAT(&quot;0&quot;;[.U7]);[.U7])" office:value-type="string" office:string-value="40" calcext:value-type="string">
            <text:p>40</text:p>
          </table:table-cell>
          <table:table-cell office:value-type="string" calcext:value-type="string">
            <text:p>P_BUMP_090: <text:s text:c="8"/></text:p>
          </table:table-cell>
          <table:table-cell table:formula="of:=COM.MICROSOFT.CONCAT(&quot;DW 0x&quot;;[.W7];[.X7])" office:value-type="string" office:string-value="DW 0x4640" calcext:value-type="string">
            <text:p>DW 0x464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table:formula="of:=DEC2HEX(IF([.J6]=&quot;x&quot;;2^7;0)+IF([.K6]=&quot;x&quot;;2^6;0)+IF([.L6]=&quot;x&quot;;2^5;0)+IF([.M6]=&quot;x&quot;;2^4;0)+IF([.J7]=&quot;x&quot;;2^3;0)+IF([.K7]=&quot;x&quot;;2^2;0)+IF([.L7]=&quot;x&quot;;2^1;0)+IF([.M7]=&quot;x&quot;;2^0;0))" office:value-type="string" office:string-value="E" calcext:value-type="string">
            <text:p>E</text:p>
          </table:table-cell>
          <table:table-cell table:formula="of:=DEC2HEX(IF([.J8]=&quot;x&quot;;2^7;0)+IF([.K8]=&quot;x&quot;;2^6;0)+IF([.L8]=&quot;x&quot;;2^5;0)+IF([.M8]=&quot;x&quot;;2^4;0)+IF([.J9]=&quot;x&quot;;2^3;0)+IF([.K9]=&quot;x&quot;;2^2;0)+IF([.L9]=&quot;x&quot;;2^1;0)+IF([.M9]=&quot;x&quot;;2^0;0))" office:value-type="string" office:string-value="40" calcext:value-type="string">
            <text:p>40</text:p>
          </table:table-cell>
          <table:table-cell/>
          <table:table-cell table:formula="of:=IF(HEX2DEC([.T8])&lt;16;COM.MICROSOFT.CONCAT(&quot;0&quot;;[.T8]);[.T8])" office:value-type="string" office:string-value="0E" calcext:value-type="string">
            <text:p>0E</text:p>
          </table:table-cell>
          <table:table-cell table:formula="of:=IF(HEX2DEC([.U8])&lt;16;COM.MICROSOFT.CONCAT(&quot;0&quot;;[.U8]);[.U8])" office:value-type="string" office:string-value="40" calcext:value-type="string">
            <text:p>40</text:p>
          </table:table-cell>
          <table:table-cell office:value-type="string" calcext:value-type="string">
            <text:p>P_BUMP_180: <text:s text:c="8"/></text:p>
          </table:table-cell>
          <table:table-cell table:formula="of:=COM.MICROSOFT.CONCAT(&quot;DW 0x&quot;;[.W8];[.X8])" office:value-type="string" office:string-value="DW 0x0E40" calcext:value-type="string">
            <text:p>DW 0x0E40</text:p>
          </table:table-cell>
        </table:table-row>
        <table:table-row table:style-name="ro1">
          <table:table-cell/>
          <table:table-cell table:style-name="ce71"/>
          <table:table-cell table:style-name="ce80" table:number-columns-repeated="3"/>
          <table:table-cell table:style-name="ce71"/>
          <table:table-cell table:style-name="ce80" table:number-columns-repeated="2"/>
          <table:table-cell table:style-name="ce86"/>
          <table:table-cell table:style-name="ce80" table:number-columns-repeated="4"/>
          <table:table-cell table:style-name="ce71"/>
          <table:table-cell table:style-name="ce80" table:number-columns-repeated="2"/>
          <table:table-cell table:style-name="ce86"/>
          <table:table-cell table:number-columns-repeated="2"/>
          <table:table-cell table:formula="of:=DEC2HEX(IF([.N6]=&quot;x&quot;;2^7;0)+IF([.O6]=&quot;x&quot;;2^6;0)+IF([.P6]=&quot;x&quot;;2^5;0)+IF([.Q6]=&quot;x&quot;;2^4;0)+IF([.N7]=&quot;x&quot;;2^3;0)+IF([.O7]=&quot;x&quot;;2^2;0)+IF([.P7]=&quot;x&quot;;2^1;0)+IF([.Q7]=&quot;x&quot;;2^0;0))" office:value-type="string" office:string-value="4C" calcext:value-type="string">
            <text:p>4C</text:p>
          </table:table-cell>
          <table:table-cell table:formula="of:=DEC2HEX(IF([.N8]=&quot;x&quot;;2^7;0)+IF([.O8]=&quot;x&quot;;2^6;0)+IF([.P8]=&quot;x&quot;;2^5;0)+IF([.Q8]=&quot;x&quot;;2^4;0)+IF([.N9]=&quot;x&quot;;2^3;0)+IF([.O9]=&quot;x&quot;;2^2;0)+IF([.P9]=&quot;x&quot;;2^1;0)+IF([.Q9]=&quot;x&quot;;2^0;0))" office:value-type="string" office:string-value="40" calcext:value-type="string">
            <text:p>40</text:p>
          </table:table-cell>
          <table:table-cell/>
          <table:table-cell table:formula="of:=IF(HEX2DEC([.T9])&lt;16;COM.MICROSOFT.CONCAT(&quot;0&quot;;[.T9]);[.T9])" office:value-type="string" office:string-value="4C" calcext:value-type="string">
            <text:p>4C</text:p>
          </table:table-cell>
          <table:table-cell table:formula="of:=IF(HEX2DEC([.U9])&lt;16;COM.MICROSOFT.CONCAT(&quot;0&quot;;[.U9]);[.U9])" office:value-type="string" office:string-value="40" calcext:value-type="string">
            <text:p>40</text:p>
          </table:table-cell>
          <table:table-cell office:value-type="string" calcext:value-type="string">
            <text:p>P_BUMP_270: <text:s text:c="8"/></text:p>
          </table:table-cell>
          <table:table-cell table:formula="of:=COM.MICROSOFT.CONCAT(&quot;DW 0x&quot;;[.W9];[.X9])" office:value-type="string" office:string-value="DW 0x4C40" calcext:value-type="string">
            <text:p>DW 0x4C4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7"/>
          <table:table-cell table:formula="of:=DEC2HEX(IF([.B10]=&quot;x&quot;;2^7;0)+IF([.C10]=&quot;x&quot;;2^6;0)+IF([.D10]=&quot;x&quot;;2^5;0)+IF([.E10]=&quot;x&quot;;2^4;0)+IF([.B11]=&quot;x&quot;;2^3;0)+IF([.C11]=&quot;x&quot;;2^2;0)+IF([.D11]=&quot;x&quot;;2^1;0)+IF([.E11]=&quot;x&quot;;2^0;0))" office:value-type="string" office:string-value="44" calcext:value-type="string">
            <text:p>44</text:p>
          </table:table-cell>
          <table:table-cell table:formula="of:=DEC2HEX(IF([.B12]=&quot;x&quot;;2^7;0)+IF([.C12]=&quot;x&quot;;2^6;0)+IF([.D12]=&quot;x&quot;;2^5;0)+IF([.E12]=&quot;x&quot;;2^4;0)+IF([.B13]=&quot;x&quot;;2^3;0)+IF([.C13]=&quot;x&quot;;2^2;0)+IF([.D13]=&quot;x&quot;;2^1;0)+IF([.E13]=&quot;x&quot;;2^0;0))" office:value-type="string" office:string-value="C0" calcext:value-type="string">
            <text:p>C0</text:p>
          </table:table-cell>
          <table:table-cell/>
          <table:table-cell table:formula="of:=IF(HEX2DEC([.T10])&lt;16;COM.MICROSOFT.CONCAT(&quot;0&quot;;[.T10]);[.T10])" office:value-type="string" office:string-value="44" calcext:value-type="string">
            <text:p>44</text:p>
          </table:table-cell>
          <table:table-cell table:formula="of:=IF(HEX2DEC([.U10])&lt;16;COM.MICROSOFT.CONCAT(&quot;0&quot;;[.U10]);[.U10])" office:value-type="string" office:string-value="C0" calcext:value-type="string">
            <text:p>C0</text:p>
          </table:table-cell>
          <table:table-cell office:value-type="string" calcext:value-type="string">
            <text:p>P_L_000: <text:s text:c="11"/></text:p>
          </table:table-cell>
          <table:table-cell table:formula="of:=COM.MICROSOFT.CONCAT(&quot;DW 0x&quot;;[.W10];[.X10])" office:value-type="string" office:string-value="DW 0x44C0" calcext:value-type="string">
            <text:p>DW 0x44C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formula="of:=DEC2HEX(IF([.F10]=&quot;x&quot;;2^7;0)+IF([.G10]=&quot;x&quot;;2^6;0)+IF([.H10]=&quot;x&quot;;2^5;0)+IF([.I10]=&quot;x&quot;;2^4;0)+IF([.F11]=&quot;x&quot;;2^3;0)+IF([.G11]=&quot;x&quot;;2^2;0)+IF([.H11]=&quot;x&quot;;2^1;0)+IF([.I11]=&quot;x&quot;;2^0;0))" office:value-type="string" office:string-value="8E" calcext:value-type="string">
            <text:p>8E</text:p>
          </table:table-cell>
          <table:table-cell table:formula="of:=DEC2HEX(IF([.F12]=&quot;x&quot;;2^7;0)+IF([.G12]=&quot;x&quot;;2^6;0)+IF([.H12]=&quot;x&quot;;2^5;0)+IF([.I12]=&quot;x&quot;;2^4;0)+IF([.F13]=&quot;x&quot;;2^3;0)+IF([.G13]=&quot;x&quot;;2^2;0)+IF([.H13]=&quot;x&quot;;2^1;0)+IF([.I13]=&quot;x&quot;;2^0;0))" office:value-type="string" office:string-value="0" calcext:value-type="string">
            <text:p>0</text:p>
          </table:table-cell>
          <table:table-cell/>
          <table:table-cell table:formula="of:=IF(HEX2DEC([.T11])&lt;16;COM.MICROSOFT.CONCAT(&quot;0&quot;;[.T11]);[.T11])" office:value-type="string" office:string-value="8E" calcext:value-type="string">
            <text:p>8E</text:p>
          </table:table-cell>
          <table:table-cell table:formula="of:=IF(HEX2DEC([.U11])&lt;16;COM.MICROSOFT.CONCAT(&quot;0&quot;;[.U11]);[.U11])" office:value-type="string" office:string-value="00" calcext:value-type="string">
            <text:p>00</text:p>
          </table:table-cell>
          <table:table-cell office:value-type="string" calcext:value-type="string">
            <text:p>P_L_090: <text:s text:c="11"/></text:p>
          </table:table-cell>
          <table:table-cell table:formula="of:=COM.MICROSOFT.CONCAT(&quot;DW 0x&quot;;[.W11];[.X11])" office:value-type="string" office:string-value="DW 0x8E00" calcext:value-type="string">
            <text:p>DW 0x8E00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formula="of:=DEC2HEX(IF([.J10]=&quot;x&quot;;2^7;0)+IF([.K10]=&quot;x&quot;;2^6;0)+IF([.L10]=&quot;x&quot;;2^5;0)+IF([.M10]=&quot;x&quot;;2^4;0)+IF([.J11]=&quot;x&quot;;2^3;0)+IF([.K11]=&quot;x&quot;;2^2;0)+IF([.L11]=&quot;x&quot;;2^1;0)+IF([.M11]=&quot;x&quot;;2^0;0))" office:value-type="string" office:string-value="64" calcext:value-type="string">
            <text:p>64</text:p>
          </table:table-cell>
          <table:table-cell table:formula="of:=DEC2HEX(IF([.J12]=&quot;x&quot;;2^7;0)+IF([.K12]=&quot;x&quot;;2^6;0)+IF([.L12]=&quot;x&quot;;2^5;0)+IF([.M12]=&quot;x&quot;;2^4;0)+IF([.J13]=&quot;x&quot;;2^3;0)+IF([.K13]=&quot;x&quot;;2^2;0)+IF([.L13]=&quot;x&quot;;2^1;0)+IF([.M13]=&quot;x&quot;;2^0;0))" office:value-type="string" office:string-value="40" calcext:value-type="string">
            <text:p>40</text:p>
          </table:table-cell>
          <table:table-cell/>
          <table:table-cell table:formula="of:=IF(HEX2DEC([.T12])&lt;16;COM.MICROSOFT.CONCAT(&quot;0&quot;;[.T12]);[.T12])" office:value-type="string" office:string-value="64" calcext:value-type="string">
            <text:p>64</text:p>
          </table:table-cell>
          <table:table-cell table:formula="of:=IF(HEX2DEC([.U12])&lt;16;COM.MICROSOFT.CONCAT(&quot;0&quot;;[.U12]);[.U12])" office:value-type="string" office:string-value="40" calcext:value-type="string">
            <text:p>40</text:p>
          </table:table-cell>
          <table:table-cell office:value-type="string" calcext:value-type="string">
            <text:p>P_L_180: <text:s text:c="11"/></text:p>
          </table:table-cell>
          <table:table-cell table:formula="of:=COM.MICROSOFT.CONCAT(&quot;DW 0x&quot;;[.W12];[.X12])" office:value-type="string" office:string-value="DW 0x6440" calcext:value-type="string">
            <text:p>DW 0x6440</text:p>
          </table:table-cell>
        </table:table-row>
        <table:table-row table:style-name="ro1">
          <table:table-cell table:number-columns-repeated="19"/>
          <table:table-cell table:formula="of:=DEC2HEX(IF([.N10]=&quot;x&quot;;2^7;0)+IF([.O10]=&quot;x&quot;;2^6;0)+IF([.P10]=&quot;x&quot;;2^5;0)+IF([.Q10]=&quot;x&quot;;2^4;0)+IF([.N11]=&quot;x&quot;;2^3;0)+IF([.O11]=&quot;x&quot;;2^2;0)+IF([.P11]=&quot;x&quot;;2^1;0)+IF([.Q11]=&quot;x&quot;;2^0;0))" office:value-type="string" office:string-value="E" calcext:value-type="string">
            <text:p>E</text:p>
          </table:table-cell>
          <table:table-cell table:formula="of:=DEC2HEX(IF([.N12]=&quot;x&quot;;2^7;0)+IF([.O12]=&quot;x&quot;;2^6;0)+IF([.P12]=&quot;x&quot;;2^5;0)+IF([.Q12]=&quot;x&quot;;2^4;0)+IF([.N13]=&quot;x&quot;;2^3;0)+IF([.O13]=&quot;x&quot;;2^2;0)+IF([.P13]=&quot;x&quot;;2^1;0)+IF([.Q13]=&quot;x&quot;;2^0;0))" office:value-type="string" office:string-value="20" calcext:value-type="string">
            <text:p>20</text:p>
          </table:table-cell>
          <table:table-cell/>
          <table:table-cell table:formula="of:=IF(HEX2DEC([.T13])&lt;16;COM.MICROSOFT.CONCAT(&quot;0&quot;;[.T13]);[.T13])" office:value-type="string" office:string-value="0E" calcext:value-type="string">
            <text:p>0E</text:p>
          </table:table-cell>
          <table:table-cell table:formula="of:=IF(HEX2DEC([.U13])&lt;16;COM.MICROSOFT.CONCAT(&quot;0&quot;;[.U13]);[.U13])" office:value-type="string" office:string-value="20" calcext:value-type="string">
            <text:p>20</text:p>
          </table:table-cell>
          <table:table-cell office:value-type="string" calcext:value-type="string">
            <text:p>P_L_270: <text:s text:c="11"/></text:p>
          </table:table-cell>
          <table:table-cell table:formula="of:=COM.MICROSOFT.CONCAT(&quot;DW 0x&quot;;[.W13];[.X13])" office:value-type="string" office:string-value="DW 0x0E20" calcext:value-type="string">
            <text:p>DW 0x0E20</text:p>
          </table:table-cell>
        </table:table-row>
        <table:table-row table:style-name="ro1">
          <table:table-cell/>
          <table:table-cell table:style-name="ce69"/>
          <table:table-cell table:style-name="ce78" office:value-type="string" calcext:value-type="string">
            <text:p>x</text:p>
          </table:table-cell>
          <table:table-cell table:style-name="ce78" table:number-columns-repeated="2"/>
          <table:table-cell table:style-name="ce69"/>
          <table:table-cell table:style-name="ce78" table:number-columns-repeated="2"/>
          <table:table-cell table:style-name="ce84"/>
          <table:table-cell table:number-columns-repeated="2" table:style-name="ce78" office:value-type="string" calcext:value-type="string">
            <text:p>x</text:p>
          </table:table-cell>
          <table:table-cell table:style-name="ce78" table:number-columns-repeated="2"/>
          <table:table-cell table:style-name="ce69" office:value-type="string" calcext:value-type="string">
            <text:p>x</text:p>
          </table:table-cell>
          <table:table-cell table:style-name="ce78" table:number-columns-repeated="2"/>
          <table:table-cell table:style-name="ce84"/>
          <table:table-cell table:number-columns-repeated="2"/>
          <table:table-cell table:formula="of:=DEC2HEX(IF([.B14]=&quot;x&quot;;2^7;0)+IF([.C14]=&quot;x&quot;;2^6;0)+IF([.D14]=&quot;x&quot;;2^5;0)+IF([.E14]=&quot;x&quot;;2^4;0)+IF([.B15]=&quot;x&quot;;2^3;0)+IF([.C15]=&quot;x&quot;;2^2;0)+IF([.D15]=&quot;x&quot;;2^1;0)+IF([.E15]=&quot;x&quot;;2^0;0))" office:value-type="string" office:string-value="44" calcext:value-type="string">
            <text:p>44</text:p>
          </table:table-cell>
          <table:table-cell table:formula="of:=DEC2HEX(IF([.B16]=&quot;x&quot;;2^7;0)+IF([.C16]=&quot;x&quot;;2^6;0)+IF([.D16]=&quot;x&quot;;2^5;0)+IF([.E16]=&quot;x&quot;;2^4;0)+IF([.B17]=&quot;x&quot;;2^3;0)+IF([.C17]=&quot;x&quot;;2^2;0)+IF([.D17]=&quot;x&quot;;2^1;0)+IF([.E17]=&quot;x&quot;;2^0;0))" office:value-type="string" office:string-value="60" calcext:value-type="string">
            <text:p>60</text:p>
          </table:table-cell>
          <table:table-cell/>
          <table:table-cell table:formula="of:=IF(HEX2DEC([.T14])&lt;16;COM.MICROSOFT.CONCAT(&quot;0&quot;;[.T14]);[.T14])" office:value-type="string" office:string-value="44" calcext:value-type="string">
            <text:p>44</text:p>
          </table:table-cell>
          <table:table-cell table:formula="of:=IF(HEX2DEC([.U14])&lt;16;COM.MICROSOFT.CONCAT(&quot;0&quot;;[.U14]);[.U14])" office:value-type="string" office:string-value="60" calcext:value-type="string">
            <text:p>60</text:p>
          </table:table-cell>
          <table:table-cell office:value-type="string" calcext:value-type="string">
            <text:p>P_L_REV_000: <text:s text:c="7"/></text:p>
          </table:table-cell>
          <table:table-cell table:formula="of:=COM.MICROSOFT.CONCAT(&quot;DW 0x&quot;;[.W14];[.X14])" office:value-type="string" office:string-value="DW 0x4460" calcext:value-type="string">
            <text:p>DW 0x446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formula="of:=DEC2HEX(IF([.F14]=&quot;x&quot;;2^7;0)+IF([.G14]=&quot;x&quot;;2^6;0)+IF([.H14]=&quot;x&quot;;2^5;0)+IF([.I14]=&quot;x&quot;;2^4;0)+IF([.F15]=&quot;x&quot;;2^3;0)+IF([.G15]=&quot;x&quot;;2^2;0)+IF([.H15]=&quot;x&quot;;2^1;0)+IF([.I15]=&quot;x&quot;;2^0;0))" office:value-type="string" office:string-value="E" calcext:value-type="string">
            <text:p>E</text:p>
          </table:table-cell>
          <table:table-cell table:formula="of:=DEC2HEX(IF([.F16]=&quot;x&quot;;2^7;0)+IF([.G16]=&quot;x&quot;;2^6;0)+IF([.H16]=&quot;x&quot;;2^5;0)+IF([.I16]=&quot;x&quot;;2^4;0)+IF([.F17]=&quot;x&quot;;2^3;0)+IF([.G17]=&quot;x&quot;;2^2;0)+IF([.H17]=&quot;x&quot;;2^1;0)+IF([.I17]=&quot;x&quot;;2^0;0))" office:value-type="string" office:string-value="80" calcext:value-type="string">
            <text:p>80</text:p>
          </table:table-cell>
          <table:table-cell/>
          <table:table-cell table:formula="of:=IF(HEX2DEC([.T15])&lt;16;COM.MICROSOFT.CONCAT(&quot;0&quot;;[.T15]);[.T15])" office:value-type="string" office:string-value="0E" calcext:value-type="string">
            <text:p>0E</text:p>
          </table:table-cell>
          <table:table-cell table:formula="of:=IF(HEX2DEC([.U15])&lt;16;COM.MICROSOFT.CONCAT(&quot;0&quot;;[.U15]);[.U15])" office:value-type="string" office:string-value="80" calcext:value-type="string">
            <text:p>80</text:p>
          </table:table-cell>
          <table:table-cell office:value-type="string" calcext:value-type="string">
            <text:p>P_L_REV_090: <text:s text:c="7"/></text:p>
          </table:table-cell>
          <table:table-cell table:formula="of:=COM.MICROSOFT.CONCAT(&quot;DW 0x&quot;;[.W15];[.X15])" office:value-type="string" office:string-value="DW 0x0E80" calcext:value-type="string">
            <text:p>DW 0x0E80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8"/>
          <table:table-cell table:formula="of:=DEC2HEX(IF([.J14]=&quot;x&quot;;2^7;0)+IF([.K14]=&quot;x&quot;;2^6;0)+IF([.L14]=&quot;x&quot;;2^5;0)+IF([.M14]=&quot;x&quot;;2^4;0)+IF([.J15]=&quot;x&quot;;2^3;0)+IF([.K15]=&quot;x&quot;;2^2;0)+IF([.L15]=&quot;x&quot;;2^1;0)+IF([.M15]=&quot;x&quot;;2^0;0))" office:value-type="string" office:string-value="C4" calcext:value-type="string">
            <text:p>C4</text:p>
          </table:table-cell>
          <table:table-cell table:formula="of:=DEC2HEX(IF([.J16]=&quot;x&quot;;2^7;0)+IF([.K16]=&quot;x&quot;;2^6;0)+IF([.L16]=&quot;x&quot;;2^5;0)+IF([.M16]=&quot;x&quot;;2^4;0)+IF([.J17]=&quot;x&quot;;2^3;0)+IF([.K17]=&quot;x&quot;;2^2;0)+IF([.L17]=&quot;x&quot;;2^1;0)+IF([.M17]=&quot;x&quot;;2^0;0))" office:value-type="string" office:string-value="40" calcext:value-type="string">
            <text:p>40</text:p>
          </table:table-cell>
          <table:table-cell/>
          <table:table-cell table:formula="of:=IF(HEX2DEC([.T16])&lt;16;COM.MICROSOFT.CONCAT(&quot;0&quot;;[.T16]);[.T16])" office:value-type="string" office:string-value="C4" calcext:value-type="string">
            <text:p>C4</text:p>
          </table:table-cell>
          <table:table-cell table:formula="of:=IF(HEX2DEC([.U16])&lt;16;COM.MICROSOFT.CONCAT(&quot;0&quot;;[.U16]);[.U16])" office:value-type="string" office:string-value="40" calcext:value-type="string">
            <text:p>40</text:p>
          </table:table-cell>
          <table:table-cell office:value-type="string" calcext:value-type="string">
            <text:p>P_L_REV_180: <text:s text:c="7"/></text:p>
          </table:table-cell>
          <table:table-cell table:formula="of:=COM.MICROSOFT.CONCAT(&quot;DW 0x&quot;;[.W16];[.X16])" office:value-type="string" office:string-value="DW 0xC440" calcext:value-type="string">
            <text:p>DW 0xC440</text:p>
          </table:table-cell>
        </table:table-row>
        <table:table-row table:style-name="ro1">
          <table:table-cell/>
          <table:table-cell table:style-name="ce72"/>
          <table:table-cell table:style-name="ce81" table:number-columns-repeated="3"/>
          <table:table-cell table:style-name="ce72"/>
          <table:table-cell table:style-name="ce81" table:number-columns-repeated="2"/>
          <table:table-cell table:style-name="ce87"/>
          <table:table-cell table:style-name="ce81" table:number-columns-repeated="4"/>
          <table:table-cell table:style-name="ce72"/>
          <table:table-cell table:style-name="ce81" table:number-columns-repeated="2"/>
          <table:table-cell table:style-name="ce87"/>
          <table:table-cell table:number-columns-repeated="2"/>
          <table:table-cell table:formula="of:=DEC2HEX(IF([.N14]=&quot;x&quot;;2^7;0)+IF([.O14]=&quot;x&quot;;2^6;0)+IF([.P14]=&quot;x&quot;;2^5;0)+IF([.Q14]=&quot;x&quot;;2^4;0)+IF([.N15]=&quot;x&quot;;2^3;0)+IF([.O15]=&quot;x&quot;;2^2;0)+IF([.P15]=&quot;x&quot;;2^1;0)+IF([.Q15]=&quot;x&quot;;2^0;0))" office:value-type="string" office:string-value="8E" calcext:value-type="string">
            <text:p>8E</text:p>
          </table:table-cell>
          <table:table-cell table:formula="of:=DEC2HEX(IF([.N16]=&quot;x&quot;;2^7;0)+IF([.O16]=&quot;x&quot;;2^6;0)+IF([.P16]=&quot;x&quot;;2^5;0)+IF([.Q16]=&quot;x&quot;;2^4;0)+IF([.N17]=&quot;x&quot;;2^3;0)+IF([.O17]=&quot;x&quot;;2^2;0)+IF([.P17]=&quot;x&quot;;2^1;0)+IF([.Q17]=&quot;x&quot;;2^0;0))" office:value-type="string" office:string-value="0" calcext:value-type="string">
            <text:p>0</text:p>
          </table:table-cell>
          <table:table-cell/>
          <table:table-cell table:formula="of:=IF(HEX2DEC([.T17])&lt;16;COM.MICROSOFT.CONCAT(&quot;0&quot;;[.T17]);[.T17])" office:value-type="string" office:string-value="8E" calcext:value-type="string">
            <text:p>8E</text:p>
          </table:table-cell>
          <table:table-cell table:formula="of:=IF(HEX2DEC([.U17])&lt;16;COM.MICROSOFT.CONCAT(&quot;0&quot;;[.U17]);[.U17])" office:value-type="string" office:string-value="00" calcext:value-type="string">
            <text:p>00</text:p>
          </table:table-cell>
          <table:table-cell office:value-type="string" calcext:value-type="string">
            <text:p>P_L_REV_270: <text:s text:c="7"/></text:p>
          </table:table-cell>
          <table:table-cell table:formula="of:=COM.MICROSOFT.CONCAT(&quot;DW 0x&quot;;[.W17];[.X17])" office:value-type="string" office:string-value="DW 0x8E00" calcext:value-type="string">
            <text:p>DW 0x8E00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82"/>
          <table:table-cell table:style-name="ce83"/>
          <table:table-cell table:style-name="ce83" office:value-type="string" calcext:value-type="string">
            <text:p>x</text:p>
          </table:table-cell>
          <table:table-cell/>
          <table:table-cell table:style-name="ce83"/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table:formula="of:=DEC2HEX(IF([.B18]=&quot;x&quot;;2^7;0)+IF([.C18]=&quot;x&quot;;2^6;0)+IF([.D18]=&quot;x&quot;;2^5;0)+IF([.E18]=&quot;x&quot;;2^4;0)+IF([.B19]=&quot;x&quot;;2^3;0)+IF([.C19]=&quot;x&quot;;2^2;0)+IF([.D19]=&quot;x&quot;;2^1;0)+IF([.E19]=&quot;x&quot;;2^0;0))" office:value-type="string" office:string-value="C6" calcext:value-type="string">
            <text:p>C6</text:p>
          </table:table-cell>
          <table:table-cell table:formula="of:=DEC2HEX(IF([.B20]=&quot;x&quot;;2^7;0)+IF([.C20]=&quot;x&quot;;2^6;0)+IF([.D20]=&quot;x&quot;;2^5;0)+IF([.E20]=&quot;x&quot;;2^4;0)+IF([.B21]=&quot;x&quot;;2^3;0)+IF([.C21]=&quot;x&quot;;2^2;0)+IF([.D21]=&quot;x&quot;;2^1;0)+IF([.E21]=&quot;x&quot;;2^0;0))" office:value-type="string" office:string-value="0" calcext:value-type="string">
            <text:p>0</text:p>
          </table:table-cell>
          <table:table-cell/>
          <table:table-cell table:formula="of:=IF(HEX2DEC([.T18])&lt;16;COM.MICROSOFT.CONCAT(&quot;0&quot;;[.T18]);[.T18])" office:value-type="string" office:string-value="C6" calcext:value-type="string">
            <text:p>C6</text:p>
          </table:table-cell>
          <table:table-cell table:formula="of:=IF(HEX2DEC([.U18])&lt;16;COM.MICROSOFT.CONCAT(&quot;0&quot;;[.U18]);[.U18])" office:value-type="string" office:string-value="00" calcext:value-type="string">
            <text:p>00</text:p>
          </table:table-cell>
          <table:table-cell office:value-type="string" calcext:value-type="string">
            <text:p>P_SNAKE_000: <text:s text:c="7"/></text:p>
          </table:table-cell>
          <table:table-cell table:formula="of:=COM.MICROSOFT.CONCAT(&quot;DW 0x&quot;;[.W18];[.X18])" office:value-type="string" office:string-value="DW 0xC600" calcext:value-type="string">
            <text:p>DW 0xC600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style-name="ce82"/>
          <table:table-cell table:number-columns-repeated="2" table:style-name="ce83" office:value-type="string" calcext:value-type="string">
            <text:p>x</text:p>
          </table:table-cell>
          <table:table-cell/>
          <table:table-cell table:style-name="ce83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formula="of:=DEC2HEX(IF([.F18]=&quot;x&quot;;2^7;0)+IF([.G18]=&quot;x&quot;;2^6;0)+IF([.H18]=&quot;x&quot;;2^5;0)+IF([.I18]=&quot;x&quot;;2^4;0)+IF([.F19]=&quot;x&quot;;2^3;0)+IF([.G19]=&quot;x&quot;;2^2;0)+IF([.H19]=&quot;x&quot;;2^1;0)+IF([.I19]=&quot;x&quot;;2^0;0))" office:value-type="string" office:string-value="26" calcext:value-type="string">
            <text:p>26</text:p>
          </table:table-cell>
          <table:table-cell table:formula="of:=DEC2HEX(IF([.F20]=&quot;x&quot;;2^7;0)+IF([.G20]=&quot;x&quot;;2^6;0)+IF([.H20]=&quot;x&quot;;2^5;0)+IF([.I20]=&quot;x&quot;;2^4;0)+IF([.F21]=&quot;x&quot;;2^3;0)+IF([.G21]=&quot;x&quot;;2^2;0)+IF([.H21]=&quot;x&quot;;2^1;0)+IF([.I21]=&quot;x&quot;;2^0;0))" office:value-type="string" office:string-value="40" calcext:value-type="string">
            <text:p>40</text:p>
          </table:table-cell>
          <table:table-cell/>
          <table:table-cell table:formula="of:=IF(HEX2DEC([.T19])&lt;16;COM.MICROSOFT.CONCAT(&quot;0&quot;;[.T19]);[.T19])" office:value-type="string" office:string-value="26" calcext:value-type="string">
            <text:p>26</text:p>
          </table:table-cell>
          <table:table-cell table:formula="of:=IF(HEX2DEC([.U19])&lt;16;COM.MICROSOFT.CONCAT(&quot;0&quot;;[.U19]);[.U19])" office:value-type="string" office:string-value="40" calcext:value-type="string">
            <text:p>40</text:p>
          </table:table-cell>
          <table:table-cell office:value-type="string" calcext:value-type="string">
            <text:p>P_SNAKE_090: <text:s text:c="7"/></text:p>
          </table:table-cell>
          <table:table-cell table:formula="of:=COM.MICROSOFT.CONCAT(&quot;DW 0x&quot;;[.W19];[.X19])" office:value-type="string" office:string-value="DW 0x2640" calcext:value-type="string">
            <text:p>DW 0x2640</text:p>
          </table:table-cell>
        </table:table-row>
        <table:table-row table:style-name="ro1">
          <table:table-cell table:number-columns-repeated="5"/>
          <table:table-cell table:style-name="ce82"/>
          <table:table-cell table:style-name="ce83" office:value-type="string" calcext:value-type="string">
            <text:p>x</text:p>
          </table:table-cell>
          <table:table-cell table:style-name="ce83"/>
          <table:table-cell/>
          <table:table-cell table:style-name="ce8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formula="of:=DEC2HEX(IF([.J18]=&quot;x&quot;;2^7;0)+IF([.K18]=&quot;x&quot;;2^6;0)+IF([.L18]=&quot;x&quot;;2^5;0)+IF([.M18]=&quot;x&quot;;2^4;0)+IF([.J19]=&quot;x&quot;;2^3;0)+IF([.K19]=&quot;x&quot;;2^2;0)+IF([.L19]=&quot;x&quot;;2^1;0)+IF([.M19]=&quot;x&quot;;2^0;0))" office:value-type="string" office:string-value="C" calcext:value-type="string">
            <text:p>C</text:p>
          </table:table-cell>
          <table:table-cell table:formula="of:=DEC2HEX(IF([.J20]=&quot;x&quot;;2^7;0)+IF([.K20]=&quot;x&quot;;2^6;0)+IF([.L20]=&quot;x&quot;;2^5;0)+IF([.M20]=&quot;x&quot;;2^4;0)+IF([.J21]=&quot;x&quot;;2^3;0)+IF([.K21]=&quot;x&quot;;2^2;0)+IF([.L21]=&quot;x&quot;;2^1;0)+IF([.M21]=&quot;x&quot;;2^0;0))" office:value-type="string" office:string-value="60" calcext:value-type="string">
            <text:p>60</text:p>
          </table:table-cell>
          <table:table-cell/>
          <table:table-cell table:formula="of:=IF(HEX2DEC([.T20])&lt;16;COM.MICROSOFT.CONCAT(&quot;0&quot;;[.T20]);[.T20])" office:value-type="string" office:string-value="0C" calcext:value-type="string">
            <text:p>0C</text:p>
          </table:table-cell>
          <table:table-cell table:formula="of:=IF(HEX2DEC([.U20])&lt;16;COM.MICROSOFT.CONCAT(&quot;0&quot;;[.U20]);[.U20])" office:value-type="string" office:string-value="60" calcext:value-type="string">
            <text:p>60</text:p>
          </table:table-cell>
          <table:table-cell office:value-type="string" calcext:value-type="string">
            <text:p>P_SNAKE_180: <text:s text:c="7"/></text:p>
          </table:table-cell>
          <table:table-cell table:formula="of:=COM.MICROSOFT.CONCAT(&quot;DW 0x&quot;;[.W20];[.X20])" office:value-type="string" office:string-value="DW 0x0C60" calcext:value-type="string">
            <text:p>DW 0x0C60</text:p>
          </table:table-cell>
        </table:table-row>
        <table:table-row table:style-name="ro1">
          <table:table-cell table:number-columns-repeated="19"/>
          <table:table-cell table:formula="of:=DEC2HEX(IF([.N18]=&quot;x&quot;;2^7;0)+IF([.O18]=&quot;x&quot;;2^6;0)+IF([.P18]=&quot;x&quot;;2^5;0)+IF([.Q18]=&quot;x&quot;;2^4;0)+IF([.N19]=&quot;x&quot;;2^3;0)+IF([.O19]=&quot;x&quot;;2^2;0)+IF([.P19]=&quot;x&quot;;2^1;0)+IF([.Q19]=&quot;x&quot;;2^0;0))" office:value-type="string" office:string-value="8C" calcext:value-type="string">
            <text:p>8C</text:p>
          </table:table-cell>
          <table:table-cell table:formula="of:=DEC2HEX(IF([.N20]=&quot;x&quot;;2^7;0)+IF([.O20]=&quot;x&quot;;2^6;0)+IF([.P20]=&quot;x&quot;;2^5;0)+IF([.Q20]=&quot;x&quot;;2^4;0)+IF([.N21]=&quot;x&quot;;2^3;0)+IF([.O21]=&quot;x&quot;;2^2;0)+IF([.P21]=&quot;x&quot;;2^1;0)+IF([.Q21]=&quot;x&quot;;2^0;0))" office:value-type="string" office:string-value="40" calcext:value-type="string">
            <text:p>40</text:p>
          </table:table-cell>
          <table:table-cell/>
          <table:table-cell table:formula="of:=IF(HEX2DEC([.T21])&lt;16;COM.MICROSOFT.CONCAT(&quot;0&quot;;[.T21]);[.T21])" office:value-type="string" office:string-value="8C" calcext:value-type="string">
            <text:p>8C</text:p>
          </table:table-cell>
          <table:table-cell table:formula="of:=IF(HEX2DEC([.U21])&lt;16;COM.MICROSOFT.CONCAT(&quot;0&quot;;[.U21]);[.U21])" office:value-type="string" office:string-value="40" calcext:value-type="string">
            <text:p>40</text:p>
          </table:table-cell>
          <table:table-cell office:value-type="string" calcext:value-type="string">
            <text:p>P_SNAKE_270: <text:s text:c="7"/></text:p>
          </table:table-cell>
          <table:table-cell table:formula="of:=COM.MICROSOFT.CONCAT(&quot;DW 0x&quot;;[.W21];[.X21])" office:value-type="string" office:string-value="DW 0x8C40" calcext:value-type="string">
            <text:p>DW 0x8C40</text:p>
          </table:table-cell>
        </table:table-row>
        <table:table-row table:style-name="ro1">
          <table:table-cell/>
          <table:table-cell table:style-name="ce69"/>
          <table:table-cell table:number-columns-repeated="2" table:style-name="ce78" office:value-type="string" calcext:value-type="string">
            <text:p>x</text:p>
          </table:table-cell>
          <table:table-cell table:style-name="ce78"/>
          <table:table-cell table:style-name="ce69"/>
          <table:table-cell table:style-name="ce78" office:value-type="string" calcext:value-type="string">
            <text:p>x</text:p>
          </table:table-cell>
          <table:table-cell table:style-name="ce78"/>
          <table:table-cell table:style-name="ce84"/>
          <table:table-cell table:style-name="ce78" table:number-columns-repeated="4"/>
          <table:table-cell table:style-name="ce69" office:value-type="string" calcext:value-type="string">
            <text:p>x</text:p>
          </table:table-cell>
          <table:table-cell table:style-name="ce78" table:number-columns-repeated="2"/>
          <table:table-cell table:style-name="ce84"/>
          <table:table-cell table:number-columns-repeated="2"/>
          <table:table-cell table:formula="of:=DEC2HEX(IF([.B22]=&quot;x&quot;;2^7;0)+IF([.C22]=&quot;x&quot;;2^6;0)+IF([.D22]=&quot;x&quot;;2^5;0)+IF([.E22]=&quot;x&quot;;2^4;0)+IF([.B23]=&quot;x&quot;;2^3;0)+IF([.C23]=&quot;x&quot;;2^2;0)+IF([.D23]=&quot;x&quot;;2^1;0)+IF([.E23]=&quot;x&quot;;2^0;0))" office:value-type="string" office:string-value="6C" calcext:value-type="string">
            <text:p>6C</text:p>
          </table:table-cell>
          <table:table-cell table:formula="of:=DEC2HEX(IF([.B24]=&quot;x&quot;;2^7;0)+IF([.C24]=&quot;x&quot;;2^6;0)+IF([.D24]=&quot;x&quot;;2^5;0)+IF([.E24]=&quot;x&quot;;2^4;0)+IF([.B25]=&quot;x&quot;;2^3;0)+IF([.C25]=&quot;x&quot;;2^2;0)+IF([.D25]=&quot;x&quot;;2^1;0)+IF([.E25]=&quot;x&quot;;2^0;0))" office:value-type="string" office:string-value="0" calcext:value-type="string">
            <text:p>0</text:p>
          </table:table-cell>
          <table:table-cell/>
          <table:table-cell table:formula="of:=IF(HEX2DEC([.T22])&lt;16;COM.MICROSOFT.CONCAT(&quot;0&quot;;[.T22]);[.T22])" office:value-type="string" office:string-value="6C" calcext:value-type="string">
            <text:p>6C</text:p>
          </table:table-cell>
          <table:table-cell table:formula="of:=IF(HEX2DEC([.U22])&lt;16;COM.MICROSOFT.CONCAT(&quot;0&quot;;[.U22]);[.U22])" office:value-type="string" office:string-value="00" calcext:value-type="string">
            <text:p>00</text:p>
          </table:table-cell>
          <table:table-cell office:value-type="string" calcext:value-type="string">
            <text:p>P_SNAME_REV_000: <text:s text:c="3"/></text:p>
          </table:table-cell>
          <table:table-cell table:formula="of:=COM.MICROSOFT.CONCAT(&quot;DW 0x&quot;;[.W22];[.X22])" office:value-type="string" office:string-value="DW 0x6C00" calcext:value-type="string">
            <text:p>DW 0x6C00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formula="of:=DEC2HEX(IF([.F22]=&quot;x&quot;;2^7;0)+IF([.G22]=&quot;x&quot;;2^6;0)+IF([.H22]=&quot;x&quot;;2^5;0)+IF([.I22]=&quot;x&quot;;2^4;0)+IF([.F23]=&quot;x&quot;;2^3;0)+IF([.G23]=&quot;x&quot;;2^2;0)+IF([.H23]=&quot;x&quot;;2^1;0)+IF([.I23]=&quot;x&quot;;2^0;0))" office:value-type="string" office:string-value="46" calcext:value-type="string">
            <text:p>46</text:p>
          </table:table-cell>
          <table:table-cell table:formula="of:=DEC2HEX(IF([.F24]=&quot;x&quot;;2^7;0)+IF([.G24]=&quot;x&quot;;2^6;0)+IF([.H24]=&quot;x&quot;;2^5;0)+IF([.I24]=&quot;x&quot;;2^4;0)+IF([.F25]=&quot;x&quot;;2^3;0)+IF([.G25]=&quot;x&quot;;2^2;0)+IF([.H25]=&quot;x&quot;;2^1;0)+IF([.I25]=&quot;x&quot;;2^0;0))" office:value-type="string" office:string-value="20" calcext:value-type="string">
            <text:p>20</text:p>
          </table:table-cell>
          <table:table-cell/>
          <table:table-cell table:formula="of:=IF(HEX2DEC([.T23])&lt;16;COM.MICROSOFT.CONCAT(&quot;0&quot;;[.T23]);[.T23])" office:value-type="string" office:string-value="46" calcext:value-type="string">
            <text:p>46</text:p>
          </table:table-cell>
          <table:table-cell table:formula="of:=IF(HEX2DEC([.U23])&lt;16;COM.MICROSOFT.CONCAT(&quot;0&quot;;[.U23]);[.U23])" office:value-type="string" office:string-value="20" calcext:value-type="string">
            <text:p>20</text:p>
          </table:table-cell>
          <table:table-cell office:value-type="string" calcext:value-type="string">
            <text:p>P_SNAME_REV_090: <text:s text:c="3"/></text:p>
          </table:table-cell>
          <table:table-cell table:formula="of:=COM.MICROSOFT.CONCAT(&quot;DW 0x&quot;;[.W23];[.X23])" office:value-type="string" office:string-value="DW 0x4620" calcext:value-type="string">
            <text:p>DW 0x462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table:formula="of:=DEC2HEX(IF([.J22]=&quot;x&quot;;2^7;0)+IF([.K22]=&quot;x&quot;;2^6;0)+IF([.L22]=&quot;x&quot;;2^5;0)+IF([.M22]=&quot;x&quot;;2^4;0)+IF([.J23]=&quot;x&quot;;2^3;0)+IF([.K23]=&quot;x&quot;;2^2;0)+IF([.L23]=&quot;x&quot;;2^1;0)+IF([.M23]=&quot;x&quot;;2^0;0))" office:value-type="string" office:string-value="6" calcext:value-type="string">
            <text:p>6</text:p>
          </table:table-cell>
          <table:table-cell table:formula="of:=DEC2HEX(IF([.J24]=&quot;x&quot;;2^7;0)+IF([.K24]=&quot;x&quot;;2^6;0)+IF([.L24]=&quot;x&quot;;2^5;0)+IF([.M24]=&quot;x&quot;;2^4;0)+IF([.J25]=&quot;x&quot;;2^3;0)+IF([.K25]=&quot;x&quot;;2^2;0)+IF([.L25]=&quot;x&quot;;2^1;0)+IF([.M25]=&quot;x&quot;;2^0;0))" office:value-type="string" office:string-value="C0" calcext:value-type="string">
            <text:p>C0</text:p>
          </table:table-cell>
          <table:table-cell/>
          <table:table-cell table:formula="of:=IF(HEX2DEC([.T24])&lt;16;COM.MICROSOFT.CONCAT(&quot;0&quot;;[.T24]);[.T24])" office:value-type="string" office:string-value="06" calcext:value-type="string">
            <text:p>06</text:p>
          </table:table-cell>
          <table:table-cell table:formula="of:=IF(HEX2DEC([.U24])&lt;16;COM.MICROSOFT.CONCAT(&quot;0&quot;;[.U24]);[.U24])" office:value-type="string" office:string-value="C0" calcext:value-type="string">
            <text:p>C0</text:p>
          </table:table-cell>
          <table:table-cell office:value-type="string" calcext:value-type="string">
            <text:p>P_SNAME_REV_180: <text:s text:c="3"/></text:p>
          </table:table-cell>
          <table:table-cell table:formula="of:=COM.MICROSOFT.CONCAT(&quot;DW 0x&quot;;[.W24];[.X24])" office:value-type="string" office:string-value="DW 0x06C0" calcext:value-type="string">
            <text:p>DW 0x06C0</text:p>
          </table:table-cell>
        </table:table-row>
        <table:table-row table:style-name="ro1">
          <table:table-cell/>
          <table:table-cell table:style-name="ce72"/>
          <table:table-cell table:style-name="ce81" table:number-columns-repeated="3"/>
          <table:table-cell table:style-name="ce72"/>
          <table:table-cell table:style-name="ce81" table:number-columns-repeated="2"/>
          <table:table-cell table:style-name="ce87"/>
          <table:table-cell table:style-name="ce81" table:number-columns-repeated="4"/>
          <table:table-cell table:style-name="ce72"/>
          <table:table-cell table:style-name="ce81" table:number-columns-repeated="2"/>
          <table:table-cell table:style-name="ce87"/>
          <table:table-cell table:number-columns-repeated="2"/>
          <table:table-cell table:formula="of:=DEC2HEX(IF([.N22]=&quot;x&quot;;2^7;0)+IF([.O22]=&quot;x&quot;;2^6;0)+IF([.P22]=&quot;x&quot;;2^5;0)+IF([.Q22]=&quot;x&quot;;2^4;0)+IF([.N23]=&quot;x&quot;;2^3;0)+IF([.O23]=&quot;x&quot;;2^2;0)+IF([.P23]=&quot;x&quot;;2^1;0)+IF([.Q23]=&quot;x&quot;;2^0;0))" office:value-type="string" office:string-value="8C" calcext:value-type="string">
            <text:p>8C</text:p>
          </table:table-cell>
          <table:table-cell table:formula="of:=DEC2HEX(IF([.N24]=&quot;x&quot;;2^7;0)+IF([.O24]=&quot;x&quot;;2^6;0)+IF([.P24]=&quot;x&quot;;2^5;0)+IF([.Q24]=&quot;x&quot;;2^4;0)+IF([.N25]=&quot;x&quot;;2^3;0)+IF([.O25]=&quot;x&quot;;2^2;0)+IF([.P25]=&quot;x&quot;;2^1;0)+IF([.Q25]=&quot;x&quot;;2^0;0))" office:value-type="string" office:string-value="40" calcext:value-type="string">
            <text:p>40</text:p>
          </table:table-cell>
          <table:table-cell/>
          <table:table-cell table:formula="of:=IF(HEX2DEC([.T25])&lt;16;COM.MICROSOFT.CONCAT(&quot;0&quot;;[.T25]);[.T25])" office:value-type="string" office:string-value="8C" calcext:value-type="string">
            <text:p>8C</text:p>
          </table:table-cell>
          <table:table-cell table:formula="of:=IF(HEX2DEC([.U25])&lt;16;COM.MICROSOFT.CONCAT(&quot;0&quot;;[.U25]);[.U25])" office:value-type="string" office:string-value="40" calcext:value-type="string">
            <text:p>40</text:p>
          </table:table-cell>
          <table:table-cell office:value-type="string" calcext:value-type="string">
            <text:p>P_SNAME_REV_270: <text:s text:c="3"/></text:p>
          </table:table-cell>
          <table:table-cell table:formula="of:=COM.MICROSOFT.CONCAT(&quot;DW 0x&quot;;[.W25];[.X25])" office:value-type="string" office:string-value="DW 0x8C40" calcext:value-type="string">
            <text:p>DW 0x8C40</text:p>
          </table:table-cell>
        </table:table-row>
        <table:table-row table:style-name="ro1">
          <table:table-cell/>
          <table:table-cell table:style-name="ce69" office:value-type="string" calcext:value-type="string">
            <text:p>x</text:p>
          </table:table-cell>
          <table:table-cell table:style-name="ce78" office:value-type="string" calcext:value-type="string">
            <text:p>x</text:p>
          </table:table-cell>
          <table:table-cell table:style-name="ce78" table:number-columns-repeated="2"/>
          <table:table-cell table:style-name="ce69" office:value-type="string" calcext:value-type="string">
            <text:p>x</text:p>
          </table:table-cell>
          <table:table-cell table:style-name="ce78" office:value-type="string" calcext:value-type="string">
            <text:p>x</text:p>
          </table:table-cell>
          <table:table-cell table:style-name="ce78"/>
          <table:table-cell table:style-name="ce84"/>
          <table:table-cell table:style-name="ce69" office:value-type="string" calcext:value-type="string">
            <text:p>x</text:p>
          </table:table-cell>
          <table:table-cell table:style-name="ce78" office:value-type="string" calcext:value-type="string">
            <text:p>x</text:p>
          </table:table-cell>
          <table:table-cell table:style-name="ce78" table:number-columns-repeated="2"/>
          <table:table-cell table:style-name="ce69" office:value-type="string" calcext:value-type="string">
            <text:p>x</text:p>
          </table:table-cell>
          <table:table-cell table:style-name="ce78" office:value-type="string" calcext:value-type="string">
            <text:p>x</text:p>
          </table:table-cell>
          <table:table-cell table:style-name="ce78"/>
          <table:table-cell table:style-name="ce84"/>
          <table:table-cell table:number-columns-repeated="2"/>
          <table:table-cell table:formula="of:=DEC2HEX(IF([.B26]=&quot;x&quot;;2^7;0)+IF([.C26]=&quot;x&quot;;2^6;0)+IF([.D26]=&quot;x&quot;;2^5;0)+IF([.E26]=&quot;x&quot;;2^4;0)+IF([.B27]=&quot;x&quot;;2^3;0)+IF([.C27]=&quot;x&quot;;2^2;0)+IF([.D27]=&quot;x&quot;;2^1;0)+IF([.E27]=&quot;x&quot;;2^0;0))" office:value-type="string" office:string-value="CC" calcext:value-type="string">
            <text:p>CC</text:p>
          </table:table-cell>
          <table:table-cell table:formula="of:=DEC2HEX(IF([.B28]=&quot;x&quot;;2^7;0)+IF([.C28]=&quot;x&quot;;2^6;0)+IF([.D28]=&quot;x&quot;;2^5;0)+IF([.E28]=&quot;x&quot;;2^4;0)+IF([.B29]=&quot;x&quot;;2^3;0)+IF([.C29]=&quot;x&quot;;2^2;0)+IF([.D29]=&quot;x&quot;;2^1;0)+IF([.E29]=&quot;x&quot;;2^0;0))" office:value-type="string" office:string-value="0" calcext:value-type="string">
            <text:p>0</text:p>
          </table:table-cell>
          <table:table-cell/>
          <table:table-cell table:formula="of:=IF(HEX2DEC([.T26])&lt;16;COM.MICROSOFT.CONCAT(&quot;0&quot;;[.T26]);[.T26])" office:value-type="string" office:string-value="CC" calcext:value-type="string">
            <text:p>CC</text:p>
          </table:table-cell>
          <table:table-cell table:formula="of:=IF(HEX2DEC([.U26])&lt;16;COM.MICROSOFT.CONCAT(&quot;0&quot;;[.U26]);[.U26])" office:value-type="string" office:string-value="00" calcext:value-type="string">
            <text:p>00</text:p>
          </table:table-cell>
          <table:table-cell office:value-type="string" calcext:value-type="string">
            <text:p>P_BOX_000: <text:s text:c="9"/></text:p>
          </table:table-cell>
          <table:table-cell table:formula="of:=COM.MICROSOFT.CONCAT(&quot;DW 0x&quot;;[.W26];[.X26])" office:value-type="string" office:string-value="DW 0xCC00" calcext:value-type="string">
            <text:p>DW 0xCC00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70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formula="of:=DEC2HEX(IF([.F26]=&quot;x&quot;;2^7;0)+IF([.G26]=&quot;x&quot;;2^6;0)+IF([.H26]=&quot;x&quot;;2^5;0)+IF([.I26]=&quot;x&quot;;2^4;0)+IF([.F27]=&quot;x&quot;;2^3;0)+IF([.G27]=&quot;x&quot;;2^2;0)+IF([.H27]=&quot;x&quot;;2^1;0)+IF([.I27]=&quot;x&quot;;2^0;0))" office:value-type="string" office:string-value="CC" calcext:value-type="string">
            <text:p>CC</text:p>
          </table:table-cell>
          <table:table-cell table:formula="of:=DEC2HEX(IF([.F28]=&quot;x&quot;;2^7;0)+IF([.G28]=&quot;x&quot;;2^6;0)+IF([.H28]=&quot;x&quot;;2^5;0)+IF([.I28]=&quot;x&quot;;2^4;0)+IF([.F29]=&quot;x&quot;;2^3;0)+IF([.G29]=&quot;x&quot;;2^2;0)+IF([.H29]=&quot;x&quot;;2^1;0)+IF([.I29]=&quot;x&quot;;2^0;0))" office:value-type="string" office:string-value="0" calcext:value-type="string">
            <text:p>0</text:p>
          </table:table-cell>
          <table:table-cell/>
          <table:table-cell table:formula="of:=IF(HEX2DEC([.T27])&lt;16;COM.MICROSOFT.CONCAT(&quot;0&quot;;[.T27]);[.T27])" office:value-type="string" office:string-value="CC" calcext:value-type="string">
            <text:p>CC</text:p>
          </table:table-cell>
          <table:table-cell table:formula="of:=IF(HEX2DEC([.U27])&lt;16;COM.MICROSOFT.CONCAT(&quot;0&quot;;[.U27]);[.U27])" office:value-type="string" office:string-value="00" calcext:value-type="string">
            <text:p>00</text:p>
          </table:table-cell>
          <table:table-cell office:value-type="string" calcext:value-type="string">
            <text:p>P_BOX_090: <text:s text:c="9"/></text:p>
          </table:table-cell>
          <table:table-cell table:formula="of:=COM.MICROSOFT.CONCAT(&quot;DW 0x&quot;;[.W27];[.X27])" office:value-type="string" office:string-value="DW 0xCC00" calcext:value-type="string">
            <text:p>DW 0xCC00</text:p>
          </table:table-cell>
        </table:table-row>
        <table:table-row table:style-name="ro1">
          <table:table-cell table:number-columns-repeated="19"/>
          <table:table-cell table:formula="of:=DEC2HEX(IF([.J26]=&quot;x&quot;;2^7;0)+IF([.K26]=&quot;x&quot;;2^6;0)+IF([.L26]=&quot;x&quot;;2^5;0)+IF([.M26]=&quot;x&quot;;2^4;0)+IF([.J27]=&quot;x&quot;;2^3;0)+IF([.K27]=&quot;x&quot;;2^2;0)+IF([.L27]=&quot;x&quot;;2^1;0)+IF([.M27]=&quot;x&quot;;2^0;0))" office:value-type="string" office:string-value="CC" calcext:value-type="string">
            <text:p>CC</text:p>
          </table:table-cell>
          <table:table-cell table:formula="of:=DEC2HEX(IF([.J28]=&quot;x&quot;;2^7;0)+IF([.K28]=&quot;x&quot;;2^6;0)+IF([.L28]=&quot;x&quot;;2^5;0)+IF([.M28]=&quot;x&quot;;2^4;0)+IF([.J29]=&quot;x&quot;;2^3;0)+IF([.K29]=&quot;x&quot;;2^2;0)+IF([.L29]=&quot;x&quot;;2^1;0)+IF([.M29]=&quot;x&quot;;2^0;0))" office:value-type="string" office:string-value="0" calcext:value-type="string">
            <text:p>0</text:p>
          </table:table-cell>
          <table:table-cell/>
          <table:table-cell table:formula="of:=IF(HEX2DEC([.T28])&lt;16;COM.MICROSOFT.CONCAT(&quot;0&quot;;[.T28]);[.T28])" office:value-type="string" office:string-value="CC" calcext:value-type="string">
            <text:p>CC</text:p>
          </table:table-cell>
          <table:table-cell table:formula="of:=IF(HEX2DEC([.U28])&lt;16;COM.MICROSOFT.CONCAT(&quot;0&quot;;[.U28]);[.U28])" office:value-type="string" office:string-value="00" calcext:value-type="string">
            <text:p>00</text:p>
          </table:table-cell>
          <table:table-cell office:value-type="string" calcext:value-type="string">
            <text:p>P_BOX_180: <text:s text:c="9"/></text:p>
          </table:table-cell>
          <table:table-cell table:formula="of:=COM.MICROSOFT.CONCAT(&quot;DW 0x&quot;;[.W28];[.X28])" office:value-type="string" office:string-value="DW 0xCC00" calcext:value-type="string">
            <text:p>DW 0xCC00</text:p>
          </table:table-cell>
        </table:table-row>
        <table:table-row table:style-name="ro1">
          <table:table-cell/>
          <table:table-cell table:style-name="ce72"/>
          <table:table-cell table:style-name="ce81" table:number-columns-repeated="3"/>
          <table:table-cell table:style-name="ce72"/>
          <table:table-cell table:style-name="ce81" table:number-columns-repeated="2"/>
          <table:table-cell table:style-name="ce87"/>
          <table:table-cell table:style-name="ce81" table:number-columns-repeated="4"/>
          <table:table-cell table:style-name="ce72"/>
          <table:table-cell table:style-name="ce81" table:number-columns-repeated="2"/>
          <table:table-cell table:style-name="ce87"/>
          <table:table-cell table:number-columns-repeated="2"/>
          <table:table-cell table:formula="of:=DEC2HEX(IF([.N26]=&quot;x&quot;;2^7;0)+IF([.O26]=&quot;x&quot;;2^6;0)+IF([.P26]=&quot;x&quot;;2^5;0)+IF([.Q26]=&quot;x&quot;;2^4;0)+IF([.N27]=&quot;x&quot;;2^3;0)+IF([.O27]=&quot;x&quot;;2^2;0)+IF([.P27]=&quot;x&quot;;2^1;0)+IF([.Q27]=&quot;x&quot;;2^0;0))" office:value-type="string" office:string-value="CC" calcext:value-type="string">
            <text:p>CC</text:p>
          </table:table-cell>
          <table:table-cell table:formula="of:=DEC2HEX(IF([.N28]=&quot;x&quot;;2^7;0)+IF([.O28]=&quot;x&quot;;2^6;0)+IF([.P28]=&quot;x&quot;;2^5;0)+IF([.Q28]=&quot;x&quot;;2^4;0)+IF([.N29]=&quot;x&quot;;2^3;0)+IF([.O29]=&quot;x&quot;;2^2;0)+IF([.P29]=&quot;x&quot;;2^1;0)+IF([.Q29]=&quot;x&quot;;2^0;0))" office:value-type="string" office:string-value="0" calcext:value-type="string">
            <text:p>0</text:p>
          </table:table-cell>
          <table:table-cell/>
          <table:table-cell table:formula="of:=IF(HEX2DEC([.T29])&lt;16;COM.MICROSOFT.CONCAT(&quot;0&quot;;[.T29]);[.T29])" office:value-type="string" office:string-value="CC" calcext:value-type="string">
            <text:p>CC</text:p>
          </table:table-cell>
          <table:table-cell table:formula="of:=IF(HEX2DEC([.U29])&lt;16;COM.MICROSOFT.CONCAT(&quot;0&quot;;[.U29]);[.U29])" office:value-type="string" office:string-value="00" calcext:value-type="string">
            <text:p>00</text:p>
          </table:table-cell>
          <table:table-cell office:value-type="string" calcext:value-type="string">
            <text:p>P_BOX_270: <text:s text:c="9"/></text:p>
          </table:table-cell>
          <table:table-cell table:formula="of:=COM.MICROSOFT.CONCAT(&quot;DW 0x&quot;;[.W29];[.X29])" office:value-type="string" office:string-value="DW 0xCC00" calcext:value-type="string">
            <text:p>DW 0xCC00</text:p>
          </table:table-cell>
        </table:table-row>
        <table:table-row table:style-name="ro1">
          <table:table-cell/>
          <table:table-cell table:style-name="ce24"/>
          <table:table-cell table:style-name="ce42" table:number-columns-repeated="3"/>
          <table:table-cell table:style-name="ce24"/>
          <table:table-cell table:style-name="ce42" table:number-columns-repeated="3"/>
          <table:table-cell table:style-name="ce24"/>
          <table:table-cell table:style-name="ce42" table:number-columns-repeated="2"/>
          <table:table-cell table:style-name="ce50"/>
          <table:table-cell table:style-name="ce42" table:number-columns-repeated="3"/>
          <table:table-cell table:style-name="ce50"/>
          <table:table-cell table:number-columns-repeated="2"/>
          <table:table-cell table:formula="of:=DEC2HEX(IF([.B30]=&quot;x&quot;;2^7;0)+IF([.C30]=&quot;x&quot;;2^6;0)+IF([.D30]=&quot;x&quot;;2^5;0)+IF([.E30]=&quot;x&quot;;2^4;0)+IF([.B31]=&quot;x&quot;;2^3;0)+IF([.C31]=&quot;x&quot;;2^2;0)+IF([.D31]=&quot;x&quot;;2^1;0)+IF([.E31]=&quot;x&quot;;2^0;0))" office:value-type="string" office:string-value="0" calcext:value-type="string">
            <text:p>0</text:p>
          </table:table-cell>
          <table:table-cell table:formula="of:=DEC2HEX(IF([.B32]=&quot;x&quot;;2^7;0)+IF([.C32]=&quot;x&quot;;2^6;0)+IF([.D32]=&quot;x&quot;;2^5;0)+IF([.E32]=&quot;x&quot;;2^4;0)+IF([.B33]=&quot;x&quot;;2^3;0)+IF([.C33]=&quot;x&quot;;2^2;0)+IF([.D33]=&quot;x&quot;;2^1;0)+IF([.E33]=&quot;x&quot;;2^0;0))" office:value-type="string" office:string-value="0" calcext:value-type="string">
            <text:p>0</text:p>
          </table:table-cell>
          <table:table-cell/>
          <table:table-cell table:formula="of:=IF(HEX2DEC([.T30])&lt;16;COM.MICROSOFT.CONCAT(&quot;0&quot;;[.T30]);[.T30])" office:value-type="string" office:string-value="00" calcext:value-type="string">
            <text:p>00</text:p>
          </table:table-cell>
          <table:table-cell table:formula="of:=IF(HEX2DEC([.U30])&lt;16;COM.MICROSOFT.CONCAT(&quot;0&quot;;[.U30]);[.U30])" office:value-type="string" office:string-value="00" calcext:value-type="string">
            <text:p>00</text:p>
          </table:table-cell>
          <table:table-cell office:value-type="string" calcext:value-type="string">
            <text:p>P_EMPTY_000: <text:s text:c="7"/></text:p>
          </table:table-cell>
          <table:table-cell table:formula="of:=COM.MICROSOFT.CONCAT(&quot;DW 0x&quot;;[.W30];[.X30])" office:value-type="string" office:string-value="DW 0x0000" calcext:value-type="string">
            <text:p>DW 0x0000</text:p>
          </table:table-cell>
        </table:table-row>
        <table:table-row table:style-name="ro1">
          <table:table-cell/>
          <table:table-cell table:style-name="ce25"/>
          <table:table-cell table:style-name="Default" table:number-columns-repeated="3"/>
          <table:table-cell table:style-name="ce25"/>
          <table:table-cell table:style-name="Default" table:number-columns-repeated="3"/>
          <table:table-cell table:style-name="ce25"/>
          <table:table-cell table:style-name="Default" table:number-columns-repeated="2"/>
          <table:table-cell table:style-name="ce51"/>
          <table:table-cell table:style-name="Default" table:number-columns-repeated="3"/>
          <table:table-cell table:style-name="ce51"/>
          <table:table-cell table:number-columns-repeated="2"/>
          <table:table-cell table:formula="of:=DEC2HEX(IF([.F30]=&quot;x&quot;;2^7;0)+IF([.G30]=&quot;x&quot;;2^6;0)+IF([.H30]=&quot;x&quot;;2^5;0)+IF([.I30]=&quot;x&quot;;2^4;0)+IF([.F31]=&quot;x&quot;;2^3;0)+IF([.G31]=&quot;x&quot;;2^2;0)+IF([.H31]=&quot;x&quot;;2^1;0)+IF([.I31]=&quot;x&quot;;2^0;0))" office:value-type="string" office:string-value="0" calcext:value-type="string">
            <text:p>0</text:p>
          </table:table-cell>
          <table:table-cell table:formula="of:=DEC2HEX(IF([.F32]=&quot;x&quot;;2^7;0)+IF([.G32]=&quot;x&quot;;2^6;0)+IF([.H32]=&quot;x&quot;;2^5;0)+IF([.I32]=&quot;x&quot;;2^4;0)+IF([.F33]=&quot;x&quot;;2^3;0)+IF([.G33]=&quot;x&quot;;2^2;0)+IF([.H33]=&quot;x&quot;;2^1;0)+IF([.I33]=&quot;x&quot;;2^0;0))" office:value-type="string" office:string-value="0" calcext:value-type="string">
            <text:p>0</text:p>
          </table:table-cell>
          <table:table-cell/>
          <table:table-cell table:formula="of:=IF(HEX2DEC([.T31])&lt;16;COM.MICROSOFT.CONCAT(&quot;0&quot;;[.T31]);[.T31])" office:value-type="string" office:string-value="00" calcext:value-type="string">
            <text:p>00</text:p>
          </table:table-cell>
          <table:table-cell table:formula="of:=IF(HEX2DEC([.U31])&lt;16;COM.MICROSOFT.CONCAT(&quot;0&quot;;[.U31]);[.U31])" office:value-type="string" office:string-value="00" calcext:value-type="string">
            <text:p>00</text:p>
          </table:table-cell>
          <table:table-cell office:value-type="string" calcext:value-type="string">
            <text:p>P_EMPTY_090: <text:s text:c="7"/></text:p>
          </table:table-cell>
          <table:table-cell table:formula="of:=COM.MICROSOFT.CONCAT(&quot;DW 0x&quot;;[.W31];[.X31])" office:value-type="string" office:string-value="DW 0x0000" calcext:value-type="string">
            <text:p>DW 0x0000</text:p>
          </table:table-cell>
        </table:table-row>
        <table:table-row table:style-name="ro1">
          <table:table-cell/>
          <table:table-cell table:style-name="ce25"/>
          <table:table-cell table:style-name="Default" table:number-columns-repeated="3"/>
          <table:table-cell table:style-name="ce25"/>
          <table:table-cell table:style-name="Default" table:number-columns-repeated="3"/>
          <table:table-cell table:style-name="ce25"/>
          <table:table-cell table:style-name="Default" table:number-columns-repeated="2"/>
          <table:table-cell table:style-name="ce51"/>
          <table:table-cell table:style-name="Default" table:number-columns-repeated="3"/>
          <table:table-cell table:style-name="ce51"/>
          <table:table-cell table:number-columns-repeated="2"/>
          <table:table-cell table:formula="of:=DEC2HEX(IF([.J30]=&quot;x&quot;;2^7;0)+IF([.K30]=&quot;x&quot;;2^6;0)+IF([.L30]=&quot;x&quot;;2^5;0)+IF([.M30]=&quot;x&quot;;2^4;0)+IF([.J31]=&quot;x&quot;;2^3;0)+IF([.K31]=&quot;x&quot;;2^2;0)+IF([.L31]=&quot;x&quot;;2^1;0)+IF([.M31]=&quot;x&quot;;2^0;0))" office:value-type="string" office:string-value="0" calcext:value-type="string">
            <text:p>0</text:p>
          </table:table-cell>
          <table:table-cell table:formula="of:=DEC2HEX(IF([.J32]=&quot;x&quot;;2^7;0)+IF([.K32]=&quot;x&quot;;2^6;0)+IF([.L32]=&quot;x&quot;;2^5;0)+IF([.M32]=&quot;x&quot;;2^4;0)+IF([.J33]=&quot;x&quot;;2^3;0)+IF([.K33]=&quot;x&quot;;2^2;0)+IF([.L33]=&quot;x&quot;;2^1;0)+IF([.M33]=&quot;x&quot;;2^0;0))" office:value-type="string" office:string-value="0" calcext:value-type="string">
            <text:p>0</text:p>
          </table:table-cell>
          <table:table-cell/>
          <table:table-cell table:formula="of:=IF(HEX2DEC([.T32])&lt;16;COM.MICROSOFT.CONCAT(&quot;0&quot;;[.T32]);[.T32])" office:value-type="string" office:string-value="00" calcext:value-type="string">
            <text:p>00</text:p>
          </table:table-cell>
          <table:table-cell table:formula="of:=IF(HEX2DEC([.U32])&lt;16;COM.MICROSOFT.CONCAT(&quot;0&quot;;[.U32]);[.U32])" office:value-type="string" office:string-value="00" calcext:value-type="string">
            <text:p>00</text:p>
          </table:table-cell>
          <table:table-cell office:value-type="string" calcext:value-type="string">
            <text:p>P_EMPTY_180: <text:s text:c="7"/></text:p>
          </table:table-cell>
          <table:table-cell table:formula="of:=COM.MICROSOFT.CONCAT(&quot;DW 0x&quot;;[.W32];[.X32])" office:value-type="string" office:string-value="DW 0x0000" calcext:value-type="string">
            <text:p>DW 0x0000</text:p>
          </table:table-cell>
        </table:table-row>
        <table:table-row table:style-name="ro1">
          <table:table-cell/>
          <table:table-cell table:style-name="ce26"/>
          <table:table-cell table:style-name="ce43" table:number-columns-repeated="3"/>
          <table:table-cell table:style-name="ce26"/>
          <table:table-cell table:style-name="ce43" table:number-columns-repeated="3"/>
          <table:table-cell table:style-name="ce26"/>
          <table:table-cell table:style-name="ce43" table:number-columns-repeated="2"/>
          <table:table-cell table:style-name="ce52"/>
          <table:table-cell table:style-name="ce43" table:number-columns-repeated="3"/>
          <table:table-cell table:style-name="ce52"/>
          <table:table-cell table:number-columns-repeated="2"/>
          <table:table-cell table:formula="of:=DEC2HEX(IF([.N30]=&quot;x&quot;;2^7;0)+IF([.O30]=&quot;x&quot;;2^6;0)+IF([.P30]=&quot;x&quot;;2^5;0)+IF([.Q30]=&quot;x&quot;;2^4;0)+IF([.N31]=&quot;x&quot;;2^3;0)+IF([.O31]=&quot;x&quot;;2^2;0)+IF([.P31]=&quot;x&quot;;2^1;0)+IF([.Q31]=&quot;x&quot;;2^0;0))" office:value-type="string" office:string-value="0" calcext:value-type="string">
            <text:p>0</text:p>
          </table:table-cell>
          <table:table-cell table:formula="of:=DEC2HEX(IF([.N32]=&quot;x&quot;;2^7;0)+IF([.O32]=&quot;x&quot;;2^6;0)+IF([.P32]=&quot;x&quot;;2^5;0)+IF([.Q32]=&quot;x&quot;;2^4;0)+IF([.N33]=&quot;x&quot;;2^3;0)+IF([.O33]=&quot;x&quot;;2^2;0)+IF([.P33]=&quot;x&quot;;2^1;0)+IF([.Q33]=&quot;x&quot;;2^0;0))" office:value-type="string" office:string-value="0" calcext:value-type="string">
            <text:p>0</text:p>
          </table:table-cell>
          <table:table-cell/>
          <table:table-cell table:formula="of:=IF(HEX2DEC([.T33])&lt;16;COM.MICROSOFT.CONCAT(&quot;0&quot;;[.T33]);[.T33])" office:value-type="string" office:string-value="00" calcext:value-type="string">
            <text:p>00</text:p>
          </table:table-cell>
          <table:table-cell table:formula="of:=IF(HEX2DEC([.U33])&lt;16;COM.MICROSOFT.CONCAT(&quot;0&quot;;[.U33]);[.U33])" office:value-type="string" office:string-value="00" calcext:value-type="string">
            <text:p>00</text:p>
          </table:table-cell>
          <table:table-cell office:value-type="string" calcext:value-type="string">
            <text:p>P_EMPTY_270: <text:s text:c="7"/></text:p>
          </table:table-cell>
          <table:table-cell table:formula="of:=COM.MICROSOFT.CONCAT(&quot;DW 0x&quot;;[.W33];[.X33])" office:value-type="string" office:string-value="DW 0x0000" calcext:value-type="string">
            <text:p>DW 0x0000</text:p>
          </table:table-cell>
        </table:table-row>
        <table:table-row table:style-name="ro1">
          <table:table-cell/>
          <table:table-cell table:style-name="Default" table:number-columns-repeated="16"/>
          <table:table-cell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/>
          <table:table-cell table:style-name="ce5" office:value-type="string" calcext:value-type="string" table:number-columns-spanned="4" table:number-rows-spanned="1">
            <text:p>Size</text:p>
          </table:table-cell>
          <table:covered-table-cell table:number-columns-repeated="3" table:style-name="Default"/>
          <table:table-cell table:style-name="Default" table:number-columns-repeated="12"/>
          <table:table-cell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/>
          <table:table-cell table:style-name="ce6" table:formula="of:=32*16/8" office:value-type="float" office:value="64" calcext:value-type="float" table:number-columns-spanned="4" table:number-rows-spanned="1">
            <text:p>64</text:p>
          </table:table-cell>
          <table:covered-table-cell table:number-columns-repeated="3" table:style-name="Default"/>
          <table:table-cell table:style-name="Default" table:number-columns-repeated="12"/>
          <table:table-cell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/>
          <table:table-cell table:style-name="ce7" table:formula="of:=COM.MICROSOFT.CONCAT(&quot;0x&quot;;DEC2HEX([.B36]))" office:value-type="string" office:string-value="0x40" calcext:value-type="string" table:number-columns-spanned="4" table:number-rows-spanned="1">
            <text:p>0x40</text:p>
          </table:table-cell>
          <table:covered-table-cell table:number-columns-repeated="3" table:style-name="Default"/>
          <table:table-cell table:style-name="Default" table:number-columns-repeated="12"/>
          <table:table-cell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/>
        </table:table-row>
        <calcext:conditional-formats>
          <calcext:conditional-format calcext:target-range-address="Sheet1.B2:Sheet1.Q29">
            <calcext:condition calcext:apply-style-name="Tetris" calcext:value="=&quot;x&quot;" calcext:base-cell-address="Sheet1.B2"/>
          </calcext:conditional-format>
        </calcext:conditional-formats>
      </table:table>
      <table:table table:name="Sheet2" table:style-name="ta1">
        <table:table-column table:style-name="co2" table:default-cell-style-name="Default"/>
        <table:table-column table:style-name="co16" table:default-cell-style-name="Default"/>
        <table:table-column table:style-name="co3" table:default-cell-style-name="ce14"/>
        <table:table-row table:style-name="ro1"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Variables</text:p>
          </table:table-cell>
          <table:table-cell table:style-name="ce19" office:value-type="string" calcext:value-type="string">
            <text:p>Range</text:p>
          </table:table-cell>
        </table:table-row>
        <table:table-row table:style-name="ro1">
          <table:table-cell/>
          <table:table-cell office:value-type="string" calcext:value-type="string">
            <text:p>Current Piece Index</text:p>
          </table:table-cell>
          <table:table-cell office:value-type="string" calcext:value-type="string">
            <text:p>0-6</text:p>
          </table:table-cell>
        </table:table-row>
        <table:table-row table:style-name="ro1">
          <table:table-cell/>
          <table:table-cell office:value-type="string" calcext:value-type="string">
            <text:p>Current Piece Rotation Index</text:p>
          </table:table-cell>
          <table:table-cell office:value-type="string" calcext:value-type="string">
            <text:p>0-3</text:p>
          </table:table-cell>
        </table:table-row>
        <table:table-row table:style-name="ro1">
          <table:table-cell/>
          <table:table-cell office:value-type="string" calcext:value-type="string">
            <text:p>Current Piece Compressed</text:p>
          </table:table-cell>
          <table:table-cell office:value-type="string" calcext:value-type="string">
            <text:p>2 byte</text:p>
          </table:table-cell>
        </table:table-row>
        <table:table-row table:style-name="ro1">
          <table:table-cell/>
          <table:table-cell office:value-type="string" calcext:value-type="string">
            <text:p>Current Piece Decompressed</text:p>
          </table:table-cell>
          <table:table-cell office:value-type="string" calcext:value-type="string">
            <text:p>8 byte</text:p>
          </table:table-cell>
        </table:table-row>
        <table:table-row table:style-name="ro1">
          <table:table-cell/>
          <table:table-cell office:value-type="string" calcext:value-type="string">
            <text:p>Board</text:p>
          </table:table-cell>
          <table:table-cell office:value-type="string" calcext:value-type="string">
            <text:p>64 byte</text:p>
          </table:table-cell>
        </table:table-row>
        <table:table-row table:style-name="ro1">
          <table:table-cell/>
          <table:table-cell office:value-type="string" calcext:value-type="string">
            <text:p>Horizontal Position Index</text:p>
          </table:table-cell>
          <table:table-cell office:value-type="string" calcext:value-type="string">
            <text:p>0-13</text:p>
          </table:table-cell>
        </table:table-row>
        <table:table-row table:style-name="ro1">
          <table:table-cell/>
          <table:table-cell office:value-type="string" calcext:value-type="string">
            <text:p>Vertical Position Index</text:p>
          </table:table-cell>
          <table:table-cell office:value-type="string" calcext:value-type="string">
            <text:p>0-29</text:p>
          </table:table-cell>
        </table:table-row>
        <table:table-row table:style-name="ro1">
          <table:table-cell/>
          <table:table-cell office:value-type="string" calcext:value-type="string">
            <text:p>Collision Subsection</text:p>
          </table:table-cell>
          <table:table-cell office:value-type="string" calcext:value-type="string">
            <text:p>8 byte</text:p>
          </table:table-cell>
        </table:table-row>
        <table:table-row table:style-name="ro1" table:number-rows-repeated="104856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1 Matrix" table:style-name="ta1">
        <table:table-column table:style-name="co1" table:default-cell-style-name="Default"/>
        <table:table-column table:style-name="co1" table:number-columns-repeated="8" table:default-cell-style-name="ce37"/>
        <table:table-column table:style-name="co1" table:number-columns-repeated="8" table:default-cell-style-name="ce38"/>
        <table:table-row table:style-name="ro1">
          <table:table-cell/>
          <table:table-cell table:style-name="Default" table:number-columns-repeated="1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style-name="ce39"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  <table:table-cell table:style-name="ce17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/>
          <table:table-cell table:style-name="ce38" office:value-type="float" office:value="16" calcext:value-type="float">
            <text:p>16</text:p>
          </table:table-cell>
          <table:table-cell table:style-name="ce38" table:number-columns-repeated="7"/>
          <table:table-cell table:style-name="ce37" office:value-type="float" office:value="17" calcext:value-type="float">
            <text:p>17</text:p>
          </table:table-cell>
          <table:table-cell table:style-name="ce37" table:number-columns-repeated="7"/>
        </table:table-row>
        <table:table-row table:style-name="ro1">
          <table:table-cell/>
          <table:table-cell table:style-name="ce38" office:value-type="float" office:value="18" calcext:value-type="float">
            <text:p>18</text:p>
          </table:table-cell>
          <table:table-cell table:style-name="ce38" table:number-columns-repeated="7"/>
          <table:table-cell table:style-name="ce37" office:value-type="float" office:value="19" calcext:value-type="float">
            <text:p>19</text:p>
          </table:table-cell>
          <table:table-cell table:style-name="ce37" table:number-columns-repeated="7"/>
        </table:table-row>
        <table:table-row table:style-name="ro1">
          <table:table-cell/>
          <table:table-cell table:style-name="ce38" office:value-type="float" office:value="20" calcext:value-type="float">
            <text:p>20</text:p>
          </table:table-cell>
          <table:table-cell table:style-name="ce38" table:number-columns-repeated="7"/>
          <table:table-cell table:style-name="ce37" office:value-type="float" office:value="21" calcext:value-type="float">
            <text:p>21</text:p>
          </table:table-cell>
          <table:table-cell table:style-name="ce37" table:number-columns-repeated="7"/>
        </table:table-row>
        <table:table-row table:style-name="ro1">
          <table:table-cell/>
          <table:table-cell table:style-name="ce38" office:value-type="float" office:value="22" calcext:value-type="float">
            <text:p>22</text:p>
          </table:table-cell>
          <table:table-cell table:style-name="ce38" table:number-columns-repeated="3"/>
          <table:table-cell table:style-name="ce17" office:value-type="float" office:value="5" calcext:value-type="float">
            <text:p>5</text:p>
          </table:table-cell>
          <table:table-cell table:style-name="ce38" table:number-columns-repeated="3"/>
          <table:table-cell table:style-name="ce37" office:value-type="float" office:value="23" calcext:value-type="float">
            <text:p>23</text:p>
          </table:table-cell>
          <table:table-cell table:style-name="ce37" table:number-columns-repeated="3"/>
          <table:table-cell table:style-name="ce39" office:value-type="float" office:value="1" calcext:value-type="float">
            <text:p>1</text:p>
          </table:table-cell>
          <table:table-cell table:style-name="ce37" table:number-columns-repeated="3"/>
        </table:table-row>
        <table:table-row table:style-name="ro1">
          <table:table-cell/>
          <table:table-cell table:style-name="ce38" office:value-type="float" office:value="24" calcext:value-type="float">
            <text:p>24</text:p>
          </table:table-cell>
          <table:table-cell table:style-name="ce38" table:number-columns-repeated="7"/>
          <table:table-cell table:style-name="ce37" office:value-type="float" office:value="25" calcext:value-type="float">
            <text:p>25</text:p>
          </table:table-cell>
          <table:table-cell table:style-name="ce37" table:number-columns-repeated="7"/>
        </table:table-row>
        <table:table-row table:style-name="ro1">
          <table:table-cell/>
          <table:table-cell table:style-name="ce38" office:value-type="float" office:value="26" calcext:value-type="float">
            <text:p>26</text:p>
          </table:table-cell>
          <table:table-cell table:style-name="ce38" table:number-columns-repeated="7"/>
          <table:table-cell table:style-name="ce37" office:value-type="float" office:value="27" calcext:value-type="float">
            <text:p>27</text:p>
          </table:table-cell>
          <table:table-cell table:style-name="ce37" table:number-columns-repeated="7"/>
        </table:table-row>
        <table:table-row table:style-name="ro1">
          <table:table-cell/>
          <table:table-cell table:style-name="ce38" office:value-type="float" office:value="28" calcext:value-type="float">
            <text:p>28</text:p>
          </table:table-cell>
          <table:table-cell table:style-name="ce38" table:number-columns-repeated="7"/>
          <table:table-cell table:style-name="ce37" office:value-type="float" office:value="29" calcext:value-type="float">
            <text:p>29</text:p>
          </table:table-cell>
          <table:table-cell table:style-name="ce37" table:number-columns-repeated="7"/>
        </table:table-row>
        <table:table-row table:style-name="ro1">
          <table:table-cell/>
          <table:table-cell table:style-name="ce38" office:value-type="float" office:value="30" calcext:value-type="float">
            <text:p>30</text:p>
          </table:table-cell>
          <table:table-cell table:style-name="ce38" table:number-columns-repeated="7"/>
          <table:table-cell table:style-name="ce37" office:value-type="float" office:value="31" calcext:value-type="float">
            <text:p>31</text:p>
          </table:table-cell>
          <table:table-cell table:style-name="ce37" table:number-columns-repeated="7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7"/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7"/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7"/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table:style-name="ce39" office:value-type="float" office:value="6" calcext:value-type="float">
            <text:p>6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3"/>
          <table:table-cell table:style-name="ce17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7"/>
          <table:table-cell office:value-type="float" office:value="41" calcext:value-type="float">
            <text:p>41</text:p>
          </table:table-cell>
          <table:table-cell table:number-columns-repeated="7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number-columns-repeated="7"/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7"/>
          <table:table-cell office:value-type="float" office:value="47" calcext:value-type="float">
            <text:p>47</text:p>
          </table:table-cell>
          <table:table-cell table:number-columns-repeated="7"/>
        </table:table-row>
        <table:table-row table:style-name="ro1">
          <table:table-cell/>
          <table:table-cell table:style-name="ce38" office:value-type="float" office:value="48" calcext:value-type="float">
            <text:p>48</text:p>
          </table:table-cell>
          <table:table-cell table:style-name="ce38" table:number-columns-repeated="7"/>
          <table:table-cell table:style-name="ce37" office:value-type="float" office:value="49" calcext:value-type="float">
            <text:p>49</text:p>
          </table:table-cell>
          <table:table-cell table:style-name="ce37" table:number-columns-repeated="7"/>
        </table:table-row>
        <table:table-row table:style-name="ro1">
          <table:table-cell/>
          <table:table-cell table:style-name="ce38" office:value-type="float" office:value="50" calcext:value-type="float">
            <text:p>50</text:p>
          </table:table-cell>
          <table:table-cell table:style-name="ce38" table:number-columns-repeated="7"/>
          <table:table-cell table:style-name="ce37" office:value-type="float" office:value="51" calcext:value-type="float">
            <text:p>51</text:p>
          </table:table-cell>
          <table:table-cell table:style-name="ce37" table:number-columns-repeated="7"/>
        </table:table-row>
        <table:table-row table:style-name="ro1">
          <table:table-cell/>
          <table:table-cell table:style-name="ce38" office:value-type="float" office:value="52" calcext:value-type="float">
            <text:p>52</text:p>
          </table:table-cell>
          <table:table-cell table:style-name="ce38" table:number-columns-repeated="7"/>
          <table:table-cell table:style-name="ce37" office:value-type="float" office:value="53" calcext:value-type="float">
            <text:p>53</text:p>
          </table:table-cell>
          <table:table-cell table:style-name="ce37" table:number-columns-repeated="7"/>
        </table:table-row>
        <table:table-row table:style-name="ro1">
          <table:table-cell/>
          <table:table-cell table:style-name="ce38" office:value-type="float" office:value="54" calcext:value-type="float">
            <text:p>54</text:p>
          </table:table-cell>
          <table:table-cell table:style-name="ce38" table:number-columns-repeated="3"/>
          <table:table-cell table:style-name="ce17" office:value-type="float" office:value="7" calcext:value-type="float">
            <text:p>7</text:p>
          </table:table-cell>
          <table:table-cell table:style-name="ce38" table:number-columns-repeated="3"/>
          <table:table-cell table:style-name="ce37" office:value-type="float" office:value="55" calcext:value-type="float">
            <text:p>55</text:p>
          </table:table-cell>
          <table:table-cell table:style-name="ce37" table:number-columns-repeated="3"/>
          <table:table-cell table:style-name="ce39" office:value-type="float" office:value="3" calcext:value-type="float">
            <text:p>3</text:p>
          </table:table-cell>
          <table:table-cell table:style-name="ce37" table:number-columns-repeated="3"/>
        </table:table-row>
        <table:table-row table:style-name="ro1">
          <table:table-cell/>
          <table:table-cell table:style-name="ce38" office:value-type="float" office:value="56" calcext:value-type="float">
            <text:p>56</text:p>
          </table:table-cell>
          <table:table-cell table:style-name="ce38" table:number-columns-repeated="7"/>
          <table:table-cell table:style-name="ce37" office:value-type="float" office:value="57" calcext:value-type="float">
            <text:p>57</text:p>
          </table:table-cell>
          <table:table-cell table:style-name="ce37" table:number-columns-repeated="7"/>
        </table:table-row>
        <table:table-row table:style-name="ro1">
          <table:table-cell/>
          <table:table-cell table:style-name="ce38" office:value-type="float" office:value="58" calcext:value-type="float">
            <text:p>58</text:p>
          </table:table-cell>
          <table:table-cell table:style-name="ce38" table:number-columns-repeated="7"/>
          <table:table-cell table:style-name="ce37" office:value-type="float" office:value="59" calcext:value-type="float">
            <text:p>59</text:p>
          </table:table-cell>
          <table:table-cell table:style-name="ce37" table:number-columns-repeated="7"/>
        </table:table-row>
        <table:table-row table:style-name="ro1">
          <table:table-cell/>
          <table:table-cell table:style-name="ce38" office:value-type="float" office:value="60" calcext:value-type="float">
            <text:p>60</text:p>
          </table:table-cell>
          <table:table-cell table:style-name="ce38" table:number-columns-repeated="7"/>
          <table:table-cell table:style-name="ce37" office:value-type="float" office:value="61" calcext:value-type="float">
            <text:p>61</text:p>
          </table:table-cell>
          <table:table-cell table:style-name="ce37" table:number-columns-repeated="7"/>
        </table:table-row>
        <table:table-row table:style-name="ro1">
          <table:table-cell/>
          <table:table-cell table:style-name="ce38" office:value-type="float" office:value="62" calcext:value-type="float">
            <text:p>62</text:p>
          </table:table-cell>
          <table:table-cell table:style-name="ce38" table:number-columns-repeated="7"/>
          <table:table-cell table:style-name="ce37" office:value-type="float" office:value="63" calcext:value-type="float">
            <text:p>63</text:p>
          </table:table-cell>
          <table:table-cell table:style-name="ce37" table:number-columns-repeated="7"/>
        </table:table-row>
      </table:table>
      <table:table table:name="3 Matrixes" table:style-name="ta1">
        <table:table-column table:style-name="co1" table:default-cell-style-name="Default"/>
        <table:table-column table:style-name="co1" table:number-columns-repeated="24" table:default-cell-style-name="ce95"/>
        <table:table-column table:style-name="co1" table:number-columns-repeated="7" table:default-cell-style-name="ce96"/>
        <table:table-column table:style-name="co1" table:default-cell-style-name="ce95"/>
        <table:table-column table:style-name="co1" table:number-columns-repeated="4" table:default-cell-style-name="Default"/>
        <table:table-column table:style-name="co2" table:number-columns-repeated="4" table:default-cell-style-name="ce38"/>
        <table:table-column table:style-name="co2" table:default-cell-style-name="Default"/>
        <table:table-column table:style-name="co2" table:number-columns-repeated="4" table:default-cell-style-name="ce38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table:style-name="ce25"/>
          <table:table-cell table:style-name="Default" table:number-columns-repeated="7"/>
          <table:table-cell table:style-name="ce25"/>
          <table:table-cell table:style-name="Default" table:number-columns-repeated="6"/>
          <table:table-cell table:style-name="ce51"/>
          <table:table-cell table:style-name="Default" table:number-columns-repeated="8"/>
          <table:table-cell table:style-name="ce25"/>
          <table:table-cell table:style-name="Default" table:number-columns-repeated="6"/>
          <table:table-cell table:style-name="ce51"/>
          <table:table-cell table:number-columns-repeated="4"/>
          <table:table-cell table:style-name="Default" table:number-columns-repeated="4"/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42"/>
          <table:table-cell table:number-columns-repeated="24" office:value-type="string" calcext:value-type="string">
            <text:p>x</text:p>
          </table:table-cell>
          <table:table-cell table:number-columns-repeated="7" table:style-name="ce95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42"/>
          <table:table-cell table:number-columns-repeated="3"/>
          <table:table-cell table:formula="of:=DEC2HEX(IF([.B2]=&quot;x&quot;;2^7;0)+IF([.C2]=&quot;x&quot;;2^6;0)+IF([.D2]=&quot;x&quot;;2^5;0)+IF([.E2]=&quot;x&quot;;2^4;0)+IF([.F2]=&quot;x&quot;;2^3;0)+IF([.G2]=&quot;x&quot;;2^2;0)+IF([.H2]=&quot;x&quot;;2^1;0)+IF([.I2]=&quot;x&quot;;2^0;0))" office:value-type="string" office:string-value="FF" calcext:value-type="string">
            <text:p>FF</text:p>
          </table:table-cell>
          <table:table-cell table:formula="of:=DEC2HEX(IF([.J2]=&quot;x&quot;;2^7;0)+IF([.K2]=&quot;x&quot;;2^6;0)+IF([.L2]=&quot;x&quot;;2^5;0)+IF([.M2]=&quot;x&quot;;2^4;0)+IF([.N2]=&quot;x&quot;;2^3;0)+IF([.O2]=&quot;x&quot;;2^2;0)+IF([.P2]=&quot;x&quot;;2^1;0)+IF([.Q2]=&quot;x&quot;;2^0;0))" office:value-type="string" office:string-value="FF" calcext:value-type="string">
            <text:p>FF</text:p>
          </table:table-cell>
          <table:table-cell table:formula="of:=DEC2HEX(IF([.R2]=&quot;x&quot;;2^7;0)+IF([.S2]=&quot;x&quot;;2^6;0)+IF([.T2]=&quot;x&quot;;2^5;0)+IF([.U2]=&quot;x&quot;;2^4;0)+IF([.V2]=&quot;x&quot;;2^3;0)+IF([.W2]=&quot;x&quot;;2^2;0)+IF([.X2]=&quot;x&quot;;2^1;0)+IF([.Y2]=&quot;x&quot;;2^0;0))" office:value-type="string" office:string-value="FF" calcext:value-type="string">
            <text:p>FF</text:p>
          </table:table-cell>
          <table:table-cell table:formula="of:=DEC2HEX(IF([.Z2]=&quot;x&quot;;2^7;0)+IF([.AA2]=&quot;x&quot;;2^6;0)+IF([.AB2]=&quot;x&quot;;2^5;0)+IF([.AC2]=&quot;x&quot;;2^4;0)+IF([.AD2]=&quot;x&quot;;2^3;0)+IF([.AE2]=&quot;x&quot;;2^2;0)+IF([.AF2]=&quot;x&quot;;2^1;0)+IF([.AG2]=&quot;x&quot;;2^0;0))" office:value-type="string" office:string-value="FF" calcext:value-type="string">
            <text:p>FF</text:p>
          </table:table-cell>
          <table:table-cell/>
          <table:table-cell table:formula="of:=IF(HEX2DEC([.AL2])&lt;16;COM.MICROSOFT.CONCAT(&quot;0&quot;;[.AL2]);[.AL2])" office:value-type="string" office:string-value="FF" calcext:value-type="string">
            <text:p>FF</text:p>
          </table:table-cell>
          <table:table-cell table:formula="of:=IF(HEX2DEC([.AM2])&lt;16;COM.MICROSOFT.CONCAT(&quot;0&quot;;[.AM2]);[.AM2])" office:value-type="string" office:string-value="FF" calcext:value-type="string">
            <text:p>FF</text:p>
          </table:table-cell>
          <table:table-cell table:formula="of:=IF(HEX2DEC([.AN2])&lt;16;COM.MICROSOFT.CONCAT(&quot;0&quot;;[.AN2]);[.AN2])" office:value-type="string" office:string-value="FF" calcext:value-type="string">
            <text:p>FF</text:p>
          </table:table-cell>
          <table:table-cell table:formula="of:=IF(HEX2DEC([.AO2])&lt;16;COM.MICROSOFT.CONCAT(&quot;0&quot;;[.AO2]);[.AO2])" office:value-type="string" office:string-value="FF" calcext:value-type="string">
            <text:p>FF</text:p>
          </table:table-cell>
          <table:table-cell/>
          <table:table-cell table:formula="of:==COM.MICROSOFT.CONCAT(&quot;DW 0x&quot;;[.AQ2];[.AR2];&quot;, &quot;; &quot;0x&quot;; [.AS2];[.AT2])" office:value-type="string" office:string-value="DW 0xFFFF, 0xFFFF" calcext:value-type="string">
            <text:p>DW 0xFFFF, 0xFFFF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30"/>
          <table:table-cell office:value-type="string" calcext:value-type="string">
            <text:p>x</text:p>
          </table:table-cell>
          <table:table-cell table:number-columns-repeated="4"/>
          <table:table-cell table:formula="of:=DEC2HEX(IF([.B3]=&quot;x&quot;;2^7;0)+IF([.C3]=&quot;x&quot;;2^6;0)+IF([.D3]=&quot;x&quot;;2^5;0)+IF([.E3]=&quot;x&quot;;2^4;0)+IF([.F3]=&quot;x&quot;;2^3;0)+IF([.G3]=&quot;x&quot;;2^2;0)+IF([.H3]=&quot;x&quot;;2^1;0)+IF([.I3]=&quot;x&quot;;2^0;0))" office:value-type="string" office:string-value="80" calcext:value-type="string">
            <text:p>80</text:p>
          </table:table-cell>
          <table:table-cell table:formula="of:=DEC2HEX(IF([.J3]=&quot;x&quot;;2^7;0)+IF([.K3]=&quot;x&quot;;2^6;0)+IF([.L3]=&quot;x&quot;;2^5;0)+IF([.M3]=&quot;x&quot;;2^4;0)+IF([.N3]=&quot;x&quot;;2^3;0)+IF([.O3]=&quot;x&quot;;2^2;0)+IF([.P3]=&quot;x&quot;;2^1;0)+IF([.Q3]=&quot;x&quot;;2^0;0))" office:value-type="string" office:string-value="0" calcext:value-type="string">
            <text:p>0</text:p>
          </table:table-cell>
          <table:table-cell table:formula="of:=DEC2HEX(IF([.R3]=&quot;x&quot;;2^7;0)+IF([.S3]=&quot;x&quot;;2^6;0)+IF([.T3]=&quot;x&quot;;2^5;0)+IF([.U3]=&quot;x&quot;;2^4;0)+IF([.V3]=&quot;x&quot;;2^3;0)+IF([.W3]=&quot;x&quot;;2^2;0)+IF([.X3]=&quot;x&quot;;2^1;0)+IF([.Y3]=&quot;x&quot;;2^0;0))" office:value-type="string" office:string-value="0" calcext:value-type="string">
            <text:p>0</text:p>
          </table:table-cell>
          <table:table-cell table:formula="of:=DEC2HEX(IF([.Z3]=&quot;x&quot;;2^7;0)+IF([.AA3]=&quot;x&quot;;2^6;0)+IF([.AB3]=&quot;x&quot;;2^5;0)+IF([.AC3]=&quot;x&quot;;2^4;0)+IF([.AD3]=&quot;x&quot;;2^3;0)+IF([.AE3]=&quot;x&quot;;2^2;0)+IF([.AF3]=&quot;x&quot;;2^1;0)+IF([.AG3]=&quot;x&quot;;2^0;0))" office:value-type="string" office:string-value="1" calcext:value-type="string">
            <text:p>1</text:p>
          </table:table-cell>
          <table:table-cell/>
          <table:table-cell table:formula="of:=IF(HEX2DEC([.AL3])&lt;16;COM.MICROSOFT.CONCAT(&quot;0&quot;;[.AL3]);[.AL3])" office:value-type="string" office:string-value="80" calcext:value-type="string">
            <text:p>80</text:p>
          </table:table-cell>
          <table:table-cell table:formula="of:=IF(HEX2DEC([.AM3])&lt;16;COM.MICROSOFT.CONCAT(&quot;0&quot;;[.AM3]);[.AM3])" office:value-type="string" office:string-value="00" calcext:value-type="string">
            <text:p>00</text:p>
          </table:table-cell>
          <table:table-cell table:formula="of:=IF(HEX2DEC([.AN3])&lt;16;COM.MICROSOFT.CONCAT(&quot;0&quot;;[.AN3]);[.AN3])" office:value-type="string" office:string-value="00" calcext:value-type="string">
            <text:p>00</text:p>
          </table:table-cell>
          <table:table-cell table:formula="of:=IF(HEX2DEC([.AO3])&lt;16;COM.MICROSOFT.CONCAT(&quot;0&quot;;[.AO3]);[.AO3])" office:value-type="string" office:string-value="01" calcext:value-type="string">
            <text:p>01</text:p>
          </table:table-cell>
          <table:table-cell/>
          <table:table-cell table:formula="of:==COM.MICROSOFT.CONCAT(&quot;DW 0x&quot;;[.AQ3];[.AR3];&quot;, &quot;; &quot;0x&quot;; [.AS3];[.AT3])" office:value-type="string" office:string-value="DW 0x8000, 0x0001" calcext:value-type="string">
            <text:p>DW 0x8000, 0x0001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30"/>
          <table:table-cell office:value-type="string" calcext:value-type="string">
            <text:p>x</text:p>
          </table:table-cell>
          <table:table-cell table:number-columns-repeated="4"/>
          <table:table-cell table:formula="of:=DEC2HEX(IF([.B4]=&quot;x&quot;;2^7;0)+IF([.C4]=&quot;x&quot;;2^6;0)+IF([.D4]=&quot;x&quot;;2^5;0)+IF([.E4]=&quot;x&quot;;2^4;0)+IF([.F4]=&quot;x&quot;;2^3;0)+IF([.G4]=&quot;x&quot;;2^2;0)+IF([.H4]=&quot;x&quot;;2^1;0)+IF([.I4]=&quot;x&quot;;2^0;0))" office:value-type="string" office:string-value="80" calcext:value-type="string">
            <text:p>80</text:p>
          </table:table-cell>
          <table:table-cell table:formula="of:=DEC2HEX(IF([.J4]=&quot;x&quot;;2^7;0)+IF([.K4]=&quot;x&quot;;2^6;0)+IF([.L4]=&quot;x&quot;;2^5;0)+IF([.M4]=&quot;x&quot;;2^4;0)+IF([.N4]=&quot;x&quot;;2^3;0)+IF([.O4]=&quot;x&quot;;2^2;0)+IF([.P4]=&quot;x&quot;;2^1;0)+IF([.Q4]=&quot;x&quot;;2^0;0))" office:value-type="string" office:string-value="0" calcext:value-type="string">
            <text:p>0</text:p>
          </table:table-cell>
          <table:table-cell table:formula="of:=DEC2HEX(IF([.R4]=&quot;x&quot;;2^7;0)+IF([.S4]=&quot;x&quot;;2^6;0)+IF([.T4]=&quot;x&quot;;2^5;0)+IF([.U4]=&quot;x&quot;;2^4;0)+IF([.V4]=&quot;x&quot;;2^3;0)+IF([.W4]=&quot;x&quot;;2^2;0)+IF([.X4]=&quot;x&quot;;2^1;0)+IF([.Y4]=&quot;x&quot;;2^0;0))" office:value-type="string" office:string-value="0" calcext:value-type="string">
            <text:p>0</text:p>
          </table:table-cell>
          <table:table-cell table:formula="of:=DEC2HEX(IF([.Z4]=&quot;x&quot;;2^7;0)+IF([.AA4]=&quot;x&quot;;2^6;0)+IF([.AB4]=&quot;x&quot;;2^5;0)+IF([.AC4]=&quot;x&quot;;2^4;0)+IF([.AD4]=&quot;x&quot;;2^3;0)+IF([.AE4]=&quot;x&quot;;2^2;0)+IF([.AF4]=&quot;x&quot;;2^1;0)+IF([.AG4]=&quot;x&quot;;2^0;0))" office:value-type="string" office:string-value="1" calcext:value-type="string">
            <text:p>1</text:p>
          </table:table-cell>
          <table:table-cell/>
          <table:table-cell table:formula="of:=IF(HEX2DEC([.AL4])&lt;16;COM.MICROSOFT.CONCAT(&quot;0&quot;;[.AL4]);[.AL4])" office:value-type="string" office:string-value="80" calcext:value-type="string">
            <text:p>80</text:p>
          </table:table-cell>
          <table:table-cell table:formula="of:=IF(HEX2DEC([.AM4])&lt;16;COM.MICROSOFT.CONCAT(&quot;0&quot;;[.AM4]);[.AM4])" office:value-type="string" office:string-value="00" calcext:value-type="string">
            <text:p>00</text:p>
          </table:table-cell>
          <table:table-cell table:formula="of:=IF(HEX2DEC([.AN4])&lt;16;COM.MICROSOFT.CONCAT(&quot;0&quot;;[.AN4]);[.AN4])" office:value-type="string" office:string-value="00" calcext:value-type="string">
            <text:p>00</text:p>
          </table:table-cell>
          <table:table-cell table:formula="of:=IF(HEX2DEC([.AO4])&lt;16;COM.MICROSOFT.CONCAT(&quot;0&quot;;[.AO4]);[.AO4])" office:value-type="string" office:string-value="01" calcext:value-type="string">
            <text:p>01</text:p>
          </table:table-cell>
          <table:table-cell/>
          <table:table-cell table:formula="of:==COM.MICROSOFT.CONCAT(&quot;DW 0x&quot;;[.AQ4];[.AR4];&quot;, &quot;; &quot;0x&quot;; [.AS4];[.AT4])" office:value-type="string" office:string-value="DW 0x8000, 0x0001" calcext:value-type="string">
            <text:p>DW 0x8000, 0x0001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30"/>
          <table:table-cell office:value-type="string" calcext:value-type="string">
            <text:p>x</text:p>
          </table:table-cell>
          <table:table-cell table:number-columns-repeated="4"/>
          <table:table-cell table:formula="of:=DEC2HEX(IF([.B5]=&quot;x&quot;;2^7;0)+IF([.C5]=&quot;x&quot;;2^6;0)+IF([.D5]=&quot;x&quot;;2^5;0)+IF([.E5]=&quot;x&quot;;2^4;0)+IF([.F5]=&quot;x&quot;;2^3;0)+IF([.G5]=&quot;x&quot;;2^2;0)+IF([.H5]=&quot;x&quot;;2^1;0)+IF([.I5]=&quot;x&quot;;2^0;0))" office:value-type="string" office:string-value="80" calcext:value-type="string">
            <text:p>80</text:p>
          </table:table-cell>
          <table:table-cell table:formula="of:=DEC2HEX(IF([.J5]=&quot;x&quot;;2^7;0)+IF([.K5]=&quot;x&quot;;2^6;0)+IF([.L5]=&quot;x&quot;;2^5;0)+IF([.M5]=&quot;x&quot;;2^4;0)+IF([.N5]=&quot;x&quot;;2^3;0)+IF([.O5]=&quot;x&quot;;2^2;0)+IF([.P5]=&quot;x&quot;;2^1;0)+IF([.Q5]=&quot;x&quot;;2^0;0))" office:value-type="string" office:string-value="0" calcext:value-type="string">
            <text:p>0</text:p>
          </table:table-cell>
          <table:table-cell table:formula="of:=DEC2HEX(IF([.R5]=&quot;x&quot;;2^7;0)+IF([.S5]=&quot;x&quot;;2^6;0)+IF([.T5]=&quot;x&quot;;2^5;0)+IF([.U5]=&quot;x&quot;;2^4;0)+IF([.V5]=&quot;x&quot;;2^3;0)+IF([.W5]=&quot;x&quot;;2^2;0)+IF([.X5]=&quot;x&quot;;2^1;0)+IF([.Y5]=&quot;x&quot;;2^0;0))" office:value-type="string" office:string-value="0" calcext:value-type="string">
            <text:p>0</text:p>
          </table:table-cell>
          <table:table-cell table:formula="of:=DEC2HEX(IF([.Z5]=&quot;x&quot;;2^7;0)+IF([.AA5]=&quot;x&quot;;2^6;0)+IF([.AB5]=&quot;x&quot;;2^5;0)+IF([.AC5]=&quot;x&quot;;2^4;0)+IF([.AD5]=&quot;x&quot;;2^3;0)+IF([.AE5]=&quot;x&quot;;2^2;0)+IF([.AF5]=&quot;x&quot;;2^1;0)+IF([.AG5]=&quot;x&quot;;2^0;0))" office:value-type="string" office:string-value="1" calcext:value-type="string">
            <text:p>1</text:p>
          </table:table-cell>
          <table:table-cell/>
          <table:table-cell table:formula="of:=IF(HEX2DEC([.AL5])&lt;16;COM.MICROSOFT.CONCAT(&quot;0&quot;;[.AL5]);[.AL5])" office:value-type="string" office:string-value="80" calcext:value-type="string">
            <text:p>80</text:p>
          </table:table-cell>
          <table:table-cell table:formula="of:=IF(HEX2DEC([.AM5])&lt;16;COM.MICROSOFT.CONCAT(&quot;0&quot;;[.AM5]);[.AM5])" office:value-type="string" office:string-value="00" calcext:value-type="string">
            <text:p>00</text:p>
          </table:table-cell>
          <table:table-cell table:formula="of:=IF(HEX2DEC([.AN5])&lt;16;COM.MICROSOFT.CONCAT(&quot;0&quot;;[.AN5]);[.AN5])" office:value-type="string" office:string-value="00" calcext:value-type="string">
            <text:p>00</text:p>
          </table:table-cell>
          <table:table-cell table:formula="of:=IF(HEX2DEC([.AO5])&lt;16;COM.MICROSOFT.CONCAT(&quot;0&quot;;[.AO5]);[.AO5])" office:value-type="string" office:string-value="01" calcext:value-type="string">
            <text:p>01</text:p>
          </table:table-cell>
          <table:table-cell/>
          <table:table-cell table:formula="of:==COM.MICROSOFT.CONCAT(&quot;DW 0x&quot;;[.AQ5];[.AR5];&quot;, &quot;; &quot;0x&quot;; [.AS5];[.AT5])" office:value-type="string" office:string-value="DW 0x8000, 0x0001" calcext:value-type="string">
            <text:p>DW 0x8000, 0x0001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95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table:formula="of:=DEC2HEX(IF([.B6]=&quot;x&quot;;2^7;0)+IF([.C6]=&quot;x&quot;;2^6;0)+IF([.D6]=&quot;x&quot;;2^5;0)+IF([.E6]=&quot;x&quot;;2^4;0)+IF([.F6]=&quot;x&quot;;2^3;0)+IF([.G6]=&quot;x&quot;;2^2;0)+IF([.H6]=&quot;x&quot;;2^1;0)+IF([.I6]=&quot;x&quot;;2^0;0))" office:value-type="string" office:string-value="8E" calcext:value-type="string">
            <text:p>8E</text:p>
          </table:table-cell>
          <table:table-cell table:formula="of:=DEC2HEX(IF([.J6]=&quot;x&quot;;2^7;0)+IF([.K6]=&quot;x&quot;;2^6;0)+IF([.L6]=&quot;x&quot;;2^5;0)+IF([.M6]=&quot;x&quot;;2^4;0)+IF([.N6]=&quot;x&quot;;2^3;0)+IF([.O6]=&quot;x&quot;;2^2;0)+IF([.P6]=&quot;x&quot;;2^1;0)+IF([.Q6]=&quot;x&quot;;2^0;0))" office:value-type="string" office:string-value="38" calcext:value-type="string">
            <text:p>38</text:p>
          </table:table-cell>
          <table:table-cell table:formula="of:=DEC2HEX(IF([.R6]=&quot;x&quot;;2^7;0)+IF([.S6]=&quot;x&quot;;2^6;0)+IF([.T6]=&quot;x&quot;;2^5;0)+IF([.U6]=&quot;x&quot;;2^4;0)+IF([.V6]=&quot;x&quot;;2^3;0)+IF([.W6]=&quot;x&quot;;2^2;0)+IF([.X6]=&quot;x&quot;;2^1;0)+IF([.Y6]=&quot;x&quot;;2^0;0))" office:value-type="string" office:string-value="D9" calcext:value-type="string">
            <text:p>D9</text:p>
          </table:table-cell>
          <table:table-cell table:formula="of:=DEC2HEX(IF([.Z6]=&quot;x&quot;;2^7;0)+IF([.AA6]=&quot;x&quot;;2^6;0)+IF([.AB6]=&quot;x&quot;;2^5;0)+IF([.AC6]=&quot;x&quot;;2^4;0)+IF([.AD6]=&quot;x&quot;;2^3;0)+IF([.AE6]=&quot;x&quot;;2^2;0)+IF([.AF6]=&quot;x&quot;;2^1;0)+IF([.AG6]=&quot;x&quot;;2^0;0))" office:value-type="string" office:string-value="F1" calcext:value-type="string">
            <text:p>F1</text:p>
          </table:table-cell>
          <table:table-cell/>
          <table:table-cell table:formula="of:=IF(HEX2DEC([.AL6])&lt;16;COM.MICROSOFT.CONCAT(&quot;0&quot;;[.AL6]);[.AL6])" office:value-type="string" office:string-value="8E" calcext:value-type="string">
            <text:p>8E</text:p>
          </table:table-cell>
          <table:table-cell table:formula="of:=IF(HEX2DEC([.AM6])&lt;16;COM.MICROSOFT.CONCAT(&quot;0&quot;;[.AM6]);[.AM6])" office:value-type="string" office:string-value="38" calcext:value-type="string">
            <text:p>38</text:p>
          </table:table-cell>
          <table:table-cell table:formula="of:=IF(HEX2DEC([.AN6])&lt;16;COM.MICROSOFT.CONCAT(&quot;0&quot;;[.AN6]);[.AN6])" office:value-type="string" office:string-value="D9" calcext:value-type="string">
            <text:p>D9</text:p>
          </table:table-cell>
          <table:table-cell table:formula="of:=IF(HEX2DEC([.AO6])&lt;16;COM.MICROSOFT.CONCAT(&quot;0&quot;;[.AO6]);[.AO6])" office:value-type="string" office:string-value="F1" calcext:value-type="string">
            <text:p>F1</text:p>
          </table:table-cell>
          <table:table-cell/>
          <table:table-cell table:formula="of:==COM.MICROSOFT.CONCAT(&quot;DW 0x&quot;;[.AQ6];[.AR6];&quot;, &quot;; &quot;0x&quot;; [.AS6];[.AT6])" office:value-type="string" office:string-value="DW 0x8E38, 0xD9F1" calcext:value-type="string">
            <text:p>DW 0x8E38, 0xD9F1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95"/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  <table:table-cell table:formula="of:=DEC2HEX(IF([.B7]=&quot;x&quot;;2^7;0)+IF([.C7]=&quot;x&quot;;2^6;0)+IF([.D7]=&quot;x&quot;;2^5;0)+IF([.E7]=&quot;x&quot;;2^4;0)+IF([.F7]=&quot;x&quot;;2^3;0)+IF([.G7]=&quot;x&quot;;2^2;0)+IF([.H7]=&quot;x&quot;;2^1;0)+IF([.I7]=&quot;x&quot;;2^0;0))" office:value-type="string" office:string-value="91" calcext:value-type="string">
            <text:p>91</text:p>
          </table:table-cell>
          <table:table-cell table:formula="of:=DEC2HEX(IF([.J7]=&quot;x&quot;;2^7;0)+IF([.K7]=&quot;x&quot;;2^6;0)+IF([.L7]=&quot;x&quot;;2^5;0)+IF([.M7]=&quot;x&quot;;2^4;0)+IF([.N7]=&quot;x&quot;;2^3;0)+IF([.O7]=&quot;x&quot;;2^2;0)+IF([.P7]=&quot;x&quot;;2^1;0)+IF([.Q7]=&quot;x&quot;;2^0;0))" office:value-type="string" office:string-value="45" calcext:value-type="string">
            <text:p>45</text:p>
          </table:table-cell>
          <table:table-cell table:formula="of:=DEC2HEX(IF([.R7]=&quot;x&quot;;2^7;0)+IF([.S7]=&quot;x&quot;;2^6;0)+IF([.T7]=&quot;x&quot;;2^5;0)+IF([.U7]=&quot;x&quot;;2^4;0)+IF([.V7]=&quot;x&quot;;2^3;0)+IF([.W7]=&quot;x&quot;;2^2;0)+IF([.X7]=&quot;x&quot;;2^1;0)+IF([.Y7]=&quot;x&quot;;2^0;0))" office:value-type="string" office:string-value="25" calcext:value-type="string">
            <text:p>25</text:p>
          </table:table-cell>
          <table:table-cell table:formula="of:=DEC2HEX(IF([.Z7]=&quot;x&quot;;2^7;0)+IF([.AA7]=&quot;x&quot;;2^6;0)+IF([.AB7]=&quot;x&quot;;2^5;0)+IF([.AC7]=&quot;x&quot;;2^4;0)+IF([.AD7]=&quot;x&quot;;2^3;0)+IF([.AE7]=&quot;x&quot;;2^2;0)+IF([.AF7]=&quot;x&quot;;2^1;0)+IF([.AG7]=&quot;x&quot;;2^0;0))" office:value-type="string" office:string-value="1" calcext:value-type="string">
            <text:p>1</text:p>
          </table:table-cell>
          <table:table-cell/>
          <table:table-cell table:formula="of:=IF(HEX2DEC([.AL7])&lt;16;COM.MICROSOFT.CONCAT(&quot;0&quot;;[.AL7]);[.AL7])" office:value-type="string" office:string-value="91" calcext:value-type="string">
            <text:p>91</text:p>
          </table:table-cell>
          <table:table-cell table:formula="of:=IF(HEX2DEC([.AM7])&lt;16;COM.MICROSOFT.CONCAT(&quot;0&quot;;[.AM7]);[.AM7])" office:value-type="string" office:string-value="45" calcext:value-type="string">
            <text:p>45</text:p>
          </table:table-cell>
          <table:table-cell table:formula="of:=IF(HEX2DEC([.AN7])&lt;16;COM.MICROSOFT.CONCAT(&quot;0&quot;;[.AN7]);[.AN7])" office:value-type="string" office:string-value="25" calcext:value-type="string">
            <text:p>25</text:p>
          </table:table-cell>
          <table:table-cell table:formula="of:=IF(HEX2DEC([.AO7])&lt;16;COM.MICROSOFT.CONCAT(&quot;0&quot;;[.AO7]);[.AO7])" office:value-type="string" office:string-value="01" calcext:value-type="string">
            <text:p>01</text:p>
          </table:table-cell>
          <table:table-cell/>
          <table:table-cell table:formula="of:==COM.MICROSOFT.CONCAT(&quot;DW 0x&quot;;[.AQ7];[.AR7];&quot;, &quot;; &quot;0x&quot;; [.AS7];[.AT7])" office:value-type="string" office:string-value="DW 0x9145, 0x2501" calcext:value-type="string">
            <text:p>DW 0x9145, 0x2501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95"/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  <table:table-cell table:formula="of:=DEC2HEX(IF([.B8]=&quot;x&quot;;2^7;0)+IF([.C8]=&quot;x&quot;;2^6;0)+IF([.D8]=&quot;x&quot;;2^5;0)+IF([.E8]=&quot;x&quot;;2^4;0)+IF([.F8]=&quot;x&quot;;2^3;0)+IF([.G8]=&quot;x&quot;;2^2;0)+IF([.H8]=&quot;x&quot;;2^1;0)+IF([.I8]=&quot;x&quot;;2^0;0))" office:value-type="string" office:string-value="90" calcext:value-type="string">
            <text:p>90</text:p>
          </table:table-cell>
          <table:table-cell table:formula="of:=DEC2HEX(IF([.J8]=&quot;x&quot;;2^7;0)+IF([.K8]=&quot;x&quot;;2^6;0)+IF([.L8]=&quot;x&quot;;2^5;0)+IF([.M8]=&quot;x&quot;;2^4;0)+IF([.N8]=&quot;x&quot;;2^3;0)+IF([.O8]=&quot;x&quot;;2^2;0)+IF([.P8]=&quot;x&quot;;2^1;0)+IF([.Q8]=&quot;x&quot;;2^0;0))" office:value-type="string" office:string-value="45" calcext:value-type="string">
            <text:p>45</text:p>
          </table:table-cell>
          <table:table-cell table:formula="of:=DEC2HEX(IF([.R8]=&quot;x&quot;;2^7;0)+IF([.S8]=&quot;x&quot;;2^6;0)+IF([.T8]=&quot;x&quot;;2^5;0)+IF([.U8]=&quot;x&quot;;2^4;0)+IF([.V8]=&quot;x&quot;;2^3;0)+IF([.W8]=&quot;x&quot;;2^2;0)+IF([.X8]=&quot;x&quot;;2^1;0)+IF([.Y8]=&quot;x&quot;;2^0;0))" office:value-type="string" office:string-value="25" calcext:value-type="string">
            <text:p>25</text:p>
          </table:table-cell>
          <table:table-cell table:formula="of:=DEC2HEX(IF([.Z8]=&quot;x&quot;;2^7;0)+IF([.AA8]=&quot;x&quot;;2^6;0)+IF([.AB8]=&quot;x&quot;;2^5;0)+IF([.AC8]=&quot;x&quot;;2^4;0)+IF([.AD8]=&quot;x&quot;;2^3;0)+IF([.AE8]=&quot;x&quot;;2^2;0)+IF([.AF8]=&quot;x&quot;;2^1;0)+IF([.AG8]=&quot;x&quot;;2^0;0))" office:value-type="string" office:string-value="1" calcext:value-type="string">
            <text:p>1</text:p>
          </table:table-cell>
          <table:table-cell/>
          <table:table-cell table:formula="of:=IF(HEX2DEC([.AL8])&lt;16;COM.MICROSOFT.CONCAT(&quot;0&quot;;[.AL8]);[.AL8])" office:value-type="string" office:string-value="90" calcext:value-type="string">
            <text:p>90</text:p>
          </table:table-cell>
          <table:table-cell table:formula="of:=IF(HEX2DEC([.AM8])&lt;16;COM.MICROSOFT.CONCAT(&quot;0&quot;;[.AM8]);[.AM8])" office:value-type="string" office:string-value="45" calcext:value-type="string">
            <text:p>45</text:p>
          </table:table-cell>
          <table:table-cell table:formula="of:=IF(HEX2DEC([.AN8])&lt;16;COM.MICROSOFT.CONCAT(&quot;0&quot;;[.AN8]);[.AN8])" office:value-type="string" office:string-value="25" calcext:value-type="string">
            <text:p>25</text:p>
          </table:table-cell>
          <table:table-cell table:formula="of:=IF(HEX2DEC([.AO8])&lt;16;COM.MICROSOFT.CONCAT(&quot;0&quot;;[.AO8]);[.AO8])" office:value-type="string" office:string-value="01" calcext:value-type="string">
            <text:p>01</text:p>
          </table:table-cell>
          <table:table-cell/>
          <table:table-cell table:formula="of:==COM.MICROSOFT.CONCAT(&quot;DW 0x&quot;;[.AQ8];[.AR8];&quot;, &quot;; &quot;0x&quot;; [.AS8];[.AT8])" office:value-type="string" office:string-value="DW 0x9045, 0x2501" calcext:value-type="string">
            <text:p>DW 0x9045, 0x2501</text:p>
          </table:table-cell>
        </table:table-row>
        <table:table-row table:style-name="ro1">
          <table:table-cell table:style-name="ce4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95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43"/>
          <table:table-cell table:number-columns-repeated="3"/>
          <table:table-cell table:formula="of:=DEC2HEX(IF([.B9]=&quot;x&quot;;2^7;0)+IF([.C9]=&quot;x&quot;;2^6;0)+IF([.D9]=&quot;x&quot;;2^5;0)+IF([.E9]=&quot;x&quot;;2^4;0)+IF([.F9]=&quot;x&quot;;2^3;0)+IF([.G9]=&quot;x&quot;;2^2;0)+IF([.H9]=&quot;x&quot;;2^1;0)+IF([.I9]=&quot;x&quot;;2^0;0))" office:value-type="string" office:string-value="97" calcext:value-type="string">
            <text:p>97</text:p>
          </table:table-cell>
          <table:table-cell table:formula="of:=DEC2HEX(IF([.J9]=&quot;x&quot;;2^7;0)+IF([.K9]=&quot;x&quot;;2^6;0)+IF([.L9]=&quot;x&quot;;2^5;0)+IF([.M9]=&quot;x&quot;;2^4;0)+IF([.N9]=&quot;x&quot;;2^3;0)+IF([.O9]=&quot;x&quot;;2^2;0)+IF([.P9]=&quot;x&quot;;2^1;0)+IF([.Q9]=&quot;x&quot;;2^0;0))" office:value-type="string" office:string-value="7D" calcext:value-type="string">
            <text:p>7D</text:p>
          </table:table-cell>
          <table:table-cell table:formula="of:=DEC2HEX(IF([.R9]=&quot;x&quot;;2^7;0)+IF([.S9]=&quot;x&quot;;2^6;0)+IF([.T9]=&quot;x&quot;;2^5;0)+IF([.U9]=&quot;x&quot;;2^4;0)+IF([.V9]=&quot;x&quot;;2^3;0)+IF([.W9]=&quot;x&quot;;2^2;0)+IF([.X9]=&quot;x&quot;;2^1;0)+IF([.Y9]=&quot;x&quot;;2^0;0))" office:value-type="string" office:string-value="25" calcext:value-type="string">
            <text:p>25</text:p>
          </table:table-cell>
          <table:table-cell table:formula="of:=DEC2HEX(IF([.Z9]=&quot;x&quot;;2^7;0)+IF([.AA9]=&quot;x&quot;;2^6;0)+IF([.AB9]=&quot;x&quot;;2^5;0)+IF([.AC9]=&quot;x&quot;;2^4;0)+IF([.AD9]=&quot;x&quot;;2^3;0)+IF([.AE9]=&quot;x&quot;;2^2;0)+IF([.AF9]=&quot;x&quot;;2^1;0)+IF([.AG9]=&quot;x&quot;;2^0;0))" office:value-type="string" office:string-value="E1" calcext:value-type="string">
            <text:p>E1</text:p>
          </table:table-cell>
          <table:table-cell/>
          <table:table-cell table:formula="of:=IF(HEX2DEC([.AL9])&lt;16;COM.MICROSOFT.CONCAT(&quot;0&quot;;[.AL9]);[.AL9])" office:value-type="string" office:string-value="97" calcext:value-type="string">
            <text:p>97</text:p>
          </table:table-cell>
          <table:table-cell table:formula="of:=IF(HEX2DEC([.AM9])&lt;16;COM.MICROSOFT.CONCAT(&quot;0&quot;;[.AM9]);[.AM9])" office:value-type="string" office:string-value="7D" calcext:value-type="string">
            <text:p>7D</text:p>
          </table:table-cell>
          <table:table-cell table:formula="of:=IF(HEX2DEC([.AN9])&lt;16;COM.MICROSOFT.CONCAT(&quot;0&quot;;[.AN9]);[.AN9])" office:value-type="string" office:string-value="25" calcext:value-type="string">
            <text:p>25</text:p>
          </table:table-cell>
          <table:table-cell table:formula="of:=IF(HEX2DEC([.AO9])&lt;16;COM.MICROSOFT.CONCAT(&quot;0&quot;;[.AO9]);[.AO9])" office:value-type="string" office:string-value="E1" calcext:value-type="string">
            <text:p>E1</text:p>
          </table:table-cell>
          <table:table-cell/>
          <table:table-cell table:formula="of:==COM.MICROSOFT.CONCAT(&quot;DW 0x&quot;;[.AQ9];[.AR9];&quot;, &quot;; &quot;0x&quot;; [.AS9];[.AT9])" office:value-type="string" office:string-value="DW 0x977D, 0x25E1" calcext:value-type="string">
            <text:p>DW 0x977D, 0x25E1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95"/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  <table:table-cell table:formula="of:=DEC2HEX(IF([.B10]=&quot;x&quot;;2^7;0)+IF([.C10]=&quot;x&quot;;2^6;0)+IF([.D10]=&quot;x&quot;;2^5;0)+IF([.E10]=&quot;x&quot;;2^4;0)+IF([.F10]=&quot;x&quot;;2^3;0)+IF([.G10]=&quot;x&quot;;2^2;0)+IF([.H10]=&quot;x&quot;;2^1;0)+IF([.I10]=&quot;x&quot;;2^0;0))" office:value-type="string" office:string-value="91" calcext:value-type="string">
            <text:p>91</text:p>
          </table:table-cell>
          <table:table-cell table:formula="of:=DEC2HEX(IF([.J10]=&quot;x&quot;;2^7;0)+IF([.K10]=&quot;x&quot;;2^6;0)+IF([.L10]=&quot;x&quot;;2^5;0)+IF([.M10]=&quot;x&quot;;2^4;0)+IF([.N10]=&quot;x&quot;;2^3;0)+IF([.O10]=&quot;x&quot;;2^2;0)+IF([.P10]=&quot;x&quot;;2^1;0)+IF([.Q10]=&quot;x&quot;;2^0;0))" office:value-type="string" office:string-value="45" calcext:value-type="string">
            <text:p>45</text:p>
          </table:table-cell>
          <table:table-cell table:formula="of:=DEC2HEX(IF([.R10]=&quot;x&quot;;2^7;0)+IF([.S10]=&quot;x&quot;;2^6;0)+IF([.T10]=&quot;x&quot;;2^5;0)+IF([.U10]=&quot;x&quot;;2^4;0)+IF([.V10]=&quot;x&quot;;2^3;0)+IF([.W10]=&quot;x&quot;;2^2;0)+IF([.X10]=&quot;x&quot;;2^1;0)+IF([.Y10]=&quot;x&quot;;2^0;0))" office:value-type="string" office:string-value="5" calcext:value-type="string">
            <text:p>5</text:p>
          </table:table-cell>
          <table:table-cell table:formula="of:=DEC2HEX(IF([.Z10]=&quot;x&quot;;2^7;0)+IF([.AA10]=&quot;x&quot;;2^6;0)+IF([.AB10]=&quot;x&quot;;2^5;0)+IF([.AC10]=&quot;x&quot;;2^4;0)+IF([.AD10]=&quot;x&quot;;2^3;0)+IF([.AE10]=&quot;x&quot;;2^2;0)+IF([.AF10]=&quot;x&quot;;2^1;0)+IF([.AG10]=&quot;x&quot;;2^0;0))" office:value-type="string" office:string-value="1" calcext:value-type="string">
            <text:p>1</text:p>
          </table:table-cell>
          <table:table-cell/>
          <table:table-cell table:formula="of:=IF(HEX2DEC([.AL10])&lt;16;COM.MICROSOFT.CONCAT(&quot;0&quot;;[.AL10]);[.AL10])" office:value-type="string" office:string-value="91" calcext:value-type="string">
            <text:p>91</text:p>
          </table:table-cell>
          <table:table-cell table:formula="of:=IF(HEX2DEC([.AM10])&lt;16;COM.MICROSOFT.CONCAT(&quot;0&quot;;[.AM10]);[.AM10])" office:value-type="string" office:string-value="45" calcext:value-type="string">
            <text:p>45</text:p>
          </table:table-cell>
          <table:table-cell table:formula="of:=IF(HEX2DEC([.AN10])&lt;16;COM.MICROSOFT.CONCAT(&quot;0&quot;;[.AN10]);[.AN10])" office:value-type="string" office:string-value="05" calcext:value-type="string">
            <text:p>05</text:p>
          </table:table-cell>
          <table:table-cell table:formula="of:=IF(HEX2DEC([.AO10])&lt;16;COM.MICROSOFT.CONCAT(&quot;0&quot;;[.AO10]);[.AO10])" office:value-type="string" office:string-value="01" calcext:value-type="string">
            <text:p>01</text:p>
          </table:table-cell>
          <table:table-cell/>
          <table:table-cell table:formula="of:==COM.MICROSOFT.CONCAT(&quot;DW 0x&quot;;[.AQ10];[.AR10];&quot;, &quot;; &quot;0x&quot;; [.AS10];[.AT10])" office:value-type="string" office:string-value="DW 0x9145, 0x0501" calcext:value-type="string">
            <text:p>DW 0x9145, 0x0501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95"/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  <table:table-cell table:formula="of:=DEC2HEX(IF([.B11]=&quot;x&quot;;2^7;0)+IF([.C11]=&quot;x&quot;;2^6;0)+IF([.D11]=&quot;x&quot;;2^5;0)+IF([.E11]=&quot;x&quot;;2^4;0)+IF([.F11]=&quot;x&quot;;2^3;0)+IF([.G11]=&quot;x&quot;;2^2;0)+IF([.H11]=&quot;x&quot;;2^1;0)+IF([.I11]=&quot;x&quot;;2^0;0))" office:value-type="string" office:string-value="91" calcext:value-type="string">
            <text:p>91</text:p>
          </table:table-cell>
          <table:table-cell table:formula="of:=DEC2HEX(IF([.J11]=&quot;x&quot;;2^7;0)+IF([.K11]=&quot;x&quot;;2^6;0)+IF([.L11]=&quot;x&quot;;2^5;0)+IF([.M11]=&quot;x&quot;;2^4;0)+IF([.N11]=&quot;x&quot;;2^3;0)+IF([.O11]=&quot;x&quot;;2^2;0)+IF([.P11]=&quot;x&quot;;2^1;0)+IF([.Q11]=&quot;x&quot;;2^0;0))" office:value-type="string" office:string-value="45" calcext:value-type="string">
            <text:p>45</text:p>
          </table:table-cell>
          <table:table-cell table:formula="of:=DEC2HEX(IF([.R11]=&quot;x&quot;;2^7;0)+IF([.S11]=&quot;x&quot;;2^6;0)+IF([.T11]=&quot;x&quot;;2^5;0)+IF([.U11]=&quot;x&quot;;2^4;0)+IF([.V11]=&quot;x&quot;;2^3;0)+IF([.W11]=&quot;x&quot;;2^2;0)+IF([.X11]=&quot;x&quot;;2^1;0)+IF([.Y11]=&quot;x&quot;;2^0;0))" office:value-type="string" office:string-value="5" calcext:value-type="string">
            <text:p>5</text:p>
          </table:table-cell>
          <table:table-cell table:formula="of:=DEC2HEX(IF([.Z11]=&quot;x&quot;;2^7;0)+IF([.AA11]=&quot;x&quot;;2^6;0)+IF([.AB11]=&quot;x&quot;;2^5;0)+IF([.AC11]=&quot;x&quot;;2^4;0)+IF([.AD11]=&quot;x&quot;;2^3;0)+IF([.AE11]=&quot;x&quot;;2^2;0)+IF([.AF11]=&quot;x&quot;;2^1;0)+IF([.AG11]=&quot;x&quot;;2^0;0))" office:value-type="string" office:string-value="1" calcext:value-type="string">
            <text:p>1</text:p>
          </table:table-cell>
          <table:table-cell/>
          <table:table-cell table:formula="of:=IF(HEX2DEC([.AL11])&lt;16;COM.MICROSOFT.CONCAT(&quot;0&quot;;[.AL11]);[.AL11])" office:value-type="string" office:string-value="91" calcext:value-type="string">
            <text:p>91</text:p>
          </table:table-cell>
          <table:table-cell table:formula="of:=IF(HEX2DEC([.AM11])&lt;16;COM.MICROSOFT.CONCAT(&quot;0&quot;;[.AM11]);[.AM11])" office:value-type="string" office:string-value="45" calcext:value-type="string">
            <text:p>45</text:p>
          </table:table-cell>
          <table:table-cell table:formula="of:=IF(HEX2DEC([.AN11])&lt;16;COM.MICROSOFT.CONCAT(&quot;0&quot;;[.AN11]);[.AN11])" office:value-type="string" office:string-value="05" calcext:value-type="string">
            <text:p>05</text:p>
          </table:table-cell>
          <table:table-cell table:formula="of:=IF(HEX2DEC([.AO11])&lt;16;COM.MICROSOFT.CONCAT(&quot;0&quot;;[.AO11]);[.AO11])" office:value-type="string" office:string-value="01" calcext:value-type="string">
            <text:p>01</text:p>
          </table:table-cell>
          <table:table-cell/>
          <table:table-cell table:formula="of:==COM.MICROSOFT.CONCAT(&quot;DW 0x&quot;;[.AQ11];[.AR11];&quot;, &quot;; &quot;0x&quot;; [.AS11];[.AT11])" office:value-type="string" office:string-value="DW 0x9145, 0x0501" calcext:value-type="string">
            <text:p>DW 0x9145, 0x0501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95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table:formula="of:=DEC2HEX(IF([.B12]=&quot;x&quot;;2^7;0)+IF([.C12]=&quot;x&quot;;2^6;0)+IF([.D12]=&quot;x&quot;;2^5;0)+IF([.E12]=&quot;x&quot;;2^4;0)+IF([.F12]=&quot;x&quot;;2^3;0)+IF([.G12]=&quot;x&quot;;2^2;0)+IF([.H12]=&quot;x&quot;;2^1;0)+IF([.I12]=&quot;x&quot;;2^0;0))" office:value-type="string" office:string-value="8F" calcext:value-type="string">
            <text:p>8F</text:p>
          </table:table-cell>
          <table:table-cell table:formula="of:=DEC2HEX(IF([.J12]=&quot;x&quot;;2^7;0)+IF([.K12]=&quot;x&quot;;2^6;0)+IF([.L12]=&quot;x&quot;;2^5;0)+IF([.M12]=&quot;x&quot;;2^4;0)+IF([.N12]=&quot;x&quot;;2^3;0)+IF([.O12]=&quot;x&quot;;2^2;0)+IF([.P12]=&quot;x&quot;;2^1;0)+IF([.Q12]=&quot;x&quot;;2^0;0))" office:value-type="string" office:string-value="45" calcext:value-type="string">
            <text:p>45</text:p>
          </table:table-cell>
          <table:table-cell table:formula="of:=DEC2HEX(IF([.R12]=&quot;x&quot;;2^7;0)+IF([.S12]=&quot;x&quot;;2^6;0)+IF([.T12]=&quot;x&quot;;2^5;0)+IF([.U12]=&quot;x&quot;;2^4;0)+IF([.V12]=&quot;x&quot;;2^3;0)+IF([.W12]=&quot;x&quot;;2^2;0)+IF([.X12]=&quot;x&quot;;2^1;0)+IF([.Y12]=&quot;x&quot;;2^0;0))" office:value-type="string" office:string-value="5" calcext:value-type="string">
            <text:p>5</text:p>
          </table:table-cell>
          <table:table-cell table:formula="of:=DEC2HEX(IF([.Z12]=&quot;x&quot;;2^7;0)+IF([.AA12]=&quot;x&quot;;2^6;0)+IF([.AB12]=&quot;x&quot;;2^5;0)+IF([.AC12]=&quot;x&quot;;2^4;0)+IF([.AD12]=&quot;x&quot;;2^3;0)+IF([.AE12]=&quot;x&quot;;2^2;0)+IF([.AF12]=&quot;x&quot;;2^1;0)+IF([.AG12]=&quot;x&quot;;2^0;0))" office:value-type="string" office:string-value="F1" calcext:value-type="string">
            <text:p>F1</text:p>
          </table:table-cell>
          <table:table-cell/>
          <table:table-cell table:formula="of:=IF(HEX2DEC([.AL12])&lt;16;COM.MICROSOFT.CONCAT(&quot;0&quot;;[.AL12]);[.AL12])" office:value-type="string" office:string-value="8F" calcext:value-type="string">
            <text:p>8F</text:p>
          </table:table-cell>
          <table:table-cell table:formula="of:=IF(HEX2DEC([.AM12])&lt;16;COM.MICROSOFT.CONCAT(&quot;0&quot;;[.AM12]);[.AM12])" office:value-type="string" office:string-value="45" calcext:value-type="string">
            <text:p>45</text:p>
          </table:table-cell>
          <table:table-cell table:formula="of:=IF(HEX2DEC([.AN12])&lt;16;COM.MICROSOFT.CONCAT(&quot;0&quot;;[.AN12]);[.AN12])" office:value-type="string" office:string-value="05" calcext:value-type="string">
            <text:p>05</text:p>
          </table:table-cell>
          <table:table-cell table:formula="of:=IF(HEX2DEC([.AO12])&lt;16;COM.MICROSOFT.CONCAT(&quot;0&quot;;[.AO12]);[.AO12])" office:value-type="string" office:string-value="F1" calcext:value-type="string">
            <text:p>F1</text:p>
          </table:table-cell>
          <table:table-cell/>
          <table:table-cell table:formula="of:==COM.MICROSOFT.CONCAT(&quot;DW 0x&quot;;[.AQ12];[.AR12];&quot;, &quot;; &quot;0x&quot;; [.AS12];[.AT12])" office:value-type="string" office:string-value="DW 0x8F45, 0x05F1" calcext:value-type="string">
            <text:p>DW 0x8F45, 0x05F1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30"/>
          <table:table-cell office:value-type="string" calcext:value-type="string">
            <text:p>x</text:p>
          </table:table-cell>
          <table:table-cell table:number-columns-repeated="4"/>
          <table:table-cell table:formula="of:=DEC2HEX(IF([.B13]=&quot;x&quot;;2^7;0)+IF([.C13]=&quot;x&quot;;2^6;0)+IF([.D13]=&quot;x&quot;;2^5;0)+IF([.E13]=&quot;x&quot;;2^4;0)+IF([.F13]=&quot;x&quot;;2^3;0)+IF([.G13]=&quot;x&quot;;2^2;0)+IF([.H13]=&quot;x&quot;;2^1;0)+IF([.I13]=&quot;x&quot;;2^0;0))" office:value-type="string" office:string-value="80" calcext:value-type="string">
            <text:p>80</text:p>
          </table:table-cell>
          <table:table-cell table:formula="of:=DEC2HEX(IF([.J13]=&quot;x&quot;;2^7;0)+IF([.K13]=&quot;x&quot;;2^6;0)+IF([.L13]=&quot;x&quot;;2^5;0)+IF([.M13]=&quot;x&quot;;2^4;0)+IF([.N13]=&quot;x&quot;;2^3;0)+IF([.O13]=&quot;x&quot;;2^2;0)+IF([.P13]=&quot;x&quot;;2^1;0)+IF([.Q13]=&quot;x&quot;;2^0;0))" office:value-type="string" office:string-value="0" calcext:value-type="string">
            <text:p>0</text:p>
          </table:table-cell>
          <table:table-cell table:formula="of:=DEC2HEX(IF([.R13]=&quot;x&quot;;2^7;0)+IF([.S13]=&quot;x&quot;;2^6;0)+IF([.T13]=&quot;x&quot;;2^5;0)+IF([.U13]=&quot;x&quot;;2^4;0)+IF([.V13]=&quot;x&quot;;2^3;0)+IF([.W13]=&quot;x&quot;;2^2;0)+IF([.X13]=&quot;x&quot;;2^1;0)+IF([.Y13]=&quot;x&quot;;2^0;0))" office:value-type="string" office:string-value="0" calcext:value-type="string">
            <text:p>0</text:p>
          </table:table-cell>
          <table:table-cell table:formula="of:=DEC2HEX(IF([.Z13]=&quot;x&quot;;2^7;0)+IF([.AA13]=&quot;x&quot;;2^6;0)+IF([.AB13]=&quot;x&quot;;2^5;0)+IF([.AC13]=&quot;x&quot;;2^4;0)+IF([.AD13]=&quot;x&quot;;2^3;0)+IF([.AE13]=&quot;x&quot;;2^2;0)+IF([.AF13]=&quot;x&quot;;2^1;0)+IF([.AG13]=&quot;x&quot;;2^0;0))" office:value-type="string" office:string-value="1" calcext:value-type="string">
            <text:p>1</text:p>
          </table:table-cell>
          <table:table-cell/>
          <table:table-cell table:formula="of:=IF(HEX2DEC([.AL13])&lt;16;COM.MICROSOFT.CONCAT(&quot;0&quot;;[.AL13]);[.AL13])" office:value-type="string" office:string-value="80" calcext:value-type="string">
            <text:p>80</text:p>
          </table:table-cell>
          <table:table-cell table:formula="of:=IF(HEX2DEC([.AM13])&lt;16;COM.MICROSOFT.CONCAT(&quot;0&quot;;[.AM13]);[.AM13])" office:value-type="string" office:string-value="00" calcext:value-type="string">
            <text:p>00</text:p>
          </table:table-cell>
          <table:table-cell table:formula="of:=IF(HEX2DEC([.AN13])&lt;16;COM.MICROSOFT.CONCAT(&quot;0&quot;;[.AN13]);[.AN13])" office:value-type="string" office:string-value="00" calcext:value-type="string">
            <text:p>00</text:p>
          </table:table-cell>
          <table:table-cell table:formula="of:=IF(HEX2DEC([.AO13])&lt;16;COM.MICROSOFT.CONCAT(&quot;0&quot;;[.AO13]);[.AO13])" office:value-type="string" office:string-value="01" calcext:value-type="string">
            <text:p>01</text:p>
          </table:table-cell>
          <table:table-cell/>
          <table:table-cell table:formula="of:==COM.MICROSOFT.CONCAT(&quot;DW 0x&quot;;[.AQ13];[.AR13];&quot;, &quot;; &quot;0x&quot;; [.AS13];[.AT13])" office:value-type="string" office:string-value="DW 0x8000, 0x0001" calcext:value-type="string">
            <text:p>DW 0x8000, 0x0001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30"/>
          <table:table-cell office:value-type="string" calcext:value-type="string">
            <text:p>x</text:p>
          </table:table-cell>
          <table:table-cell table:number-columns-repeated="4"/>
          <table:table-cell table:formula="of:=DEC2HEX(IF([.B14]=&quot;x&quot;;2^7;0)+IF([.C14]=&quot;x&quot;;2^6;0)+IF([.D14]=&quot;x&quot;;2^5;0)+IF([.E14]=&quot;x&quot;;2^4;0)+IF([.F14]=&quot;x&quot;;2^3;0)+IF([.G14]=&quot;x&quot;;2^2;0)+IF([.H14]=&quot;x&quot;;2^1;0)+IF([.I14]=&quot;x&quot;;2^0;0))" office:value-type="string" office:string-value="80" calcext:value-type="string">
            <text:p>80</text:p>
          </table:table-cell>
          <table:table-cell table:formula="of:=DEC2HEX(IF([.J14]=&quot;x&quot;;2^7;0)+IF([.K14]=&quot;x&quot;;2^6;0)+IF([.L14]=&quot;x&quot;;2^5;0)+IF([.M14]=&quot;x&quot;;2^4;0)+IF([.N14]=&quot;x&quot;;2^3;0)+IF([.O14]=&quot;x&quot;;2^2;0)+IF([.P14]=&quot;x&quot;;2^1;0)+IF([.Q14]=&quot;x&quot;;2^0;0))" office:value-type="string" office:string-value="0" calcext:value-type="string">
            <text:p>0</text:p>
          </table:table-cell>
          <table:table-cell table:formula="of:=DEC2HEX(IF([.R14]=&quot;x&quot;;2^7;0)+IF([.S14]=&quot;x&quot;;2^6;0)+IF([.T14]=&quot;x&quot;;2^5;0)+IF([.U14]=&quot;x&quot;;2^4;0)+IF([.V14]=&quot;x&quot;;2^3;0)+IF([.W14]=&quot;x&quot;;2^2;0)+IF([.X14]=&quot;x&quot;;2^1;0)+IF([.Y14]=&quot;x&quot;;2^0;0))" office:value-type="string" office:string-value="0" calcext:value-type="string">
            <text:p>0</text:p>
          </table:table-cell>
          <table:table-cell table:formula="of:=DEC2HEX(IF([.Z14]=&quot;x&quot;;2^7;0)+IF([.AA14]=&quot;x&quot;;2^6;0)+IF([.AB14]=&quot;x&quot;;2^5;0)+IF([.AC14]=&quot;x&quot;;2^4;0)+IF([.AD14]=&quot;x&quot;;2^3;0)+IF([.AE14]=&quot;x&quot;;2^2;0)+IF([.AF14]=&quot;x&quot;;2^1;0)+IF([.AG14]=&quot;x&quot;;2^0;0))" office:value-type="string" office:string-value="1" calcext:value-type="string">
            <text:p>1</text:p>
          </table:table-cell>
          <table:table-cell/>
          <table:table-cell table:formula="of:=IF(HEX2DEC([.AL14])&lt;16;COM.MICROSOFT.CONCAT(&quot;0&quot;;[.AL14]);[.AL14])" office:value-type="string" office:string-value="80" calcext:value-type="string">
            <text:p>80</text:p>
          </table:table-cell>
          <table:table-cell table:formula="of:=IF(HEX2DEC([.AM14])&lt;16;COM.MICROSOFT.CONCAT(&quot;0&quot;;[.AM14]);[.AM14])" office:value-type="string" office:string-value="00" calcext:value-type="string">
            <text:p>00</text:p>
          </table:table-cell>
          <table:table-cell table:formula="of:=IF(HEX2DEC([.AN14])&lt;16;COM.MICROSOFT.CONCAT(&quot;0&quot;;[.AN14]);[.AN14])" office:value-type="string" office:string-value="00" calcext:value-type="string">
            <text:p>00</text:p>
          </table:table-cell>
          <table:table-cell table:formula="of:=IF(HEX2DEC([.AO14])&lt;16;COM.MICROSOFT.CONCAT(&quot;0&quot;;[.AO14]);[.AO14])" office:value-type="string" office:string-value="01" calcext:value-type="string">
            <text:p>01</text:p>
          </table:table-cell>
          <table:table-cell/>
          <table:table-cell table:formula="of:==COM.MICROSOFT.CONCAT(&quot;DW 0x&quot;;[.AQ14];[.AR14];&quot;, &quot;; &quot;0x&quot;; [.AS14];[.AT14])" office:value-type="string" office:string-value="DW 0x8000, 0x0001" calcext:value-type="string">
            <text:p>DW 0x8000, 0x0001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30"/>
          <table:table-cell office:value-type="string" calcext:value-type="string">
            <text:p>x</text:p>
          </table:table-cell>
          <table:table-cell table:number-columns-repeated="4"/>
          <table:table-cell table:formula="of:=DEC2HEX(IF([.B15]=&quot;x&quot;;2^7;0)+IF([.C15]=&quot;x&quot;;2^6;0)+IF([.D15]=&quot;x&quot;;2^5;0)+IF([.E15]=&quot;x&quot;;2^4;0)+IF([.F15]=&quot;x&quot;;2^3;0)+IF([.G15]=&quot;x&quot;;2^2;0)+IF([.H15]=&quot;x&quot;;2^1;0)+IF([.I15]=&quot;x&quot;;2^0;0))" office:value-type="string" office:string-value="80" calcext:value-type="string">
            <text:p>80</text:p>
          </table:table-cell>
          <table:table-cell table:formula="of:=DEC2HEX(IF([.J15]=&quot;x&quot;;2^7;0)+IF([.K15]=&quot;x&quot;;2^6;0)+IF([.L15]=&quot;x&quot;;2^5;0)+IF([.M15]=&quot;x&quot;;2^4;0)+IF([.N15]=&quot;x&quot;;2^3;0)+IF([.O15]=&quot;x&quot;;2^2;0)+IF([.P15]=&quot;x&quot;;2^1;0)+IF([.Q15]=&quot;x&quot;;2^0;0))" office:value-type="string" office:string-value="0" calcext:value-type="string">
            <text:p>0</text:p>
          </table:table-cell>
          <table:table-cell table:formula="of:=DEC2HEX(IF([.R15]=&quot;x&quot;;2^7;0)+IF([.S15]=&quot;x&quot;;2^6;0)+IF([.T15]=&quot;x&quot;;2^5;0)+IF([.U15]=&quot;x&quot;;2^4;0)+IF([.V15]=&quot;x&quot;;2^3;0)+IF([.W15]=&quot;x&quot;;2^2;0)+IF([.X15]=&quot;x&quot;;2^1;0)+IF([.Y15]=&quot;x&quot;;2^0;0))" office:value-type="string" office:string-value="0" calcext:value-type="string">
            <text:p>0</text:p>
          </table:table-cell>
          <table:table-cell table:formula="of:=DEC2HEX(IF([.Z15]=&quot;x&quot;;2^7;0)+IF([.AA15]=&quot;x&quot;;2^6;0)+IF([.AB15]=&quot;x&quot;;2^5;0)+IF([.AC15]=&quot;x&quot;;2^4;0)+IF([.AD15]=&quot;x&quot;;2^3;0)+IF([.AE15]=&quot;x&quot;;2^2;0)+IF([.AF15]=&quot;x&quot;;2^1;0)+IF([.AG15]=&quot;x&quot;;2^0;0))" office:value-type="string" office:string-value="1" calcext:value-type="string">
            <text:p>1</text:p>
          </table:table-cell>
          <table:table-cell/>
          <table:table-cell table:formula="of:=IF(HEX2DEC([.AL15])&lt;16;COM.MICROSOFT.CONCAT(&quot;0&quot;;[.AL15]);[.AL15])" office:value-type="string" office:string-value="80" calcext:value-type="string">
            <text:p>80</text:p>
          </table:table-cell>
          <table:table-cell table:formula="of:=IF(HEX2DEC([.AM15])&lt;16;COM.MICROSOFT.CONCAT(&quot;0&quot;;[.AM15]);[.AM15])" office:value-type="string" office:string-value="00" calcext:value-type="string">
            <text:p>00</text:p>
          </table:table-cell>
          <table:table-cell table:formula="of:=IF(HEX2DEC([.AN15])&lt;16;COM.MICROSOFT.CONCAT(&quot;0&quot;;[.AN15]);[.AN15])" office:value-type="string" office:string-value="00" calcext:value-type="string">
            <text:p>00</text:p>
          </table:table-cell>
          <table:table-cell table:formula="of:=IF(HEX2DEC([.AO15])&lt;16;COM.MICROSOFT.CONCAT(&quot;0&quot;;[.AO15]);[.AO15])" office:value-type="string" office:string-value="01" calcext:value-type="string">
            <text:p>01</text:p>
          </table:table-cell>
          <table:table-cell/>
          <table:table-cell table:formula="of:==COM.MICROSOFT.CONCAT(&quot;DW 0x&quot;;[.AQ15];[.AR15];&quot;, &quot;; &quot;0x&quot;; [.AS15];[.AT15])" office:value-type="string" office:string-value="DW 0x8000, 0x0001" calcext:value-type="string">
            <text:p>DW 0x8000, 0x0001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30"/>
          <table:table-cell office:value-type="string" calcext:value-type="string">
            <text:p>x</text:p>
          </table:table-cell>
          <table:table-cell table:number-columns-repeated="4"/>
          <table:table-cell table:formula="of:=DEC2HEX(IF([.B16]=&quot;x&quot;;2^7;0)+IF([.C16]=&quot;x&quot;;2^6;0)+IF([.D16]=&quot;x&quot;;2^5;0)+IF([.E16]=&quot;x&quot;;2^4;0)+IF([.F16]=&quot;x&quot;;2^3;0)+IF([.G16]=&quot;x&quot;;2^2;0)+IF([.H16]=&quot;x&quot;;2^1;0)+IF([.I16]=&quot;x&quot;;2^0;0))" office:value-type="string" office:string-value="80" calcext:value-type="string">
            <text:p>80</text:p>
          </table:table-cell>
          <table:table-cell table:formula="of:=DEC2HEX(IF([.J16]=&quot;x&quot;;2^7;0)+IF([.K16]=&quot;x&quot;;2^6;0)+IF([.L16]=&quot;x&quot;;2^5;0)+IF([.M16]=&quot;x&quot;;2^4;0)+IF([.N16]=&quot;x&quot;;2^3;0)+IF([.O16]=&quot;x&quot;;2^2;0)+IF([.P16]=&quot;x&quot;;2^1;0)+IF([.Q16]=&quot;x&quot;;2^0;0))" office:value-type="string" office:string-value="0" calcext:value-type="string">
            <text:p>0</text:p>
          </table:table-cell>
          <table:table-cell table:formula="of:=DEC2HEX(IF([.R16]=&quot;x&quot;;2^7;0)+IF([.S16]=&quot;x&quot;;2^6;0)+IF([.T16]=&quot;x&quot;;2^5;0)+IF([.U16]=&quot;x&quot;;2^4;0)+IF([.V16]=&quot;x&quot;;2^3;0)+IF([.W16]=&quot;x&quot;;2^2;0)+IF([.X16]=&quot;x&quot;;2^1;0)+IF([.Y16]=&quot;x&quot;;2^0;0))" office:value-type="string" office:string-value="0" calcext:value-type="string">
            <text:p>0</text:p>
          </table:table-cell>
          <table:table-cell table:formula="of:=DEC2HEX(IF([.Z16]=&quot;x&quot;;2^7;0)+IF([.AA16]=&quot;x&quot;;2^6;0)+IF([.AB16]=&quot;x&quot;;2^5;0)+IF([.AC16]=&quot;x&quot;;2^4;0)+IF([.AD16]=&quot;x&quot;;2^3;0)+IF([.AE16]=&quot;x&quot;;2^2;0)+IF([.AF16]=&quot;x&quot;;2^1;0)+IF([.AG16]=&quot;x&quot;;2^0;0))" office:value-type="string" office:string-value="1" calcext:value-type="string">
            <text:p>1</text:p>
          </table:table-cell>
          <table:table-cell/>
          <table:table-cell table:formula="of:=IF(HEX2DEC([.AL16])&lt;16;COM.MICROSOFT.CONCAT(&quot;0&quot;;[.AL16]);[.AL16])" office:value-type="string" office:string-value="80" calcext:value-type="string">
            <text:p>80</text:p>
          </table:table-cell>
          <table:table-cell table:formula="of:=IF(HEX2DEC([.AM16])&lt;16;COM.MICROSOFT.CONCAT(&quot;0&quot;;[.AM16]);[.AM16])" office:value-type="string" office:string-value="00" calcext:value-type="string">
            <text:p>00</text:p>
          </table:table-cell>
          <table:table-cell table:formula="of:=IF(HEX2DEC([.AN16])&lt;16;COM.MICROSOFT.CONCAT(&quot;0&quot;;[.AN16]);[.AN16])" office:value-type="string" office:string-value="00" calcext:value-type="string">
            <text:p>00</text:p>
          </table:table-cell>
          <table:table-cell table:formula="of:=IF(HEX2DEC([.AO16])&lt;16;COM.MICROSOFT.CONCAT(&quot;0&quot;;[.AO16]);[.AO16])" office:value-type="string" office:string-value="01" calcext:value-type="string">
            <text:p>01</text:p>
          </table:table-cell>
          <table:table-cell/>
          <table:table-cell table:formula="of:==COM.MICROSOFT.CONCAT(&quot;DW 0x&quot;;[.AQ16];[.AR16];&quot;, &quot;; &quot;0x&quot;; [.AS16];[.AT16])" office:value-type="string" office:string-value="DW 0x8000, 0x0001" calcext:value-type="string">
            <text:p>DW 0x8000, 0x0001</text:p>
          </table:table-cell>
        </table:table-row>
        <table:table-row table:style-name="ro1">
          <table:table-cell/>
          <table:table-cell table:number-columns-repeated="24" office:value-type="string" calcext:value-type="string">
            <text:p>x</text:p>
          </table:table-cell>
          <table:table-cell table:number-columns-repeated="7" table:style-name="ce95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formula="of:=DEC2HEX(IF([.B17]=&quot;x&quot;;2^7;0)+IF([.C17]=&quot;x&quot;;2^6;0)+IF([.D17]=&quot;x&quot;;2^5;0)+IF([.E17]=&quot;x&quot;;2^4;0)+IF([.F17]=&quot;x&quot;;2^3;0)+IF([.G17]=&quot;x&quot;;2^2;0)+IF([.H17]=&quot;x&quot;;2^1;0)+IF([.I17]=&quot;x&quot;;2^0;0))" office:value-type="string" office:string-value="FF" calcext:value-type="string">
            <text:p>FF</text:p>
          </table:table-cell>
          <table:table-cell table:formula="of:=DEC2HEX(IF([.J17]=&quot;x&quot;;2^7;0)+IF([.K17]=&quot;x&quot;;2^6;0)+IF([.L17]=&quot;x&quot;;2^5;0)+IF([.M17]=&quot;x&quot;;2^4;0)+IF([.N17]=&quot;x&quot;;2^3;0)+IF([.O17]=&quot;x&quot;;2^2;0)+IF([.P17]=&quot;x&quot;;2^1;0)+IF([.Q17]=&quot;x&quot;;2^0;0))" office:value-type="string" office:string-value="FF" calcext:value-type="string">
            <text:p>FF</text:p>
          </table:table-cell>
          <table:table-cell table:formula="of:=DEC2HEX(IF([.R17]=&quot;x&quot;;2^7;0)+IF([.S17]=&quot;x&quot;;2^6;0)+IF([.T17]=&quot;x&quot;;2^5;0)+IF([.U17]=&quot;x&quot;;2^4;0)+IF([.V17]=&quot;x&quot;;2^3;0)+IF([.W17]=&quot;x&quot;;2^2;0)+IF([.X17]=&quot;x&quot;;2^1;0)+IF([.Y17]=&quot;x&quot;;2^0;0))" office:value-type="string" office:string-value="FF" calcext:value-type="string">
            <text:p>FF</text:p>
          </table:table-cell>
          <table:table-cell table:formula="of:=DEC2HEX(IF([.Z17]=&quot;x&quot;;2^7;0)+IF([.AA17]=&quot;x&quot;;2^6;0)+IF([.AB17]=&quot;x&quot;;2^5;0)+IF([.AC17]=&quot;x&quot;;2^4;0)+IF([.AD17]=&quot;x&quot;;2^3;0)+IF([.AE17]=&quot;x&quot;;2^2;0)+IF([.AF17]=&quot;x&quot;;2^1;0)+IF([.AG17]=&quot;x&quot;;2^0;0))" office:value-type="string" office:string-value="FF" calcext:value-type="string">
            <text:p>FF</text:p>
          </table:table-cell>
          <table:table-cell/>
          <table:table-cell table:formula="of:=IF(HEX2DEC([.AL17])&lt;16;COM.MICROSOFT.CONCAT(&quot;0&quot;;[.AL17]);[.AL17])" office:value-type="string" office:string-value="FF" calcext:value-type="string">
            <text:p>FF</text:p>
          </table:table-cell>
          <table:table-cell table:formula="of:=IF(HEX2DEC([.AM17])&lt;16;COM.MICROSOFT.CONCAT(&quot;0&quot;;[.AM17]);[.AM17])" office:value-type="string" office:string-value="FF" calcext:value-type="string">
            <text:p>FF</text:p>
          </table:table-cell>
          <table:table-cell table:formula="of:=IF(HEX2DEC([.AN17])&lt;16;COM.MICROSOFT.CONCAT(&quot;0&quot;;[.AN17]);[.AN17])" office:value-type="string" office:string-value="FF" calcext:value-type="string">
            <text:p>FF</text:p>
          </table:table-cell>
          <table:table-cell table:formula="of:=IF(HEX2DEC([.AO17])&lt;16;COM.MICROSOFT.CONCAT(&quot;0&quot;;[.AO17]);[.AO17])" office:value-type="string" office:string-value="FF" calcext:value-type="string">
            <text:p>FF</text:p>
          </table:table-cell>
          <table:table-cell/>
          <table:table-cell table:formula="of:==COM.MICROSOFT.CONCAT(&quot;DW 0x&quot;;[.AQ17];[.AR17];&quot;, &quot;; &quot;0x&quot;; [.AS17];[.AT17])" office:value-type="string" office:string-value="DW 0xFFFF, 0xFFFF" calcext:value-type="string">
            <text:p>DW 0xFFFF, 0xFFFF</text:p>
          </table:table-cell>
        </table:table-row>
        <table:table-row table:style-name="ro1">
          <table:table-cell table:style-name="ce42"/>
          <table:table-cell table:number-columns-repeated="24" office:value-type="string" calcext:value-type="string">
            <text:p>x</text:p>
          </table:table-cell>
          <table:table-cell table:number-columns-repeated="7" table:style-name="ce95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42"/>
          <table:table-cell table:number-columns-repeated="3"/>
          <table:table-cell table:formula="of:=DEC2HEX(IF([.B18]=&quot;x&quot;;2^7;0)+IF([.C18]=&quot;x&quot;;2^6;0)+IF([.D18]=&quot;x&quot;;2^5;0)+IF([.E18]=&quot;x&quot;;2^4;0)+IF([.F18]=&quot;x&quot;;2^3;0)+IF([.G18]=&quot;x&quot;;2^2;0)+IF([.H18]=&quot;x&quot;;2^1;0)+IF([.I18]=&quot;x&quot;;2^0;0))" office:value-type="string" office:string-value="FF" calcext:value-type="string">
            <text:p>FF</text:p>
          </table:table-cell>
          <table:table-cell table:formula="of:=DEC2HEX(IF([.J18]=&quot;x&quot;;2^7;0)+IF([.K18]=&quot;x&quot;;2^6;0)+IF([.L18]=&quot;x&quot;;2^5;0)+IF([.M18]=&quot;x&quot;;2^4;0)+IF([.N18]=&quot;x&quot;;2^3;0)+IF([.O18]=&quot;x&quot;;2^2;0)+IF([.P18]=&quot;x&quot;;2^1;0)+IF([.Q18]=&quot;x&quot;;2^0;0))" office:value-type="string" office:string-value="FF" calcext:value-type="string">
            <text:p>FF</text:p>
          </table:table-cell>
          <table:table-cell table:formula="of:=DEC2HEX(IF([.R18]=&quot;x&quot;;2^7;0)+IF([.S18]=&quot;x&quot;;2^6;0)+IF([.T18]=&quot;x&quot;;2^5;0)+IF([.U18]=&quot;x&quot;;2^4;0)+IF([.V18]=&quot;x&quot;;2^3;0)+IF([.W18]=&quot;x&quot;;2^2;0)+IF([.X18]=&quot;x&quot;;2^1;0)+IF([.Y18]=&quot;x&quot;;2^0;0))" office:value-type="string" office:string-value="FF" calcext:value-type="string">
            <text:p>FF</text:p>
          </table:table-cell>
          <table:table-cell table:formula="of:=DEC2HEX(IF([.Z18]=&quot;x&quot;;2^7;0)+IF([.AA18]=&quot;x&quot;;2^6;0)+IF([.AB18]=&quot;x&quot;;2^5;0)+IF([.AC18]=&quot;x&quot;;2^4;0)+IF([.AD18]=&quot;x&quot;;2^3;0)+IF([.AE18]=&quot;x&quot;;2^2;0)+IF([.AF18]=&quot;x&quot;;2^1;0)+IF([.AG18]=&quot;x&quot;;2^0;0))" office:value-type="string" office:string-value="FF" calcext:value-type="string">
            <text:p>FF</text:p>
          </table:table-cell>
          <table:table-cell/>
          <table:table-cell table:formula="of:=IF(HEX2DEC([.AL18])&lt;16;COM.MICROSOFT.CONCAT(&quot;0&quot;;[.AL18]);[.AL18])" office:value-type="string" office:string-value="FF" calcext:value-type="string">
            <text:p>FF</text:p>
          </table:table-cell>
          <table:table-cell table:formula="of:=IF(HEX2DEC([.AM18])&lt;16;COM.MICROSOFT.CONCAT(&quot;0&quot;;[.AM18]);[.AM18])" office:value-type="string" office:string-value="FF" calcext:value-type="string">
            <text:p>FF</text:p>
          </table:table-cell>
          <table:table-cell table:formula="of:=IF(HEX2DEC([.AN18])&lt;16;COM.MICROSOFT.CONCAT(&quot;0&quot;;[.AN18]);[.AN18])" office:value-type="string" office:string-value="FF" calcext:value-type="string">
            <text:p>FF</text:p>
          </table:table-cell>
          <table:table-cell table:formula="of:=IF(HEX2DEC([.AO18])&lt;16;COM.MICROSOFT.CONCAT(&quot;0&quot;;[.AO18]);[.AO18])" office:value-type="string" office:string-value="FF" calcext:value-type="string">
            <text:p>FF</text:p>
          </table:table-cell>
          <table:table-cell/>
          <table:table-cell table:formula="of:==COM.MICROSOFT.CONCAT(&quot;DW 0x&quot;;[.AQ18];[.AR18];&quot;, &quot;; &quot;0x&quot;; [.AS18];[.AT18])" office:value-type="string" office:string-value="DW 0xFFFF, 0xFFFF" calcext:value-type="string">
            <text:p>DW 0xFFFF, 0xFFFF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30"/>
          <table:table-cell office:value-type="string" calcext:value-type="string">
            <text:p>x</text:p>
          </table:table-cell>
          <table:table-cell table:number-columns-repeated="4"/>
          <table:table-cell table:formula="of:=DEC2HEX(IF([.B19]=&quot;x&quot;;2^7;0)+IF([.C19]=&quot;x&quot;;2^6;0)+IF([.D19]=&quot;x&quot;;2^5;0)+IF([.E19]=&quot;x&quot;;2^4;0)+IF([.F19]=&quot;x&quot;;2^3;0)+IF([.G19]=&quot;x&quot;;2^2;0)+IF([.H19]=&quot;x&quot;;2^1;0)+IF([.I19]=&quot;x&quot;;2^0;0))" office:value-type="string" office:string-value="80" calcext:value-type="string">
            <text:p>80</text:p>
          </table:table-cell>
          <table:table-cell table:formula="of:=DEC2HEX(IF([.J19]=&quot;x&quot;;2^7;0)+IF([.K19]=&quot;x&quot;;2^6;0)+IF([.L19]=&quot;x&quot;;2^5;0)+IF([.M19]=&quot;x&quot;;2^4;0)+IF([.N19]=&quot;x&quot;;2^3;0)+IF([.O19]=&quot;x&quot;;2^2;0)+IF([.P19]=&quot;x&quot;;2^1;0)+IF([.Q19]=&quot;x&quot;;2^0;0))" office:value-type="string" office:string-value="0" calcext:value-type="string">
            <text:p>0</text:p>
          </table:table-cell>
          <table:table-cell table:formula="of:=DEC2HEX(IF([.R19]=&quot;x&quot;;2^7;0)+IF([.S19]=&quot;x&quot;;2^6;0)+IF([.T19]=&quot;x&quot;;2^5;0)+IF([.U19]=&quot;x&quot;;2^4;0)+IF([.V19]=&quot;x&quot;;2^3;0)+IF([.W19]=&quot;x&quot;;2^2;0)+IF([.X19]=&quot;x&quot;;2^1;0)+IF([.Y19]=&quot;x&quot;;2^0;0))" office:value-type="string" office:string-value="0" calcext:value-type="string">
            <text:p>0</text:p>
          </table:table-cell>
          <table:table-cell table:formula="of:=DEC2HEX(IF([.Z19]=&quot;x&quot;;2^7;0)+IF([.AA19]=&quot;x&quot;;2^6;0)+IF([.AB19]=&quot;x&quot;;2^5;0)+IF([.AC19]=&quot;x&quot;;2^4;0)+IF([.AD19]=&quot;x&quot;;2^3;0)+IF([.AE19]=&quot;x&quot;;2^2;0)+IF([.AF19]=&quot;x&quot;;2^1;0)+IF([.AG19]=&quot;x&quot;;2^0;0))" office:value-type="string" office:string-value="1" calcext:value-type="string">
            <text:p>1</text:p>
          </table:table-cell>
          <table:table-cell/>
          <table:table-cell table:formula="of:=IF(HEX2DEC([.AL19])&lt;16;COM.MICROSOFT.CONCAT(&quot;0&quot;;[.AL19]);[.AL19])" office:value-type="string" office:string-value="80" calcext:value-type="string">
            <text:p>80</text:p>
          </table:table-cell>
          <table:table-cell table:formula="of:=IF(HEX2DEC([.AM19])&lt;16;COM.MICROSOFT.CONCAT(&quot;0&quot;;[.AM19]);[.AM19])" office:value-type="string" office:string-value="00" calcext:value-type="string">
            <text:p>00</text:p>
          </table:table-cell>
          <table:table-cell table:formula="of:=IF(HEX2DEC([.AN19])&lt;16;COM.MICROSOFT.CONCAT(&quot;0&quot;;[.AN19]);[.AN19])" office:value-type="string" office:string-value="00" calcext:value-type="string">
            <text:p>00</text:p>
          </table:table-cell>
          <table:table-cell table:formula="of:=IF(HEX2DEC([.AO19])&lt;16;COM.MICROSOFT.CONCAT(&quot;0&quot;;[.AO19]);[.AO19])" office:value-type="string" office:string-value="01" calcext:value-type="string">
            <text:p>01</text:p>
          </table:table-cell>
          <table:table-cell/>
          <table:table-cell table:formula="of:==COM.MICROSOFT.CONCAT(&quot;DW 0x&quot;;[.AQ19];[.AR19];&quot;, &quot;; &quot;0x&quot;; [.AS19];[.AT19])" office:value-type="string" office:string-value="DW 0x8000, 0x0001" calcext:value-type="string">
            <text:p>DW 0x8000, 0x0001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30"/>
          <table:table-cell office:value-type="string" calcext:value-type="string">
            <text:p>x</text:p>
          </table:table-cell>
          <table:table-cell table:number-columns-repeated="4"/>
          <table:table-cell table:formula="of:=DEC2HEX(IF([.B20]=&quot;x&quot;;2^7;0)+IF([.C20]=&quot;x&quot;;2^6;0)+IF([.D20]=&quot;x&quot;;2^5;0)+IF([.E20]=&quot;x&quot;;2^4;0)+IF([.F20]=&quot;x&quot;;2^3;0)+IF([.G20]=&quot;x&quot;;2^2;0)+IF([.H20]=&quot;x&quot;;2^1;0)+IF([.I20]=&quot;x&quot;;2^0;0))" office:value-type="string" office:string-value="80" calcext:value-type="string">
            <text:p>80</text:p>
          </table:table-cell>
          <table:table-cell table:formula="of:=DEC2HEX(IF([.J20]=&quot;x&quot;;2^7;0)+IF([.K20]=&quot;x&quot;;2^6;0)+IF([.L20]=&quot;x&quot;;2^5;0)+IF([.M20]=&quot;x&quot;;2^4;0)+IF([.N20]=&quot;x&quot;;2^3;0)+IF([.O20]=&quot;x&quot;;2^2;0)+IF([.P20]=&quot;x&quot;;2^1;0)+IF([.Q20]=&quot;x&quot;;2^0;0))" office:value-type="string" office:string-value="0" calcext:value-type="string">
            <text:p>0</text:p>
          </table:table-cell>
          <table:table-cell table:formula="of:=DEC2HEX(IF([.R20]=&quot;x&quot;;2^7;0)+IF([.S20]=&quot;x&quot;;2^6;0)+IF([.T20]=&quot;x&quot;;2^5;0)+IF([.U20]=&quot;x&quot;;2^4;0)+IF([.V20]=&quot;x&quot;;2^3;0)+IF([.W20]=&quot;x&quot;;2^2;0)+IF([.X20]=&quot;x&quot;;2^1;0)+IF([.Y20]=&quot;x&quot;;2^0;0))" office:value-type="string" office:string-value="0" calcext:value-type="string">
            <text:p>0</text:p>
          </table:table-cell>
          <table:table-cell table:formula="of:=DEC2HEX(IF([.Z20]=&quot;x&quot;;2^7;0)+IF([.AA20]=&quot;x&quot;;2^6;0)+IF([.AB20]=&quot;x&quot;;2^5;0)+IF([.AC20]=&quot;x&quot;;2^4;0)+IF([.AD20]=&quot;x&quot;;2^3;0)+IF([.AE20]=&quot;x&quot;;2^2;0)+IF([.AF20]=&quot;x&quot;;2^1;0)+IF([.AG20]=&quot;x&quot;;2^0;0))" office:value-type="string" office:string-value="1" calcext:value-type="string">
            <text:p>1</text:p>
          </table:table-cell>
          <table:table-cell/>
          <table:table-cell table:formula="of:=IF(HEX2DEC([.AL20])&lt;16;COM.MICROSOFT.CONCAT(&quot;0&quot;;[.AL20]);[.AL20])" office:value-type="string" office:string-value="80" calcext:value-type="string">
            <text:p>80</text:p>
          </table:table-cell>
          <table:table-cell table:formula="of:=IF(HEX2DEC([.AM20])&lt;16;COM.MICROSOFT.CONCAT(&quot;0&quot;;[.AM20]);[.AM20])" office:value-type="string" office:string-value="00" calcext:value-type="string">
            <text:p>00</text:p>
          </table:table-cell>
          <table:table-cell table:formula="of:=IF(HEX2DEC([.AN20])&lt;16;COM.MICROSOFT.CONCAT(&quot;0&quot;;[.AN20]);[.AN20])" office:value-type="string" office:string-value="00" calcext:value-type="string">
            <text:p>00</text:p>
          </table:table-cell>
          <table:table-cell table:formula="of:=IF(HEX2DEC([.AO20])&lt;16;COM.MICROSOFT.CONCAT(&quot;0&quot;;[.AO20]);[.AO20])" office:value-type="string" office:string-value="01" calcext:value-type="string">
            <text:p>01</text:p>
          </table:table-cell>
          <table:table-cell/>
          <table:table-cell table:formula="of:==COM.MICROSOFT.CONCAT(&quot;DW 0x&quot;;[.AQ20];[.AR20];&quot;, &quot;; &quot;0x&quot;; [.AS20];[.AT20])" office:value-type="string" office:string-value="DW 0x8000, 0x0001" calcext:value-type="string">
            <text:p>DW 0x8000, 0x0001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30"/>
          <table:table-cell office:value-type="string" calcext:value-type="string">
            <text:p>x</text:p>
          </table:table-cell>
          <table:table-cell table:number-columns-repeated="4"/>
          <table:table-cell table:formula="of:=DEC2HEX(IF([.B21]=&quot;x&quot;;2^7;0)+IF([.C21]=&quot;x&quot;;2^6;0)+IF([.D21]=&quot;x&quot;;2^5;0)+IF([.E21]=&quot;x&quot;;2^4;0)+IF([.F21]=&quot;x&quot;;2^3;0)+IF([.G21]=&quot;x&quot;;2^2;0)+IF([.H21]=&quot;x&quot;;2^1;0)+IF([.I21]=&quot;x&quot;;2^0;0))" office:value-type="string" office:string-value="80" calcext:value-type="string">
            <text:p>80</text:p>
          </table:table-cell>
          <table:table-cell table:formula="of:=DEC2HEX(IF([.J21]=&quot;x&quot;;2^7;0)+IF([.K21]=&quot;x&quot;;2^6;0)+IF([.L21]=&quot;x&quot;;2^5;0)+IF([.M21]=&quot;x&quot;;2^4;0)+IF([.N21]=&quot;x&quot;;2^3;0)+IF([.O21]=&quot;x&quot;;2^2;0)+IF([.P21]=&quot;x&quot;;2^1;0)+IF([.Q21]=&quot;x&quot;;2^0;0))" office:value-type="string" office:string-value="0" calcext:value-type="string">
            <text:p>0</text:p>
          </table:table-cell>
          <table:table-cell table:formula="of:=DEC2HEX(IF([.R21]=&quot;x&quot;;2^7;0)+IF([.S21]=&quot;x&quot;;2^6;0)+IF([.T21]=&quot;x&quot;;2^5;0)+IF([.U21]=&quot;x&quot;;2^4;0)+IF([.V21]=&quot;x&quot;;2^3;0)+IF([.W21]=&quot;x&quot;;2^2;0)+IF([.X21]=&quot;x&quot;;2^1;0)+IF([.Y21]=&quot;x&quot;;2^0;0))" office:value-type="string" office:string-value="0" calcext:value-type="string">
            <text:p>0</text:p>
          </table:table-cell>
          <table:table-cell table:formula="of:=DEC2HEX(IF([.Z21]=&quot;x&quot;;2^7;0)+IF([.AA21]=&quot;x&quot;;2^6;0)+IF([.AB21]=&quot;x&quot;;2^5;0)+IF([.AC21]=&quot;x&quot;;2^4;0)+IF([.AD21]=&quot;x&quot;;2^3;0)+IF([.AE21]=&quot;x&quot;;2^2;0)+IF([.AF21]=&quot;x&quot;;2^1;0)+IF([.AG21]=&quot;x&quot;;2^0;0))" office:value-type="string" office:string-value="1" calcext:value-type="string">
            <text:p>1</text:p>
          </table:table-cell>
          <table:table-cell/>
          <table:table-cell table:formula="of:=IF(HEX2DEC([.AL21])&lt;16;COM.MICROSOFT.CONCAT(&quot;0&quot;;[.AL21]);[.AL21])" office:value-type="string" office:string-value="80" calcext:value-type="string">
            <text:p>80</text:p>
          </table:table-cell>
          <table:table-cell table:formula="of:=IF(HEX2DEC([.AM21])&lt;16;COM.MICROSOFT.CONCAT(&quot;0&quot;;[.AM21]);[.AM21])" office:value-type="string" office:string-value="00" calcext:value-type="string">
            <text:p>00</text:p>
          </table:table-cell>
          <table:table-cell table:formula="of:=IF(HEX2DEC([.AN21])&lt;16;COM.MICROSOFT.CONCAT(&quot;0&quot;;[.AN21]);[.AN21])" office:value-type="string" office:string-value="00" calcext:value-type="string">
            <text:p>00</text:p>
          </table:table-cell>
          <table:table-cell table:formula="of:=IF(HEX2DEC([.AO21])&lt;16;COM.MICROSOFT.CONCAT(&quot;0&quot;;[.AO21]);[.AO21])" office:value-type="string" office:string-value="01" calcext:value-type="string">
            <text:p>01</text:p>
          </table:table-cell>
          <table:table-cell/>
          <table:table-cell table:formula="of:==COM.MICROSOFT.CONCAT(&quot;DW 0x&quot;;[.AQ21];[.AR21];&quot;, &quot;; &quot;0x&quot;; [.AS21];[.AT21])" office:value-type="string" office:string-value="DW 0x8000, 0x0001" calcext:value-type="string">
            <text:p>DW 0x8000, 0x0001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style-name="ce95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4"/>
          <table:table-cell table:formula="of:=DEC2HEX(IF([.B22]=&quot;x&quot;;2^7;0)+IF([.C22]=&quot;x&quot;;2^6;0)+IF([.D22]=&quot;x&quot;;2^5;0)+IF([.E22]=&quot;x&quot;;2^4;0)+IF([.F22]=&quot;x&quot;;2^3;0)+IF([.G22]=&quot;x&quot;;2^2;0)+IF([.H22]=&quot;x&quot;;2^1;0)+IF([.I22]=&quot;x&quot;;2^0;0))" office:value-type="string" office:string-value="87" calcext:value-type="string">
            <text:p>87</text:p>
          </table:table-cell>
          <table:table-cell table:formula="of:=DEC2HEX(IF([.J22]=&quot;x&quot;;2^7;0)+IF([.K22]=&quot;x&quot;;2^6;0)+IF([.L22]=&quot;x&quot;;2^5;0)+IF([.M22]=&quot;x&quot;;2^4;0)+IF([.N22]=&quot;x&quot;;2^3;0)+IF([.O22]=&quot;x&quot;;2^2;0)+IF([.P22]=&quot;x&quot;;2^1;0)+IF([.Q22]=&quot;x&quot;;2^0;0))" office:value-type="string" office:string-value="22" calcext:value-type="string">
            <text:p>22</text:p>
          </table:table-cell>
          <table:table-cell table:formula="of:=DEC2HEX(IF([.R22]=&quot;x&quot;;2^7;0)+IF([.S22]=&quot;x&quot;;2^6;0)+IF([.T22]=&quot;x&quot;;2^5;0)+IF([.U22]=&quot;x&quot;;2^4;0)+IF([.V22]=&quot;x&quot;;2^3;0)+IF([.W22]=&quot;x&quot;;2^2;0)+IF([.X22]=&quot;x&quot;;2^1;0)+IF([.Y22]=&quot;x&quot;;2^0;0))" office:value-type="string" office:string-value="FB" calcext:value-type="string">
            <text:p>FB</text:p>
          </table:table-cell>
          <table:table-cell table:formula="of:=DEC2HEX(IF([.Z22]=&quot;x&quot;;2^7;0)+IF([.AA22]=&quot;x&quot;;2^6;0)+IF([.AB22]=&quot;x&quot;;2^5;0)+IF([.AC22]=&quot;x&quot;;2^4;0)+IF([.AD22]=&quot;x&quot;;2^3;0)+IF([.AE22]=&quot;x&quot;;2^2;0)+IF([.AF22]=&quot;x&quot;;2^1;0)+IF([.AG22]=&quot;x&quot;;2^0;0))" office:value-type="string" office:string-value="C1" calcext:value-type="string">
            <text:p>C1</text:p>
          </table:table-cell>
          <table:table-cell/>
          <table:table-cell table:formula="of:=IF(HEX2DEC([.AL22])&lt;16;COM.MICROSOFT.CONCAT(&quot;0&quot;;[.AL22]);[.AL22])" office:value-type="string" office:string-value="87" calcext:value-type="string">
            <text:p>87</text:p>
          </table:table-cell>
          <table:table-cell table:formula="of:=IF(HEX2DEC([.AM22])&lt;16;COM.MICROSOFT.CONCAT(&quot;0&quot;;[.AM22]);[.AM22])" office:value-type="string" office:string-value="22" calcext:value-type="string">
            <text:p>22</text:p>
          </table:table-cell>
          <table:table-cell table:formula="of:=IF(HEX2DEC([.AN22])&lt;16;COM.MICROSOFT.CONCAT(&quot;0&quot;;[.AN22]);[.AN22])" office:value-type="string" office:string-value="FB" calcext:value-type="string">
            <text:p>FB</text:p>
          </table:table-cell>
          <table:table-cell table:formula="of:=IF(HEX2DEC([.AO22])&lt;16;COM.MICROSOFT.CONCAT(&quot;0&quot;;[.AO22]);[.AO22])" office:value-type="string" office:string-value="C1" calcext:value-type="string">
            <text:p>C1</text:p>
          </table:table-cell>
          <table:table-cell/>
          <table:table-cell table:formula="of:==COM.MICROSOFT.CONCAT(&quot;DW 0x&quot;;[.AQ22];[.AR22];&quot;, &quot;; &quot;0x&quot;; [.AS22];[.AT22])" office:value-type="string" office:string-value="DW 0x8722, 0xFBC1" calcext:value-type="string">
            <text:p>DW 0x8722, 0xFBC1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table:style-name="ce95"/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table:formula="of:=DEC2HEX(IF([.B23]=&quot;x&quot;;2^7;0)+IF([.C23]=&quot;x&quot;;2^6;0)+IF([.D23]=&quot;x&quot;;2^5;0)+IF([.E23]=&quot;x&quot;;2^4;0)+IF([.F23]=&quot;x&quot;;2^3;0)+IF([.G23]=&quot;x&quot;;2^2;0)+IF([.H23]=&quot;x&quot;;2^1;0)+IF([.I23]=&quot;x&quot;;2^0;0))" office:value-type="string" office:string-value="88" calcext:value-type="string">
            <text:p>88</text:p>
          </table:table-cell>
          <table:table-cell table:formula="of:=DEC2HEX(IF([.J23]=&quot;x&quot;;2^7;0)+IF([.K23]=&quot;x&quot;;2^6;0)+IF([.L23]=&quot;x&quot;;2^5;0)+IF([.M23]=&quot;x&quot;;2^4;0)+IF([.N23]=&quot;x&quot;;2^3;0)+IF([.O23]=&quot;x&quot;;2^2;0)+IF([.P23]=&quot;x&quot;;2^1;0)+IF([.Q23]=&quot;x&quot;;2^0;0))" office:value-type="string" office:string-value="A2" calcext:value-type="string">
            <text:p>A2</text:p>
          </table:table-cell>
          <table:table-cell table:formula="of:=DEC2HEX(IF([.R23]=&quot;x&quot;;2^7;0)+IF([.S23]=&quot;x&quot;;2^6;0)+IF([.T23]=&quot;x&quot;;2^5;0)+IF([.U23]=&quot;x&quot;;2^4;0)+IF([.V23]=&quot;x&quot;;2^3;0)+IF([.W23]=&quot;x&quot;;2^2;0)+IF([.X23]=&quot;x&quot;;2^1;0)+IF([.Y23]=&quot;x&quot;;2^0;0))" office:value-type="string" office:string-value="82" calcext:value-type="string">
            <text:p>82</text:p>
          </table:table-cell>
          <table:table-cell table:formula="of:=DEC2HEX(IF([.Z23]=&quot;x&quot;;2^7;0)+IF([.AA23]=&quot;x&quot;;2^6;0)+IF([.AB23]=&quot;x&quot;;2^5;0)+IF([.AC23]=&quot;x&quot;;2^4;0)+IF([.AD23]=&quot;x&quot;;2^3;0)+IF([.AE23]=&quot;x&quot;;2^2;0)+IF([.AF23]=&quot;x&quot;;2^1;0)+IF([.AG23]=&quot;x&quot;;2^0;0))" office:value-type="string" office:string-value="21" calcext:value-type="string">
            <text:p>21</text:p>
          </table:table-cell>
          <table:table-cell/>
          <table:table-cell table:formula="of:=IF(HEX2DEC([.AL23])&lt;16;COM.MICROSOFT.CONCAT(&quot;0&quot;;[.AL23]);[.AL23])" office:value-type="string" office:string-value="88" calcext:value-type="string">
            <text:p>88</text:p>
          </table:table-cell>
          <table:table-cell table:formula="of:=IF(HEX2DEC([.AM23])&lt;16;COM.MICROSOFT.CONCAT(&quot;0&quot;;[.AM23]);[.AM23])" office:value-type="string" office:string-value="A2" calcext:value-type="string">
            <text:p>A2</text:p>
          </table:table-cell>
          <table:table-cell table:formula="of:=IF(HEX2DEC([.AN23])&lt;16;COM.MICROSOFT.CONCAT(&quot;0&quot;;[.AN23]);[.AN23])" office:value-type="string" office:string-value="82" calcext:value-type="string">
            <text:p>82</text:p>
          </table:table-cell>
          <table:table-cell table:formula="of:=IF(HEX2DEC([.AO23])&lt;16;COM.MICROSOFT.CONCAT(&quot;0&quot;;[.AO23]);[.AO23])" office:value-type="string" office:string-value="21" calcext:value-type="string">
            <text:p>21</text:p>
          </table:table-cell>
          <table:table-cell/>
          <table:table-cell table:formula="of:==COM.MICROSOFT.CONCAT(&quot;DW 0x&quot;;[.AQ23];[.AR23];&quot;, &quot;; &quot;0x&quot;; [.AS23];[.AT23])" office:value-type="string" office:string-value="DW 0x88A2, 0x8221" calcext:value-type="string">
            <text:p>DW 0x88A2, 0x8221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table:style-name="ce95"/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table:formula="of:=DEC2HEX(IF([.B24]=&quot;x&quot;;2^7;0)+IF([.C24]=&quot;x&quot;;2^6;0)+IF([.D24]=&quot;x&quot;;2^5;0)+IF([.E24]=&quot;x&quot;;2^4;0)+IF([.F24]=&quot;x&quot;;2^3;0)+IF([.G24]=&quot;x&quot;;2^2;0)+IF([.H24]=&quot;x&quot;;2^1;0)+IF([.I24]=&quot;x&quot;;2^0;0))" office:value-type="string" office:string-value="88" calcext:value-type="string">
            <text:p>88</text:p>
          </table:table-cell>
          <table:table-cell table:formula="of:=DEC2HEX(IF([.J24]=&quot;x&quot;;2^7;0)+IF([.K24]=&quot;x&quot;;2^6;0)+IF([.L24]=&quot;x&quot;;2^5;0)+IF([.M24]=&quot;x&quot;;2^4;0)+IF([.N24]=&quot;x&quot;;2^3;0)+IF([.O24]=&quot;x&quot;;2^2;0)+IF([.P24]=&quot;x&quot;;2^1;0)+IF([.Q24]=&quot;x&quot;;2^0;0))" office:value-type="string" office:string-value="A2" calcext:value-type="string">
            <text:p>A2</text:p>
          </table:table-cell>
          <table:table-cell table:formula="of:=DEC2HEX(IF([.R24]=&quot;x&quot;;2^7;0)+IF([.S24]=&quot;x&quot;;2^6;0)+IF([.T24]=&quot;x&quot;;2^5;0)+IF([.U24]=&quot;x&quot;;2^4;0)+IF([.V24]=&quot;x&quot;;2^3;0)+IF([.W24]=&quot;x&quot;;2^2;0)+IF([.X24]=&quot;x&quot;;2^1;0)+IF([.Y24]=&quot;x&quot;;2^0;0))" office:value-type="string" office:string-value="82" calcext:value-type="string">
            <text:p>82</text:p>
          </table:table-cell>
          <table:table-cell table:formula="of:=DEC2HEX(IF([.Z24]=&quot;x&quot;;2^7;0)+IF([.AA24]=&quot;x&quot;;2^6;0)+IF([.AB24]=&quot;x&quot;;2^5;0)+IF([.AC24]=&quot;x&quot;;2^4;0)+IF([.AD24]=&quot;x&quot;;2^3;0)+IF([.AE24]=&quot;x&quot;;2^2;0)+IF([.AF24]=&quot;x&quot;;2^1;0)+IF([.AG24]=&quot;x&quot;;2^0;0))" office:value-type="string" office:string-value="21" calcext:value-type="string">
            <text:p>21</text:p>
          </table:table-cell>
          <table:table-cell/>
          <table:table-cell table:formula="of:=IF(HEX2DEC([.AL24])&lt;16;COM.MICROSOFT.CONCAT(&quot;0&quot;;[.AL24]);[.AL24])" office:value-type="string" office:string-value="88" calcext:value-type="string">
            <text:p>88</text:p>
          </table:table-cell>
          <table:table-cell table:formula="of:=IF(HEX2DEC([.AM24])&lt;16;COM.MICROSOFT.CONCAT(&quot;0&quot;;[.AM24]);[.AM24])" office:value-type="string" office:string-value="A2" calcext:value-type="string">
            <text:p>A2</text:p>
          </table:table-cell>
          <table:table-cell table:formula="of:=IF(HEX2DEC([.AN24])&lt;16;COM.MICROSOFT.CONCAT(&quot;0&quot;;[.AN24]);[.AN24])" office:value-type="string" office:string-value="82" calcext:value-type="string">
            <text:p>82</text:p>
          </table:table-cell>
          <table:table-cell table:formula="of:=IF(HEX2DEC([.AO24])&lt;16;COM.MICROSOFT.CONCAT(&quot;0&quot;;[.AO24]);[.AO24])" office:value-type="string" office:string-value="21" calcext:value-type="string">
            <text:p>21</text:p>
          </table:table-cell>
          <table:table-cell/>
          <table:table-cell table:formula="of:==COM.MICROSOFT.CONCAT(&quot;DW 0x&quot;;[.AQ24];[.AR24];&quot;, &quot;; &quot;0x&quot;; [.AS24];[.AT24])" office:value-type="string" office:string-value="DW 0x88A2, 0x8221" calcext:value-type="string">
            <text:p>DW 0x88A2, 0x8221</text:p>
          </table:table-cell>
        </table:table-row>
        <table:table-row table:style-name="ro1">
          <table:table-cell table:style-name="ce4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95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style-name="ce43"/>
          <table:table-cell table:number-columns-repeated="3"/>
          <table:table-cell table:formula="of:=DEC2HEX(IF([.B25]=&quot;x&quot;;2^7;0)+IF([.C25]=&quot;x&quot;;2^6;0)+IF([.D25]=&quot;x&quot;;2^5;0)+IF([.E25]=&quot;x&quot;;2^4;0)+IF([.F25]=&quot;x&quot;;2^3;0)+IF([.G25]=&quot;x&quot;;2^2;0)+IF([.H25]=&quot;x&quot;;2^1;0)+IF([.I25]=&quot;x&quot;;2^0;0))" office:value-type="string" office:string-value="88" calcext:value-type="string">
            <text:p>88</text:p>
          </table:table-cell>
          <table:table-cell table:formula="of:=DEC2HEX(IF([.J25]=&quot;x&quot;;2^7;0)+IF([.K25]=&quot;x&quot;;2^6;0)+IF([.L25]=&quot;x&quot;;2^5;0)+IF([.M25]=&quot;x&quot;;2^4;0)+IF([.N25]=&quot;x&quot;;2^3;0)+IF([.O25]=&quot;x&quot;;2^2;0)+IF([.P25]=&quot;x&quot;;2^1;0)+IF([.Q25]=&quot;x&quot;;2^0;0))" office:value-type="string" office:string-value="A2" calcext:value-type="string">
            <text:p>A2</text:p>
          </table:table-cell>
          <table:table-cell table:formula="of:=DEC2HEX(IF([.R25]=&quot;x&quot;;2^7;0)+IF([.S25]=&quot;x&quot;;2^6;0)+IF([.T25]=&quot;x&quot;;2^5;0)+IF([.U25]=&quot;x&quot;;2^4;0)+IF([.V25]=&quot;x&quot;;2^3;0)+IF([.W25]=&quot;x&quot;;2^2;0)+IF([.X25]=&quot;x&quot;;2^1;0)+IF([.Y25]=&quot;x&quot;;2^0;0))" office:value-type="string" office:string-value="F3" calcext:value-type="string">
            <text:p>F3</text:p>
          </table:table-cell>
          <table:table-cell table:formula="of:=DEC2HEX(IF([.Z25]=&quot;x&quot;;2^7;0)+IF([.AA25]=&quot;x&quot;;2^6;0)+IF([.AB25]=&quot;x&quot;;2^5;0)+IF([.AC25]=&quot;x&quot;;2^4;0)+IF([.AD25]=&quot;x&quot;;2^3;0)+IF([.AE25]=&quot;x&quot;;2^2;0)+IF([.AF25]=&quot;x&quot;;2^1;0)+IF([.AG25]=&quot;x&quot;;2^0;0))" office:value-type="string" office:string-value="C1" calcext:value-type="string">
            <text:p>C1</text:p>
          </table:table-cell>
          <table:table-cell/>
          <table:table-cell table:formula="of:=IF(HEX2DEC([.AL25])&lt;16;COM.MICROSOFT.CONCAT(&quot;0&quot;;[.AL25]);[.AL25])" office:value-type="string" office:string-value="88" calcext:value-type="string">
            <text:p>88</text:p>
          </table:table-cell>
          <table:table-cell table:formula="of:=IF(HEX2DEC([.AM25])&lt;16;COM.MICROSOFT.CONCAT(&quot;0&quot;;[.AM25]);[.AM25])" office:value-type="string" office:string-value="A2" calcext:value-type="string">
            <text:p>A2</text:p>
          </table:table-cell>
          <table:table-cell table:formula="of:=IF(HEX2DEC([.AN25])&lt;16;COM.MICROSOFT.CONCAT(&quot;0&quot;;[.AN25]);[.AN25])" office:value-type="string" office:string-value="F3" calcext:value-type="string">
            <text:p>F3</text:p>
          </table:table-cell>
          <table:table-cell table:formula="of:=IF(HEX2DEC([.AO25])&lt;16;COM.MICROSOFT.CONCAT(&quot;0&quot;;[.AO25]);[.AO25])" office:value-type="string" office:string-value="C1" calcext:value-type="string">
            <text:p>C1</text:p>
          </table:table-cell>
          <table:table-cell/>
          <table:table-cell table:formula="of:==COM.MICROSOFT.CONCAT(&quot;DW 0x&quot;;[.AQ25];[.AR25];&quot;, &quot;; &quot;0x&quot;; [.AS25];[.AT25])" office:value-type="string" office:string-value="DW 0x88A2, 0xF3C1" calcext:value-type="string">
            <text:p>DW 0x88A2, 0xF3C1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table:style-name="ce95"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  <table:table-cell table:formula="of:=DEC2HEX(IF([.B26]=&quot;x&quot;;2^7;0)+IF([.C26]=&quot;x&quot;;2^6;0)+IF([.D26]=&quot;x&quot;;2^5;0)+IF([.E26]=&quot;x&quot;;2^4;0)+IF([.F26]=&quot;x&quot;;2^3;0)+IF([.G26]=&quot;x&quot;;2^2;0)+IF([.H26]=&quot;x&quot;;2^1;0)+IF([.I26]=&quot;x&quot;;2^0;0))" office:value-type="string" office:string-value="88" calcext:value-type="string">
            <text:p>88</text:p>
          </table:table-cell>
          <table:table-cell table:formula="of:=DEC2HEX(IF([.J26]=&quot;x&quot;;2^7;0)+IF([.K26]=&quot;x&quot;;2^6;0)+IF([.L26]=&quot;x&quot;;2^5;0)+IF([.M26]=&quot;x&quot;;2^4;0)+IF([.N26]=&quot;x&quot;;2^3;0)+IF([.O26]=&quot;x&quot;;2^2;0)+IF([.P26]=&quot;x&quot;;2^1;0)+IF([.Q26]=&quot;x&quot;;2^0;0))" office:value-type="string" office:string-value="A2" calcext:value-type="string">
            <text:p>A2</text:p>
          </table:table-cell>
          <table:table-cell table:formula="of:=DEC2HEX(IF([.R26]=&quot;x&quot;;2^7;0)+IF([.S26]=&quot;x&quot;;2^6;0)+IF([.T26]=&quot;x&quot;;2^5;0)+IF([.U26]=&quot;x&quot;;2^4;0)+IF([.V26]=&quot;x&quot;;2^3;0)+IF([.W26]=&quot;x&quot;;2^2;0)+IF([.X26]=&quot;x&quot;;2^1;0)+IF([.Y26]=&quot;x&quot;;2^0;0))" office:value-type="string" office:string-value="82" calcext:value-type="string">
            <text:p>82</text:p>
          </table:table-cell>
          <table:table-cell table:formula="of:=DEC2HEX(IF([.Z26]=&quot;x&quot;;2^7;0)+IF([.AA26]=&quot;x&quot;;2^6;0)+IF([.AB26]=&quot;x&quot;;2^5;0)+IF([.AC26]=&quot;x&quot;;2^4;0)+IF([.AD26]=&quot;x&quot;;2^3;0)+IF([.AE26]=&quot;x&quot;;2^2;0)+IF([.AF26]=&quot;x&quot;;2^1;0)+IF([.AG26]=&quot;x&quot;;2^0;0))" office:value-type="string" office:string-value="81" calcext:value-type="string">
            <text:p>81</text:p>
          </table:table-cell>
          <table:table-cell/>
          <table:table-cell table:formula="of:=IF(HEX2DEC([.AL26])&lt;16;COM.MICROSOFT.CONCAT(&quot;0&quot;;[.AL26]);[.AL26])" office:value-type="string" office:string-value="88" calcext:value-type="string">
            <text:p>88</text:p>
          </table:table-cell>
          <table:table-cell table:formula="of:=IF(HEX2DEC([.AM26])&lt;16;COM.MICROSOFT.CONCAT(&quot;0&quot;;[.AM26]);[.AM26])" office:value-type="string" office:string-value="A2" calcext:value-type="string">
            <text:p>A2</text:p>
          </table:table-cell>
          <table:table-cell table:formula="of:=IF(HEX2DEC([.AN26])&lt;16;COM.MICROSOFT.CONCAT(&quot;0&quot;;[.AN26]);[.AN26])" office:value-type="string" office:string-value="82" calcext:value-type="string">
            <text:p>82</text:p>
          </table:table-cell>
          <table:table-cell table:formula="of:=IF(HEX2DEC([.AO26])&lt;16;COM.MICROSOFT.CONCAT(&quot;0&quot;;[.AO26]);[.AO26])" office:value-type="string" office:string-value="81" calcext:value-type="string">
            <text:p>81</text:p>
          </table:table-cell>
          <table:table-cell/>
          <table:table-cell table:formula="of:==COM.MICROSOFT.CONCAT(&quot;DW 0x&quot;;[.AQ26];[.AR26];&quot;, &quot;; &quot;0x&quot;; [.AS26];[.AT26])" office:value-type="string" office:string-value="DW 0x88A2, 0x8281" calcext:value-type="string">
            <text:p>DW 0x88A2, 0x8281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table:style-name="ce9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4"/>
          <table:table-cell table:formula="of:=DEC2HEX(IF([.B27]=&quot;x&quot;;2^7;0)+IF([.C27]=&quot;x&quot;;2^6;0)+IF([.D27]=&quot;x&quot;;2^5;0)+IF([.E27]=&quot;x&quot;;2^4;0)+IF([.F27]=&quot;x&quot;;2^3;0)+IF([.G27]=&quot;x&quot;;2^2;0)+IF([.H27]=&quot;x&quot;;2^1;0)+IF([.I27]=&quot;x&quot;;2^0;0))" office:value-type="string" office:string-value="88" calcext:value-type="string">
            <text:p>88</text:p>
          </table:table-cell>
          <table:table-cell table:formula="of:=DEC2HEX(IF([.J27]=&quot;x&quot;;2^7;0)+IF([.K27]=&quot;x&quot;;2^6;0)+IF([.L27]=&quot;x&quot;;2^5;0)+IF([.M27]=&quot;x&quot;;2^4;0)+IF([.N27]=&quot;x&quot;;2^3;0)+IF([.O27]=&quot;x&quot;;2^2;0)+IF([.P27]=&quot;x&quot;;2^1;0)+IF([.Q27]=&quot;x&quot;;2^0;0))" office:value-type="string" office:string-value="94" calcext:value-type="string">
            <text:p>94</text:p>
          </table:table-cell>
          <table:table-cell table:formula="of:=DEC2HEX(IF([.R27]=&quot;x&quot;;2^7;0)+IF([.S27]=&quot;x&quot;;2^6;0)+IF([.T27]=&quot;x&quot;;2^5;0)+IF([.U27]=&quot;x&quot;;2^4;0)+IF([.V27]=&quot;x&quot;;2^3;0)+IF([.W27]=&quot;x&quot;;2^2;0)+IF([.X27]=&quot;x&quot;;2^1;0)+IF([.Y27]=&quot;x&quot;;2^0;0))" office:value-type="string" office:string-value="82" calcext:value-type="string">
            <text:p>82</text:p>
          </table:table-cell>
          <table:table-cell table:formula="of:=DEC2HEX(IF([.Z27]=&quot;x&quot;;2^7;0)+IF([.AA27]=&quot;x&quot;;2^6;0)+IF([.AB27]=&quot;x&quot;;2^5;0)+IF([.AC27]=&quot;x&quot;;2^4;0)+IF([.AD27]=&quot;x&quot;;2^3;0)+IF([.AE27]=&quot;x&quot;;2^2;0)+IF([.AF27]=&quot;x&quot;;2^1;0)+IF([.AG27]=&quot;x&quot;;2^0;0))" office:value-type="string" office:string-value="41" calcext:value-type="string">
            <text:p>41</text:p>
          </table:table-cell>
          <table:table-cell/>
          <table:table-cell table:formula="of:=IF(HEX2DEC([.AL27])&lt;16;COM.MICROSOFT.CONCAT(&quot;0&quot;;[.AL27]);[.AL27])" office:value-type="string" office:string-value="88" calcext:value-type="string">
            <text:p>88</text:p>
          </table:table-cell>
          <table:table-cell table:formula="of:=IF(HEX2DEC([.AM27])&lt;16;COM.MICROSOFT.CONCAT(&quot;0&quot;;[.AM27]);[.AM27])" office:value-type="string" office:string-value="94" calcext:value-type="string">
            <text:p>94</text:p>
          </table:table-cell>
          <table:table-cell table:formula="of:=IF(HEX2DEC([.AN27])&lt;16;COM.MICROSOFT.CONCAT(&quot;0&quot;;[.AN27]);[.AN27])" office:value-type="string" office:string-value="82" calcext:value-type="string">
            <text:p>82</text:p>
          </table:table-cell>
          <table:table-cell table:formula="of:=IF(HEX2DEC([.AO27])&lt;16;COM.MICROSOFT.CONCAT(&quot;0&quot;;[.AO27]);[.AO27])" office:value-type="string" office:string-value="41" calcext:value-type="string">
            <text:p>41</text:p>
          </table:table-cell>
          <table:table-cell/>
          <table:table-cell table:formula="of:==COM.MICROSOFT.CONCAT(&quot;DW 0x&quot;;[.AQ27];[.AR27];&quot;, &quot;; &quot;0x&quot;; [.AS27];[.AT27])" office:value-type="string" office:string-value="DW 0x8894, 0x8241" calcext:value-type="string">
            <text:p>DW 0x8894, 0x8241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number-columns-repeated="5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95"/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table:formula="of:=DEC2HEX(IF([.B28]=&quot;x&quot;;2^7;0)+IF([.C28]=&quot;x&quot;;2^6;0)+IF([.D28]=&quot;x&quot;;2^5;0)+IF([.E28]=&quot;x&quot;;2^4;0)+IF([.F28]=&quot;x&quot;;2^3;0)+IF([.G28]=&quot;x&quot;;2^2;0)+IF([.H28]=&quot;x&quot;;2^1;0)+IF([.I28]=&quot;x&quot;;2^0;0))" office:value-type="string" office:string-value="87" calcext:value-type="string">
            <text:p>87</text:p>
          </table:table-cell>
          <table:table-cell table:formula="of:=DEC2HEX(IF([.J28]=&quot;x&quot;;2^7;0)+IF([.K28]=&quot;x&quot;;2^6;0)+IF([.L28]=&quot;x&quot;;2^5;0)+IF([.M28]=&quot;x&quot;;2^4;0)+IF([.N28]=&quot;x&quot;;2^3;0)+IF([.O28]=&quot;x&quot;;2^2;0)+IF([.P28]=&quot;x&quot;;2^1;0)+IF([.Q28]=&quot;x&quot;;2^0;0))" office:value-type="string" office:string-value="8" calcext:value-type="string">
            <text:p>8</text:p>
          </table:table-cell>
          <table:table-cell table:formula="of:=DEC2HEX(IF([.R28]=&quot;x&quot;;2^7;0)+IF([.S28]=&quot;x&quot;;2^6;0)+IF([.T28]=&quot;x&quot;;2^5;0)+IF([.U28]=&quot;x&quot;;2^4;0)+IF([.V28]=&quot;x&quot;;2^3;0)+IF([.W28]=&quot;x&quot;;2^2;0)+IF([.X28]=&quot;x&quot;;2^1;0)+IF([.Y28]=&quot;x&quot;;2^0;0))" office:value-type="string" office:string-value="FA" calcext:value-type="string">
            <text:p>FA</text:p>
          </table:table-cell>
          <table:table-cell table:formula="of:=DEC2HEX(IF([.Z28]=&quot;x&quot;;2^7;0)+IF([.AA28]=&quot;x&quot;;2^6;0)+IF([.AB28]=&quot;x&quot;;2^5;0)+IF([.AC28]=&quot;x&quot;;2^4;0)+IF([.AD28]=&quot;x&quot;;2^3;0)+IF([.AE28]=&quot;x&quot;;2^2;0)+IF([.AF28]=&quot;x&quot;;2^1;0)+IF([.AG28]=&quot;x&quot;;2^0;0))" office:value-type="string" office:string-value="21" calcext:value-type="string">
            <text:p>21</text:p>
          </table:table-cell>
          <table:table-cell/>
          <table:table-cell table:formula="of:=IF(HEX2DEC([.AL28])&lt;16;COM.MICROSOFT.CONCAT(&quot;0&quot;;[.AL28]);[.AL28])" office:value-type="string" office:string-value="87" calcext:value-type="string">
            <text:p>87</text:p>
          </table:table-cell>
          <table:table-cell table:formula="of:=IF(HEX2DEC([.AM28])&lt;16;COM.MICROSOFT.CONCAT(&quot;0&quot;;[.AM28]);[.AM28])" office:value-type="string" office:string-value="08" calcext:value-type="string">
            <text:p>08</text:p>
          </table:table-cell>
          <table:table-cell table:formula="of:=IF(HEX2DEC([.AN28])&lt;16;COM.MICROSOFT.CONCAT(&quot;0&quot;;[.AN28]);[.AN28])" office:value-type="string" office:string-value="FA" calcext:value-type="string">
            <text:p>FA</text:p>
          </table:table-cell>
          <table:table-cell table:formula="of:=IF(HEX2DEC([.AO28])&lt;16;COM.MICROSOFT.CONCAT(&quot;0&quot;;[.AO28]);[.AO28])" office:value-type="string" office:string-value="21" calcext:value-type="string">
            <text:p>21</text:p>
          </table:table-cell>
          <table:table-cell/>
          <table:table-cell table:formula="of:==COM.MICROSOFT.CONCAT(&quot;DW 0x&quot;;[.AQ28];[.AR28];&quot;, &quot;; &quot;0x&quot;; [.AS28];[.AT28])" office:value-type="string" office:string-value="DW 0x8708, 0xFA21" calcext:value-type="string">
            <text:p>DW 0x8708, 0xFA21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30"/>
          <table:table-cell office:value-type="string" calcext:value-type="string">
            <text:p>x</text:p>
          </table:table-cell>
          <table:table-cell table:number-columns-repeated="4"/>
          <table:table-cell table:formula="of:=DEC2HEX(IF([.B29]=&quot;x&quot;;2^7;0)+IF([.C29]=&quot;x&quot;;2^6;0)+IF([.D29]=&quot;x&quot;;2^5;0)+IF([.E29]=&quot;x&quot;;2^4;0)+IF([.F29]=&quot;x&quot;;2^3;0)+IF([.G29]=&quot;x&quot;;2^2;0)+IF([.H29]=&quot;x&quot;;2^1;0)+IF([.I29]=&quot;x&quot;;2^0;0))" office:value-type="string" office:string-value="80" calcext:value-type="string">
            <text:p>80</text:p>
          </table:table-cell>
          <table:table-cell table:formula="of:=DEC2HEX(IF([.J29]=&quot;x&quot;;2^7;0)+IF([.K29]=&quot;x&quot;;2^6;0)+IF([.L29]=&quot;x&quot;;2^5;0)+IF([.M29]=&quot;x&quot;;2^4;0)+IF([.N29]=&quot;x&quot;;2^3;0)+IF([.O29]=&quot;x&quot;;2^2;0)+IF([.P29]=&quot;x&quot;;2^1;0)+IF([.Q29]=&quot;x&quot;;2^0;0))" office:value-type="string" office:string-value="0" calcext:value-type="string">
            <text:p>0</text:p>
          </table:table-cell>
          <table:table-cell table:formula="of:=DEC2HEX(IF([.R29]=&quot;x&quot;;2^7;0)+IF([.S29]=&quot;x&quot;;2^6;0)+IF([.T29]=&quot;x&quot;;2^5;0)+IF([.U29]=&quot;x&quot;;2^4;0)+IF([.V29]=&quot;x&quot;;2^3;0)+IF([.W29]=&quot;x&quot;;2^2;0)+IF([.X29]=&quot;x&quot;;2^1;0)+IF([.Y29]=&quot;x&quot;;2^0;0))" office:value-type="string" office:string-value="0" calcext:value-type="string">
            <text:p>0</text:p>
          </table:table-cell>
          <table:table-cell table:formula="of:=DEC2HEX(IF([.Z29]=&quot;x&quot;;2^7;0)+IF([.AA29]=&quot;x&quot;;2^6;0)+IF([.AB29]=&quot;x&quot;;2^5;0)+IF([.AC29]=&quot;x&quot;;2^4;0)+IF([.AD29]=&quot;x&quot;;2^3;0)+IF([.AE29]=&quot;x&quot;;2^2;0)+IF([.AF29]=&quot;x&quot;;2^1;0)+IF([.AG29]=&quot;x&quot;;2^0;0))" office:value-type="string" office:string-value="1" calcext:value-type="string">
            <text:p>1</text:p>
          </table:table-cell>
          <table:table-cell/>
          <table:table-cell table:formula="of:=IF(HEX2DEC([.AL29])&lt;16;COM.MICROSOFT.CONCAT(&quot;0&quot;;[.AL29]);[.AL29])" office:value-type="string" office:string-value="80" calcext:value-type="string">
            <text:p>80</text:p>
          </table:table-cell>
          <table:table-cell table:formula="of:=IF(HEX2DEC([.AM29])&lt;16;COM.MICROSOFT.CONCAT(&quot;0&quot;;[.AM29]);[.AM29])" office:value-type="string" office:string-value="00" calcext:value-type="string">
            <text:p>00</text:p>
          </table:table-cell>
          <table:table-cell table:formula="of:=IF(HEX2DEC([.AN29])&lt;16;COM.MICROSOFT.CONCAT(&quot;0&quot;;[.AN29]);[.AN29])" office:value-type="string" office:string-value="00" calcext:value-type="string">
            <text:p>00</text:p>
          </table:table-cell>
          <table:table-cell table:formula="of:=IF(HEX2DEC([.AO29])&lt;16;COM.MICROSOFT.CONCAT(&quot;0&quot;;[.AO29]);[.AO29])" office:value-type="string" office:string-value="01" calcext:value-type="string">
            <text:p>01</text:p>
          </table:table-cell>
          <table:table-cell/>
          <table:table-cell table:formula="of:==COM.MICROSOFT.CONCAT(&quot;DW 0x&quot;;[.AQ29];[.AR29];&quot;, &quot;; &quot;0x&quot;; [.AS29];[.AT29])" office:value-type="string" office:string-value="DW 0x8000, 0x0001" calcext:value-type="string">
            <text:p>DW 0x8000, 0x0001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30"/>
          <table:table-cell office:value-type="string" calcext:value-type="string">
            <text:p>x</text:p>
          </table:table-cell>
          <table:table-cell table:number-columns-repeated="4"/>
          <table:table-cell table:formula="of:=DEC2HEX(IF([.B30]=&quot;x&quot;;2^7;0)+IF([.C30]=&quot;x&quot;;2^6;0)+IF([.D30]=&quot;x&quot;;2^5;0)+IF([.E30]=&quot;x&quot;;2^4;0)+IF([.F30]=&quot;x&quot;;2^3;0)+IF([.G30]=&quot;x&quot;;2^2;0)+IF([.H30]=&quot;x&quot;;2^1;0)+IF([.I30]=&quot;x&quot;;2^0;0))" office:value-type="string" office:string-value="80" calcext:value-type="string">
            <text:p>80</text:p>
          </table:table-cell>
          <table:table-cell table:formula="of:=DEC2HEX(IF([.J30]=&quot;x&quot;;2^7;0)+IF([.K30]=&quot;x&quot;;2^6;0)+IF([.L30]=&quot;x&quot;;2^5;0)+IF([.M30]=&quot;x&quot;;2^4;0)+IF([.N30]=&quot;x&quot;;2^3;0)+IF([.O30]=&quot;x&quot;;2^2;0)+IF([.P30]=&quot;x&quot;;2^1;0)+IF([.Q30]=&quot;x&quot;;2^0;0))" office:value-type="string" office:string-value="0" calcext:value-type="string">
            <text:p>0</text:p>
          </table:table-cell>
          <table:table-cell table:formula="of:=DEC2HEX(IF([.R30]=&quot;x&quot;;2^7;0)+IF([.S30]=&quot;x&quot;;2^6;0)+IF([.T30]=&quot;x&quot;;2^5;0)+IF([.U30]=&quot;x&quot;;2^4;0)+IF([.V30]=&quot;x&quot;;2^3;0)+IF([.W30]=&quot;x&quot;;2^2;0)+IF([.X30]=&quot;x&quot;;2^1;0)+IF([.Y30]=&quot;x&quot;;2^0;0))" office:value-type="string" office:string-value="0" calcext:value-type="string">
            <text:p>0</text:p>
          </table:table-cell>
          <table:table-cell table:formula="of:=DEC2HEX(IF([.Z30]=&quot;x&quot;;2^7;0)+IF([.AA30]=&quot;x&quot;;2^6;0)+IF([.AB30]=&quot;x&quot;;2^5;0)+IF([.AC30]=&quot;x&quot;;2^4;0)+IF([.AD30]=&quot;x&quot;;2^3;0)+IF([.AE30]=&quot;x&quot;;2^2;0)+IF([.AF30]=&quot;x&quot;;2^1;0)+IF([.AG30]=&quot;x&quot;;2^0;0))" office:value-type="string" office:string-value="1" calcext:value-type="string">
            <text:p>1</text:p>
          </table:table-cell>
          <table:table-cell/>
          <table:table-cell table:formula="of:=IF(HEX2DEC([.AL30])&lt;16;COM.MICROSOFT.CONCAT(&quot;0&quot;;[.AL30]);[.AL30])" office:value-type="string" office:string-value="80" calcext:value-type="string">
            <text:p>80</text:p>
          </table:table-cell>
          <table:table-cell table:formula="of:=IF(HEX2DEC([.AM30])&lt;16;COM.MICROSOFT.CONCAT(&quot;0&quot;;[.AM30]);[.AM30])" office:value-type="string" office:string-value="00" calcext:value-type="string">
            <text:p>00</text:p>
          </table:table-cell>
          <table:table-cell table:formula="of:=IF(HEX2DEC([.AN30])&lt;16;COM.MICROSOFT.CONCAT(&quot;0&quot;;[.AN30]);[.AN30])" office:value-type="string" office:string-value="00" calcext:value-type="string">
            <text:p>00</text:p>
          </table:table-cell>
          <table:table-cell table:formula="of:=IF(HEX2DEC([.AO30])&lt;16;COM.MICROSOFT.CONCAT(&quot;0&quot;;[.AO30]);[.AO30])" office:value-type="string" office:string-value="01" calcext:value-type="string">
            <text:p>01</text:p>
          </table:table-cell>
          <table:table-cell/>
          <table:table-cell table:formula="of:==COM.MICROSOFT.CONCAT(&quot;DW 0x&quot;;[.AQ30];[.AR30];&quot;, &quot;; &quot;0x&quot;; [.AS30];[.AT30])" office:value-type="string" office:string-value="DW 0x8000, 0x0001" calcext:value-type="string">
            <text:p>DW 0x8000, 0x0001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30"/>
          <table:table-cell office:value-type="string" calcext:value-type="string">
            <text:p>x</text:p>
          </table:table-cell>
          <table:table-cell table:number-columns-repeated="4"/>
          <table:table-cell table:formula="of:=DEC2HEX(IF([.B31]=&quot;x&quot;;2^7;0)+IF([.C31]=&quot;x&quot;;2^6;0)+IF([.D31]=&quot;x&quot;;2^5;0)+IF([.E31]=&quot;x&quot;;2^4;0)+IF([.F31]=&quot;x&quot;;2^3;0)+IF([.G31]=&quot;x&quot;;2^2;0)+IF([.H31]=&quot;x&quot;;2^1;0)+IF([.I31]=&quot;x&quot;;2^0;0))" office:value-type="string" office:string-value="80" calcext:value-type="string">
            <text:p>80</text:p>
          </table:table-cell>
          <table:table-cell table:formula="of:=DEC2HEX(IF([.J31]=&quot;x&quot;;2^7;0)+IF([.K31]=&quot;x&quot;;2^6;0)+IF([.L31]=&quot;x&quot;;2^5;0)+IF([.M31]=&quot;x&quot;;2^4;0)+IF([.N31]=&quot;x&quot;;2^3;0)+IF([.O31]=&quot;x&quot;;2^2;0)+IF([.P31]=&quot;x&quot;;2^1;0)+IF([.Q31]=&quot;x&quot;;2^0;0))" office:value-type="string" office:string-value="0" calcext:value-type="string">
            <text:p>0</text:p>
          </table:table-cell>
          <table:table-cell table:formula="of:=DEC2HEX(IF([.R31]=&quot;x&quot;;2^7;0)+IF([.S31]=&quot;x&quot;;2^6;0)+IF([.T31]=&quot;x&quot;;2^5;0)+IF([.U31]=&quot;x&quot;;2^4;0)+IF([.V31]=&quot;x&quot;;2^3;0)+IF([.W31]=&quot;x&quot;;2^2;0)+IF([.X31]=&quot;x&quot;;2^1;0)+IF([.Y31]=&quot;x&quot;;2^0;0))" office:value-type="string" office:string-value="0" calcext:value-type="string">
            <text:p>0</text:p>
          </table:table-cell>
          <table:table-cell table:formula="of:=DEC2HEX(IF([.Z31]=&quot;x&quot;;2^7;0)+IF([.AA31]=&quot;x&quot;;2^6;0)+IF([.AB31]=&quot;x&quot;;2^5;0)+IF([.AC31]=&quot;x&quot;;2^4;0)+IF([.AD31]=&quot;x&quot;;2^3;0)+IF([.AE31]=&quot;x&quot;;2^2;0)+IF([.AF31]=&quot;x&quot;;2^1;0)+IF([.AG31]=&quot;x&quot;;2^0;0))" office:value-type="string" office:string-value="1" calcext:value-type="string">
            <text:p>1</text:p>
          </table:table-cell>
          <table:table-cell/>
          <table:table-cell table:formula="of:=IF(HEX2DEC([.AL31])&lt;16;COM.MICROSOFT.CONCAT(&quot;0&quot;;[.AL31]);[.AL31])" office:value-type="string" office:string-value="80" calcext:value-type="string">
            <text:p>80</text:p>
          </table:table-cell>
          <table:table-cell table:formula="of:=IF(HEX2DEC([.AM31])&lt;16;COM.MICROSOFT.CONCAT(&quot;0&quot;;[.AM31]);[.AM31])" office:value-type="string" office:string-value="00" calcext:value-type="string">
            <text:p>00</text:p>
          </table:table-cell>
          <table:table-cell table:formula="of:=IF(HEX2DEC([.AN31])&lt;16;COM.MICROSOFT.CONCAT(&quot;0&quot;;[.AN31]);[.AN31])" office:value-type="string" office:string-value="00" calcext:value-type="string">
            <text:p>00</text:p>
          </table:table-cell>
          <table:table-cell table:formula="of:=IF(HEX2DEC([.AO31])&lt;16;COM.MICROSOFT.CONCAT(&quot;0&quot;;[.AO31]);[.AO31])" office:value-type="string" office:string-value="01" calcext:value-type="string">
            <text:p>01</text:p>
          </table:table-cell>
          <table:table-cell/>
          <table:table-cell table:formula="of:==COM.MICROSOFT.CONCAT(&quot;DW 0x&quot;;[.AQ31];[.AR31];&quot;, &quot;; &quot;0x&quot;; [.AS31];[.AT31])" office:value-type="string" office:string-value="DW 0x8000, 0x0001" calcext:value-type="string">
            <text:p>DW 0x8000, 0x0001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30"/>
          <table:table-cell office:value-type="string" calcext:value-type="string">
            <text:p>x</text:p>
          </table:table-cell>
          <table:table-cell table:number-columns-repeated="4"/>
          <table:table-cell table:formula="of:=DEC2HEX(IF([.B32]=&quot;x&quot;;2^7;0)+IF([.C32]=&quot;x&quot;;2^6;0)+IF([.D32]=&quot;x&quot;;2^5;0)+IF([.E32]=&quot;x&quot;;2^4;0)+IF([.F32]=&quot;x&quot;;2^3;0)+IF([.G32]=&quot;x&quot;;2^2;0)+IF([.H32]=&quot;x&quot;;2^1;0)+IF([.I32]=&quot;x&quot;;2^0;0))" office:value-type="string" office:string-value="80" calcext:value-type="string">
            <text:p>80</text:p>
          </table:table-cell>
          <table:table-cell table:formula="of:=DEC2HEX(IF([.J32]=&quot;x&quot;;2^7;0)+IF([.K32]=&quot;x&quot;;2^6;0)+IF([.L32]=&quot;x&quot;;2^5;0)+IF([.M32]=&quot;x&quot;;2^4;0)+IF([.N32]=&quot;x&quot;;2^3;0)+IF([.O32]=&quot;x&quot;;2^2;0)+IF([.P32]=&quot;x&quot;;2^1;0)+IF([.Q32]=&quot;x&quot;;2^0;0))" office:value-type="string" office:string-value="0" calcext:value-type="string">
            <text:p>0</text:p>
          </table:table-cell>
          <table:table-cell table:formula="of:=DEC2HEX(IF([.R32]=&quot;x&quot;;2^7;0)+IF([.S32]=&quot;x&quot;;2^6;0)+IF([.T32]=&quot;x&quot;;2^5;0)+IF([.U32]=&quot;x&quot;;2^4;0)+IF([.V32]=&quot;x&quot;;2^3;0)+IF([.W32]=&quot;x&quot;;2^2;0)+IF([.X32]=&quot;x&quot;;2^1;0)+IF([.Y32]=&quot;x&quot;;2^0;0))" office:value-type="string" office:string-value="0" calcext:value-type="string">
            <text:p>0</text:p>
          </table:table-cell>
          <table:table-cell table:formula="of:=DEC2HEX(IF([.Z32]=&quot;x&quot;;2^7;0)+IF([.AA32]=&quot;x&quot;;2^6;0)+IF([.AB32]=&quot;x&quot;;2^5;0)+IF([.AC32]=&quot;x&quot;;2^4;0)+IF([.AD32]=&quot;x&quot;;2^3;0)+IF([.AE32]=&quot;x&quot;;2^2;0)+IF([.AF32]=&quot;x&quot;;2^1;0)+IF([.AG32]=&quot;x&quot;;2^0;0))" office:value-type="string" office:string-value="1" calcext:value-type="string">
            <text:p>1</text:p>
          </table:table-cell>
          <table:table-cell/>
          <table:table-cell table:formula="of:=IF(HEX2DEC([.AL32])&lt;16;COM.MICROSOFT.CONCAT(&quot;0&quot;;[.AL32]);[.AL32])" office:value-type="string" office:string-value="80" calcext:value-type="string">
            <text:p>80</text:p>
          </table:table-cell>
          <table:table-cell table:formula="of:=IF(HEX2DEC([.AM32])&lt;16;COM.MICROSOFT.CONCAT(&quot;0&quot;;[.AM32]);[.AM32])" office:value-type="string" office:string-value="00" calcext:value-type="string">
            <text:p>00</text:p>
          </table:table-cell>
          <table:table-cell table:formula="of:=IF(HEX2DEC([.AN32])&lt;16;COM.MICROSOFT.CONCAT(&quot;0&quot;;[.AN32]);[.AN32])" office:value-type="string" office:string-value="00" calcext:value-type="string">
            <text:p>00</text:p>
          </table:table-cell>
          <table:table-cell table:formula="of:=IF(HEX2DEC([.AO32])&lt;16;COM.MICROSOFT.CONCAT(&quot;0&quot;;[.AO32]);[.AO32])" office:value-type="string" office:string-value="01" calcext:value-type="string">
            <text:p>01</text:p>
          </table:table-cell>
          <table:table-cell/>
          <table:table-cell table:formula="of:==COM.MICROSOFT.CONCAT(&quot;DW 0x&quot;;[.AQ32];[.AR32];&quot;, &quot;; &quot;0x&quot;; [.AS32];[.AT32])" office:value-type="string" office:string-value="DW 0x8000, 0x0001" calcext:value-type="string">
            <text:p>DW 0x8000, 0x0001</text:p>
          </table:table-cell>
        </table:table-row>
        <table:table-row table:style-name="ro1">
          <table:table-cell/>
          <table:table-cell table:number-columns-repeated="24" office:value-type="string" calcext:value-type="string">
            <text:p>x</text:p>
          </table:table-cell>
          <table:table-cell table:number-columns-repeated="7" table:style-name="ce95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formula="of:=DEC2HEX(IF([.B33]=&quot;x&quot;;2^7;0)+IF([.C33]=&quot;x&quot;;2^6;0)+IF([.D33]=&quot;x&quot;;2^5;0)+IF([.E33]=&quot;x&quot;;2^4;0)+IF([.F33]=&quot;x&quot;;2^3;0)+IF([.G33]=&quot;x&quot;;2^2;0)+IF([.H33]=&quot;x&quot;;2^1;0)+IF([.I33]=&quot;x&quot;;2^0;0))" office:value-type="string" office:string-value="FF" calcext:value-type="string">
            <text:p>FF</text:p>
          </table:table-cell>
          <table:table-cell table:formula="of:=DEC2HEX(IF([.J33]=&quot;x&quot;;2^7;0)+IF([.K33]=&quot;x&quot;;2^6;0)+IF([.L33]=&quot;x&quot;;2^5;0)+IF([.M33]=&quot;x&quot;;2^4;0)+IF([.N33]=&quot;x&quot;;2^3;0)+IF([.O33]=&quot;x&quot;;2^2;0)+IF([.P33]=&quot;x&quot;;2^1;0)+IF([.Q33]=&quot;x&quot;;2^0;0))" office:value-type="string" office:string-value="FF" calcext:value-type="string">
            <text:p>FF</text:p>
          </table:table-cell>
          <table:table-cell table:formula="of:=DEC2HEX(IF([.R33]=&quot;x&quot;;2^7;0)+IF([.S33]=&quot;x&quot;;2^6;0)+IF([.T33]=&quot;x&quot;;2^5;0)+IF([.U33]=&quot;x&quot;;2^4;0)+IF([.V33]=&quot;x&quot;;2^3;0)+IF([.W33]=&quot;x&quot;;2^2;0)+IF([.X33]=&quot;x&quot;;2^1;0)+IF([.Y33]=&quot;x&quot;;2^0;0))" office:value-type="string" office:string-value="FF" calcext:value-type="string">
            <text:p>FF</text:p>
          </table:table-cell>
          <table:table-cell table:formula="of:=DEC2HEX(IF([.Z33]=&quot;x&quot;;2^7;0)+IF([.AA33]=&quot;x&quot;;2^6;0)+IF([.AB33]=&quot;x&quot;;2^5;0)+IF([.AC33]=&quot;x&quot;;2^4;0)+IF([.AD33]=&quot;x&quot;;2^3;0)+IF([.AE33]=&quot;x&quot;;2^2;0)+IF([.AF33]=&quot;x&quot;;2^1;0)+IF([.AG33]=&quot;x&quot;;2^0;0))" office:value-type="string" office:string-value="FF" calcext:value-type="string">
            <text:p>FF</text:p>
          </table:table-cell>
          <table:table-cell/>
          <table:table-cell table:formula="of:=IF(HEX2DEC([.AL33])&lt;16;COM.MICROSOFT.CONCAT(&quot;0&quot;;[.AL33]);[.AL33])" office:value-type="string" office:string-value="FF" calcext:value-type="string">
            <text:p>FF</text:p>
          </table:table-cell>
          <table:table-cell table:formula="of:=IF(HEX2DEC([.AM33])&lt;16;COM.MICROSOFT.CONCAT(&quot;0&quot;;[.AM33]);[.AM33])" office:value-type="string" office:string-value="FF" calcext:value-type="string">
            <text:p>FF</text:p>
          </table:table-cell>
          <table:table-cell table:formula="of:=IF(HEX2DEC([.AN33])&lt;16;COM.MICROSOFT.CONCAT(&quot;0&quot;;[.AN33]);[.AN33])" office:value-type="string" office:string-value="FF" calcext:value-type="string">
            <text:p>FF</text:p>
          </table:table-cell>
          <table:table-cell table:formula="of:=IF(HEX2DEC([.AO33])&lt;16;COM.MICROSOFT.CONCAT(&quot;0&quot;;[.AO33]);[.AO33])" office:value-type="string" office:string-value="FF" calcext:value-type="string">
            <text:p>FF</text:p>
          </table:table-cell>
          <table:table-cell/>
          <table:table-cell table:formula="of:==COM.MICROSOFT.CONCAT(&quot;DW 0x&quot;;[.AQ33];[.AR33];&quot;, &quot;; &quot;0x&quot;; [.AS33];[.AT33])" office:value-type="string" office:string-value="DW 0xFFFF, 0xFFFF" calcext:value-type="string">
            <text:p>DW 0xFFFF, 0xFFFF</text:p>
          </table:table-cell>
        </table:table-row>
        <table:table-row table:style-name="ro1">
          <table:table-cell table:style-name="ce42"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style-name="ce95"/>
          <table:table-cell office:value-type="string" calcext:value-type="string">
            <text:p>x</text:p>
          </table:table-cell>
          <table:table-cell table:style-name="ce42"/>
          <table:table-cell table:number-columns-repeated="3"/>
          <table:table-cell table:formula="of:=DEC2HEX(IF([.B34]=&quot;x&quot;;2^7;0)+IF([.C34]=&quot;x&quot;;2^6;0)+IF([.D34]=&quot;x&quot;;2^5;0)+IF([.E34]=&quot;x&quot;;2^4;0)+IF([.F34]=&quot;x&quot;;2^3;0)+IF([.G34]=&quot;x&quot;;2^2;0)+IF([.H34]=&quot;x&quot;;2^1;0)+IF([.I34]=&quot;x&quot;;2^0;0))" office:value-type="string" office:string-value="9C" calcext:value-type="string">
            <text:p>9C</text:p>
          </table:table-cell>
          <table:table-cell table:formula="of:=DEC2HEX(IF([.J34]=&quot;x&quot;;2^7;0)+IF([.K34]=&quot;x&quot;;2^6;0)+IF([.L34]=&quot;x&quot;;2^5;0)+IF([.M34]=&quot;x&quot;;2^4;0)+IF([.N34]=&quot;x&quot;;2^3;0)+IF([.O34]=&quot;x&quot;;2^2;0)+IF([.P34]=&quot;x&quot;;2^1;0)+IF([.Q34]=&quot;x&quot;;2^0;0))" office:value-type="string" office:string-value="71" calcext:value-type="string">
            <text:p>71</text:p>
          </table:table-cell>
          <table:table-cell table:formula="of:=DEC2HEX(IF([.R34]=&quot;x&quot;;2^7;0)+IF([.S34]=&quot;x&quot;;2^6;0)+IF([.T34]=&quot;x&quot;;2^5;0)+IF([.U34]=&quot;x&quot;;2^4;0)+IF([.V34]=&quot;x&quot;;2^3;0)+IF([.W34]=&quot;x&quot;;2^2;0)+IF([.X34]=&quot;x&quot;;2^1;0)+IF([.Y34]=&quot;x&quot;;2^0;0))" office:value-type="string" office:string-value="CF" calcext:value-type="string">
            <text:p>CF</text:p>
          </table:table-cell>
          <table:table-cell table:formula="of:=DEC2HEX(IF([.Z34]=&quot;x&quot;;2^7;0)+IF([.AA34]=&quot;x&quot;;2^6;0)+IF([.AB34]=&quot;x&quot;;2^5;0)+IF([.AC34]=&quot;x&quot;;2^4;0)+IF([.AD34]=&quot;x&quot;;2^3;0)+IF([.AE34]=&quot;x&quot;;2^2;0)+IF([.AF34]=&quot;x&quot;;2^1;0)+IF([.AG34]=&quot;x&quot;;2^0;0))" office:value-type="string" office:string-value="3D" calcext:value-type="string">
            <text:p>3D</text:p>
          </table:table-cell>
          <table:table-cell/>
          <table:table-cell table:formula="of:=IF(HEX2DEC([.AL34])&lt;16;COM.MICROSOFT.CONCAT(&quot;0&quot;;[.AL34]);[.AL34])" office:value-type="string" office:string-value="9C" calcext:value-type="string">
            <text:p>9C</text:p>
          </table:table-cell>
          <table:table-cell table:formula="of:=IF(HEX2DEC([.AM34])&lt;16;COM.MICROSOFT.CONCAT(&quot;0&quot;;[.AM34]);[.AM34])" office:value-type="string" office:string-value="71" calcext:value-type="string">
            <text:p>71</text:p>
          </table:table-cell>
          <table:table-cell table:formula="of:=IF(HEX2DEC([.AN34])&lt;16;COM.MICROSOFT.CONCAT(&quot;0&quot;;[.AN34]);[.AN34])" office:value-type="string" office:string-value="CF" calcext:value-type="string">
            <text:p>CF</text:p>
          </table:table-cell>
          <table:table-cell table:formula="of:=IF(HEX2DEC([.AO34])&lt;16;COM.MICROSOFT.CONCAT(&quot;0&quot;;[.AO34]);[.AO34])" office:value-type="string" office:string-value="3D" calcext:value-type="string">
            <text:p>3D</text:p>
          </table:table-cell>
          <table:table-cell/>
          <table:table-cell table:formula="of:==COM.MICROSOFT.CONCAT(&quot;DW 0x&quot;;[.AQ34];[.AR34];&quot;, &quot;; &quot;0x&quot;; [.AS34];[.AT34])" office:value-type="string" office:string-value="DW 0x9C71, 0xCF3D" calcext:value-type="string">
            <text:p>DW 0x9C71, 0xCF3D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table:formula="of:=DEC2HEX(IF([.B35]=&quot;x&quot;;2^7;0)+IF([.C35]=&quot;x&quot;;2^6;0)+IF([.D35]=&quot;x&quot;;2^5;0)+IF([.E35]=&quot;x&quot;;2^4;0)+IF([.F35]=&quot;x&quot;;2^3;0)+IF([.G35]=&quot;x&quot;;2^2;0)+IF([.H35]=&quot;x&quot;;2^1;0)+IF([.I35]=&quot;x&quot;;2^0;0))" office:value-type="string" office:string-value="A2" calcext:value-type="string">
            <text:p>A2</text:p>
          </table:table-cell>
          <table:table-cell table:formula="of:=DEC2HEX(IF([.J35]=&quot;x&quot;;2^7;0)+IF([.K35]=&quot;x&quot;;2^6;0)+IF([.L35]=&quot;x&quot;;2^5;0)+IF([.M35]=&quot;x&quot;;2^4;0)+IF([.N35]=&quot;x&quot;;2^3;0)+IF([.O35]=&quot;x&quot;;2^2;0)+IF([.P35]=&quot;x&quot;;2^1;0)+IF([.Q35]=&quot;x&quot;;2^0;0))" office:value-type="string" office:string-value="8A" calcext:value-type="string">
            <text:p>8A</text:p>
          </table:table-cell>
          <table:table-cell table:formula="of:=DEC2HEX(IF([.R35]=&quot;x&quot;;2^7;0)+IF([.S35]=&quot;x&quot;;2^6;0)+IF([.T35]=&quot;x&quot;;2^5;0)+IF([.U35]=&quot;x&quot;;2^4;0)+IF([.V35]=&quot;x&quot;;2^3;0)+IF([.W35]=&quot;x&quot;;2^2;0)+IF([.X35]=&quot;x&quot;;2^1;0)+IF([.Y35]=&quot;x&quot;;2^0;0))" office:value-type="string" office:string-value="28" calcext:value-type="string">
            <text:p>28</text:p>
          </table:table-cell>
          <table:table-cell table:formula="of:=DEC2HEX(IF([.Z35]=&quot;x&quot;;2^7;0)+IF([.AA35]=&quot;x&quot;;2^6;0)+IF([.AB35]=&quot;x&quot;;2^5;0)+IF([.AC35]=&quot;x&quot;;2^4;0)+IF([.AD35]=&quot;x&quot;;2^3;0)+IF([.AE35]=&quot;x&quot;;2^2;0)+IF([.AF35]=&quot;x&quot;;2^1;0)+IF([.AG35]=&quot;x&quot;;2^0;0))" office:value-type="string" office:string-value="A1" calcext:value-type="string">
            <text:p>A1</text:p>
          </table:table-cell>
          <table:table-cell/>
          <table:table-cell table:formula="of:=IF(HEX2DEC([.AL35])&lt;16;COM.MICROSOFT.CONCAT(&quot;0&quot;;[.AL35]);[.AL35])" office:value-type="string" office:string-value="A2" calcext:value-type="string">
            <text:p>A2</text:p>
          </table:table-cell>
          <table:table-cell table:formula="of:=IF(HEX2DEC([.AM35])&lt;16;COM.MICROSOFT.CONCAT(&quot;0&quot;;[.AM35]);[.AM35])" office:value-type="string" office:string-value="8A" calcext:value-type="string">
            <text:p>8A</text:p>
          </table:table-cell>
          <table:table-cell table:formula="of:=IF(HEX2DEC([.AN35])&lt;16;COM.MICROSOFT.CONCAT(&quot;0&quot;;[.AN35]);[.AN35])" office:value-type="string" office:string-value="28" calcext:value-type="string">
            <text:p>28</text:p>
          </table:table-cell>
          <table:table-cell table:formula="of:=IF(HEX2DEC([.AO35])&lt;16;COM.MICROSOFT.CONCAT(&quot;0&quot;;[.AO35]);[.AO35])" office:value-type="string" office:string-value="A1" calcext:value-type="string">
            <text:p>A1</text:p>
          </table:table-cell>
          <table:table-cell/>
          <table:table-cell table:formula="of:==COM.MICROSOFT.CONCAT(&quot;DW 0x&quot;;[.AQ35];[.AR35];&quot;, &quot;; &quot;0x&quot;; [.AS35];[.AT35])" office:value-type="string" office:string-value="DW 0xA28A, 0x28A1" calcext:value-type="string">
            <text:p>DW 0xA28A, 0x28A1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table:formula="of:=DEC2HEX(IF([.B36]=&quot;x&quot;;2^7;0)+IF([.C36]=&quot;x&quot;;2^6;0)+IF([.D36]=&quot;x&quot;;2^5;0)+IF([.E36]=&quot;x&quot;;2^4;0)+IF([.F36]=&quot;x&quot;;2^3;0)+IF([.G36]=&quot;x&quot;;2^2;0)+IF([.H36]=&quot;x&quot;;2^1;0)+IF([.I36]=&quot;x&quot;;2^0;0))" office:value-type="string" office:string-value="A0" calcext:value-type="string">
            <text:p>A0</text:p>
          </table:table-cell>
          <table:table-cell table:formula="of:=DEC2HEX(IF([.J36]=&quot;x&quot;;2^7;0)+IF([.K36]=&quot;x&quot;;2^6;0)+IF([.L36]=&quot;x&quot;;2^5;0)+IF([.M36]=&quot;x&quot;;2^4;0)+IF([.N36]=&quot;x&quot;;2^3;0)+IF([.O36]=&quot;x&quot;;2^2;0)+IF([.P36]=&quot;x&quot;;2^1;0)+IF([.Q36]=&quot;x&quot;;2^0;0))" office:value-type="string" office:string-value="82" calcext:value-type="string">
            <text:p>82</text:p>
          </table:table-cell>
          <table:table-cell table:formula="of:=DEC2HEX(IF([.R36]=&quot;x&quot;;2^7;0)+IF([.S36]=&quot;x&quot;;2^6;0)+IF([.T36]=&quot;x&quot;;2^5;0)+IF([.U36]=&quot;x&quot;;2^4;0)+IF([.V36]=&quot;x&quot;;2^3;0)+IF([.W36]=&quot;x&quot;;2^2;0)+IF([.X36]=&quot;x&quot;;2^1;0)+IF([.Y36]=&quot;x&quot;;2^0;0))" office:value-type="string" office:string-value="28" calcext:value-type="string">
            <text:p>28</text:p>
          </table:table-cell>
          <table:table-cell table:formula="of:=DEC2HEX(IF([.Z36]=&quot;x&quot;;2^7;0)+IF([.AA36]=&quot;x&quot;;2^6;0)+IF([.AB36]=&quot;x&quot;;2^5;0)+IF([.AC36]=&quot;x&quot;;2^4;0)+IF([.AD36]=&quot;x&quot;;2^3;0)+IF([.AE36]=&quot;x&quot;;2^2;0)+IF([.AF36]=&quot;x&quot;;2^1;0)+IF([.AG36]=&quot;x&quot;;2^0;0))" office:value-type="string" office:string-value="A1" calcext:value-type="string">
            <text:p>A1</text:p>
          </table:table-cell>
          <table:table-cell/>
          <table:table-cell table:formula="of:=IF(HEX2DEC([.AL36])&lt;16;COM.MICROSOFT.CONCAT(&quot;0&quot;;[.AL36]);[.AL36])" office:value-type="string" office:string-value="A0" calcext:value-type="string">
            <text:p>A0</text:p>
          </table:table-cell>
          <table:table-cell table:formula="of:=IF(HEX2DEC([.AM36])&lt;16;COM.MICROSOFT.CONCAT(&quot;0&quot;;[.AM36]);[.AM36])" office:value-type="string" office:string-value="82" calcext:value-type="string">
            <text:p>82</text:p>
          </table:table-cell>
          <table:table-cell table:formula="of:=IF(HEX2DEC([.AN36])&lt;16;COM.MICROSOFT.CONCAT(&quot;0&quot;;[.AN36]);[.AN36])" office:value-type="string" office:string-value="28" calcext:value-type="string">
            <text:p>28</text:p>
          </table:table-cell>
          <table:table-cell table:formula="of:=IF(HEX2DEC([.AO36])&lt;16;COM.MICROSOFT.CONCAT(&quot;0&quot;;[.AO36]);[.AO36])" office:value-type="string" office:string-value="A1" calcext:value-type="string">
            <text:p>A1</text:p>
          </table:table-cell>
          <table:table-cell/>
          <table:table-cell table:formula="of:==COM.MICROSOFT.CONCAT(&quot;DW 0x&quot;;[.AQ36];[.AR36];&quot;, &quot;; &quot;0x&quot;; [.AS36];[.AT36])" office:value-type="string" office:string-value="DW 0xA082, 0x28A1" calcext:value-type="string">
            <text:p>DW 0xA082, 0x28A1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formula="of:=DEC2HEX(IF([.B37]=&quot;x&quot;;2^7;0)+IF([.C37]=&quot;x&quot;;2^6;0)+IF([.D37]=&quot;x&quot;;2^5;0)+IF([.E37]=&quot;x&quot;;2^4;0)+IF([.F37]=&quot;x&quot;;2^3;0)+IF([.G37]=&quot;x&quot;;2^2;0)+IF([.H37]=&quot;x&quot;;2^1;0)+IF([.I37]=&quot;x&quot;;2^0;0))" office:value-type="string" office:string-value="9C" calcext:value-type="string">
            <text:p>9C</text:p>
          </table:table-cell>
          <table:table-cell table:formula="of:=DEC2HEX(IF([.J37]=&quot;x&quot;;2^7;0)+IF([.K37]=&quot;x&quot;;2^6;0)+IF([.L37]=&quot;x&quot;;2^5;0)+IF([.M37]=&quot;x&quot;;2^4;0)+IF([.N37]=&quot;x&quot;;2^3;0)+IF([.O37]=&quot;x&quot;;2^2;0)+IF([.P37]=&quot;x&quot;;2^1;0)+IF([.Q37]=&quot;x&quot;;2^0;0))" office:value-type="string" office:string-value="82" calcext:value-type="string">
            <text:p>82</text:p>
          </table:table-cell>
          <table:table-cell table:formula="of:=DEC2HEX(IF([.R37]=&quot;x&quot;;2^7;0)+IF([.S37]=&quot;x&quot;;2^6;0)+IF([.T37]=&quot;x&quot;;2^5;0)+IF([.U37]=&quot;x&quot;;2^4;0)+IF([.V37]=&quot;x&quot;;2^3;0)+IF([.W37]=&quot;x&quot;;2^2;0)+IF([.X37]=&quot;x&quot;;2^1;0)+IF([.Y37]=&quot;x&quot;;2^0;0))" office:value-type="string" office:string-value="2F" calcext:value-type="string">
            <text:p>2F</text:p>
          </table:table-cell>
          <table:table-cell table:formula="of:=DEC2HEX(IF([.Z37]=&quot;x&quot;;2^7;0)+IF([.AA37]=&quot;x&quot;;2^6;0)+IF([.AB37]=&quot;x&quot;;2^5;0)+IF([.AC37]=&quot;x&quot;;2^4;0)+IF([.AD37]=&quot;x&quot;;2^3;0)+IF([.AE37]=&quot;x&quot;;2^2;0)+IF([.AF37]=&quot;x&quot;;2^1;0)+IF([.AG37]=&quot;x&quot;;2^0;0))" office:value-type="string" office:string-value="39" calcext:value-type="string">
            <text:p>39</text:p>
          </table:table-cell>
          <table:table-cell/>
          <table:table-cell table:formula="of:=IF(HEX2DEC([.AL37])&lt;16;COM.MICROSOFT.CONCAT(&quot;0&quot;;[.AL37]);[.AL37])" office:value-type="string" office:string-value="9C" calcext:value-type="string">
            <text:p>9C</text:p>
          </table:table-cell>
          <table:table-cell table:formula="of:=IF(HEX2DEC([.AM37])&lt;16;COM.MICROSOFT.CONCAT(&quot;0&quot;;[.AM37]);[.AM37])" office:value-type="string" office:string-value="82" calcext:value-type="string">
            <text:p>82</text:p>
          </table:table-cell>
          <table:table-cell table:formula="of:=IF(HEX2DEC([.AN37])&lt;16;COM.MICROSOFT.CONCAT(&quot;0&quot;;[.AN37]);[.AN37])" office:value-type="string" office:string-value="2F" calcext:value-type="string">
            <text:p>2F</text:p>
          </table:table-cell>
          <table:table-cell table:formula="of:=IF(HEX2DEC([.AO37])&lt;16;COM.MICROSOFT.CONCAT(&quot;0&quot;;[.AO37]);[.AO37])" office:value-type="string" office:string-value="39" calcext:value-type="string">
            <text:p>39</text:p>
          </table:table-cell>
          <table:table-cell/>
          <table:table-cell table:formula="of:==COM.MICROSOFT.CONCAT(&quot;DW 0x&quot;;[.AQ37];[.AR37];&quot;, &quot;; &quot;0x&quot;; [.AS37];[.AT37])" office:value-type="string" office:string-value="DW 0x9C82, 0x2F39" calcext:value-type="string">
            <text:p>DW 0x9C82, 0x2F39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table:formula="of:=DEC2HEX(IF([.B38]=&quot;x&quot;;2^7;0)+IF([.C38]=&quot;x&quot;;2^6;0)+IF([.D38]=&quot;x&quot;;2^5;0)+IF([.E38]=&quot;x&quot;;2^4;0)+IF([.F38]=&quot;x&quot;;2^3;0)+IF([.G38]=&quot;x&quot;;2^2;0)+IF([.H38]=&quot;x&quot;;2^1;0)+IF([.I38]=&quot;x&quot;;2^0;0))" office:value-type="string" office:string-value="82" calcext:value-type="string">
            <text:p>82</text:p>
          </table:table-cell>
          <table:table-cell table:formula="of:=DEC2HEX(IF([.J38]=&quot;x&quot;;2^7;0)+IF([.K38]=&quot;x&quot;;2^6;0)+IF([.L38]=&quot;x&quot;;2^5;0)+IF([.M38]=&quot;x&quot;;2^4;0)+IF([.N38]=&quot;x&quot;;2^3;0)+IF([.O38]=&quot;x&quot;;2^2;0)+IF([.P38]=&quot;x&quot;;2^1;0)+IF([.Q38]=&quot;x&quot;;2^0;0))" office:value-type="string" office:string-value="82" calcext:value-type="string">
            <text:p>82</text:p>
          </table:table-cell>
          <table:table-cell table:formula="of:=DEC2HEX(IF([.R38]=&quot;x&quot;;2^7;0)+IF([.S38]=&quot;x&quot;;2^6;0)+IF([.T38]=&quot;x&quot;;2^5;0)+IF([.U38]=&quot;x&quot;;2^4;0)+IF([.V38]=&quot;x&quot;;2^3;0)+IF([.W38]=&quot;x&quot;;2^2;0)+IF([.X38]=&quot;x&quot;;2^1;0)+IF([.Y38]=&quot;x&quot;;2^0;0))" office:value-type="string" office:string-value="2A" calcext:value-type="string">
            <text:p>2A</text:p>
          </table:table-cell>
          <table:table-cell table:formula="of:=DEC2HEX(IF([.Z38]=&quot;x&quot;;2^7;0)+IF([.AA38]=&quot;x&quot;;2^6;0)+IF([.AB38]=&quot;x&quot;;2^5;0)+IF([.AC38]=&quot;x&quot;;2^4;0)+IF([.AD38]=&quot;x&quot;;2^3;0)+IF([.AE38]=&quot;x&quot;;2^2;0)+IF([.AF38]=&quot;x&quot;;2^1;0)+IF([.AG38]=&quot;x&quot;;2^0;0))" office:value-type="string" office:string-value="21" calcext:value-type="string">
            <text:p>21</text:p>
          </table:table-cell>
          <table:table-cell/>
          <table:table-cell table:formula="of:=IF(HEX2DEC([.AL38])&lt;16;COM.MICROSOFT.CONCAT(&quot;0&quot;;[.AL38]);[.AL38])" office:value-type="string" office:string-value="82" calcext:value-type="string">
            <text:p>82</text:p>
          </table:table-cell>
          <table:table-cell table:formula="of:=IF(HEX2DEC([.AM38])&lt;16;COM.MICROSOFT.CONCAT(&quot;0&quot;;[.AM38]);[.AM38])" office:value-type="string" office:string-value="82" calcext:value-type="string">
            <text:p>82</text:p>
          </table:table-cell>
          <table:table-cell table:formula="of:=IF(HEX2DEC([.AN38])&lt;16;COM.MICROSOFT.CONCAT(&quot;0&quot;;[.AN38]);[.AN38])" office:value-type="string" office:string-value="2A" calcext:value-type="string">
            <text:p>2A</text:p>
          </table:table-cell>
          <table:table-cell table:formula="of:=IF(HEX2DEC([.AO38])&lt;16;COM.MICROSOFT.CONCAT(&quot;0&quot;;[.AO38]);[.AO38])" office:value-type="string" office:string-value="21" calcext:value-type="string">
            <text:p>21</text:p>
          </table:table-cell>
          <table:table-cell/>
          <table:table-cell table:formula="of:==COM.MICROSOFT.CONCAT(&quot;DW 0x&quot;;[.AQ38];[.AR38];&quot;, &quot;; &quot;0x&quot;; [.AS38];[.AT38])" office:value-type="string" office:string-value="DW 0x8282, 0x2A21" calcext:value-type="string">
            <text:p>DW 0x8282, 0x2A21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table:formula="of:=DEC2HEX(IF([.B39]=&quot;x&quot;;2^7;0)+IF([.C39]=&quot;x&quot;;2^6;0)+IF([.D39]=&quot;x&quot;;2^5;0)+IF([.E39]=&quot;x&quot;;2^4;0)+IF([.F39]=&quot;x&quot;;2^3;0)+IF([.G39]=&quot;x&quot;;2^2;0)+IF([.H39]=&quot;x&quot;;2^1;0)+IF([.I39]=&quot;x&quot;;2^0;0))" office:value-type="string" office:string-value="A2" calcext:value-type="string">
            <text:p>A2</text:p>
          </table:table-cell>
          <table:table-cell table:formula="of:=DEC2HEX(IF([.J39]=&quot;x&quot;;2^7;0)+IF([.K39]=&quot;x&quot;;2^6;0)+IF([.L39]=&quot;x&quot;;2^5;0)+IF([.M39]=&quot;x&quot;;2^4;0)+IF([.N39]=&quot;x&quot;;2^3;0)+IF([.O39]=&quot;x&quot;;2^2;0)+IF([.P39]=&quot;x&quot;;2^1;0)+IF([.Q39]=&quot;x&quot;;2^0;0))" office:value-type="string" office:string-value="8A" calcext:value-type="string">
            <text:p>8A</text:p>
          </table:table-cell>
          <table:table-cell table:formula="of:=DEC2HEX(IF([.R39]=&quot;x&quot;;2^7;0)+IF([.S39]=&quot;x&quot;;2^6;0)+IF([.T39]=&quot;x&quot;;2^5;0)+IF([.U39]=&quot;x&quot;;2^4;0)+IF([.V39]=&quot;x&quot;;2^3;0)+IF([.W39]=&quot;x&quot;;2^2;0)+IF([.X39]=&quot;x&quot;;2^1;0)+IF([.Y39]=&quot;x&quot;;2^0;0))" office:value-type="string" office:string-value="29" calcext:value-type="string">
            <text:p>29</text:p>
          </table:table-cell>
          <table:table-cell table:formula="of:=DEC2HEX(IF([.Z39]=&quot;x&quot;;2^7;0)+IF([.AA39]=&quot;x&quot;;2^6;0)+IF([.AB39]=&quot;x&quot;;2^5;0)+IF([.AC39]=&quot;x&quot;;2^4;0)+IF([.AD39]=&quot;x&quot;;2^3;0)+IF([.AE39]=&quot;x&quot;;2^2;0)+IF([.AF39]=&quot;x&quot;;2^1;0)+IF([.AG39]=&quot;x&quot;;2^0;0))" office:value-type="string" office:string-value="21" calcext:value-type="string">
            <text:p>21</text:p>
          </table:table-cell>
          <table:table-cell/>
          <table:table-cell table:formula="of:=IF(HEX2DEC([.AL39])&lt;16;COM.MICROSOFT.CONCAT(&quot;0&quot;;[.AL39]);[.AL39])" office:value-type="string" office:string-value="A2" calcext:value-type="string">
            <text:p>A2</text:p>
          </table:table-cell>
          <table:table-cell table:formula="of:=IF(HEX2DEC([.AM39])&lt;16;COM.MICROSOFT.CONCAT(&quot;0&quot;;[.AM39]);[.AM39])" office:value-type="string" office:string-value="8A" calcext:value-type="string">
            <text:p>8A</text:p>
          </table:table-cell>
          <table:table-cell table:formula="of:=IF(HEX2DEC([.AN39])&lt;16;COM.MICROSOFT.CONCAT(&quot;0&quot;;[.AN39]);[.AN39])" office:value-type="string" office:string-value="29" calcext:value-type="string">
            <text:p>29</text:p>
          </table:table-cell>
          <table:table-cell table:formula="of:=IF(HEX2DEC([.AO39])&lt;16;COM.MICROSOFT.CONCAT(&quot;0&quot;;[.AO39]);[.AO39])" office:value-type="string" office:string-value="21" calcext:value-type="string">
            <text:p>21</text:p>
          </table:table-cell>
          <table:table-cell/>
          <table:table-cell table:formula="of:==COM.MICROSOFT.CONCAT(&quot;DW 0x&quot;;[.AQ39];[.AR39];&quot;, &quot;; &quot;0x&quot;; [.AS39];[.AT39])" office:value-type="string" office:string-value="DW 0xA28A, 0x2921" calcext:value-type="string">
            <text:p>DW 0xA28A, 0x2921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DEC2HEX(IF([.B40]=&quot;x&quot;;2^7;0)+IF([.C40]=&quot;x&quot;;2^6;0)+IF([.D40]=&quot;x&quot;;2^5;0)+IF([.E40]=&quot;x&quot;;2^4;0)+IF([.F40]=&quot;x&quot;;2^3;0)+IF([.G40]=&quot;x&quot;;2^2;0)+IF([.H40]=&quot;x&quot;;2^1;0)+IF([.I40]=&quot;x&quot;;2^0;0))" office:value-type="string" office:string-value="9C" calcext:value-type="string">
            <text:p>9C</text:p>
          </table:table-cell>
          <table:table-cell table:formula="of:=DEC2HEX(IF([.J40]=&quot;x&quot;;2^7;0)+IF([.K40]=&quot;x&quot;;2^6;0)+IF([.L40]=&quot;x&quot;;2^5;0)+IF([.M40]=&quot;x&quot;;2^4;0)+IF([.N40]=&quot;x&quot;;2^3;0)+IF([.O40]=&quot;x&quot;;2^2;0)+IF([.P40]=&quot;x&quot;;2^1;0)+IF([.Q40]=&quot;x&quot;;2^0;0))" office:value-type="string" office:string-value="71" calcext:value-type="string">
            <text:p>71</text:p>
          </table:table-cell>
          <table:table-cell table:formula="of:=DEC2HEX(IF([.R40]=&quot;x&quot;;2^7;0)+IF([.S40]=&quot;x&quot;;2^6;0)+IF([.T40]=&quot;x&quot;;2^5;0)+IF([.U40]=&quot;x&quot;;2^4;0)+IF([.V40]=&quot;x&quot;;2^3;0)+IF([.W40]=&quot;x&quot;;2^2;0)+IF([.X40]=&quot;x&quot;;2^1;0)+IF([.Y40]=&quot;x&quot;;2^0;0))" office:value-type="string" office:string-value="C8" calcext:value-type="string">
            <text:p>C8</text:p>
          </table:table-cell>
          <table:table-cell table:formula="of:=DEC2HEX(IF([.Z40]=&quot;x&quot;;2^7;0)+IF([.AA40]=&quot;x&quot;;2^6;0)+IF([.AB40]=&quot;x&quot;;2^5;0)+IF([.AC40]=&quot;x&quot;;2^4;0)+IF([.AD40]=&quot;x&quot;;2^3;0)+IF([.AE40]=&quot;x&quot;;2^2;0)+IF([.AF40]=&quot;x&quot;;2^1;0)+IF([.AG40]=&quot;x&quot;;2^0;0))" office:value-type="string" office:string-value="BD" calcext:value-type="string">
            <text:p>BD</text:p>
          </table:table-cell>
          <table:table-cell/>
          <table:table-cell table:formula="of:=IF(HEX2DEC([.AL40])&lt;16;COM.MICROSOFT.CONCAT(&quot;0&quot;;[.AL40]);[.AL40])" office:value-type="string" office:string-value="9C" calcext:value-type="string">
            <text:p>9C</text:p>
          </table:table-cell>
          <table:table-cell table:formula="of:=IF(HEX2DEC([.AM40])&lt;16;COM.MICROSOFT.CONCAT(&quot;0&quot;;[.AM40]);[.AM40])" office:value-type="string" office:string-value="71" calcext:value-type="string">
            <text:p>71</text:p>
          </table:table-cell>
          <table:table-cell table:formula="of:=IF(HEX2DEC([.AN40])&lt;16;COM.MICROSOFT.CONCAT(&quot;0&quot;;[.AN40]);[.AN40])" office:value-type="string" office:string-value="C8" calcext:value-type="string">
            <text:p>C8</text:p>
          </table:table-cell>
          <table:table-cell table:formula="of:=IF(HEX2DEC([.AO40])&lt;16;COM.MICROSOFT.CONCAT(&quot;0&quot;;[.AO40]);[.AO40])" office:value-type="string" office:string-value="BD" calcext:value-type="string">
            <text:p>BD</text:p>
          </table:table-cell>
          <table:table-cell/>
          <table:table-cell table:formula="of:==COM.MICROSOFT.CONCAT(&quot;DW 0x&quot;;[.AQ40];[.AR40];&quot;, &quot;; &quot;0x&quot;; [.AS40];[.AT40])" office:value-type="string" office:string-value="DW 0x9C71, 0xC8BD" calcext:value-type="string">
            <text:p>DW 0x9C71, 0xC8BD</text:p>
          </table:table-cell>
        </table:table-row>
        <table:table-row table:style-name="ro1">
          <table:table-cell table:style-name="ce43"/>
          <table:table-cell office:value-type="string" calcext:value-type="string">
            <text:p>x</text:p>
          </table:table-cell>
          <table:table-cell table:number-columns-repeated="30"/>
          <table:table-cell office:value-type="string" calcext:value-type="string">
            <text:p>x</text:p>
          </table:table-cell>
          <table:table-cell table:style-name="ce43"/>
          <table:table-cell table:number-columns-repeated="3"/>
          <table:table-cell table:formula="of:=DEC2HEX(IF([.B41]=&quot;x&quot;;2^7;0)+IF([.C41]=&quot;x&quot;;2^6;0)+IF([.D41]=&quot;x&quot;;2^5;0)+IF([.E41]=&quot;x&quot;;2^4;0)+IF([.F41]=&quot;x&quot;;2^3;0)+IF([.G41]=&quot;x&quot;;2^2;0)+IF([.H41]=&quot;x&quot;;2^1;0)+IF([.I41]=&quot;x&quot;;2^0;0))" office:value-type="string" office:string-value="80" calcext:value-type="string">
            <text:p>80</text:p>
          </table:table-cell>
          <table:table-cell table:formula="of:=DEC2HEX(IF([.J41]=&quot;x&quot;;2^7;0)+IF([.K41]=&quot;x&quot;;2^6;0)+IF([.L41]=&quot;x&quot;;2^5;0)+IF([.M41]=&quot;x&quot;;2^4;0)+IF([.N41]=&quot;x&quot;;2^3;0)+IF([.O41]=&quot;x&quot;;2^2;0)+IF([.P41]=&quot;x&quot;;2^1;0)+IF([.Q41]=&quot;x&quot;;2^0;0))" office:value-type="string" office:string-value="0" calcext:value-type="string">
            <text:p>0</text:p>
          </table:table-cell>
          <table:table-cell table:formula="of:=DEC2HEX(IF([.R41]=&quot;x&quot;;2^7;0)+IF([.S41]=&quot;x&quot;;2^6;0)+IF([.T41]=&quot;x&quot;;2^5;0)+IF([.U41]=&quot;x&quot;;2^4;0)+IF([.V41]=&quot;x&quot;;2^3;0)+IF([.W41]=&quot;x&quot;;2^2;0)+IF([.X41]=&quot;x&quot;;2^1;0)+IF([.Y41]=&quot;x&quot;;2^0;0))" office:value-type="string" office:string-value="0" calcext:value-type="string">
            <text:p>0</text:p>
          </table:table-cell>
          <table:table-cell table:formula="of:=DEC2HEX(IF([.Z41]=&quot;x&quot;;2^7;0)+IF([.AA41]=&quot;x&quot;;2^6;0)+IF([.AB41]=&quot;x&quot;;2^5;0)+IF([.AC41]=&quot;x&quot;;2^4;0)+IF([.AD41]=&quot;x&quot;;2^3;0)+IF([.AE41]=&quot;x&quot;;2^2;0)+IF([.AF41]=&quot;x&quot;;2^1;0)+IF([.AG41]=&quot;x&quot;;2^0;0))" office:value-type="string" office:string-value="1" calcext:value-type="string">
            <text:p>1</text:p>
          </table:table-cell>
          <table:table-cell/>
          <table:table-cell table:formula="of:=IF(HEX2DEC([.AL41])&lt;16;COM.MICROSOFT.CONCAT(&quot;0&quot;;[.AL41]);[.AL41])" office:value-type="string" office:string-value="80" calcext:value-type="string">
            <text:p>80</text:p>
          </table:table-cell>
          <table:table-cell table:formula="of:=IF(HEX2DEC([.AM41])&lt;16;COM.MICROSOFT.CONCAT(&quot;0&quot;;[.AM41]);[.AM41])" office:value-type="string" office:string-value="00" calcext:value-type="string">
            <text:p>00</text:p>
          </table:table-cell>
          <table:table-cell table:formula="of:=IF(HEX2DEC([.AN41])&lt;16;COM.MICROSOFT.CONCAT(&quot;0&quot;;[.AN41]);[.AN41])" office:value-type="string" office:string-value="00" calcext:value-type="string">
            <text:p>00</text:p>
          </table:table-cell>
          <table:table-cell table:formula="of:=IF(HEX2DEC([.AO41])&lt;16;COM.MICROSOFT.CONCAT(&quot;0&quot;;[.AO41]);[.AO41])" office:value-type="string" office:string-value="01" calcext:value-type="string">
            <text:p>01</text:p>
          </table:table-cell>
          <table:table-cell/>
          <table:table-cell table:formula="of:==COM.MICROSOFT.CONCAT(&quot;DW 0x&quot;;[.AQ41];[.AR41];&quot;, &quot;; &quot;0x&quot;; [.AS41];[.AT41])" office:value-type="string" office:string-value="DW 0x8000, 0x0001" calcext:value-type="string">
            <text:p>DW 0x8000, 0x0001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style-name="ce9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formula="of:=DEC2HEX(IF([.B42]=&quot;x&quot;;2^7;0)+IF([.C42]=&quot;x&quot;;2^6;0)+IF([.D42]=&quot;x&quot;;2^5;0)+IF([.E42]=&quot;x&quot;;2^4;0)+IF([.F42]=&quot;x&quot;;2^3;0)+IF([.G42]=&quot;x&quot;;2^2;0)+IF([.H42]=&quot;x&quot;;2^1;0)+IF([.I42]=&quot;x&quot;;2^0;0))" office:value-type="string" office:string-value="91" calcext:value-type="string">
            <text:p>91</text:p>
          </table:table-cell>
          <table:table-cell table:formula="of:=DEC2HEX(IF([.J42]=&quot;x&quot;;2^7;0)+IF([.K42]=&quot;x&quot;;2^6;0)+IF([.L42]=&quot;x&quot;;2^5;0)+IF([.M42]=&quot;x&quot;;2^4;0)+IF([.N42]=&quot;x&quot;;2^3;0)+IF([.O42]=&quot;x&quot;;2^2;0)+IF([.P42]=&quot;x&quot;;2^1;0)+IF([.Q42]=&quot;x&quot;;2^0;0))" office:value-type="string" office:string-value="8C" calcext:value-type="string">
            <text:p>8C</text:p>
          </table:table-cell>
          <table:table-cell table:formula="of:=DEC2HEX(IF([.R42]=&quot;x&quot;;2^7;0)+IF([.S42]=&quot;x&quot;;2^6;0)+IF([.T42]=&quot;x&quot;;2^5;0)+IF([.U42]=&quot;x&quot;;2^4;0)+IF([.V42]=&quot;x&quot;;2^3;0)+IF([.W42]=&quot;x&quot;;2^2;0)+IF([.X42]=&quot;x&quot;;2^1;0)+IF([.Y42]=&quot;x&quot;;2^0;0))" office:value-type="string" office:string-value="17" calcext:value-type="string">
            <text:p>17</text:p>
          </table:table-cell>
          <table:table-cell table:formula="of:=DEC2HEX(IF([.Z42]=&quot;x&quot;;2^7;0)+IF([.AA42]=&quot;x&quot;;2^6;0)+IF([.AB42]=&quot;x&quot;;2^5;0)+IF([.AC42]=&quot;x&quot;;2^4;0)+IF([.AD42]=&quot;x&quot;;2^3;0)+IF([.AE42]=&quot;x&quot;;2^2;0)+IF([.AF42]=&quot;x&quot;;2^1;0)+IF([.AG42]=&quot;x&quot;;2^0;0))" office:value-type="string" office:string-value="99" calcext:value-type="string">
            <text:p>99</text:p>
          </table:table-cell>
          <table:table-cell/>
          <table:table-cell table:formula="of:=IF(HEX2DEC([.AL42])&lt;16;COM.MICROSOFT.CONCAT(&quot;0&quot;;[.AL42]);[.AL42])" office:value-type="string" office:string-value="91" calcext:value-type="string">
            <text:p>91</text:p>
          </table:table-cell>
          <table:table-cell table:formula="of:=IF(HEX2DEC([.AM42])&lt;16;COM.MICROSOFT.CONCAT(&quot;0&quot;;[.AM42]);[.AM42])" office:value-type="string" office:string-value="8C" calcext:value-type="string">
            <text:p>8C</text:p>
          </table:table-cell>
          <table:table-cell table:formula="of:=IF(HEX2DEC([.AN42])&lt;16;COM.MICROSOFT.CONCAT(&quot;0&quot;;[.AN42]);[.AN42])" office:value-type="string" office:string-value="17" calcext:value-type="string">
            <text:p>17</text:p>
          </table:table-cell>
          <table:table-cell table:formula="of:=IF(HEX2DEC([.AO42])&lt;16;COM.MICROSOFT.CONCAT(&quot;0&quot;;[.AO42]);[.AO42])" office:value-type="string" office:string-value="99" calcext:value-type="string">
            <text:p>99</text:p>
          </table:table-cell>
          <table:table-cell/>
          <table:table-cell table:formula="of:==COM.MICROSOFT.CONCAT(&quot;DW 0x&quot;;[.AQ42];[.AR42];&quot;, &quot;; &quot;0x&quot;; [.AS42];[.AT42])" office:value-type="string" office:string-value="DW 0x918C, 0x1799" calcext:value-type="string">
            <text:p>DW 0x918C, 0x1799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96"/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DEC2HEX(IF([.B43]=&quot;x&quot;;2^7;0)+IF([.C43]=&quot;x&quot;;2^6;0)+IF([.D43]=&quot;x&quot;;2^5;0)+IF([.E43]=&quot;x&quot;;2^4;0)+IF([.F43]=&quot;x&quot;;2^3;0)+IF([.G43]=&quot;x&quot;;2^2;0)+IF([.H43]=&quot;x&quot;;2^1;0)+IF([.I43]=&quot;x&quot;;2^0;0))" office:value-type="string" office:string-value="B2" calcext:value-type="string">
            <text:p>B2</text:p>
          </table:table-cell>
          <table:table-cell table:formula="of:=DEC2HEX(IF([.J43]=&quot;x&quot;;2^7;0)+IF([.K43]=&quot;x&quot;;2^6;0)+IF([.L43]=&quot;x&quot;;2^5;0)+IF([.M43]=&quot;x&quot;;2^4;0)+IF([.N43]=&quot;x&quot;;2^3;0)+IF([.O43]=&quot;x&quot;;2^2;0)+IF([.P43]=&quot;x&quot;;2^1;0)+IF([.Q43]=&quot;x&quot;;2^0;0))" office:value-type="string" office:string-value="52" calcext:value-type="string">
            <text:p>52</text:p>
          </table:table-cell>
          <table:table-cell table:formula="of:=DEC2HEX(IF([.R43]=&quot;x&quot;;2^7;0)+IF([.S43]=&quot;x&quot;;2^6;0)+IF([.T43]=&quot;x&quot;;2^5;0)+IF([.U43]=&quot;x&quot;;2^4;0)+IF([.V43]=&quot;x&quot;;2^3;0)+IF([.W43]=&quot;x&quot;;2^2;0)+IF([.X43]=&quot;x&quot;;2^1;0)+IF([.Y43]=&quot;x&quot;;2^0;0))" office:value-type="string" office:string-value="34" calcext:value-type="string">
            <text:p>34</text:p>
          </table:table-cell>
          <table:table-cell table:formula="of:=DEC2HEX(IF([.Z43]=&quot;x&quot;;2^7;0)+IF([.AA43]=&quot;x&quot;;2^6;0)+IF([.AB43]=&quot;x&quot;;2^5;0)+IF([.AC43]=&quot;x&quot;;2^4;0)+IF([.AD43]=&quot;x&quot;;2^3;0)+IF([.AE43]=&quot;x&quot;;2^2;0)+IF([.AF43]=&quot;x&quot;;2^1;0)+IF([.AG43]=&quot;x&quot;;2^0;0))" office:value-type="string" office:string-value="25" calcext:value-type="string">
            <text:p>25</text:p>
          </table:table-cell>
          <table:table-cell/>
          <table:table-cell table:formula="of:=IF(HEX2DEC([.AL43])&lt;16;COM.MICROSOFT.CONCAT(&quot;0&quot;;[.AL43]);[.AL43])" office:value-type="string" office:string-value="B2" calcext:value-type="string">
            <text:p>B2</text:p>
          </table:table-cell>
          <table:table-cell table:formula="of:=IF(HEX2DEC([.AM43])&lt;16;COM.MICROSOFT.CONCAT(&quot;0&quot;;[.AM43]);[.AM43])" office:value-type="string" office:string-value="52" calcext:value-type="string">
            <text:p>52</text:p>
          </table:table-cell>
          <table:table-cell table:formula="of:=IF(HEX2DEC([.AN43])&lt;16;COM.MICROSOFT.CONCAT(&quot;0&quot;;[.AN43]);[.AN43])" office:value-type="string" office:string-value="34" calcext:value-type="string">
            <text:p>34</text:p>
          </table:table-cell>
          <table:table-cell table:formula="of:=IF(HEX2DEC([.AO43])&lt;16;COM.MICROSOFT.CONCAT(&quot;0&quot;;[.AO43]);[.AO43])" office:value-type="string" office:string-value="25" calcext:value-type="string">
            <text:p>25</text:p>
          </table:table-cell>
          <table:table-cell/>
          <table:table-cell table:formula="of:==COM.MICROSOFT.CONCAT(&quot;DW 0x&quot;;[.AQ43];[.AR43];&quot;, &quot;; &quot;0x&quot;; [.AS43];[.AT43])" office:value-type="string" office:string-value="DW 0xB252, 0x3425" calcext:value-type="string">
            <text:p>DW 0xB252, 0x3425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96"/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table:formula="of:=DEC2HEX(IF([.B44]=&quot;x&quot;;2^7;0)+IF([.C44]=&quot;x&quot;;2^6;0)+IF([.D44]=&quot;x&quot;;2^5;0)+IF([.E44]=&quot;x&quot;;2^4;0)+IF([.F44]=&quot;x&quot;;2^3;0)+IF([.G44]=&quot;x&quot;;2^2;0)+IF([.H44]=&quot;x&quot;;2^1;0)+IF([.I44]=&quot;x&quot;;2^0;0))" office:value-type="string" office:string-value="90" calcext:value-type="string">
            <text:p>90</text:p>
          </table:table-cell>
          <table:table-cell table:formula="of:=DEC2HEX(IF([.J44]=&quot;x&quot;;2^7;0)+IF([.K44]=&quot;x&quot;;2^6;0)+IF([.L44]=&quot;x&quot;;2^5;0)+IF([.M44]=&quot;x&quot;;2^4;0)+IF([.N44]=&quot;x&quot;;2^3;0)+IF([.O44]=&quot;x&quot;;2^2;0)+IF([.P44]=&quot;x&quot;;2^1;0)+IF([.Q44]=&quot;x&quot;;2^0;0))" office:value-type="string" office:string-value="42" calcext:value-type="string">
            <text:p>42</text:p>
          </table:table-cell>
          <table:table-cell table:formula="of:=DEC2HEX(IF([.R44]=&quot;x&quot;;2^7;0)+IF([.S44]=&quot;x&quot;;2^6;0)+IF([.T44]=&quot;x&quot;;2^5;0)+IF([.U44]=&quot;x&quot;;2^4;0)+IF([.V44]=&quot;x&quot;;2^3;0)+IF([.W44]=&quot;x&quot;;2^2;0)+IF([.X44]=&quot;x&quot;;2^1;0)+IF([.Y44]=&quot;x&quot;;2^0;0))" office:value-type="string" office:string-value="54" calcext:value-type="string">
            <text:p>54</text:p>
          </table:table-cell>
          <table:table-cell table:formula="of:=DEC2HEX(IF([.Z44]=&quot;x&quot;;2^7;0)+IF([.AA44]=&quot;x&quot;;2^6;0)+IF([.AB44]=&quot;x&quot;;2^5;0)+IF([.AC44]=&quot;x&quot;;2^4;0)+IF([.AD44]=&quot;x&quot;;2^3;0)+IF([.AE44]=&quot;x&quot;;2^2;0)+IF([.AF44]=&quot;x&quot;;2^1;0)+IF([.AG44]=&quot;x&quot;;2^0;0))" office:value-type="string" office:string-value="21" calcext:value-type="string">
            <text:p>21</text:p>
          </table:table-cell>
          <table:table-cell/>
          <table:table-cell table:formula="of:=IF(HEX2DEC([.AL44])&lt;16;COM.MICROSOFT.CONCAT(&quot;0&quot;;[.AL44]);[.AL44])" office:value-type="string" office:string-value="90" calcext:value-type="string">
            <text:p>90</text:p>
          </table:table-cell>
          <table:table-cell table:formula="of:=IF(HEX2DEC([.AM44])&lt;16;COM.MICROSOFT.CONCAT(&quot;0&quot;;[.AM44]);[.AM44])" office:value-type="string" office:string-value="42" calcext:value-type="string">
            <text:p>42</text:p>
          </table:table-cell>
          <table:table-cell table:formula="of:=IF(HEX2DEC([.AN44])&lt;16;COM.MICROSOFT.CONCAT(&quot;0&quot;;[.AN44]);[.AN44])" office:value-type="string" office:string-value="54" calcext:value-type="string">
            <text:p>54</text:p>
          </table:table-cell>
          <table:table-cell table:formula="of:=IF(HEX2DEC([.AO44])&lt;16;COM.MICROSOFT.CONCAT(&quot;0&quot;;[.AO44]);[.AO44])" office:value-type="string" office:string-value="21" calcext:value-type="string">
            <text:p>21</text:p>
          </table:table-cell>
          <table:table-cell/>
          <table:table-cell table:formula="of:==COM.MICROSOFT.CONCAT(&quot;DW 0x&quot;;[.AQ44];[.AR44];&quot;, &quot;; &quot;0x&quot;; [.AS44];[.AT44])" office:value-type="string" office:string-value="DW 0x9042, 0x5421" calcext:value-type="string">
            <text:p>DW 0x9042, 0x5421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style-name="ce96"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formula="of:=DEC2HEX(IF([.B45]=&quot;x&quot;;2^7;0)+IF([.C45]=&quot;x&quot;;2^6;0)+IF([.D45]=&quot;x&quot;;2^5;0)+IF([.E45]=&quot;x&quot;;2^4;0)+IF([.F45]=&quot;x&quot;;2^3;0)+IF([.G45]=&quot;x&quot;;2^2;0)+IF([.H45]=&quot;x&quot;;2^1;0)+IF([.I45]=&quot;x&quot;;2^0;0))" office:value-type="string" office:string-value="91" calcext:value-type="string">
            <text:p>91</text:p>
          </table:table-cell>
          <table:table-cell table:formula="of:=DEC2HEX(IF([.J45]=&quot;x&quot;;2^7;0)+IF([.K45]=&quot;x&quot;;2^6;0)+IF([.L45]=&quot;x&quot;;2^5;0)+IF([.M45]=&quot;x&quot;;2^4;0)+IF([.N45]=&quot;x&quot;;2^3;0)+IF([.O45]=&quot;x&quot;;2^2;0)+IF([.P45]=&quot;x&quot;;2^1;0)+IF([.Q45]=&quot;x&quot;;2^0;0))" office:value-type="string" office:string-value="8E" calcext:value-type="string">
            <text:p>8E</text:p>
          </table:table-cell>
          <table:table-cell table:formula="of:=DEC2HEX(IF([.R45]=&quot;x&quot;;2^7;0)+IF([.S45]=&quot;x&quot;;2^6;0)+IF([.T45]=&quot;x&quot;;2^5;0)+IF([.U45]=&quot;x&quot;;2^4;0)+IF([.V45]=&quot;x&quot;;2^3;0)+IF([.W45]=&quot;x&quot;;2^2;0)+IF([.X45]=&quot;x&quot;;2^1;0)+IF([.Y45]=&quot;x&quot;;2^0;0))" office:value-type="string" office:string-value="97" calcext:value-type="string">
            <text:p>97</text:p>
          </table:table-cell>
          <table:table-cell table:formula="of:=DEC2HEX(IF([.Z45]=&quot;x&quot;;2^7;0)+IF([.AA45]=&quot;x&quot;;2^6;0)+IF([.AB45]=&quot;x&quot;;2^5;0)+IF([.AC45]=&quot;x&quot;;2^4;0)+IF([.AD45]=&quot;x&quot;;2^3;0)+IF([.AE45]=&quot;x&quot;;2^2;0)+IF([.AF45]=&quot;x&quot;;2^1;0)+IF([.AG45]=&quot;x&quot;;2^0;0))" office:value-type="string" office:string-value="39" calcext:value-type="string">
            <text:p>39</text:p>
          </table:table-cell>
          <table:table-cell/>
          <table:table-cell table:formula="of:=IF(HEX2DEC([.AL45])&lt;16;COM.MICROSOFT.CONCAT(&quot;0&quot;;[.AL45]);[.AL45])" office:value-type="string" office:string-value="91" calcext:value-type="string">
            <text:p>91</text:p>
          </table:table-cell>
          <table:table-cell table:formula="of:=IF(HEX2DEC([.AM45])&lt;16;COM.MICROSOFT.CONCAT(&quot;0&quot;;[.AM45]);[.AM45])" office:value-type="string" office:string-value="8E" calcext:value-type="string">
            <text:p>8E</text:p>
          </table:table-cell>
          <table:table-cell table:formula="of:=IF(HEX2DEC([.AN45])&lt;16;COM.MICROSOFT.CONCAT(&quot;0&quot;;[.AN45]);[.AN45])" office:value-type="string" office:string-value="97" calcext:value-type="string">
            <text:p>97</text:p>
          </table:table-cell>
          <table:table-cell table:formula="of:=IF(HEX2DEC([.AO45])&lt;16;COM.MICROSOFT.CONCAT(&quot;0&quot;;[.AO45]);[.AO45])" office:value-type="string" office:string-value="39" calcext:value-type="string">
            <text:p>39</text:p>
          </table:table-cell>
          <table:table-cell/>
          <table:table-cell table:formula="of:==COM.MICROSOFT.CONCAT(&quot;DW 0x&quot;;[.AQ45];[.AR45];&quot;, &quot;; &quot;0x&quot;; [.AS45];[.AT45])" office:value-type="string" office:string-value="DW 0x918E, 0x9739" calcext:value-type="string">
            <text:p>DW 0x918E, 0x9739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3"/>
          <table:table-cell table:style-name="ce96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DEC2HEX(IF([.B46]=&quot;x&quot;;2^7;0)+IF([.C46]=&quot;x&quot;;2^6;0)+IF([.D46]=&quot;x&quot;;2^5;0)+IF([.E46]=&quot;x&quot;;2^4;0)+IF([.F46]=&quot;x&quot;;2^3;0)+IF([.G46]=&quot;x&quot;;2^2;0)+IF([.H46]=&quot;x&quot;;2^1;0)+IF([.I46]=&quot;x&quot;;2^0;0))" office:value-type="string" office:string-value="92" calcext:value-type="string">
            <text:p>92</text:p>
          </table:table-cell>
          <table:table-cell table:formula="of:=DEC2HEX(IF([.J46]=&quot;x&quot;;2^7;0)+IF([.K46]=&quot;x&quot;;2^6;0)+IF([.L46]=&quot;x&quot;;2^5;0)+IF([.M46]=&quot;x&quot;;2^4;0)+IF([.N46]=&quot;x&quot;;2^3;0)+IF([.O46]=&quot;x&quot;;2^2;0)+IF([.P46]=&quot;x&quot;;2^1;0)+IF([.Q46]=&quot;x&quot;;2^0;0))" office:value-type="string" office:string-value="2" calcext:value-type="string">
            <text:p>2</text:p>
          </table:table-cell>
          <table:table-cell table:formula="of:=DEC2HEX(IF([.R46]=&quot;x&quot;;2^7;0)+IF([.S46]=&quot;x&quot;;2^6;0)+IF([.T46]=&quot;x&quot;;2^5;0)+IF([.U46]=&quot;x&quot;;2^4;0)+IF([.V46]=&quot;x&quot;;2^3;0)+IF([.W46]=&quot;x&quot;;2^2;0)+IF([.X46]=&quot;x&quot;;2^1;0)+IF([.Y46]=&quot;x&quot;;2^0;0))" office:value-type="string" office:string-value="F0" calcext:value-type="string">
            <text:p>F0</text:p>
          </table:table-cell>
          <table:table-cell table:formula="of:=DEC2HEX(IF([.Z46]=&quot;x&quot;;2^7;0)+IF([.AA46]=&quot;x&quot;;2^6;0)+IF([.AB46]=&quot;x&quot;;2^5;0)+IF([.AC46]=&quot;x&quot;;2^4;0)+IF([.AD46]=&quot;x&quot;;2^3;0)+IF([.AE46]=&quot;x&quot;;2^2;0)+IF([.AF46]=&quot;x&quot;;2^1;0)+IF([.AG46]=&quot;x&quot;;2^0;0))" office:value-type="string" office:string-value="A5" calcext:value-type="string">
            <text:p>A5</text:p>
          </table:table-cell>
          <table:table-cell/>
          <table:table-cell table:formula="of:=IF(HEX2DEC([.AL46])&lt;16;COM.MICROSOFT.CONCAT(&quot;0&quot;;[.AL46]);[.AL46])" office:value-type="string" office:string-value="92" calcext:value-type="string">
            <text:p>92</text:p>
          </table:table-cell>
          <table:table-cell table:formula="of:=IF(HEX2DEC([.AM46])&lt;16;COM.MICROSOFT.CONCAT(&quot;0&quot;;[.AM46]);[.AM46])" office:value-type="string" office:string-value="02" calcext:value-type="string">
            <text:p>02</text:p>
          </table:table-cell>
          <table:table-cell table:formula="of:=IF(HEX2DEC([.AN46])&lt;16;COM.MICROSOFT.CONCAT(&quot;0&quot;;[.AN46]);[.AN46])" office:value-type="string" office:string-value="F0" calcext:value-type="string">
            <text:p>F0</text:p>
          </table:table-cell>
          <table:table-cell table:formula="of:=IF(HEX2DEC([.AO46])&lt;16;COM.MICROSOFT.CONCAT(&quot;0&quot;;[.AO46]);[.AO46])" office:value-type="string" office:string-value="A5" calcext:value-type="string">
            <text:p>A5</text:p>
          </table:table-cell>
          <table:table-cell/>
          <table:table-cell table:formula="of:==COM.MICROSOFT.CONCAT(&quot;DW 0x&quot;;[.AQ46];[.AR46];&quot;, &quot;; &quot;0x&quot;; [.AS46];[.AT46])" office:value-type="string" office:string-value="DW 0x9202, 0xF0A5" calcext:value-type="string">
            <text:p>DW 0x9202, 0xF0A5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style-name="ce96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DEC2HEX(IF([.B47]=&quot;x&quot;;2^7;0)+IF([.C47]=&quot;x&quot;;2^6;0)+IF([.D47]=&quot;x&quot;;2^5;0)+IF([.E47]=&quot;x&quot;;2^4;0)+IF([.F47]=&quot;x&quot;;2^3;0)+IF([.G47]=&quot;x&quot;;2^2;0)+IF([.H47]=&quot;x&quot;;2^1;0)+IF([.I47]=&quot;x&quot;;2^0;0))" office:value-type="string" office:string-value="92" calcext:value-type="string">
            <text:p>92</text:p>
          </table:table-cell>
          <table:table-cell table:formula="of:=DEC2HEX(IF([.J47]=&quot;x&quot;;2^7;0)+IF([.K47]=&quot;x&quot;;2^6;0)+IF([.L47]=&quot;x&quot;;2^5;0)+IF([.M47]=&quot;x&quot;;2^4;0)+IF([.N47]=&quot;x&quot;;2^3;0)+IF([.O47]=&quot;x&quot;;2^2;0)+IF([.P47]=&quot;x&quot;;2^1;0)+IF([.Q47]=&quot;x&quot;;2^0;0))" office:value-type="string" office:string-value="12" calcext:value-type="string">
            <text:p>12</text:p>
          </table:table-cell>
          <table:table-cell table:formula="of:=DEC2HEX(IF([.R47]=&quot;x&quot;;2^7;0)+IF([.S47]=&quot;x&quot;;2^6;0)+IF([.T47]=&quot;x&quot;;2^5;0)+IF([.U47]=&quot;x&quot;;2^4;0)+IF([.V47]=&quot;x&quot;;2^3;0)+IF([.W47]=&quot;x&quot;;2^2;0)+IF([.X47]=&quot;x&quot;;2^1;0)+IF([.Y47]=&quot;x&quot;;2^0;0))" office:value-type="string" office:string-value="10" calcext:value-type="string">
            <text:p>10</text:p>
          </table:table-cell>
          <table:table-cell table:formula="of:=DEC2HEX(IF([.Z47]=&quot;x&quot;;2^7;0)+IF([.AA47]=&quot;x&quot;;2^6;0)+IF([.AB47]=&quot;x&quot;;2^5;0)+IF([.AC47]=&quot;x&quot;;2^4;0)+IF([.AD47]=&quot;x&quot;;2^3;0)+IF([.AE47]=&quot;x&quot;;2^2;0)+IF([.AF47]=&quot;x&quot;;2^1;0)+IF([.AG47]=&quot;x&quot;;2^0;0))" office:value-type="string" office:string-value="A5" calcext:value-type="string">
            <text:p>A5</text:p>
          </table:table-cell>
          <table:table-cell/>
          <table:table-cell table:formula="of:=IF(HEX2DEC([.AL47])&lt;16;COM.MICROSOFT.CONCAT(&quot;0&quot;;[.AL47]);[.AL47])" office:value-type="string" office:string-value="92" calcext:value-type="string">
            <text:p>92</text:p>
          </table:table-cell>
          <table:table-cell table:formula="of:=IF(HEX2DEC([.AM47])&lt;16;COM.MICROSOFT.CONCAT(&quot;0&quot;;[.AM47]);[.AM47])" office:value-type="string" office:string-value="12" calcext:value-type="string">
            <text:p>12</text:p>
          </table:table-cell>
          <table:table-cell table:formula="of:=IF(HEX2DEC([.AN47])&lt;16;COM.MICROSOFT.CONCAT(&quot;0&quot;;[.AN47]);[.AN47])" office:value-type="string" office:string-value="10" calcext:value-type="string">
            <text:p>10</text:p>
          </table:table-cell>
          <table:table-cell table:formula="of:=IF(HEX2DEC([.AO47])&lt;16;COM.MICROSOFT.CONCAT(&quot;0&quot;;[.AO47]);[.AO47])" office:value-type="string" office:string-value="A5" calcext:value-type="string">
            <text:p>A5</text:p>
          </table:table-cell>
          <table:table-cell/>
          <table:table-cell table:formula="of:==COM.MICROSOFT.CONCAT(&quot;DW 0x&quot;;[.AQ47];[.AR47];&quot;, &quot;; &quot;0x&quot;; [.AS47];[.AT47])" office:value-type="string" office:string-value="DW 0x9212, 0x10A5" calcext:value-type="string">
            <text:p>DW 0x9212, 0x10A5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96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formula="of:=DEC2HEX(IF([.B48]=&quot;x&quot;;2^7;0)+IF([.C48]=&quot;x&quot;;2^6;0)+IF([.D48]=&quot;x&quot;;2^5;0)+IF([.E48]=&quot;x&quot;;2^4;0)+IF([.F48]=&quot;x&quot;;2^3;0)+IF([.G48]=&quot;x&quot;;2^2;0)+IF([.H48]=&quot;x&quot;;2^1;0)+IF([.I48]=&quot;x&quot;;2^0;0))" office:value-type="string" office:string-value="BB" calcext:value-type="string">
            <text:p>BB</text:p>
          </table:table-cell>
          <table:table-cell table:formula="of:=DEC2HEX(IF([.J48]=&quot;x&quot;;2^7;0)+IF([.K48]=&quot;x&quot;;2^6;0)+IF([.L48]=&quot;x&quot;;2^5;0)+IF([.M48]=&quot;x&quot;;2^4;0)+IF([.N48]=&quot;x&quot;;2^3;0)+IF([.O48]=&quot;x&quot;;2^2;0)+IF([.P48]=&quot;x&quot;;2^1;0)+IF([.Q48]=&quot;x&quot;;2^0;0))" office:value-type="string" office:string-value="CC" calcext:value-type="string">
            <text:p>CC</text:p>
          </table:table-cell>
          <table:table-cell table:formula="of:=DEC2HEX(IF([.R48]=&quot;x&quot;;2^7;0)+IF([.S48]=&quot;x&quot;;2^6;0)+IF([.T48]=&quot;x&quot;;2^5;0)+IF([.U48]=&quot;x&quot;;2^4;0)+IF([.V48]=&quot;x&quot;;2^3;0)+IF([.W48]=&quot;x&quot;;2^2;0)+IF([.X48]=&quot;x&quot;;2^1;0)+IF([.Y48]=&quot;x&quot;;2^0;0))" office:value-type="string" office:string-value="13" calcext:value-type="string">
            <text:p>13</text:p>
          </table:table-cell>
          <table:table-cell table:formula="of:=DEC2HEX(IF([.Z48]=&quot;x&quot;;2^7;0)+IF([.AA48]=&quot;x&quot;;2^6;0)+IF([.AB48]=&quot;x&quot;;2^5;0)+IF([.AC48]=&quot;x&quot;;2^4;0)+IF([.AD48]=&quot;x&quot;;2^3;0)+IF([.AE48]=&quot;x&quot;;2^2;0)+IF([.AF48]=&quot;x&quot;;2^1;0)+IF([.AG48]=&quot;x&quot;;2^0;0))" office:value-type="string" office:string-value="19" calcext:value-type="string">
            <text:p>19</text:p>
          </table:table-cell>
          <table:table-cell/>
          <table:table-cell table:formula="of:=IF(HEX2DEC([.AL48])&lt;16;COM.MICROSOFT.CONCAT(&quot;0&quot;;[.AL48]);[.AL48])" office:value-type="string" office:string-value="BB" calcext:value-type="string">
            <text:p>BB</text:p>
          </table:table-cell>
          <table:table-cell table:formula="of:=IF(HEX2DEC([.AM48])&lt;16;COM.MICROSOFT.CONCAT(&quot;0&quot;;[.AM48]);[.AM48])" office:value-type="string" office:string-value="CC" calcext:value-type="string">
            <text:p>CC</text:p>
          </table:table-cell>
          <table:table-cell table:formula="of:=IF(HEX2DEC([.AN48])&lt;16;COM.MICROSOFT.CONCAT(&quot;0&quot;;[.AN48]);[.AN48])" office:value-type="string" office:string-value="13" calcext:value-type="string">
            <text:p>13</text:p>
          </table:table-cell>
          <table:table-cell table:formula="of:=IF(HEX2DEC([.AO48])&lt;16;COM.MICROSOFT.CONCAT(&quot;0&quot;;[.AO48]);[.AO48])" office:value-type="string" office:string-value="19" calcext:value-type="string">
            <text:p>19</text:p>
          </table:table-cell>
          <table:table-cell/>
          <table:table-cell table:formula="of:==COM.MICROSOFT.CONCAT(&quot;DW 0x&quot;;[.AQ48];[.AR48];&quot;, &quot;; &quot;0x&quot;; [.AS48];[.AT48])" office:value-type="string" office:string-value="DW 0xBBCC, 0x1319" calcext:value-type="string">
            <text:p>DW 0xBBCC, 0x1319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23"/>
          <table:table-cell table:style-name="ce95" table:number-columns-repeated="7"/>
          <table:table-cell office:value-type="string" calcext:value-type="string">
            <text:p>x</text:p>
          </table:table-cell>
          <table:table-cell table:number-columns-repeated="4"/>
          <table:table-cell table:formula="of:=DEC2HEX(IF([.B49]=&quot;x&quot;;2^7;0)+IF([.C49]=&quot;x&quot;;2^6;0)+IF([.D49]=&quot;x&quot;;2^5;0)+IF([.E49]=&quot;x&quot;;2^4;0)+IF([.F49]=&quot;x&quot;;2^3;0)+IF([.G49]=&quot;x&quot;;2^2;0)+IF([.H49]=&quot;x&quot;;2^1;0)+IF([.I49]=&quot;x&quot;;2^0;0))" office:value-type="string" office:string-value="80" calcext:value-type="string">
            <text:p>80</text:p>
          </table:table-cell>
          <table:table-cell table:formula="of:=DEC2HEX(IF([.J49]=&quot;x&quot;;2^7;0)+IF([.K49]=&quot;x&quot;;2^6;0)+IF([.L49]=&quot;x&quot;;2^5;0)+IF([.M49]=&quot;x&quot;;2^4;0)+IF([.N49]=&quot;x&quot;;2^3;0)+IF([.O49]=&quot;x&quot;;2^2;0)+IF([.P49]=&quot;x&quot;;2^1;0)+IF([.Q49]=&quot;x&quot;;2^0;0))" office:value-type="string" office:string-value="0" calcext:value-type="string">
            <text:p>0</text:p>
          </table:table-cell>
          <table:table-cell table:formula="of:=DEC2HEX(IF([.R49]=&quot;x&quot;;2^7;0)+IF([.S49]=&quot;x&quot;;2^6;0)+IF([.T49]=&quot;x&quot;;2^5;0)+IF([.U49]=&quot;x&quot;;2^4;0)+IF([.V49]=&quot;x&quot;;2^3;0)+IF([.W49]=&quot;x&quot;;2^2;0)+IF([.X49]=&quot;x&quot;;2^1;0)+IF([.Y49]=&quot;x&quot;;2^0;0))" office:value-type="string" office:string-value="0" calcext:value-type="string">
            <text:p>0</text:p>
          </table:table-cell>
          <table:table-cell table:formula="of:=DEC2HEX(IF([.Z49]=&quot;x&quot;;2^7;0)+IF([.AA49]=&quot;x&quot;;2^6;0)+IF([.AB49]=&quot;x&quot;;2^5;0)+IF([.AC49]=&quot;x&quot;;2^4;0)+IF([.AD49]=&quot;x&quot;;2^3;0)+IF([.AE49]=&quot;x&quot;;2^2;0)+IF([.AF49]=&quot;x&quot;;2^1;0)+IF([.AG49]=&quot;x&quot;;2^0;0))" office:value-type="string" office:string-value="1" calcext:value-type="string">
            <text:p>1</text:p>
          </table:table-cell>
          <table:table-cell/>
          <table:table-cell table:formula="of:=IF(HEX2DEC([.AL49])&lt;16;COM.MICROSOFT.CONCAT(&quot;0&quot;;[.AL49]);[.AL49])" office:value-type="string" office:string-value="80" calcext:value-type="string">
            <text:p>80</text:p>
          </table:table-cell>
          <table:table-cell table:formula="of:=IF(HEX2DEC([.AM49])&lt;16;COM.MICROSOFT.CONCAT(&quot;0&quot;;[.AM49]);[.AM49])" office:value-type="string" office:string-value="00" calcext:value-type="string">
            <text:p>00</text:p>
          </table:table-cell>
          <table:table-cell table:formula="of:=IF(HEX2DEC([.AN49])&lt;16;COM.MICROSOFT.CONCAT(&quot;0&quot;;[.AN49]);[.AN49])" office:value-type="string" office:string-value="00" calcext:value-type="string">
            <text:p>00</text:p>
          </table:table-cell>
          <table:table-cell table:formula="of:=IF(HEX2DEC([.AO49])&lt;16;COM.MICROSOFT.CONCAT(&quot;0&quot;;[.AO49]);[.AO49])" office:value-type="string" office:string-value="01" calcext:value-type="string">
            <text:p>01</text:p>
          </table:table-cell>
          <table:table-cell/>
          <table:table-cell table:formula="of:==COM.MICROSOFT.CONCAT(&quot;DW 0x&quot;;[.AQ49];[.AR49];&quot;, &quot;; &quot;0x&quot;; [.AS49];[.AT49])" office:value-type="string" office:string-value="DW 0x8000, 0x0001" calcext:value-type="string">
            <text:p>DW 0x8000, 0x0001</text:p>
          </table:table-cell>
        </table:table-row>
        <table:table-row table:style-name="ro1">
          <table:table-cell table:style-name="ce42"/>
          <table:table-cell table:style-name="ce25"/>
          <table:table-cell table:style-name="Default" table:number-columns-repeated="7"/>
          <table:table-cell table:style-name="ce25"/>
          <table:table-cell table:style-name="Default" table:number-columns-repeated="6"/>
          <table:table-cell table:style-name="ce51"/>
          <table:table-cell table:style-name="Default" table:number-columns-repeated="8"/>
          <table:table-cell table:style-name="ce25"/>
          <table:table-cell table:style-name="Default" table:number-columns-repeated="6"/>
          <table:table-cell table:style-name="ce51"/>
          <table:table-cell table:style-name="ce42"/>
          <table:table-cell table:number-columns-repeated="3"/>
          <table:table-cell table:style-name="Default" table:number-columns-repeated="4"/>
          <table:table-cell/>
          <table:table-cell table:style-name="Default" table:number-columns-repeated="4"/>
          <table:table-cell table:number-columns-repeated="2"/>
        </table:table-row>
        <calcext:conditional-formats>
          <calcext:conditional-format calcext:target-range-address="'3 Matrixes'.B2:'3 Matrixes'.AG49">
            <calcext:condition calcext:apply-style-name="Tetris" calcext:value="=&quot;x&quot;" calcext:base-cell-address="'3 Matrixes'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imbus Sans1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0" number:min-decimal-places="0" number:min-integer-digits="2"/>
    </number:number-style>
    <number:number-style style:name="N121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etris" style:family="table-cell" style:parent-style-name="Good">
      <style:table-cell-properties fo:background-color="#2a6099"/>
      <style:text-properties fo:color="#2a6099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3T00:17:00.754286720</meta:creation-date>
    <dc:date>2023-02-01T21:05:37.565014130</dc:date>
    <meta:editing-duration>PT11H37M45S</meta:editing-duration>
    <meta:editing-cycles>21</meta:editing-cycles>
    <meta:generator>LibreOffice/7.3.7.2$Linux_X86_64 LibreOffice_project/30$Build-2</meta:generator>
    <meta:document-statistic meta:table-count="6" meta:cell-count="2639" meta:object-count="0"/>
  </office:meta>
</office:document-meta>
</file>